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9"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0"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11"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12" style:family="paragraph" style:parent-style-name="Standard">
      <style:text-properties fo:language="zxx" fo:country="none" style:language-asian="zxx" style:country-asian="none" style:language-complex="zxx" style:country-complex="none"/>
    </style:style>
    <style:style style:name="P1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0"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22"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4"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5"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6"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30"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31"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2"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33"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4"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35"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6"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7"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8"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9"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40" style:family="paragraph" style:parent-style-name="Standard">
      <style:paragraph-properties fo:background-color="#000000">
        <style:background-image/>
      </style:paragraph-properties>
      <style:text-properties fo:font-size="10pt" style:font-size-asian="10pt" style:font-size-complex="10pt"/>
    </style:style>
    <style:style style:name="P41"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42"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3"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4"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5"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6"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7"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8"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9"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50"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51"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2"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3" style:family="paragraph" style:parent-style-name="Standard">
      <style:paragraph-properties fo:background-color="#000000">
        <style:background-image/>
      </style:paragraph-properties>
      <style:text-properties fo:color="#cae682" style:font-name="Consolas" fo:font-size="10pt" style:font-name-asian="Consolas" style:font-size-asian="10pt" style:font-name-complex="Consolas" style:font-size-complex="10pt"/>
    </style:style>
    <style:style style:name="P54"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6"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7"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58"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9"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0"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1"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2"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3"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5"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6"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list-style-name="L7">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8" style:family="paragraph" style:parent-style-name="Standard" style:list-style-name="L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9"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0"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1"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2" style:family="paragraph" style:parent-style-name="Standard" style:list-style-name="L1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3" style:family="paragraph" style:parent-style-name="Standard" style:list-style-name="L1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4"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7"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3"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6"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7"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8"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9"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0"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1"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2"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3"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4"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5"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6"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7"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8"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9"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0"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1" style:family="paragraph" style:parent-style-name="Standard" style:list-style-name="L4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2" style:family="paragraph" style:parent-style-name="Standard" style:list-style-name="L4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3" style:family="paragraph" style:parent-style-name="Standard" style:list-style-name="L4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4" style:family="paragraph" style:parent-style-name="Standard" style:list-style-name="L40"/>
    <style:style style:name="P105" style:family="paragraph" style:parent-style-name="Standard" style:list-style-name="L10">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06" style:family="paragraph" style:parent-style-name="Standard" style:list-style-name="L9">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07"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108"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109"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10"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11"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12"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13"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1" style:family="text">
      <style:text-properties style:font-name="Envy Code R VS" fo:font-size="10pt" fo:font-style="normal" style:text-underline-style="none" style:font-size-asian="10pt" style:font-style-asian="normal" style:font-size-complex="10pt" style:font-style-complex="normal"/>
    </style:style>
    <style:style style:name="T2" style:family="text">
      <style:text-properties style:font-name="Envy Code R VS" fo:font-size="10pt" fo:font-style="normal" style:font-size-asian="10pt" style:font-style-asian="normal" style:font-size-complex="10pt" style:font-style-complex="normal"/>
    </style:style>
    <style:style style:name="T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4" style:family="text">
      <style:text-properties style:font-name="Envy Code R VS" fo:font-size="10pt" fo:font-style="italic" style:font-size-asian="10pt" style:font-style-asian="italic" style:font-size-complex="10pt" style:font-style-complex="italic"/>
    </style:style>
    <style:style style:name="T5" style:family="text">
      <style:text-properties style:font-name="Envy Code R VS" fo:font-size="10pt" fo:font-style="italic" style:text-underline-style="none" style:font-size-asian="10pt" style:font-style-asian="italic" style:font-size-complex="10pt" style:font-style-complex="italic"/>
    </style:style>
    <style:style style:name="T6"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7"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8ac6f2"/>
    </style:style>
    <style:style style:name="T11" style:family="text">
      <style:text-properties fo:color="#8ac6f2" style:font-name="Consolas"/>
    </style:style>
    <style:style style:name="T12" style:family="text">
      <style:text-properties fo:color="#8ac6f2" style:font-name="Consolas" style:font-name-asian="Consolas" style:font-name-complex="Consolas"/>
    </style:style>
    <style:style style:name="T13" style:family="text">
      <style:text-properties fo:color="#8ac6f2" style:font-name="Consolas" fo:font-style="normal" style:font-name-asian="Consolas" style:font-style-asian="normal" style:font-name-complex="Consolas" style:font-style-complex="normal"/>
    </style:style>
    <style:style style:name="T14" style:family="text">
      <style:text-properties fo:color="#8ac6f2" style:font-name="Consolas" fo:font-style="normal" style:text-underline-style="none" style:font-name-asian="Consolas" style:font-style-asian="normal" style:font-name-complex="Consolas" style:font-style-complex="normal"/>
    </style:style>
    <style:style style:name="T15"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16" style:family="text">
      <style:text-properties fo:color="#8ac6f2" style:font-name="Consolas" fo:font-weight="normal" style:font-name-asian="Consolas" style:font-weight-asian="normal" style:font-name-complex="Consolas" style:font-weight-complex="normal"/>
    </style:style>
    <style:style style:name="T17" style:family="text">
      <style:text-properties fo:color="#8ac6f2" style:font-name="Consolas" fo:font-size="10pt" style:font-name-asian="Consolas" style:font-size-asian="10pt" style:font-name-complex="Consolas" style:font-size-complex="10pt"/>
    </style:style>
    <style:style style:name="T18" style:family="text">
      <style:text-properties fo:color="#8ac6f2" style:font-name="Consolas" style:text-underline-style="none" style:font-name-asian="Consolas" style:font-name-complex="Consolas"/>
    </style:style>
    <style:style style:name="T19"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0" style:family="text">
      <style:text-properties fo:color="#8ac6f2" style:font-name-asian="Consolas" style:font-name-complex="Consolas"/>
    </style:style>
    <style:style style:name="T21" style:family="text">
      <style:text-properties fo:color="#8ac6f2" style:text-underline-style="none"/>
    </style:style>
    <style:style style:name="T22" style:family="text">
      <style:text-properties fo:color="#8ac6f2" fo:font-style="normal" style:font-name-asian="Consolas" style:font-style-asian="normal" style:font-name-complex="Consolas" style:font-style-complex="normal"/>
    </style:style>
    <style:style style:name="T23" style:family="text">
      <style:text-properties fo:color="#e8f3f6" style:font-name="Consolas" style:font-name-asian="Consolas" style:font-name-complex="Consolas"/>
    </style:style>
    <style:style style:name="T24" style:family="text">
      <style:text-properties fo:color="#e8f3f6" style:font-name="Consolas" fo:font-weight="normal" style:font-name-asian="Consolas" style:font-weight-asian="normal" style:font-name-complex="Consolas" style:font-weight-complex="normal"/>
    </style:style>
    <style:style style:name="T25" style:family="text">
      <style:text-properties fo:color="#e8f3f6" style:font-name="Consolas" fo:font-style="normal" style:font-name-asian="Consolas" style:font-style-asian="normal" style:font-name-complex="Consolas" style:font-style-complex="normal"/>
    </style:style>
    <style:style style:name="T26" style:family="text">
      <style:text-properties fo:color="#e8f3f6" style:font-name="Consolas" fo:font-style="normal" style:text-underline-style="none" style:font-name-asian="Consolas" style:font-style-asian="normal" style:font-name-complex="Consolas" style:font-style-complex="normal"/>
    </style:style>
    <style:style style:name="T27" style:family="text">
      <style:text-properties fo:color="#e8f3f6" style:font-name="Consolas" fo:font-size="10pt" style:font-name-asian="Consolas" style:font-size-asian="10pt" style:font-name-complex="Consolas" style:font-size-complex="10pt"/>
    </style:style>
    <style:style style:name="T28" style:family="text">
      <style:text-properties fo:color="#e8f3f6" style:font-name="Consolas" style:text-underline-style="none" style:font-name-asian="Consolas" style:font-name-complex="Consolas"/>
    </style:style>
    <style:style style:name="T29"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0" style:family="text">
      <style:text-properties fo:color="#e8f3f6" style:font-name="Consolas" fo:font-size="11pt" style:font-name-asian="Consolas" style:font-size-asian="11pt" style:font-name-complex="Consolas" style:font-size-complex="11pt"/>
    </style:style>
    <style:style style:name="T31" style:family="text">
      <style:text-properties fo:color="#e8f3f6" style:font-name-asian="Consolas" style:font-name-complex="Consolas"/>
    </style:style>
    <style:style style:name="T32" style:family="text">
      <style:text-properties fo:color="#e8f3f6" fo:font-style="normal" style:font-name-asian="Consolas" style:font-style-asian="normal" style:font-name-complex="Consolas" style:font-style-complex="normal"/>
    </style:style>
    <style:style style:name="T33" style:family="text">
      <style:text-properties fo:color="#e8f3f6"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4" style:family="text">
      <style:text-properties fo:color="#e5786d"/>
    </style:style>
    <style:style style:name="T35" style:family="text">
      <style:text-properties fo:color="#e5786d" style:font-name="Consolas"/>
    </style:style>
    <style:style style:name="T36" style:family="text">
      <style:text-properties fo:color="#e5786d" style:font-name="Consolas" style:font-name-asian="Consolas" style:font-name-complex="Consolas"/>
    </style:style>
    <style:style style:name="T37" style:family="text">
      <style:text-properties fo:color="#e5786d" style:font-name="Consolas" fo:font-style="normal" style:font-name-asian="Consolas" style:font-style-asian="normal" style:font-name-complex="Consolas" style:font-style-complex="normal"/>
    </style:style>
    <style:style style:name="T38" style:family="text">
      <style:text-properties fo:color="#e5786d" style:font-name="Consolas" fo:font-style="normal" style:text-underline-style="none" style:font-name-asian="Consolas" style:font-style-asian="normal" style:font-name-complex="Consolas" style:font-style-complex="normal"/>
    </style:style>
    <style:style style:name="T39" style:family="text">
      <style:text-properties fo:color="#e5786d" style:font-name="Consolas" fo:font-weight="normal" style:font-name-asian="Consolas" style:font-weight-asian="normal" style:font-name-complex="Consolas" style:font-weight-complex="normal"/>
    </style:style>
    <style:style style:name="T40" style:family="text">
      <style:text-properties fo:color="#e5786d" style:font-name="Consolas" style:text-underline-style="none" style:font-name-asian="Consolas" style:font-name-complex="Consolas"/>
    </style:style>
    <style:style style:name="T41"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2" style:family="text">
      <style:text-properties fo:color="#e5786d" style:font-name="Consolas" fo:font-size="11pt" style:font-name-asian="Consolas" style:font-size-asian="11pt" style:font-name-complex="Consolas" style:font-size-complex="11pt"/>
    </style:style>
    <style:style style:name="T43" style:family="text">
      <style:text-properties fo:color="#e5786d" style:font-name-asian="Consolas" style:font-name-complex="Consolas"/>
    </style:style>
    <style:style style:name="T44" style:family="text">
      <style:text-properties fo:color="#e5786d" fo:font-size="11pt" style:font-size-asian="11pt" style:font-size-complex="11pt"/>
    </style:style>
    <style:style style:name="T45" style:family="text">
      <style:text-properties fo:color="#cae682"/>
    </style:style>
    <style:style style:name="T46" style:family="text">
      <style:text-properties fo:color="#cae682" style:font-name="Consolas"/>
    </style:style>
    <style:style style:name="T47" style:family="text">
      <style:text-properties fo:color="#cae682" style:font-name="Consolas" style:font-name-asian="Consolas" style:font-name-complex="Consolas"/>
    </style:style>
    <style:style style:name="T48" style:family="text">
      <style:text-properties fo:color="#cae682" style:font-name="Consolas" fo:font-style="normal" style:font-name-asian="Consolas" style:font-style-asian="normal" style:font-name-complex="Consolas" style:font-style-complex="normal"/>
    </style:style>
    <style:style style:name="T49" style:family="text">
      <style:text-properties fo:color="#cae682" style:font-name="Consolas" fo:font-style="normal" style:text-underline-style="none" style:font-name-asian="Consolas" style:font-style-asian="normal" style:font-name-complex="Consolas" style:font-style-complex="normal"/>
    </style:style>
    <style:style style:name="T50" style:family="text">
      <style:text-properties fo:color="#cae682" style:font-name="Consolas" fo:font-weight="normal" style:font-name-asian="Consolas" style:font-weight-asian="normal" style:font-name-complex="Consolas" style:font-weight-complex="normal"/>
    </style:style>
    <style:style style:name="T51" style:family="text">
      <style:text-properties fo:color="#cae682" style:font-name="Consolas" style:text-underline-style="none" style:font-name-asian="Consolas" style:font-name-complex="Consolas"/>
    </style:style>
    <style:style style:name="T52"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53" style:family="text">
      <style:text-properties fo:color="#cae682" style:text-underline-style="none"/>
    </style:style>
    <style:style style:name="T54" style:family="text">
      <style:text-properties fo:color="#cae682" fo:font-style="normal" style:font-name-asian="Consolas" style:font-style-asian="normal" style:font-name-complex="Consolas" style:font-style-complex="normal"/>
    </style:style>
    <style:style style:name="T55" style:family="text">
      <style:text-properties fo:color="#00008b" style:font-name="Consolas" fo:font-weight="bold" style:font-name-asian="Consolas" style:font-weight-asian="bold" style:font-name-complex="Consolas" style:font-weight-complex="bold"/>
    </style:style>
    <style:style style:name="T56"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7" style:family="text">
      <style:text-properties fo:font-style="italic" style:font-style-asian="italic" style:font-style-complex="italic"/>
    </style:style>
    <style:style style:name="T58" style:family="text">
      <style:text-properties fo:font-style="italic" style:text-underline-style="none" style:font-style-asian="italic" style:font-style-complex="italic"/>
    </style:style>
    <style:style style:name="T59" style:family="text">
      <style:text-properties fo:font-style="italic" style:text-underline-style="solid" style:text-underline-width="auto" style:text-underline-color="font-color"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normal" style:text-underline-style="none" style:font-style-asian="normal" style:font-style-complex="normal"/>
    </style:style>
    <style:style style:name="T63" style:family="text">
      <style:text-properties fo:color="#8b9699" style:font-name="Consolas" fo:font-size="11pt" style:font-name-asian="Consolas" style:font-size-asian="11pt" style:font-name-complex="Consolas" style:font-size-complex="11pt"/>
    </style:style>
    <style:style style:name="T64" style:family="text">
      <style:text-properties fo:color="#8b9699" style:font-name="Consolas" style:font-name-asian="Consolas" style:font-name-complex="Consolas"/>
    </style:style>
    <style:style style:name="T65" style:family="text">
      <style:text-properties fo:color="#8b9699" style:font-name="Consolas" fo:font-size="10pt" style:font-name-asian="Consolas" style:font-size-asian="10pt" style:font-name-complex="Consolas" style:font-size-complex="10pt"/>
    </style:style>
    <style:style style:name="T66" style:family="text">
      <style:text-properties style:text-underline-style="none"/>
    </style:style>
    <style:style style:name="T67" style:family="text">
      <style:text-properties style:font-name="Consolas"/>
    </style:style>
    <style:style style:name="T68" style:family="text">
      <style:text-properties fo:color="#ff0000" fo:font-style="normal" style:font-name-asian="Consolas" style:font-style-asian="normal" style:font-name-complex="Consolas" style:font-style-complex="normal"/>
    </style:style>
    <style:style style:name="T69" style:family="text">
      <style:text-properties fo:color="#ff0000" style:font-name="Consolas" fo:font-style="normal" style:font-name-asian="Consolas" style:font-style-asian="normal" style:font-name-complex="Consolas" style:font-style-complex="normal"/>
    </style:style>
    <style:style style:name="T70" style:family="text">
      <style:text-properties fo:color="#ff0000" style:font-name="Consolas" style:font-name-asian="Consolas" style:font-name-complex="Consolas"/>
    </style:style>
    <style:style style:name="T71" style:family="text">
      <style:text-properties fo:color="#ff0000" style:font-name="Consolas" style:text-underline-style="none" style:font-name-asian="Consolas" style:font-name-complex="Consolas"/>
    </style:style>
    <style:style style:name="T72" style:family="text">
      <style:text-properties fo:language="zxx" fo:country="none" style:language-asian="zxx" style:country-asian="none" style:language-complex="zxx" style:country-complex="none"/>
    </style:style>
    <style:style style:name="T73" style:family="text">
      <style:text-properties fo:font-size="11pt"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La Interface IValueObject&lt;T&gt;, el codigo autocomentado y las influencias del BDD en el codigo</text:span>:</text:p>
      <text:p text:style-name="P7"/>
      <text:p text:style-name="P7">Empezamos por las interfaces que definen los tipos de objetos existentes en el dominio. Nos referimos a los ValueObjects y las Entities.</text:p>
      <text:p text:style-name="P7"/>
      <text:p text:style-name="P7">Aqui surge la primera disputa con respecto al original, y que creemos interesante comentar cuanto antes, para entender las implicaciones de lo que planeamos hacer.</text:p>
      <text:p text:style-name="P7"/>
      <text:p text:style-name="P7">Una posible implementacion de la interface de ValueObject, siendo fieles a su version java, seria:</text:p>
      <text:p text:style-name="P7"/>
      <text:p text:style-name="P19"><text:span text:style-name="T12">namespace</text:span><text:span text:style-name="T23"> dddsample.domain.shared</text:span></text:p>
      <text:p text:style-name="P23">{</text:p>
      <text:p text:style-name="P39"><text:span text:style-name="T23"><text:s text:c="4"/></text:span><text:span text:style-name="T12">public</text:span><text:span text:style-name="T23"> </text:span><text:span text:style-name="T12">interface</text:span><text:span text:style-name="T23"> </text:span><text:span text:style-name="T36">IValueObject</text:span><text:span text:style-name="T23">&lt;T&gt;</text:span></text:p>
      <text:p text:style-name="P23"><text:s text:c="4"/>{</text:p>
      <text:p text:style-name="P39"><text:span text:style-name="T23"><text:s text:c="8"/></text:span><text:span text:style-name="T12">bool</text:span><text:span text:style-name="T23"> SameValueAs(T other);</text:span></text:p>
      <text:p text:style-name="P23"><text:s text:c="4"/>}</text:p>
      <text:p text:style-name="P24">}</text:p>
      <text:p text:style-name="P7"/>
      <text:p text:style-name="P7">de forma que una clase que quiera implementar esta interface, tendira esta apariencia:</text:p>
      <text:p text:style-name="P7"/>
      <text:p text:style-name="P39"><text:span text:style-name="T12">public</text:span><text:span text:style-name="T23"> </text:span><text:span text:style-name="T12">class</text:span><text:span text:style-name="T23"> </text:span><text:span text:style-name="T47">PruebaValueObject</text:span><text:span text:style-name="T23"> : </text:span><text:span text:style-name="T36">IValueObject</text:span><text:span text:style-name="T23">&lt;</text:span><text:span text:style-name="T47">PruebaValueObject</text:span><text:span text:style-name="T23">&gt; </text:span></text:p>
      <text:p text:style-name="P23">{</text:p>
      <text:p text:style-name="P39"><text:span text:style-name="T23"><text:s text:c="4"/></text:span><text:span text:style-name="T12">public</text:span><text:span text:style-name="T23"> </text:span><text:span text:style-name="T12">bool</text:span><text:span text:style-name="T23"> SameValueAs(</text:span><text:span text:style-name="T47">PruebaValueObject</text:span><text:span text:style-name="T23"> other)</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text:p>
      <text:p text:style-name="P7"/>
      <text:p text:style-name="P7">hasta aqui todo parece ir bien, pero sin embargo, hay algo que no acaba de encajar. Ese algo es el nombre del metodo <text:span text:style-name="T57">SameValueAs</text:span><text:span text:style-name="T60">. Pero mejor vamos paso a paso para poder entender el porque de las decisiones que estamos a punto de tomar.</text:span></text:p>
      <text:p text:style-name="P5"/>
      <text:p text:style-name="P7"><text:span text:style-name="T60">La clase </text:span><text:span text:style-name="T57">PruebaValueObject</text:span><text:span text:style-name="T60"> no sale de la nada. Si nos planteamos seguir los preceptos del BDD, es comprensible que a la hora de escribir el codigo de </text:span><text:span text:style-name="T57">IValueObject&lt;T&gt;</text:span><text:span text:style-name="T60">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7">Biblia Azul</text:span><text:span text:style-name="T60"> llamado </text:span><text:span text:style-name="T57">Intention-Revealing Interfaces</text:span><text:span text:style-name="T60">.</text:span></text:p>
      <text:p text:style-name="P5"/>
      <text:p text:style-name="P7"><text:span text:style-name="T60">Pero, ¿podemos hacer ese mismo razonamiento para </text:span><text:span text:style-name="T57">PruebaValueObject</text:span><text:span text:style-name="T60">?</text:span></text:p>
      <text:p text:style-name="P5"/>
      <text:p text:style-name="P7"><text:span text:style-name="T60">La respuesta es un NO rotundo. Hace falta esa Spec que justifique el comportamiento de <text:s/></text:span><text:span text:style-name="T57">PruebaValueObject</text:span><text:span text:style-name="T60">. Asi que, vamos a escribir esa Spec:</text:span></text:p>
      <text:p text:style-name="P5"/>
      <text:p text:style-name="P19"><text:span text:style-name="T13">public</text:span><text:span text:style-name="T25"> </text:span><text:span text:style-name="T13">class</text:span><text:span text:style-name="T25"> </text:span><text:span text:style-name="T48">concern</text:span><text:span text:style-name="T25"> : </text:span><text:span text:style-name="T48">Observes</text:span><text:span text:style-name="T25">&lt;</text:span><text:span text:style-name="T37">IValueObject</text:span><text:span text:style-name="T25">&lt;</text:span><text:span text:style-name="T48">PruebaValueObject</text:span><text:span text:style-name="T25">&gt;,</text:span><text:span text:style-name="T48">PruebaValueObject</text:span><text:span text:style-name="T25">&gt;{}</text:span></text:p>
      <text:p text:style-name="P23"/>
      <text:p text:style-name="P39"><text:span text:style-name="T12">public</text:span><text:span text:style-name="T23"> </text:span><text:span text:style-name="T12">class</text:span><text:span text:style-name="T23"> </text:span><text:span text:style-name="T47">when_asked_to_compare_two_pruebavalueobjects_that_have_the_same_value</text:span><text:span text:style-name="T23"> : </text:span><text:span text:style-name="T47">concer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he_other = </text:span><text:span text:style-name="T12">new</text:span><text:span text:style-name="T23"> </text:span><text:span text:style-name="T47">PruebaValueObject</text:span><text:span text:style-name="T23">();</text:span></text:p>
      <text:p text:style-name="P50"><text:s text:c="8"/><text:span text:style-name="T63">//</text:span><text:span text:style-name="T56">todo: le damos los valores adecuados.</text:span></text:p>
      <text:p text:style-name="P23"><text:s text:c="4"/>};</text:p>
      <text:p text:style-name="P23"/>
      <text:p text:style-name="P39"><text:span text:style-name="T23"><text:s text:c="4"/></text:span><text:span text:style-name="T36">Because</text:span><text:span text:style-name="T23"> of = () =&gt; result = sut.SameValueAs(theOther);</text:span></text:p>
      <text:p text:style-name="P23"><text:s text:c="8"/></text:p>
      <text:p text:style-name="P39"><text:span text:style-name="T23"><text:s text:c="4"/></text:span><text:span text:style-name="T36">It</text:span><text:span text:style-name="T23"> should_recognize_the_equality = () =&gt; result.ShouldEqual(</text:span><text:span text:style-name="T12">true</text:span><text:span text:style-name="T23">);</text:span></text:p>
      <text:p text:style-name="P23"><text:s text:c="8"/></text:p>
      <text:p text:style-name="P39"><text:soft-page-break/><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47">PruebaValueObject</text:span><text:span text:style-name="T23"> theOther;</text:span></text:p>
      <text:p text:style-name="P23">}</text:p>
      <text:p text:style-name="P5"/>
      <text:p text:style-name="P5">Sin entrar en demasiados detalles que no son importantes para nuestro razonamiento (en concreto los relativos al incompleto bloque ESTABLISH), debemos fijarnos en:</text:p>
      <text:p text:style-name="P5"/>
      <text:p text:style-name="P20"><text:span text:style-name="T37">Because</text:span><text:span text:style-name="T25"> of = () =&gt; result = sut.SameValueAs(theOther);</text:span></text:p>
      <text:p text:style-name="P5"/>
      <text:p text:style-name="P7"><text:span text:style-name="T60">que es donde ejecutamos el </text:span><text:span text:style-name="T57">System Under Test</text:span><text:span text:style-name="T60">.</text:span></text:p>
      <text:p text:style-name="P5"/>
      <text:p text:style-name="P5">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5"/>
      <text:p text:style-name="P26">result = sut.SameValueAs(theOther);</text:p>
      <text:p text:style-name="P5"/>
      <text:p text:style-name="P5">y es precisamente aqui, donde no hubiesemos escrito este codigo de esta manera, ya que no se acaba de leer correctamente, sobre todo cuando lo comparamos con algo como:</text:p>
      <text:p text:style-name="P5"/>
      <text:p text:style-name="P25">result = sut.HasTheSameValueAs(theOther);</text:p>
      <text:p text:style-name="P5"/>
      <text:p text:style-name="P5">que si se lee como una frase bien construida.</text:p>
      <text:p text:style-name="P5"/>
      <text:p text:style-name="P5">Aun asi, podemos ir unos cuantos pasos mas lejos, haciendo uso de la notacion/convencion propuesta por Jean-Paul Boodhoo y utilizar para:</text:p>
      <text:p text:style-name="P5"/>
      <text:list xml:id="list34297858" text:style-name="L1">
        <text:list-item>
          <text:p text:style-name="P61">metodos</text:p>
        </text:list-item>
        <text:list-item>
          <text:p text:style-name="P61">propiedades</text:p>
        </text:list-item>
        <text:list-item>
          <text:p text:style-name="P61">eventos</text:p>
        </text:list-item>
        <text:list-item>
          <text:p text:style-name="P61">variables locales</text:p>
        </text:list-item>
        <text:list-item>
          <text:p text:style-name="P61">constantes locales</text:p>
        </text:list-item>
        <text:list-item>
          <text:p text:style-name="P61">parametros</text:p>
        </text:list-item>
        <text:list-item>
          <text:p text:style-name="P61">campos (no privados)</text:p>
        </text:list-item>
      </text:list>
      <text:p text:style-name="P5"/>
      <text:p text:style-name="P5">un estilo "all_lower" en vez de "UpperCamelCase" o "lowerCamelCase" por poner un ejemplo.</text:p>
      <text:p text:style-name="P5">TODO: Confirmar que la convencion "all_lower" viene de Ruby</text:p>
      <text:p text:style-name="P5"/>
      <text:p text:style-name="P5">En nuestro caso, el resultado seria:</text:p>
      <text:p text:style-name="P5"/>
      <text:p text:style-name="P19"><text:span text:style-name="T36">Because</text:span><text:span text:style-name="T23"> of = () =&gt; result = sut.has_the_same_value_as(the_other);</text:span></text:p>
      <text:p text:style-name="P7"/>
      <text:p text:style-name="P5">version mas legible, en nuestra humilde opinion.</text:p>
      <text:p text:style-name="P5"/>
      <text:p text:style-name="P5">En el contexto de la Spec:</text:p>
      <text:p text:style-name="P5"/>
      <text:p text:style-name="P15"><text:span text:style-name="T12">public</text:span><text:span text:style-name="T23"> </text:span><text:span text:style-name="T12">class</text:span><text:span text:style-name="T23"> </text:span><text:span text:style-name="T47">concern</text:span><text:span text:style-name="T23"> : </text:span><text:span text:style-name="T47">Observes</text:span><text:span text:style-name="T23">&lt;</text:span><text:span text:style-name="T36">IValueObject</text:span><text:span text:style-name="T23">&lt;</text:span><text:span text:style-name="T47">PruebaValueObject</text:span><text:span text:style-name="T23">&gt;,</text:span><text:span text:style-name="T47">PruebaValueObject</text:span><text:span text:style-name="T23">&gt;{}</text:span></text:p>
      <text:p text:style-name="P23"/>
      <text:p text:style-name="P39"><text:span text:style-name="T12">public</text:span><text:span text:style-name="T23"> </text:span><text:span text:style-name="T12">class</text:span><text:span text:style-name="T23"> </text:span><text:span text:style-name="T47">when_asked_to_compare_two_pruebavalueobjects_that_have_the_same_value</text:span><text:span text:style-name="T23"> : </text:span><text:span text:style-name="T47">concer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he_other = </text:span><text:span text:style-name="T12">new</text:span><text:span text:style-name="T23"> </text:span><text:span text:style-name="T47">PruebaValueObject</text:span><text:span text:style-name="T23">();</text:span></text:p>
      <text:p text:style-name="P39"><text:span text:style-name="T23"><text:s text:c="8"/></text:span><text:span text:style-name="T64">//</text:span><text:span text:style-name="T55">todo: le damos los valores adecuados.</text:span></text:p>
      <text:p text:style-name="P24"><text:s text:c="4"/>};</text:p>
      <text:p text:style-name="P24"/>
      <text:p text:style-name="P39"><text:span text:style-name="T24"><text:s text:c="4"/></text:span><text:span text:style-name="T39">Because</text:span><text:span text:style-name="T24"> of = () =&gt; result = sut.has_the_same_value_as(the_other);</text:span></text:p>
      <text:p text:style-name="P24"><text:s text:c="8"/></text:p>
      <text:p text:style-name="P39"><text:soft-page-break/><text:span text:style-name="T24"><text:s text:c="4"/></text:span><text:span text:style-name="T39">It</text:span><text:span text:style-name="T24"> should_recognize_the_equality = () =&gt; result.ShouldEqual(</text:span><text:span text:style-name="T16">true</text:span><text:span text:style-name="T24">);</text:span></text:p>
      <text:p text:style-name="P24"><text:s text:c="8"/></text:p>
      <text:p text:style-name="P39"><text:span text:style-name="T24"><text:s text:c="4"/></text:span><text:span text:style-name="T16">static</text:span><text:span text:style-name="T24"> </text:span><text:span text:style-name="T16">bool</text:span><text:span text:style-name="T24"> result;</text:span></text:p>
      <text:p text:style-name="P39"><text:span text:style-name="T24"><text:s text:c="4"/></text:span><text:span text:style-name="T16">static</text:span><text:span text:style-name="T24"> </text:span><text:span text:style-name="T50">PruebaValueObject</text:span><text:span text:style-name="T24"> the_other;</text:span></text:p>
      <text:p text:style-name="P24">}</text:p>
      <text:p text:style-name="P7"/>
      <text:p text:style-name="P7">Por lo tanto, retomando el argumento original que nos llevo a cuestionarnos el nombre del metodo <text:span text:style-name="T57">SameValueAs</text:span> de la interface <text:span text:style-name="T57">IValueObject&lt;T&gt;</text:span>, el resultado final seria algo asi:</text:p>
      <text:p text:style-name="P7"/>
      <text:p text:style-name="P19"><text:span text:style-name="T12">namespace</text:span><text:span text:style-name="T23"> dddsample.domain.shared</text:span></text:p>
      <text:p text:style-name="P23">{</text:p>
      <text:p text:style-name="P39"><text:span text:style-name="T23"><text:s text:c="4"/></text:span><text:span text:style-name="T12">public</text:span><text:span text:style-name="T23"> </text:span><text:span text:style-name="T12">interface</text:span><text:span text:style-name="T23"> </text:span><text:span text:style-name="T36">IValueObject</text:span><text:span text:style-name="T23">&lt;T&gt;</text:span></text:p>
      <text:p text:style-name="P23"><text:s text:c="4"/>{</text:p>
      <text:p text:style-name="P39"><text:span text:style-name="T23"><text:s text:c="8"/></text:span><text:span text:style-name="T12">bool</text:span><text:span text:style-name="T23"> has_the_same_value_as(T the_other);</text:span></text:p>
      <text:p text:style-name="P23"><text:s text:c="4"/>}</text:p>
      <text:p text:style-name="P23">}</text:p>
      <text:p text:style-name="P7"/>
      <text:p text:style-name="P7">Una cuestion que deberemos abordar en algun momento es el hecho de que en .NET ya tengamos, por convencion, un mecanismo similar al propuesto por "has_the_same_value_as", y que no es otro que:</text:p>
      <text:p text:style-name="P7"/>
      <text:p text:style-name="P19"><text:span text:style-name="T12">public</text:span><text:span text:style-name="T23"> </text:span><text:span text:style-name="T12">bool</text:span><text:span text:style-name="T23"> Equals(</text:span><text:span text:style-name="T12">object</text:span><text:span text:style-name="T23"> obj) {}</text:span></text:p>
      <text:p text:style-name="P7"/>
      <text:p text:style-name="P7">Pero esa es una cuestion diferente a la aqui planteada.</text:p>
      <text:p text:style-name="P7"/>
      <text:p text:style-name="P7">TODO: ¿Que aproximacion utiliza el CodeCampServer?</text:p>
      <text:p text:style-name="P5"/>
      <text:p text:style-name="P5">Con esto finalizamos el codigo necesario para definir un DDD_Value_Object:</text:p>
      <text:p text:style-name="P5"/>
      <text:list xml:id="list34300413" text:style-name="L2">
        <text:list-item>
          <text:p text:style-name="P62">Debe proveernos de un mecanismo para averiguar si dos DDD_Value_Objects son iguales (y los son si almacenan el mismo valor).</text:p>
        </text:list-item>
      </text:list>
      <text:p text:style-name="P5"/>
      <text:p text:style-name="P5">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5"/>
      <text:p text:style-name="P38"><text:span text:style-name="T13">namespace</text:span><text:span text:style-name="T25"> dddsample.domain.shared</text:span></text:p>
      <text:p text:style-name="P23">{</text:p>
      <text:p text:style-name="P39"><text:span text:style-name="T23"><text:s text:c="4"/></text:span><text:span text:style-name="T12">public</text:span><text:span text:style-name="T23"> </text:span><text:span text:style-name="T12">interface</text:span><text:span text:style-name="T23"> </text:span><text:span text:style-name="T36">IValueObject</text:span><text:span text:style-name="T23">&lt;T&gt;</text:span></text:p>
      <text:p text:style-name="P23"><text:s text:c="4"/>{</text:p>
      <text:p text:style-name="P39"><text:span text:style-name="T23"><text:s text:c="8"/></text:span><text:span text:style-name="T12">///</text:span><text:span text:style-name="T64"> </text:span><text:span text:style-name="T12">&lt;summary&gt;</text:span></text:p>
      <text:p text:style-name="P50"><text:span text:style-name="T27"><text:s text:c="8"/></text:span><text:span text:style-name="T17">///</text:span><text:span text:style-name="T65"> Value objects compare by the values of their attributes,</text:span></text:p>
      <text:p text:style-name="P50"><text:span text:style-name="T65"><text:s text:c="8"/></text:span><text:span text:style-name="T17">///</text:span><text:span text:style-name="T65"> they don't have an identity.</text:span></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text:span><text:span text:style-name="T12">&lt;param name=</text:span><text:span text:style-name="T36">"the_other"</text:span><text:span text:style-name="T12">&gt;</text:span><text:span text:style-name="T64">The other value object.</text:span><text:span text:style-name="T12">&lt;/param&gt;</text:span></text:p>
      <text:p text:style-name="P39"><text:span text:style-name="T23"><text:s text:c="8"/></text:span><text:span text:style-name="T12">///</text:span><text:span text:style-name="T64"> </text:span><text:span text:style-name="T12">&lt;returns&gt;&lt;code&gt;</text:span><text:span text:style-name="T64">true</text:span><text:span text:style-name="T12">&lt;/code&gt;</text:span><text:span text:style-name="T64"> if the given value object's and</text:span></text:p>
      <text:p text:style-name="P39"><text:span text:style-name="T12"><text:s text:c="8"/>///</text:span><text:span text:style-name="T64"> this value object's attributes are the same.</text:span><text:span text:style-name="T12">&lt;/returns&gt;</text:span></text:p>
      <text:p text:style-name="P39"><text:span text:style-name="T23"><text:s text:c="8"/></text:span><text:span text:style-name="T12">bool</text:span><text:span text:style-name="T23"> has_the_same_value_as(T the_other);</text:span></text:p>
      <text:p text:style-name="P23"><text:s text:c="4"/>}</text:p>
      <text:p text:style-name="P23">}</text:p>
      <text:p text:style-name="P5"/>
      <text:p text:style-name="P19"><text:span text:style-name="T12">namespace</text:span><text:span text:style-name="T23"> dddsample.domain.shared</text:span></text:p>
      <text:p text:style-name="P23">{</text:p>
      <text:p text:style-name="P39"><text:span text:style-name="T23"><text:s text:c="4"/></text:span><text:span text:style-name="T12">public</text:span><text:span text:style-name="T23"> </text:span><text:span text:style-name="T12">interface</text:span><text:span text:style-name="T23"> </text:span><text:span text:style-name="T36">IValueObject</text:span><text:span text:style-name="T23">&lt;T&gt;</text:span></text:p>
      <text:p text:style-name="P23"><text:soft-page-break/><text:s text:c="4"/>{</text:p>
      <text:p text:style-name="P39"><text:span text:style-name="T23"><text:s text:c="8"/></text:span><text:span text:style-name="T12">bool</text:span><text:span text:style-name="T23"> has_the_same_value_as(T the_other);</text:span></text:p>
      <text:p text:style-name="P23"><text:s text:c="4"/>}</text:p>
      <text:p text:style-name="P33">}</text:p>
      <text:p text:style-name="P5"/>
      <text:p text:style-name="P5">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5"/>
      <text:p text:style-name="P9"><text:span text:style-name="T8">La Interface IEntity&lt;T&gt;</text:span>:</text:p>
      <text:p text:style-name="P5"/>
      <text:p text:style-name="P5">De la misma forma que un concepto clave en DDD como DDD_Value_Object diponia de su propio "contrato" (lease "interface"), otro de los pilares del DDD com es DDD_Entity requiere del suyo.</text:p>
      <text:p text:style-name="P5"/>
      <text:p text:style-name="P5">No creemos oportuno volver a hacer los mismos comentarios que hemos realizado en las seccion anterior dedicada a la interface IValueObject&lt;T&gt;, si bien, seria aplicable aqui en su totalidad.</text:p>
      <text:p text:style-name="P5"/>
      <text:p text:style-name="P5">El codigo es el siguiente:</text:p>
      <text:p text:style-name="P5"/>
      <text:p text:style-name="P15"><text:span text:style-name="T12">namespace</text:span><text:span text:style-name="T23"> dddsample.domain.shared</text:span></text:p>
      <text:p text:style-name="P23">{</text:p>
      <text:p text:style-name="P39"><text:span text:style-name="T23"><text:s text:c="4"/></text:span><text:span text:style-name="T12">public</text:span><text:span text:style-name="T23"> </text:span><text:span text:style-name="T12">interface</text:span><text:span text:style-name="T23"> </text:span><text:span text:style-name="T36">IEntity</text:span><text:span text:style-name="T23">&lt;T&gt;</text:span></text:p>
      <text:p text:style-name="P23"><text:s text:c="4"/>{</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Entities compare by identity, not by attributes.</text:span></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text:span><text:span text:style-name="T12">&lt;param name=</text:span><text:span text:style-name="T36">"the_other"</text:span><text:span text:style-name="T12">&gt;</text:span><text:span text:style-name="T64">The other entity.</text:span><text:span text:style-name="T12">&lt;/param&gt;</text:span></text:p>
      <text:p text:style-name="P39"><text:span text:style-name="T23"><text:s text:c="8"/></text:span><text:span text:style-name="T12">///</text:span><text:span text:style-name="T64"> </text:span><text:span text:style-name="T12">&lt;returns&gt;&lt;code&gt;</text:span><text:span text:style-name="T64">true</text:span><text:span text:style-name="T12">&lt;/code&gt;</text:span><text:span text:style-name="T64"> if the identities are the same,</text:span></text:p>
      <text:p text:style-name="P39"><text:span text:style-name="T23"><text:s text:c="8"/></text:span><text:span text:style-name="T12">///</text:span><text:span text:style-name="T64"> regardles of other attributes.</text:span><text:span text:style-name="T12">&lt;/returns&gt;</text:span></text:p>
      <text:p text:style-name="P39"><text:span text:style-name="T23"><text:s text:c="8"/></text:span><text:span text:style-name="T12">bool</text:span><text:span text:style-name="T23"> has_the_same_identity_as(T the_other);</text:span></text:p>
      <text:p text:style-name="P23"><text:s text:c="4"/>}</text:p>
      <text:p text:style-name="P23">}</text:p>
      <text:p text:style-name="P5"/>
      <text:p text:style-name="P5">Recordar que una DDD_Entity requiere de una identidad unica (al contrario que un DDD_Value_Object que carece de la misma).</text:p>
      <text:p text:style-name="P5"/>
      <text:p text:style-name="P5">Otro aspecto destacable es ver como pese a imponer la necesidad de tener un metodo como <text:span text:style-name="T57">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5"/>
      <text:p text:style-name="P5">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5"/>
      <text:p text:style-name="P5">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5"/>
      <text:p text:style-name="P5"><text:soft-page-break/>NOTA: Eric Evans, realmente cuenta esta anecdota en su libro. Si es o deja de ser real es algo que desconocemos, pero ilustra magnificamente el concepto.</text:p>
      <text:p text:style-name="P5"/>
      <text:p text:style-name="P9"><text:span text:style-name="T8">La Interface IDomainEvent&lt;T&gt;</text:span>:</text:p>
      <text:p text:style-name="P5"/>
      <text:p text:style-name="P5">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5"/>
      <text:p text:style-name="P5">TODO: Revisar la grabacion del DDD NYC para recordar y comprobar que esto era asi (escribo de memoria)</text:p>
      <text:p text:style-name="P5"/>
      <text:p text:style-name="P5">El codigo que implementa la interface es el siguiente:</text:p>
      <text:p text:style-name="P5"/>
      <text:p text:style-name="P15"><text:span text:style-name="T12">namespace</text:span><text:span text:style-name="T23"> dddsample.domain.shared</text:span></text:p>
      <text:p text:style-name="P23">{</text:p>
      <text:p text:style-name="P39"><text:span text:style-name="T23"><text:s text:c="4"/></text:span><text:span text:style-name="T12">///</text:span><text:span text:style-name="T64"> </text:span><text:span text:style-name="T12">&lt;summary&gt;</text:span></text:p>
      <text:p text:style-name="P39"><text:span text:style-name="T23"><text:s text:c="4"/></text:span><text:span text:style-name="T12">///</text:span><text:span text:style-name="T64"> A domain event is something that is unique, but does not have a lifecycle.</text:span></text:p>
      <text:p text:style-name="P39"><text:span text:style-name="T23"><text:s text:c="4"/></text:span><text:span text:style-name="T12">///</text:span><text:span text:style-name="T64"> The identity may be explicit, for example the sequence number of a payment, </text:span></text:p>
      <text:p text:style-name="P39"><text:span text:style-name="T23"><text:s text:c="4"/></text:span><text:span text:style-name="T12">///</text:span><text:span text:style-name="T64"> or it could be derived from various aspects of the event such as </text:span></text:p>
      <text:p text:style-name="P39"><text:span text:style-name="T23"><text:s text:c="4"/></text:span><text:span text:style-name="T12">///</text:span><text:span text:style-name="T64"> where, when and what has happened.</text:span></text:p>
      <text:p text:style-name="P39"><text:span text:style-name="T23"><text:s text:c="4"/></text:span><text:span text:style-name="T12">///</text:span><text:span text:style-name="T64"> </text:span><text:span text:style-name="T12">&lt;/summary&gt;</text:span></text:p>
      <text:p text:style-name="P39"><text:span text:style-name="T23"><text:s text:c="4"/></text:span><text:span text:style-name="T12">///</text:span><text:span text:style-name="T64"> </text:span><text:span text:style-name="T12">&lt;typeparam name=</text:span><text:span text:style-name="T36">"T"</text:span><text:span text:style-name="T12">&gt;&lt;/typeparam&gt;</text:span></text:p>
      <text:p text:style-name="P39"><text:span text:style-name="T23"><text:s text:c="4"/></text:span><text:span text:style-name="T12">public</text:span><text:span text:style-name="T23"> </text:span><text:span text:style-name="T12">interface</text:span><text:span text:style-name="T23"> </text:span><text:span text:style-name="T36">IDomainEvent</text:span><text:span text:style-name="T23">&lt;T&gt;</text:span></text:p>
      <text:p text:style-name="P23"><text:s text:c="4"/>{</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text:span></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text:span><text:span text:style-name="T12">&lt;param name=</text:span><text:span text:style-name="T36">"the_other_event"</text:span><text:span text:style-name="T12">&gt;</text:span><text:span text:style-name="T64">The other domain event.</text:span><text:span text:style-name="T12">&lt;/param&gt;</text:span></text:p>
      <text:p text:style-name="P39"><text:span text:style-name="T23"><text:s text:c="8"/></text:span><text:span text:style-name="T12">///</text:span><text:span text:style-name="T64"> </text:span><text:span text:style-name="T12">&lt;returns&gt;&lt;code&gt;</text:span><text:span text:style-name="T64">true</text:span><text:span text:style-name="T12">&lt;/code&gt;</text:span><text:span text:style-name="T64"> if the given domain event </text:span></text:p>
      <text:p text:style-name="P39"><text:span text:style-name="T23"><text:s text:c="8"/></text:span><text:span text:style-name="T12">///</text:span><text:span text:style-name="T64"> and this event are regarded as being the same event.</text:span><text:span text:style-name="T12">&lt;/returns&gt;</text:span></text:p>
      <text:p text:style-name="P39"><text:span text:style-name="T23"><text:s text:c="8"/></text:span><text:span text:style-name="T12">bool</text:span><text:span text:style-name="T23"> is_the_same_event_as(T the_other_event);</text:span></text:p>
      <text:p text:style-name="P23"><text:s text:c="4"/>}</text:p>
      <text:p text:style-name="P23">}</text:p>
      <text:p text:style-name="P5"/>
      <text:p text:style-name="P5">TODO: Terminar esto.</text:p>
      <text:p text:style-name="P5"/>
      <text:p text:style-name="P5">REFERENCIAS:</text:p>
      <text:p text:style-name="P5"/>
      <text:p text:style-name="P1"><text:a xlink:type="simple" xlink:href="http://domaindrivendesign.org/library/evans_2009_1"><text:span text:style-name="T72">http://domaindrivendesign.org/library/evans_2009_1</text:span></text:a></text:p>
      <text:p text:style-name="P1"><text:a xlink:type="simple" xlink:href="http://domaindrivendesign.org/library/evans_2009_2"><text:span text:style-name="T72">http://domaindrivendesign.org/library/evans_2009_2</text:span></text:a></text:p>
      <text:p text:style-name="P1"><text:a xlink:type="simple" xlink:href="http://qconlondon.com/london-2009/presentation/What+I%27ve+learned+about+DDD+since+the+book"><text:span text:style-name="T72">http://qconlondon.com/london-2009/presentation/What+I%27ve+learned+about+DDD+since+the+book</text:span></text:a></text:p>
      <text:p text:style-name="P5"/>
      <text:p text:style-name="P5"/>
      <text:p text:style-name="P9"><text:span text:style-name="T8">El Patron Specification&lt;T&gt;</text:span>:</text:p>
      <text:p text:style-name="P5"/>
      <text:p text:style-name="P5">Probablemente el patron de DDD sobre el que se ha escrito, polemizado y ampliado mas. Para muestra un boton (DDD_Specification con LINQ):</text:p>
      <text:p text:style-name="P5"/>
      <text:p text:style-name="P1"><text:a xlink:type="simple" xlink:href="http://nblumhardt.com/archives/implementing-the-specification-pattern-via-linq/"><text:span text:style-name="T72">http://nblumhardt.com/archives/implementing-the-specification-pattern-via-linq/</text:span></text:a></text:p>
      <text:p text:style-name="P1"><text:a xlink:type="simple" xlink:href="http://iridescence.no/post/Linq-the-Specification-Pattern-and-Encapsulation.aspx"><text:span text:style-name="T72">http://iridescence.no/post/Linq-the-Specification-Pattern-and-Encapsulation.aspx</text:span></text:a></text:p>
      <text:p text:style-name="P1"><text:a xlink:type="simple" xlink:href="http://mathgeekcoder.blogspot.com/2008/07/advanced-domain-model-queries-using.html"><text:span text:style-name="T72">http://mathgeekcoder.blogspot.com/2008/07/advanced-domain-model-queries-using.html</text:span></text:a></text:p>
      <text:p text:style-name="P1"><text:a xlink:type="simple" xlink:href="http://devlicio.us/blogs/casey/archive/2009/03/02/ddd-the-specification-pattern.aspx"><text:span text:style-name="T72">http://devlicio.us/blogs/casey/archive/2009/03/02/ddd-the-specification-pattern.aspx</text:span></text:a></text:p>
      <text:p text:style-name="P1"><text:a xlink:type="simple" xlink:href="http://en.wikipedia.org/wiki/Specification_pattern"><text:span text:style-name="T72">http://en.wikipedia.org/wiki/Specification_pattern</text:span></text:a></text:p>
      <text:p text:style-name="P1"><text:a xlink:type="simple" xlink:href="http://stackoverflow.com/questions/1454049/is-the-specification-pattern-obsolete-when-you-can-use-dynamic-linq"><text:span text:style-name="T72">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72">http://www.lostechies.com/blogs/chrismissal/archive/2009/09/10/using-the-specification-pattern-for-querying.aspx</text:span></text:a></text:p>
      <text:p text:style-name="P1"><text:a xlink:type="simple" xlink:href="http://compiledexperience.com/blog/posts/Simplifying-the-Composite-Specification-Pattern"><text:span text:style-name="T72">http://compiledexperience.com/blog/posts/Simplifying-the-Composite-Specification-Pattern</text:span></text:a></text:p>
      <text:p text:style-name="P1"><text:a xlink:type="simple" xlink:href="http://www.mostlyclean.com/post/2008/10/Linq-Specifications-The-Project.aspx"><text:span text:style-name="T72">http://www.mostlyclean.com/post/2008/10/Linq-Specifications-The-Project.aspx</text:span></text:a></text:p>
      <text:p text:style-name="P1"><text:soft-page-break/><text:a xlink:type="simple" xlink:href="http://andyhitchman.wordpress.com/2009/03/13/specification-pattern-linq-to-nhibernate/"><text:span text:style-name="T72">http://andyhitchman.wordpress.com/2009/03/13/specification-pattern-linq-to-nhibernate/</text:span></text:a></text:p>
      <text:p text:style-name="P5"/>
      <text:p text:style-name="P5">Dificilmente podremos añadir algo original a la ya de por si concurrida discusion.</text:p>
      <text:p text:style-name="P5"/>
      <text:p text:style-name="P5">Recomendamos consultar el documento especifico de DDD_Specification, para entender los conceptos mas importantes y sobre todo para situarlo en un contexto que pedia a gritos una solucion de ese estilo.</text:p>
      <text:p text:style-name="P5"/>
      <text:p text:style-name="P5"><text:span text:style-name="T8">Implementando el patron DDD_Specification – La interface ISpecification&lt;T&gt;</text:span>:</text:p>
      <text:p text:style-name="P5"/>
      <text:p text:style-name="P5">La idea es tener una interface base a partir de la cual podamos implementar una version abstracta que nos proporcione una implementacion por defecto de la opciones/operaciones mas usuales, a saber:</text:p>
      <text:p text:style-name="P5"/>
      <text:list xml:id="list34273896" text:style-name="L3">
        <text:list-item>
          <text:p text:style-name="P63">AND</text:p>
        </text:list-item>
        <text:list-item>
          <text:p text:style-name="P63">OR</text:p>
        </text:list-item>
        <text:list-item>
          <text:p text:style-name="P63">NOT</text:p>
        </text:list-item>
      </text:list>
      <text:p text:style-name="P5"/>
      <text:p text:style-name="P5">mientras que, el metodo que se encarga de verificar si se satisface la Specification se mantiene abstracto, obligando a cualquier clase que herede de nuestra clase base abstracta a proveer una implementacion propia de dicho metodo.</text:p>
      <text:p text:style-name="P5"/>
      <text:p text:style-name="P5">Vamos con algo de codigo para aclarar todo esto.</text:p>
      <text:p text:style-name="P5"/>
      <text:p text:style-name="P5">Esta es precisamente la interface de la que hablabamos:</text:p>
      <text:p text:style-name="P5"/>
      <text:p text:style-name="P38"><text:span text:style-name="T13">namespace</text:span><text:span text:style-name="T25"> dddsample.domain.shared</text:span></text:p>
      <text:p text:style-name="P23">{</text:p>
      <text:p text:style-name="P39"><text:span text:style-name="T23"><text:s text:c="4"/></text:span><text:span text:style-name="T12">public</text:span><text:span text:style-name="T23"> </text:span><text:span text:style-name="T12">interface</text:span><text:span text:style-name="T23"> </text:span><text:span text:style-name="T36">ISpecification</text:span><text:span text:style-name="T23">&lt;T&gt;</text:span></text:p>
      <text:p text:style-name="P23"><text:s text:c="4"/>{</text:p>
      <text:p text:style-name="P39"><text:span text:style-name="T23"><text:s text:c="8"/></text:span><text:span text:style-name="T12">bool</text:span><text:span text:style-name="T23"> is_satisfied_by(T item);</text:span></text:p>
      <text:p text:style-name="P39"><text:span text:style-name="T23"><text:s text:c="8"/></text:span><text:span text:style-name="T36">ISpecification</text:span><text:span text:style-name="T23">&lt;T&gt; and(</text:span><text:span text:style-name="T36">ISpecification</text:span><text:span text:style-name="T23">&lt;T&gt; spec);</text:span></text:p>
      <text:p text:style-name="P39"><text:span text:style-name="T23"><text:s text:c="8"/></text:span><text:span text:style-name="T36">ISpecification</text:span><text:span text:style-name="T23">&lt;T&gt; or(</text:span><text:span text:style-name="T36">ISpecification</text:span><text:span text:style-name="T23">&lt;T&gt; spec);</text:span></text:p>
      <text:p text:style-name="P39"><text:span text:style-name="T23"><text:s text:c="8"/></text:span><text:span text:style-name="T36">ISpecification</text:span><text:span text:style-name="T23">&lt;T&gt; not();</text:span></text:p>
      <text:p text:style-name="P23"><text:s text:c="4"/>}</text:p>
      <text:p text:style-name="P23">}</text:p>
      <text:p text:style-name="P5"/>
      <text:p text:style-name="P5">aqui con toda la ceremonia implicita de los comentarios:</text:p>
      <text:p text:style-name="P5"/>
      <text:p text:style-name="P38"><text:span text:style-name="T13">namespace</text:span><text:span text:style-name="T25"> dddsample.domain.shared</text:span></text:p>
      <text:p text:style-name="P23">{</text:p>
      <text:p text:style-name="P39"><text:span text:style-name="T23"><text:s text:c="4"/></text:span><text:span text:style-name="T12">///</text:span><text:span text:style-name="T64"> </text:span><text:span text:style-name="T12">&lt;summary&gt;</text:span></text:p>
      <text:p text:style-name="P39"><text:span text:style-name="T23"><text:s text:c="4"/></text:span><text:span text:style-name="T12">///</text:span><text:span text:style-name="T64"> Specification interface.</text:span></text:p>
      <text:p text:style-name="P39"><text:span text:style-name="T23"><text:s text:c="4"/></text:span><text:span text:style-name="T12">///</text:span><text:span text:style-name="T64"> Use </text:span><text:span text:style-name="T12">&lt;code&gt;</text:span><text:span text:style-name="T64">AbstractSpecification</text:span><text:span text:style-name="T12">&lt;/code&gt;</text:span><text:span text:style-name="T64"> as base for creating specifications,</text:span></text:p>
      <text:p text:style-name="P39"><text:span text:style-name="T23"><text:s text:c="4"/></text:span><text:span text:style-name="T12">///</text:span><text:span text:style-name="T64"> and only the method </text:span><text:span text:style-name="T12">&lt;code&gt;</text:span><text:span text:style-name="T64">is_satisfied_by(Object)</text:span><text:span text:style-name="T12">&lt;/code&gt;</text:span><text:span text:style-name="T64"> must be implemented.</text:span></text:p>
      <text:p text:style-name="P39"><text:span text:style-name="T23"><text:s text:c="4"/></text:span><text:span text:style-name="T12">///</text:span><text:span text:style-name="T64"> </text:span><text:span text:style-name="T12">&lt;/summary&gt;</text:span></text:p>
      <text:p text:style-name="P39"><text:span text:style-name="T23"><text:s text:c="4"/></text:span><text:span text:style-name="T12">///</text:span><text:span text:style-name="T64"> </text:span><text:span text:style-name="T12">&lt;typeparam name=</text:span><text:span text:style-name="T36">"T"</text:span><text:span text:style-name="T12">&gt;&lt;/typeparam&gt;</text:span></text:p>
      <text:p text:style-name="P39"><text:span text:style-name="T23"><text:s text:c="4"/></text:span><text:span text:style-name="T12">public</text:span><text:span text:style-name="T23"> </text:span><text:span text:style-name="T12">interface</text:span><text:span text:style-name="T23"> </text:span><text:span text:style-name="T36">ISpecification</text:span><text:span text:style-name="T23">&lt;T&gt;</text:span></text:p>
      <text:p text:style-name="P23"><text:s text:c="4"/>{</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Check if </text:span><text:span text:style-name="T12">&lt;code&gt;</text:span><text:span text:style-name="T64">item</text:span><text:span text:style-name="T12">&lt;/code&gt;</text:span><text:span text:style-name="T64"> is satisfied by the specification.</text:span></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text:span><text:span text:style-name="T12">&lt;param name=</text:span><text:span text:style-name="T36">"item"</text:span><text:span text:style-name="T12">&gt;</text:span><text:span text:style-name="T64">Object to test.</text:span><text:span text:style-name="T12">&lt;/param&gt;</text:span></text:p>
      <text:p text:style-name="P39"><text:span text:style-name="T23"><text:s text:c="8"/></text:span><text:span text:style-name="T12">///</text:span><text:span text:style-name="T64"> </text:span><text:span text:style-name="T12">&lt;returns&gt;&lt;code&gt;</text:span><text:span text:style-name="T64">true</text:span><text:span text:style-name="T12">&lt;/code&gt;</text:span><text:span text:style-name="T64"> if </text:span><text:span text:style-name="T12">&lt;code&gt;</text:span><text:span text:style-name="T64">item</text:span><text:span text:style-name="T12">&lt;/code&gt;</text:span><text:span text:style-name="T64"> </text:span></text:p>
      <text:p text:style-name="P39"><text:span text:style-name="T23"><text:s text:c="8"/></text:span><text:span text:style-name="T12">///</text:span><text:span text:style-name="T64"> satisfies the specification.</text:span><text:span text:style-name="T12">&lt;/returns&gt;</text:span></text:p>
      <text:p text:style-name="P39"><text:span text:style-name="T23"><text:s text:c="8"/></text:span><text:span text:style-name="T12">bool</text:span><text:span text:style-name="T23"> is_satisfied_by(T item);</text:span></text:p>
      <text:p text:style-name="P23"/>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Create a new specification that is the AND operation </text:span></text:p>
      <text:p text:style-name="P39"><text:span text:style-name="T23"><text:s text:c="8"/></text:span><text:span text:style-name="T12">///</text:span><text:span text:style-name="T64"> of </text:span><text:span text:style-name="T12">&lt;code&gt;</text:span><text:span text:style-name="T64">this</text:span><text:span text:style-name="T12">&lt;/code&gt;</text:span><text:span text:style-name="T64"> specification and another specification.</text:span></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text:span><text:span text:style-name="T12">&lt;param name=</text:span><text:span text:style-name="T36">"spec"</text:span><text:span text:style-name="T12">&gt;</text:span><text:span text:style-name="T64">Specification to AND.</text:span><text:span text:style-name="T12">&lt;/param&gt;</text:span></text:p>
      <text:p text:style-name="P39"><text:soft-page-break/><text:span text:style-name="T23"><text:s text:c="8"/></text:span><text:span text:style-name="T12">///</text:span><text:span text:style-name="T64"> </text:span><text:span text:style-name="T12">&lt;returns&gt;</text:span><text:span text:style-name="T64">A new specification.</text:span><text:span text:style-name="T12">&lt;/returns&gt;</text:span></text:p>
      <text:p text:style-name="P39"><text:span text:style-name="T23"><text:s text:c="8"/></text:span><text:span text:style-name="T36">ISpecification</text:span><text:span text:style-name="T23">&lt;T&gt; and(</text:span><text:span text:style-name="T36">ISpecification</text:span><text:span text:style-name="T23">&lt;T&gt; spec);</text:span></text:p>
      <text:p text:style-name="P23"><text:s text:c="8"/></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Create a new specification that is the OR operation </text:span></text:p>
      <text:p text:style-name="P39"><text:span text:style-name="T23"><text:s text:c="8"/></text:span><text:span text:style-name="T12">///</text:span><text:span text:style-name="T64"> of </text:span><text:span text:style-name="T12">&lt;code&gt;</text:span><text:span text:style-name="T64">this</text:span><text:span text:style-name="T12">&lt;/code&gt;</text:span><text:span text:style-name="T64"> specification and another specification.</text:span></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text:span><text:span text:style-name="T12">&lt;param name=</text:span><text:span text:style-name="T36">"spec"</text:span><text:span text:style-name="T12">&gt;</text:span><text:span text:style-name="T64">Specification to OR.</text:span><text:span text:style-name="T12">&lt;/param&gt;</text:span></text:p>
      <text:p text:style-name="P39"><text:span text:style-name="T23"><text:s text:c="8"/></text:span><text:span text:style-name="T12">///</text:span><text:span text:style-name="T64"> </text:span><text:span text:style-name="T12">&lt;returns&gt;</text:span><text:span text:style-name="T64">A new specification.</text:span><text:span text:style-name="T12">&lt;/returns&gt;</text:span></text:p>
      <text:p text:style-name="P39"><text:span text:style-name="T23"><text:s text:c="8"/></text:span><text:span text:style-name="T36">ISpecification</text:span><text:span text:style-name="T23">&lt;T&gt; or(</text:span><text:span text:style-name="T36">ISpecification</text:span><text:span text:style-name="T23">&lt;T&gt; spec);</text:span></text:p>
      <text:p text:style-name="P23"><text:s text:c="8"/></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Create a new specification that is the NOT operation </text:span></text:p>
      <text:p text:style-name="P39"><text:span text:style-name="T23"><text:s text:c="8"/></text:span><text:span text:style-name="T12">///</text:span><text:span text:style-name="T64"> of </text:span><text:span text:style-name="T12">&lt;code&gt;</text:span><text:span text:style-name="T64">this</text:span><text:span text:style-name="T12">&lt;/code&gt;</text:span><text:span text:style-name="T64"> specification.</text:span></text:p>
      <text:p text:style-name="P39"><text:span text:style-name="T23"><text:s text:c="8"/></text:span><text:span text:style-name="T12">///</text:span><text:span text:style-name="T64"> </text:span><text:span text:style-name="T12">&lt;/summary&gt;</text:span></text:p>
      <text:p text:style-name="P39"><text:span text:style-name="T23"><text:s text:c="8"/></text:span><text:span text:style-name="T12">///</text:span><text:span text:style-name="T64"> </text:span><text:span text:style-name="T12">&lt;returns&gt;</text:span><text:span text:style-name="T64">A new specification.</text:span><text:span text:style-name="T12">&lt;/returns&gt;</text:span></text:p>
      <text:p text:style-name="P39"><text:span text:style-name="T23"><text:s text:c="8"/></text:span><text:span text:style-name="T36">ISpecification</text:span><text:span text:style-name="T23">&lt;T&gt; not();</text:span></text:p>
      <text:p text:style-name="P23"><text:s text:c="4"/>}</text:p>
      <text:p text:style-name="P23">}</text:p>
      <text:p text:style-name="P5"/>
      <text:p text:style-name="P12"><text:span text:style-name="T2">NOTA: Creemos haber descubierto un error en el codigo java ya que la signatura propuesta para el metodo </text:span><text:span text:style-name="T4">not()</text:span><text:span text:style-name="T2"> es la siguiente:</text:span></text:p>
      <text:p text:style-name="P5"/>
      <text:p text:style-name="P38"><text:span text:style-name="T37">ISpecificationJava</text:span><text:span text:style-name="T25">&lt;T&gt; not(</text:span><text:span text:style-name="T37">ISpecificationJava</text:span><text:span text:style-name="T25">&lt;T&gt; spec);</text:span></text:p>
      <text:p text:style-name="P5"/>
      <text:p text:style-name="P5">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donde se muestra su invocacion podria ser algo asi como:</text:p>
      <text:p text:style-name="P5"/>
      <text:p text:style-name="P39"><text:span text:style-name="T12">var</text:span><text:span text:style-name="T23"> not_spec = </text:span><text:span text:style-name="T12">new</text:span><text:span text:style-name="T23"> </text:span><text:span text:style-name="T47">ThisIsYourSpecification</text:span><text:span text:style-name="T23">(</text:span><text:span text:style-name="T36">33</text:span><text:span text:style-name="T23">).not();</text:span></text:p>
      <text:p text:style-name="P5"/>
      <text:p text:style-name="P5">suponiendo que tuviesemos un Specification como:</text:p>
      <text:p text:style-name="P5"/>
      <text:p text:style-name="P51">ThisIsYourSpecification</text:p>
      <text:p text:style-name="P5"/>
      <text:p text:style-name="P5">que admitiese numeros enteros, y haer la comprobacion que considerase oportuna</text:p>
      <text:p text:style-name="P5"/>
      <text:p text:style-name="P16"><text:span text:style-name="T47">ThisIsYourSpecification</text:span><text:span text:style-name="T23">(</text:span><text:span text:style-name="T36">33</text:span><text:span text:style-name="T23">)</text:span></text:p>
      <text:p text:style-name="P5"/>
      <text:p text:style-name="P5">si quisieramos negarla seria asi:</text:p>
      <text:p text:style-name="P5"/>
      <text:p text:style-name="P16"><text:span text:style-name="T47">ThisIsYourSpecification</text:span><text:span text:style-name="T23">(</text:span><text:span text:style-name="T36">33</text:span><text:span text:style-name="T23">).not()</text:span></text:p>
      <text:p text:style-name="P5"/>
      <text:p text:style-name="P5">y vemos claramente que:</text:p>
      <text:p text:style-name="P5"/>
      <text:p text:style-name="P26">not()</text:p>
      <text:p text:style-name="P5"/>
      <text:p text:style-name="P5">no admite ningun parametro.</text:p>
      <text:p text:style-name="P5"/>
      <text:p text:style-name="P5">FIN NOTA.</text:p>
      <text:p text:style-name="P5"/>
      <text:p text:style-name="P5"><text:span text:style-name="T8">Implementando el patron DDD_Specification – La abstract class Specification&lt;T&gt;</text:span>:</text:p>
      <text:p text:style-name="P5"/>
      <text:p text:style-name="P5">Vamos a intentar llegar a la implementacion de la clase abstracta Specification&lt;T&gt; a traves de BDD.</text:p>
      <text:p text:style-name="P5"/>
      <text:p text:style-name="P5">Tal y como esta implementada en el codigo java hace que sea imposible de testar y mucho menos, de llegar a ella a traves de BDD. De ese aspecto trata nuestra siguiente seccion.</text:p>
      <text:p text:style-name="P5"/>
      <text:p text:style-name="P5"><text:span text:style-name="T8">"Lavando los trapos sucios en publico" o "Inyectar o no Inyectar, he aqui la cuestion"</text:span>:</text:p>
      <text:p text:style-name="P5"><text:soft-page-break/></text:p>
      <text:p text:style-name="P5">El problema de base es que la implementacion de la clase abstracta en java oculta sus dependencias. Vamos a explicar este concepto.</text:p>
      <text:p text:style-name="P5"/>
      <text:p text:style-name="P5">Una clase que oculta sus dependencias es aquella que de forma opaca crea otros objetos de los que depende y sin lo cuales no puede realizar el trabajo que se le ha encomendado.</text:p>
      <text:p text:style-name="P5"/>
      <text:p text:style-name="P5">Traduciendo este concepto (aunque casi podriamos hablar de anti-pattern) a codigo, obtendriamos algo como:</text:p>
      <text:p text:style-name="P5"/>
      <text:p text:style-name="P15"><text:span text:style-name="T12">public</text:span><text:span text:style-name="T23"> </text:span><text:span text:style-name="T12">abstract</text:span><text:span text:style-name="T23"> </text:span><text:span text:style-name="T12">class</text:span><text:span text:style-name="T23"> </text:span><text:span text:style-name="T47">Specification</text:span><text:span text:style-name="T23">&lt;T&gt; : </text:span><text:span text:style-name="T36">ISpecification</text:span><text:span text:style-name="T23">&lt;T&gt;</text:span></text:p>
      <text:p text:style-name="P23">{</text:p>
      <text:p text:style-name="P39"><text:span text:style-name="T23"><text:s text:c="4"/></text:span><text:span text:style-name="T12">public</text:span><text:span text:style-name="T23"> </text:span><text:span text:style-name="T36">ISpecification</text:span><text:span text:style-name="T23">&lt;T&gt; and(</text:span><text:span text:style-name="T36">ISpecification</text:span><text:span text:style-name="T23">&lt;T&gt; the_other)</text:span></text:p>
      <text:p text:style-name="P23"><text:s text:c="4"/>{</text:p>
      <text:p text:style-name="P39"><text:span text:style-name="T23"><text:s text:c="8"/></text:span><text:span text:style-name="T12">return</text:span><text:span text:style-name="T23"> </text:span><text:span text:style-name="T12">new</text:span><text:span text:style-name="T23"> </text:span><text:span text:style-name="T47">AndSpecification</text:span><text:span text:style-name="T23">&lt;T&gt;(</text:span><text:span text:style-name="T12">this</text:span><text:span text:style-name="T23">, the_other);</text:span></text:p>
      <text:p text:style-name="P23"><text:s text:c="4"/>}</text:p>
      <text:p text:style-name="P23">}</text:p>
      <text:p text:style-name="P5"/>
      <text:p text:style-name="P5">El metodo <text:span text:style-name="T57">and()</text:span>, internamente, crea una instancia de la clase <text:span text:style-name="T57">AndSpecification&lt;T&gt;</text:span>, de forma que nadie que vea desde fuera esta clase pueda saber que la clase <text:span text:style-name="T57">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7">AndSpecification&lt;T&gt;</text:span>, de crear un objeto falso (un mock object) que nos permita, por ejemplo, asertar que para que el metodo and() se comporte tal y como esperamos, durante su ejecucion debe haber invocado una vez, y solo una, el constructor de la clase <text:span text:style-name="T57">AndSpecification&lt;T&gt;</text:span>. En la actualidad existe algun Mocking Framework que permite hacer cosas parecidas. Sin dudar del valor que esto representa, sobre todo cuando nos enfrentamos a un codigo fuente heredado y con poca capacidad de cambio, no nos parece una practica saludable, ya que, en la mayoria de los casos se pueden optar por alternativas mas "testables", y probablemente, mas solidas y faciles de mantener a medio y largo plazo.</text:p>
      <text:p text:style-name="P5"/>
      <text:p text:style-name="P5">Para entender mejor este concepto, es interesante considerar la alternativa. Tal y como reza el titulo de este epigrafe: "Lavar los trapos sucios en publico".</text:p>
      <text:p text:style-name="P5"/>
      <text:p text:style-name="P5">Una de las alternativa seria reconocer de antemano todas las dependencias de nuestra clase e intentar inyectarselas a traves del constructor (Constructor Dependency Inyection). Es decir, aplicado a nuestro caso tendriamos algo como:</text:p>
      <text:p text:style-name="P5"/>
      <text:p text:style-name="P15"><text:span text:style-name="T12">public</text:span><text:span text:style-name="T23"> </text:span><text:span text:style-name="T12">abstract</text:span><text:span text:style-name="T23"> </text:span><text:span text:style-name="T12">class</text:span><text:span text:style-name="T23"> </text:span><text:span text:style-name="T47">Specification</text:span><text:span text:style-name="T23">&lt;T&gt; : </text:span><text:span text:style-name="T36">ISpecification</text:span><text:span text:style-name="T23">&lt;T&gt;</text:span></text:p>
      <text:p text:style-name="P23">{</text:p>
      <text:p text:style-name="P39"><text:span text:style-name="T23"><text:s text:c="4"/></text:span><text:span text:style-name="T47">AndSpecification</text:span><text:span text:style-name="T23">&lt;T&gt; and_specification;</text:span></text:p>
      <text:p text:style-name="P23"><text:s text:c="4"/></text:p>
      <text:p text:style-name="P39"><text:span text:style-name="T23"><text:s text:c="4"/></text:span><text:span text:style-name="T12">public</text:span><text:span text:style-name="T23"> Specification(</text:span><text:span text:style-name="T47">AndSpecification</text:span><text:span text:style-name="T23">&lt;T&gt; and_specification)</text:span></text:p>
      <text:p text:style-name="P23"><text:s text:c="4"/>{</text:p>
      <text:p text:style-name="P39"><text:span text:style-name="T23"><text:s text:c="8"/></text:span><text:span text:style-name="T12">this</text:span><text:span text:style-name="T23">.and_specification = and_specification;</text:span></text:p>
      <text:p text:style-name="P23"><text:s text:c="4"/>}</text:p>
      <text:p text:style-name="P23"/>
      <text:p text:style-name="P39"><text:span text:style-name="T23"><text:s text:c="4"/></text:span><text:span text:style-name="T12">public</text:span><text:span text:style-name="T23"> </text:span><text:span text:style-name="T36">ISpecification</text:span><text:span text:style-name="T23">&lt;T&gt; and(</text:span><text:span text:style-name="T36">ISpecification</text:span><text:span text:style-name="T23">&lt;T&gt; the_other_specification)</text:span></text:p>
      <text:p text:style-name="P23"><text:s text:c="4"/>{</text:p>
      <text:p text:style-name="P39"><text:span text:style-name="T23"><text:s text:c="8"/></text:span><text:span text:style-name="T12">return</text:span><text:span text:style-name="T23"> and_specification(</text:span><text:span text:style-name="T12">this</text:span><text:span text:style-name="T23">, the_other_specification);</text:span></text:p>
      <text:p text:style-name="P23"><text:s text:c="4"/>}</text:p>
      <text:p text:style-name="P23">}</text:p>
      <text:p text:style-name="P5"/>
      <text:p text:style-name="P5">y enfatizamos el "algo como" ya que hemos hecho trampas. <text:span text:style-name="T57">Specification&lt;T&gt;</text:span> es una clase abstracta, por lo que al declararle un constructor nos vemos en la obligacion de heredar la signatura del constructor en cualquier clase que herede de <text:span text:style-name="T57">Specification&lt;T&gt;</text:span> y en el caso de <text:span text:style-name="T57">AndSpecification&lt;T&gt;</text:span> la signatura del constructor de Specification&lt;T&gt; simple y llanamente carece de sentido, ya que el constructor que buscamos para AndSpecification&lt;T&gt; seria algo asi como:</text:p>
      <text:p text:style-name="P5"/>
      <text:p text:style-name="P15"><text:soft-page-break/><text:span text:style-name="T12">public</text:span><text:span text:style-name="T23"> AndSpecification(</text:span><text:span text:style-name="T36">ISpecification</text:span><text:span text:style-name="T23">&lt;T&gt; left_side, </text:span><text:span text:style-name="T36">ISpecification</text:span><text:span text:style-name="T23">&lt;T&gt; right_side)</text:span></text:p>
      <text:p text:style-name="P5"/>
      <text:p text:style-name="P5">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5"/>
      <text:p text:style-name="P15"><text:span text:style-name="T12">public</text:span><text:span text:style-name="T23"> </text:span><text:span text:style-name="T12">abstract</text:span><text:span text:style-name="T23"> </text:span><text:span text:style-name="T12">class</text:span><text:span text:style-name="T23"> </text:span><text:span text:style-name="T47">Specification</text:span><text:span text:style-name="T23">&lt;T&gt; : </text:span><text:span text:style-name="T36">ISpecification</text:span><text:span text:style-name="T23">&lt;T&gt;</text:span></text:p>
      <text:p text:style-name="P23">{</text:p>
      <text:p text:style-name="P39"><text:span text:style-name="T23"><text:s text:c="4"/></text:span><text:span text:style-name="T47">AndSpecification</text:span><text:span text:style-name="T23">&lt;T&gt; and_specification;</text:span></text:p>
      <text:p text:style-name="P39"><text:span text:style-name="T23"><text:s text:c="4"/></text:span><text:span text:style-name="T47">OrSpecification</text:span><text:span text:style-name="T23">&lt;T&gt; or_specification;</text:span></text:p>
      <text:p text:style-name="P39"><text:span text:style-name="T23"><text:s text:c="4"/></text:span><text:span text:style-name="T47">NotSpecification</text:span><text:span text:style-name="T23">&lt;T&gt; not_specification;</text:span></text:p>
      <text:p text:style-name="P23"/>
      <text:p text:style-name="P39"><text:span text:style-name="T23"><text:s text:c="4"/></text:span><text:span text:style-name="T12">public</text:span><text:span text:style-name="T23"> Specification(</text:span><text:span text:style-name="T47">AndSpecification</text:span><text:span text:style-name="T23">&lt;T&gt; and_specification, </text:span></text:p>
      <text:p text:style-name="P39"><text:span text:style-name="T23"><text:s text:c="25"/></text:span><text:span text:style-name="T47">OrSpecification</text:span><text:span text:style-name="T23">&lt;T&gt; or_specification, </text:span></text:p>
      <text:p text:style-name="P39"><text:span text:style-name="T23"><text:s text:c="25"/></text:span><text:span text:style-name="T47">NotSpecification</text:span><text:span text:style-name="T23">&lt;T&gt; not_specification)</text:span></text:p>
      <text:p text:style-name="P23"><text:s text:c="4"/>{</text:p>
      <text:p text:style-name="P39"><text:span text:style-name="T23"><text:s text:c="8"/></text:span><text:span text:style-name="T12">this</text:span><text:span text:style-name="T23">.and_specification = and_specification;</text:span></text:p>
      <text:p text:style-name="P39"><text:span text:style-name="T23"><text:s text:c="8"/></text:span><text:span text:style-name="T12">this</text:span><text:span text:style-name="T23">.or_specification = or_specification;</text:span></text:p>
      <text:p text:style-name="P39"><text:span text:style-name="T23"><text:s text:c="8"/></text:span><text:span text:style-name="T12">this</text:span><text:span text:style-name="T23">.not_specification = not_specification;</text:span></text:p>
      <text:p text:style-name="P23"><text:s text:c="4"/>}</text:p>
      <text:p text:style-name="P23"/>
      <text:p text:style-name="P39"><text:span text:style-name="T23"><text:s text:c="4"/></text:span><text:span text:style-name="T12">public</text:span><text:span text:style-name="T23"> </text:span><text:span text:style-name="T12">abstract</text:span><text:span text:style-name="T23"> </text:span><text:span text:style-name="T12">bool</text:span><text:span text:style-name="T23"> is_satisfied_by(T item);</text:span></text:p>
      <text:p text:style-name="P23"/>
      <text:p text:style-name="P39"><text:span text:style-name="T23"><text:s text:c="4"/></text:span><text:span text:style-name="T12">public</text:span><text:span text:style-name="T23"> </text:span><text:span text:style-name="T36">ISpecification</text:span><text:span text:style-name="T23">&lt;T&gt; and(</text:span><text:span text:style-name="T36">ISpecification</text:span><text:span text:style-name="T23">&lt;T&gt; the_other_specification)</text:span></text:p>
      <text:p text:style-name="P23"><text:s text:c="4"/>{</text:p>
      <text:p text:style-name="P39"><text:span text:style-name="T23"><text:s text:c="8"/></text:span><text:span text:style-name="T12">return</text:span><text:span text:style-name="T23"> and_specification(</text:span><text:span text:style-name="T12">this</text:span><text:span text:style-name="T23">, the_other_specification);</text:span></text:p>
      <text:p text:style-name="P23"><text:s text:c="4"/>}</text:p>
      <text:p text:style-name="P23"/>
      <text:p text:style-name="P39"><text:span text:style-name="T23"><text:s text:c="4"/></text:span><text:span text:style-name="T12">public</text:span><text:span text:style-name="T23"> </text:span><text:span text:style-name="T36">ISpecification</text:span><text:span text:style-name="T23">&lt;T&gt; or(</text:span><text:span text:style-name="T36">ISpecification</text:span><text:span text:style-name="T23">&lt;T&gt; the_other_specification)</text:span></text:p>
      <text:p text:style-name="P23"><text:s text:c="4"/>{</text:p>
      <text:p text:style-name="P39"><text:span text:style-name="T23"><text:s text:c="8"/></text:span><text:span text:style-name="T12">return</text:span><text:span text:style-name="T23"> or_specification(</text:span><text:span text:style-name="T12">this</text:span><text:span text:style-name="T23">, the_other_specification);</text:span></text:p>
      <text:p text:style-name="P23"><text:s text:c="4"/>}</text:p>
      <text:p text:style-name="P23"/>
      <text:p text:style-name="P39"><text:span text:style-name="T23"><text:s text:c="4"/></text:span><text:span text:style-name="T12">public</text:span><text:span text:style-name="T23"> </text:span><text:span text:style-name="T36">ISpecification</text:span><text:span text:style-name="T23">&lt;T&gt; not()</text:span></text:p>
      <text:p text:style-name="P23"><text:s text:c="4"/>{</text:p>
      <text:p text:style-name="P39"><text:span text:style-name="T23"><text:s text:c="7"/></text:span><text:span text:style-name="T12">return</text:span><text:span text:style-name="T23"> not_specification(</text:span><text:span text:style-name="T12">this</text:span><text:span text:style-name="T23">);</text:span></text:p>
      <text:p text:style-name="P23"><text:s text:c="4"/>}</text:p>
      <text:p text:style-name="P23">}</text:p>
      <text:p text:style-name="P23"/>
      <text:p text:style-name="P39"><text:span text:style-name="T12">public</text:span><text:span text:style-name="T23"> </text:span><text:span text:style-name="T12">class</text:span><text:span text:style-name="T23"> </text:span><text:span text:style-name="T47">NotSpecification</text:span><text:span text:style-name="T23">&lt;T&gt; : </text:span><text:span text:style-name="T47">Specification</text:span><text:span text:style-name="T23">&lt;T&gt; </text:span></text:p>
      <text:p text:style-name="P23">{</text:p>
      <text:p text:style-name="P39"><text:span text:style-name="T23"><text:s text:c="4"/></text:span><text:span text:style-name="T36">ISpecification</text:span><text:span text:style-name="T23">&lt;T&gt; to_negate;</text:span></text:p>
      <text:p text:style-name="P23"/>
      <text:p text:style-name="P39"><text:span text:style-name="T23"><text:s text:c="4"/></text:span><text:span text:style-name="T12">public</text:span><text:span text:style-name="T23"> NotSpecification(</text:span><text:span text:style-name="T47">AndSpecification</text:span><text:span text:style-name="T23">&lt;T&gt; and_specification, </text:span></text:p>
      <text:p text:style-name="P39"><text:span text:style-name="T23"><text:s text:c="28"/></text:span><text:span text:style-name="T47">OrSpecification</text:span><text:span text:style-name="T23">&lt;T&gt; or_specification, </text:span></text:p>
      <text:p text:style-name="P39"><text:span text:style-name="T23"><text:s text:c="28"/></text:span><text:span text:style-name="T47">NotSpecification</text:span><text:span text:style-name="T23">&lt;T&gt; not_specification) : </text:span></text:p>
      <text:p text:style-name="P39"><text:span text:style-name="T23"><text:s text:c="8"/></text:span><text:span text:style-name="T12">base</text:span><text:span text:style-name="T23">(and_specification, or_specification, not_specification) {}</text:span></text:p>
      <text:p text:style-name="P23"><text:s text:c="8"/></text:p>
      <text:p text:style-name="P39"><text:span text:style-name="T23"><text:s text:c="4"/></text:span><text:span text:style-name="T12">public</text:span><text:span text:style-name="T23"> NotSpecification(</text:span><text:span text:style-name="T36">ISpecification</text:span><text:span text:style-name="T23">&lt;T&gt; to_negate)</text:span></text:p>
      <text:p text:style-name="P23"><text:s text:c="4"/>{</text:p>
      <text:p text:style-name="P39"><text:span text:style-name="T23"><text:s text:c="8"/></text:span><text:span text:style-name="T12">this</text:span><text:span text:style-name="T23">.to_negate = to_negate;</text:span></text:p>
      <text:p text:style-name="P23"><text:s text:c="4"/>}</text:p>
      <text:p text:style-name="P23"/>
      <text:p text:style-name="P39"><text:span text:style-name="T23"><text:s text:c="4"/></text:span><text:span text:style-name="T12">public</text:span><text:span text:style-name="T23"> </text:span><text:span text:style-name="T12">override</text:span><text:span text:style-name="T23"> </text:span><text:span text:style-name="T12">bool</text:span><text:span text:style-name="T23"> is_satisfied_by(T item)</text:span></text:p>
      <text:p text:style-name="P23"><text:s text:c="4"/>{</text:p>
      <text:p text:style-name="P39"><text:span text:style-name="T23"><text:s text:c="8"/></text:span><text:span text:style-name="T12">return</text:span><text:span text:style-name="T23"> !</text:span><text:span text:style-name="T12">this</text:span><text:span text:style-name="T23">.to_negate.is_satisfied_by(item);</text:span></text:p>
      <text:p text:style-name="P23"><text:s text:c="4"/>}</text:p>
      <text:p text:style-name="P23">}</text:p>
      <text:p text:style-name="P23"/>
      <text:p text:style-name="P39"><text:span text:style-name="T12">public</text:span><text:span text:style-name="T23"> </text:span><text:span text:style-name="T12">class</text:span><text:span text:style-name="T23"> </text:span><text:span text:style-name="T47">OrSpecification</text:span><text:span text:style-name="T23">&lt;T&gt; : </text:span><text:span text:style-name="T47">Specification</text:span><text:span text:style-name="T23">&lt;T&gt;</text:span></text:p>
      <text:p text:style-name="P23"><text:soft-page-break/>{</text:p>
      <text:p text:style-name="P39"><text:span text:style-name="T23"><text:s text:c="4"/></text:span><text:span text:style-name="T36">ISpecification</text:span><text:span text:style-name="T23">&lt;T&gt; left_side;</text:span></text:p>
      <text:p text:style-name="P39"><text:span text:style-name="T23"><text:s text:c="4"/></text:span><text:span text:style-name="T36">ISpecification</text:span><text:span text:style-name="T23">&lt;T&gt; right_side;</text:span></text:p>
      <text:p text:style-name="P23"/>
      <text:p text:style-name="P39"><text:span text:style-name="T23"><text:s text:c="4"/></text:span><text:span text:style-name="T12">public</text:span><text:span text:style-name="T23"> OrSpecification(</text:span><text:span text:style-name="T47">AndSpecification</text:span><text:span text:style-name="T23">&lt;T&gt; and_specification, </text:span></text:p>
      <text:p text:style-name="P39"><text:span text:style-name="T23"><text:s text:c="27"/></text:span><text:span text:style-name="T47">OrSpecification</text:span><text:span text:style-name="T23">&lt;T&gt; or_specification, </text:span></text:p>
      <text:p text:style-name="P39"><text:span text:style-name="T23"><text:s text:c="27"/></text:span><text:span text:style-name="T47">NotSpecification</text:span><text:span text:style-name="T23">&lt;T&gt; not_specification) : </text:span></text:p>
      <text:p text:style-name="P39"><text:span text:style-name="T23"><text:s text:c="8"/></text:span><text:span text:style-name="T12">base</text:span><text:span text:style-name="T23">(and_specification, or_specification, not_specification) {}</text:span></text:p>
      <text:p text:style-name="P23"/>
      <text:p text:style-name="P39"><text:span text:style-name="T23"><text:s text:c="4"/></text:span><text:span text:style-name="T12">public</text:span><text:span text:style-name="T23"> OrSpecification(</text:span><text:span text:style-name="T36">ISpecification</text:span><text:span text:style-name="T23">&lt;T&gt; left_side, </text:span><text:span text:style-name="T36">ISpecification</text:span><text:span text:style-name="T23">&lt;T&gt; right_side)</text:span></text:p>
      <text:p text:style-name="P23"><text:s text:c="4"/>{</text:p>
      <text:p text:style-name="P39"><text:span text:style-name="T23"><text:s text:c="8"/></text:span><text:span text:style-name="T12">this</text:span><text:span text:style-name="T23">.left_side = left_side;</text:span></text:p>
      <text:p text:style-name="P39"><text:span text:style-name="T23"><text:s text:c="8"/></text:span><text:span text:style-name="T12">this</text:span><text:span text:style-name="T23">.right_side = right_side;</text:span></text:p>
      <text:p text:style-name="P23"><text:s text:c="4"/>}</text:p>
      <text:p text:style-name="P23"/>
      <text:p text:style-name="P39"><text:span text:style-name="T23"><text:s text:c="4"/></text:span><text:span text:style-name="T12">public</text:span><text:span text:style-name="T23"> </text:span><text:span text:style-name="T12">override</text:span><text:span text:style-name="T23"> </text:span><text:span text:style-name="T12">bool</text:span><text:span text:style-name="T23"> is_satisfied_by(T item)</text:span></text:p>
      <text:p text:style-name="P23"><text:s text:c="4"/>{</text:p>
      <text:p text:style-name="P39"><text:span text:style-name="T23"><text:s text:c="8"/></text:span><text:span text:style-name="T12">return</text:span><text:span text:style-name="T23"> </text:span><text:span text:style-name="T12">this</text:span><text:span text:style-name="T23">.left_side.is_satisfied_by(item) || </text:span></text:p>
      <text:p text:style-name="P39"><text:span text:style-name="T23"><text:s text:c="15"/></text:span><text:span text:style-name="T12">this</text:span><text:span text:style-name="T23">.right_side.is_satisfied_by(item);</text:span></text:p>
      <text:p text:style-name="P23"><text:s text:c="4"/>}</text:p>
      <text:p text:style-name="P23">}</text:p>
      <text:p text:style-name="P23"/>
      <text:p text:style-name="P39"><text:span text:style-name="T12">public</text:span><text:span text:style-name="T23"> </text:span><text:span text:style-name="T12">class</text:span><text:span text:style-name="T23"> </text:span><text:span text:style-name="T47">AndSpecification</text:span><text:span text:style-name="T23">&lt;T&gt; : </text:span><text:span text:style-name="T47">Specification</text:span><text:span text:style-name="T23">&lt;T&gt;</text:span></text:p>
      <text:p text:style-name="P23">{</text:p>
      <text:p text:style-name="P39"><text:span text:style-name="T23"><text:s text:c="4"/></text:span><text:span text:style-name="T36">ISpecification</text:span><text:span text:style-name="T23">&lt;T&gt; left_side;</text:span></text:p>
      <text:p text:style-name="P39"><text:span text:style-name="T23"><text:s text:c="4"/></text:span><text:span text:style-name="T36">ISpecification</text:span><text:span text:style-name="T23">&lt;T&gt; right_side;</text:span></text:p>
      <text:p text:style-name="P23"/>
      <text:p text:style-name="P39"><text:span text:style-name="T23"><text:s text:c="4"/></text:span><text:span text:style-name="T12">public</text:span><text:span text:style-name="T23"> AndSpecification(</text:span><text:span text:style-name="T47">AndSpecification</text:span><text:span text:style-name="T23">&lt;T&gt; and_specification, </text:span></text:p>
      <text:p text:style-name="P39"><text:span text:style-name="T23"><text:s text:c="28"/></text:span><text:span text:style-name="T47">OrSpecification</text:span><text:span text:style-name="T23">&lt;T&gt; or_specification, </text:span></text:p>
      <text:p text:style-name="P39"><text:span text:style-name="T23"><text:s text:c="28"/></text:span><text:span text:style-name="T47">NotSpecification</text:span><text:span text:style-name="T23">&lt;T&gt; not_specification) : </text:span></text:p>
      <text:p text:style-name="P39"><text:span text:style-name="T23"><text:s text:c="8"/></text:span><text:span text:style-name="T12">base</text:span><text:span text:style-name="T23">(and_specification, or_specification, not_specification) {}</text:span></text:p>
      <text:p text:style-name="P23"><text:s text:c="8"/></text:p>
      <text:p text:style-name="P39"><text:span text:style-name="T23"><text:s text:c="4"/></text:span><text:span text:style-name="T12">public</text:span><text:span text:style-name="T23"> AndSpecification(</text:span><text:span text:style-name="T36">ISpecification</text:span><text:span text:style-name="T23">&lt;T&gt; left_side, </text:span><text:span text:style-name="T36">ISpecification</text:span><text:span text:style-name="T23">&lt;T&gt; right_side)</text:span></text:p>
      <text:p text:style-name="P23"><text:s text:c="4"/>{</text:p>
      <text:p text:style-name="P39"><text:span text:style-name="T23"><text:s text:c="8"/></text:span><text:span text:style-name="T12">this</text:span><text:span text:style-name="T23">.left_side = left_side;</text:span></text:p>
      <text:p text:style-name="P39"><text:span text:style-name="T23"><text:s text:c="8"/></text:span><text:span text:style-name="T12">this</text:span><text:span text:style-name="T23">.right_side = right_side;</text:span></text:p>
      <text:p text:style-name="P23"><text:s text:c="4"/>}</text:p>
      <text:p text:style-name="P23"/>
      <text:p text:style-name="P39"><text:span text:style-name="T23"><text:s text:c="4"/></text:span><text:span text:style-name="T12">public</text:span><text:span text:style-name="T23"> </text:span><text:span text:style-name="T12">override</text:span><text:span text:style-name="T23"> </text:span><text:span text:style-name="T12">bool</text:span><text:span text:style-name="T23"> is_satisfied_by(T item)</text:span></text:p>
      <text:p text:style-name="P23"><text:s text:c="4"/>{</text:p>
      <text:p text:style-name="P39"><text:span text:style-name="T23"><text:s text:c="8"/></text:span><text:span text:style-name="T12">return</text:span><text:span text:style-name="T23"> </text:span><text:span text:style-name="T12">this</text:span><text:span text:style-name="T23">.left_side.is_satisfied_by(item) &amp;&amp; </text:span></text:p>
      <text:p text:style-name="P39"><text:span text:style-name="T23"><text:s text:c="15"/></text:span><text:span text:style-name="T12">this</text:span><text:span text:style-name="T23">.right_side.is_satisfied_by(item);</text:span></text:p>
      <text:p text:style-name="P23"><text:s text:c="4"/>}</text:p>
      <text:p text:style-name="P23">}</text:p>
      <text:p text:style-name="P5"/>
      <text:p text:style-name="P5">Recordando donde estarian los errores:</text:p>
      <text:p text:style-name="P5"/>
      <text:p text:style-name="P5">Primero:</text:p>
      <text:p text:style-name="P5"/>
      <text:p text:style-name="P54"><text:span text:style-name="T20">public</text:span><text:span text:style-name="T31"> </text:span><text:span text:style-name="T43">ISpecification</text:span><text:span text:style-name="T31">&lt;T&gt; and(</text:span><text:span text:style-name="T43">ISpecification</text:span><text:span text:style-name="T31">&lt;T&gt; the_other_specification)</text:span></text:p>
      <text:p text:style-name="P34">{</text:p>
      <text:p text:style-name="P56"><text:span text:style-name="T31"><text:s text:c="4"/></text:span><text:span text:style-name="T20">return</text:span><text:span text:style-name="T31"> and_specification(</text:span><text:span text:style-name="T20">this</text:span><text:span text:style-name="T31">, the_other_specification);</text:span></text:p>
      <text:p text:style-name="P34">}</text:p>
      <text:p text:style-name="P34"/>
      <text:p text:style-name="P56"><text:span text:style-name="T20">public</text:span><text:span text:style-name="T31"> </text:span><text:span text:style-name="T43">ISpecification</text:span><text:span text:style-name="T31">&lt;T&gt; or(</text:span><text:span text:style-name="T43">ISpecification</text:span><text:span text:style-name="T31">&lt;T&gt; the_other_specification)</text:span></text:p>
      <text:p text:style-name="P34">{</text:p>
      <text:p text:style-name="P56"><text:span text:style-name="T31"><text:s text:c="4"/></text:span><text:span text:style-name="T20">return</text:span><text:span text:style-name="T31"> or_specification(</text:span><text:span text:style-name="T20">this</text:span><text:span text:style-name="T31">, the_other_specification);</text:span></text:p>
      <text:p text:style-name="P34">}</text:p>
      <text:p text:style-name="P34"/>
      <text:p text:style-name="P56"><text:span text:style-name="T20">public</text:span><text:span text:style-name="T31"> </text:span><text:span text:style-name="T43">ISpecification</text:span><text:span text:style-name="T31">&lt;T&gt; not()</text:span></text:p>
      <text:p text:style-name="P34">{</text:p>
      <text:p text:style-name="P56"><text:span text:style-name="T31"><text:s text:c="4"/></text:span><text:span text:style-name="T20">return</text:span><text:span text:style-name="T31"> not_specification(</text:span><text:span text:style-name="T20">this</text:span><text:span text:style-name="T31">);</text:span></text:p>
      <text:p text:style-name="P34"><text:soft-page-break/>}</text:p>
      <text:p text:style-name="P5"/>
      <text:p text:style-name="P5">los tres <text:span text:style-name="T57">return</text:span> serian erroneos ya que no devuelve el tipo esperado.</text:p>
      <text:p text:style-name="P5"/>
      <text:p text:style-name="P5">Segundo:</text:p>
      <text:p text:style-name="P5"/>
      <text:p text:style-name="P54"><text:span text:style-name="T20">public</text:span><text:span text:style-name="T31"> NotSpecification(</text:span><text:span text:style-name="T43">ISpecification</text:span><text:span text:style-name="T31">&lt;T&gt; to_negate)</text:span></text:p>
      <text:p text:style-name="P34">{</text:p>
      <text:p text:style-name="P56"><text:span text:style-name="T31"><text:s text:c="4"/></text:span><text:span text:style-name="T20">this</text:span><text:span text:style-name="T31">.to_negate = to_negate;</text:span></text:p>
      <text:p text:style-name="P34">}</text:p>
      <text:p text:style-name="P54"/>
      <text:p text:style-name="P54"><text:span text:style-name="T20">public</text:span><text:span text:style-name="T31"> OrSpecification(</text:span><text:span text:style-name="T43">ISpecification</text:span><text:span text:style-name="T31">&lt;T&gt; left_side, </text:span><text:span text:style-name="T43">ISpecification</text:span><text:span text:style-name="T31">&lt;T&gt; right_side)</text:span></text:p>
      <text:p text:style-name="P34">{</text:p>
      <text:p text:style-name="P56"><text:span text:style-name="T31"><text:s text:c="4"/></text:span><text:span text:style-name="T20">this</text:span><text:span text:style-name="T31">.left_side = left_side;</text:span></text:p>
      <text:p text:style-name="P56"><text:span text:style-name="T31"><text:s text:c="4"/></text:span><text:span text:style-name="T20">this</text:span><text:span text:style-name="T31">.right_side = right_side;</text:span></text:p>
      <text:p text:style-name="P34">}</text:p>
      <text:p text:style-name="P54"/>
      <text:p text:style-name="P54"><text:span text:style-name="T20">public</text:span><text:span text:style-name="T31"> AndSpecification(</text:span><text:span text:style-name="T43">ISpecification</text:span><text:span text:style-name="T31">&lt;T&gt; left_side, </text:span><text:span text:style-name="T43">ISpecification</text:span><text:span text:style-name="T31">&lt;T&gt; right_side)</text:span></text:p>
      <text:p text:style-name="P34">{</text:p>
      <text:p text:style-name="P56"><text:span text:style-name="T31"><text:s text:c="4"/></text:span><text:span text:style-name="T20">this</text:span><text:span text:style-name="T31">.left_side = left_side;</text:span></text:p>
      <text:p text:style-name="P56"><text:span text:style-name="T31"><text:s text:c="4"/></text:span><text:span text:style-name="T20">this</text:span><text:span text:style-name="T31">.right_side = right_side;</text:span></text:p>
      <text:p text:style-name="P34">}</text:p>
      <text:p text:style-name="P5"/>
      <text:p text:style-name="P5">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5"/>
      <text:p text:style-name="P5"><text:span text:style-name="T8">Recapitulando</text:span>:</text:p>
      <text:p text:style-name="P5"/>
      <text:p text:style-name="P5">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5"/>
      <text:p text:style-name="P5"><text:span text:style-name="T8">Limitando Daños</text:span>:</text:p>
      <text:p text:style-name="P5"/>
      <text:p text:style-name="P5">Puesto que la solucion ideal no es posible, tenemos que llegar a un compromiso que nos permitas solucionar el problema y limitar al maximo los posibles daños o conscuencias.</text:p>
      <text:p text:style-name="P5"/>
      <text:p text:style-name="P5">Una de las cuestiones que menos nos convencia era todo el asunto de la clase base <text:span text:style-name="T66">abstracta </text:span><text:span text:style-name="T58">Specification&lt;T&gt;</text:span><text:span text:style-name="T66">. Si bien es excelente desde un punto de vista pedagogico (de hecho en el documento DDD_Specification se usa y abusa de ella), creemos que deberiamos intentar eliminarla. La pregunta entonces seria, ¿es factible?.</text:span></text:p>
      <text:p text:style-name="P2"/>
      <text:p text:style-name="P2">Por suerte, la respuesta es afirmativa.</text:p>
      <text:p text:style-name="P2"/>
      <text:p text:style-name="P2">Para empezar, partiriamos de una interface de Ispecification&lt;T&gt; mucho mas clara (expresa mejor al intencion) y minimalista, sin que por ello vayamos a perder funcionalidad:</text:p>
      <text:p text:style-name="P2"/>
      <text:p text:style-name="P2">NOTA: En este epigrafe, por cuestiones de claridad, vamos a limitar al maximo los comentarios en el codigo. Si quieres consultar la version con los comentarios integros, debes acudir al propio codigo fuente</text:p>
      <text:p text:style-name="P5"/>
      <text:p text:style-name="P15"><text:span text:style-name="T12">public</text:span><text:span text:style-name="T23"> </text:span><text:span text:style-name="T12">interface</text:span><text:span text:style-name="T23"> </text:span><text:span text:style-name="T36">ISpecification</text:span><text:span text:style-name="T23">&lt;T&gt;</text:span></text:p>
      <text:p text:style-name="P23">{</text:p>
      <text:p text:style-name="P39"><text:span text:style-name="T23"><text:s text:c="4"/></text:span><text:span text:style-name="T12">bool</text:span><text:span text:style-name="T23"> is_satisfied_by(T item);</text:span></text:p>
      <text:p text:style-name="P23">}</text:p>
      <text:p text:style-name="P5"><text:soft-page-break/></text:p>
      <text:p text:style-name="P5">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5"/>
      <text:p text:style-name="P15"><text:span text:style-name="T12">public</text:span><text:span text:style-name="T23"> </text:span><text:span text:style-name="T12">class</text:span><text:span text:style-name="T23"> </text:span><text:span text:style-name="T47">AndSpecification</text:span><text:span text:style-name="T23">&lt;T&gt; : </text:span><text:span text:style-name="T36">ISpecification</text:span><text:span text:style-name="T23">&lt;T&gt; </text:span></text:p>
      <text:p text:style-name="P23">{</text:p>
      <text:p text:style-name="P39"><text:span text:style-name="T23"><text:s text:c="4"/></text:span><text:span text:style-name="T12">public</text:span><text:span text:style-name="T23"> </text:span><text:span text:style-name="T12">bool</text:span><text:span text:style-name="T23"> is_satisfied_by(T item)</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text:p>
      <text:p text:style-name="P5"/>
      <text:p text:style-name="P5">Para que pueda realizar su trabajo (lease "para poder implementar el metodo is_satisfied_by(T item)"), vamos a inyectarle via el constructor de sus dos dependencias:</text:p>
      <text:p text:style-name="P5"/>
      <text:p text:style-name="P15"><text:span text:style-name="T12">public</text:span><text:span text:style-name="T23"> AndSpecification(</text:span><text:span text:style-name="T36">ISpecification</text:span><text:span text:style-name="T23">&lt;T&gt; left_side, </text:span><text:span text:style-name="T36">ISpecification</text:span><text:span text:style-name="T23">&lt;T&gt; right_side)</text:span></text:p>
      <text:p text:style-name="P5"/>
      <text:p text:style-name="P5">de forma que pueda realizar su trabajo con un simple:</text:p>
      <text:p text:style-name="P5"/>
      <text:p text:style-name="P15"><text:span text:style-name="T12">return</text:span><text:span text:style-name="T23"> left_side.is_satisfied_by(item) &amp;&amp; right_side.is_satisfied_by(item);</text:span></text:p>
      <text:p text:style-name="P5"/>
      <text:p text:style-name="P5">El codigo completo seria:</text:p>
      <text:p text:style-name="P5"/>
      <text:p text:style-name="P15"><text:span text:style-name="T12">public</text:span><text:span text:style-name="T23"> </text:span><text:span text:style-name="T12">class</text:span><text:span text:style-name="T23"> </text:span><text:span text:style-name="T47">AndSpecification</text:span><text:span text:style-name="T23">&lt;T&gt; : </text:span><text:span text:style-name="T36">ISpecification</text:span><text:span text:style-name="T23">&lt;T&gt; </text:span></text:p>
      <text:p text:style-name="P23">{</text:p>
      <text:p text:style-name="P39"><text:span text:style-name="T23"><text:s text:c="4"/></text:span><text:span text:style-name="T36">ISpecification</text:span><text:span text:style-name="T23">&lt;T&gt; left_side;</text:span></text:p>
      <text:p text:style-name="P39"><text:span text:style-name="T23"><text:s text:c="4"/></text:span><text:span text:style-name="T36">ISpecification</text:span><text:span text:style-name="T23">&lt;T&gt; right_side;</text:span></text:p>
      <text:p text:style-name="P23"/>
      <text:p text:style-name="P39"><text:span text:style-name="T23"><text:s text:c="4"/></text:span><text:span text:style-name="T12">public</text:span><text:span text:style-name="T23"> AndSpecification(</text:span><text:span text:style-name="T36">ISpecification</text:span><text:span text:style-name="T23">&lt;T&gt; left_side, </text:span><text:span text:style-name="T36">ISpecification</text:span><text:span text:style-name="T23">&lt;T&gt; right_side)</text:span></text:p>
      <text:p text:style-name="P23"><text:s text:c="4"/>{</text:p>
      <text:p text:style-name="P39"><text:span text:style-name="T23"><text:s text:c="8"/></text:span><text:span text:style-name="T12">this</text:span><text:span text:style-name="T23">.left_side = left_side;</text:span></text:p>
      <text:p text:style-name="P39"><text:span text:style-name="T23"><text:s text:c="8"/></text:span><text:span text:style-name="T12">this</text:span><text:span text:style-name="T23">.right_side = right_side;</text:span></text:p>
      <text:p text:style-name="P23"><text:s text:c="4"/>}</text:p>
      <text:p text:style-name="P23"/>
      <text:p text:style-name="P39"><text:span text:style-name="T23"><text:s text:c="4"/></text:span><text:span text:style-name="T12">public</text:span><text:span text:style-name="T23"> </text:span><text:span text:style-name="T12">bool</text:span><text:span text:style-name="T23"> is_satisfied_by(T item)</text:span></text:p>
      <text:p text:style-name="P23"><text:s text:c="4"/>{</text:p>
      <text:p text:style-name="P39"><text:span text:style-name="T23"><text:s text:c="8"/></text:span><text:span text:style-name="T12">return</text:span><text:span text:style-name="T23"> left_side.is_satisfied_by(item) &amp;&amp; right_side.is_satisfied_by(item);</text:span></text:p>
      <text:p text:style-name="P23"><text:s text:c="4"/>}</text:p>
      <text:p text:style-name="P23">}</text:p>
      <text:p text:style-name="P5"/>
      <text:p text:style-name="P5">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5"/>
      <text:p text:style-name="P5">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5"/>
      <text:p text:style-name="P5"><text:span text:style-name="T8">OrSpecification&lt;T&gt; via BDD</text:span>:</text:p>
      <text:p text:style-name="P5"/>
      <text:p text:style-name="P5">Nuestra BDD_Spec para la clase OrSpecification&lt;T&gt; seria:</text:p>
      <text:p text:style-name="P5"/>
      <text:p text:style-name="P42">When asked if an item that meets both conditions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left side condition satisfies the or operator <text:soft-page-break/>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3">» It should evaluate the right side condition</text:p>
      <text:p text:style-name="P5"/>
      <text:p text:style-name="P5"/>
      <text:p text:style-name="P5">TODO: Revisar vocabulario de BDD (Spec, asertion, ...) para redactar correctamente lo siguiente.</text:p>
      <text:p text:style-name="P5"/>
      <text:p text:style-name="P5">Con esta BDD_Spec definiriamos perfectamente el comportamiento que esperamos alcanzar con la clase OrSpecification&lt;T&gt;.</text:p>
      <text:p text:style-name="P5"/>
      <text:p text:style-name="P5">La primera condicion</text:p>
      <text:p text:style-name="P5"/>
      <text:p text:style-name="P44">When asked if an item that meets both conditions satisfies the or operator specification</text:p>
      <text:p text:style-name="P5"/>
      <text:p text:style-name="P5">corresponderia al "happy day scenario" (usando una expresion de Jean Paul Boodhoo).</text:p>
      <text:p text:style-name="P5"/>
      <text:p text:style-name="P5">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5"/>
      <text:p text:style-name="P12"><text:span text:style-name="T3">Implementando el primer Scenario ("Happy Day Scenario")</text:span><text:span text:style-name="T2">:</text:span></text:p>
      <text:p text:style-name="P5"/>
      <text:p text:style-name="P5">Mantengamos lo siguiente como referencia:</text:p>
      <text:p text:style-name="P5"/>
      <text:p text:style-name="P42">When asked if an item that meets both conditions satisfies the or operator specification</text:p>
      <text:p text:style-name="P43">» It should confirm that the or operator specification was satisfied</text:p>
      <text:p text:style-name="P43">» It should evaluate the left side condition</text:p>
      <text:p text:style-name="P45">» It should not evaluate the right side condition</text:p>
      <text:p text:style-name="P5"/>
      <text:p text:style-name="P5">La Specification y sus Asertions usando Machine.Specifications.DevelopWithPassion serian:</text:p>
      <text:p text:style-name="P5"/>
      <text:p text:style-name="P35"><text:span text:style-name="T11">public</text:span><text:span text:style-name="T67"> </text:span><text:span text:style-name="T11">class</text:span><text:span text:style-name="T67"> </text:span><text:span text:style-name="T46">concern_for_the_or_specification</text:span><text:span text:style-name="T67"> : </text:span></text:p>
      <text:p text:style-name="P35"><text:span text:style-name="T46"><text:s text:c="3"/>Observes</text:span><text:span text:style-name="T67">&lt;</text:span><text:span text:style-name="T35">ISpecification</text:span><text:span text:style-name="T67">&lt;</text:span><text:span text:style-name="T35">IWhateverType</text:span><text:span text:style-name="T67">&gt;, </text:span><text:span text:style-name="T46">OrSpecification</text:span><text:span text:style-name="T67">&lt;</text:span><text:span text:style-name="T35">IWhateverType</text:span><text:span text:style-name="T67">&gt;&gt; {}</text:span></text:p>
      <text:p text:style-name="P23"/>
      <text:p text:style-name="P39"><text:span text:style-name="T12">public</text:span><text:span text:style-name="T23"> </text:span><text:span text:style-name="T12">class</text:span><text:span text:style-name="T23"> </text:span><text:span text:style-name="T47">when_asked_if_an_item_that_meets_both_conditions_satisfies_the_or_operator_specification</text:span><text:span text:style-name="T23"> : </text:span><text:span text:style-name="T47">concern_for_the_or_specification</text:span></text:p>
      <text:p text:style-name="P23">{</text:p>
      <text:p text:style-name="P39"><text:span text:style-name="T23"><text:s text:c="4"/></text:span><text:span text:style-name="T36">It</text:span><text:span text:style-name="T23"> should_confirm_that_the_or_operator_specification_was_satisfied = () =&gt; </text:span></text:p>
      <text:p text:style-name="P23"><text:s text:c="7"/>result.ShouldBeTrue();</text:p>
      <text:p text:style-name="P23"/>
      <text:p text:style-name="P39"><text:span text:style-name="T23"><text:s text:c="4"/></text:span><text:span text:style-name="T36">It</text:span><text:span text:style-name="T23"> should_evaluate_the_left_side_condition = () =&gt;</text:span></text:p>
      <text:p text:style-name="P23"><text:s text:c="7"/>left_side_specification</text:p>
      <text:p text:style-name="P23"><text:s text:c="10"/>.received(x =&gt; x.is_satisfied_by(the_item_that_meets_both_conditions));</text:p>
      <text:p text:style-name="P23"/>
      <text:p text:style-name="P39"><text:span text:style-name="T23"><text:s text:c="4"/></text:span><text:span text:style-name="T36">It</text:span><text:span text:style-name="T23"> should_not_evaluate_the_right_side_condition = () =&gt;</text:span></text:p>
      <text:p text:style-name="P23"><text:s text:c="7"/>right_side_specification</text:p>
      <text:p text:style-name="P23"><text:s text:c="10"/>.never_received(x =&gt; x.is_satisfied_by(the_item_that_meets_both_conditions));</text:p>
      <text:p text:style-name="P23"><text:soft-page-break/>}</text:p>
      <text:p text:style-name="P5"/>
      <text:p text:style-name="P5">Analicemos por un instante las Asertions de los Bloque IT por separado, para evitar perdernos en el monton de codigo:</text:p>
      <text:p text:style-name="P5"/>
      <text:p text:style-name="P12"><text:span text:style-name="T3">It should confirm that the or operator specification was satisfied</text:span><text:span text:style-name="T2">:</text:span></text:p>
      <text:p text:style-name="P5"/>
      <text:p text:style-name="P39"><text:span text:style-name="T36">It</text:span><text:span text:style-name="T23"> should_confirm_that_the_or_operator_specification_was_satisfied = () =&gt; </text:span></text:p>
      <text:p text:style-name="P26"><text:s text:c="3"/>result.ShouldBeTrue();</text:p>
      <text:p text:style-name="P5"/>
      <text:p text:style-name="P5">para confirmar que la condicion se ha cumplido necesitamos comprobar que el resultado es true, y eso, exactamente es lo que hemos escrito.</text:p>
      <text:p text:style-name="P5"/>
      <text:p text:style-name="P12"><text:span text:style-name="T3">It should evaluate the left side condition</text:span><text:span text:style-name="T1">:</text:span></text:p>
      <text:p text:style-name="P2"/>
      <text:p text:style-name="P39"><text:span text:style-name="T36">It</text:span><text:span text:style-name="T23"> should_evaluate_the_left_side_condition = () =&gt;</text:span></text:p>
      <text:p text:style-name="P23"><text:s text:c="3"/>left_side_specification</text:p>
      <text:p text:style-name="P23"><text:s text:c="6"/>.received(x =&gt; x.is_satisfied_by(the_item_that_meets_both_conditions));</text:p>
      <text:p text:style-name="P7"/>
      <text:p text:style-name="P7">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7"/>
      <text:p text:style-name="P12"><text:span text:style-name="T3">It should not evaluate the right side condition</text:span><text:span text:style-name="T1">:</text:span></text:p>
      <text:p text:style-name="P2"/>
      <text:p text:style-name="P39"><text:span text:style-name="T36">It</text:span><text:span text:style-name="T23"> should_not_evaluate_the_right_side_condition = () =&gt;</text:span></text:p>
      <text:p text:style-name="P23"><text:s text:c="3"/>right_side_specification</text:p>
      <text:p text:style-name="P23"><text:s text:c="6"/>.never_received(x =&gt; x.is_satisfied_by(the_item_that_meets_both_conditions));</text:p>
      <text:p text:style-name="P7"/>
      <text:p text:style-name="P7">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7"/>
      <text:p text:style-name="P7"/>
      <text:p text:style-name="P7"><text:span text:style-name="T61">El bloque BECAUSE del primer Scenario</text:span><text:span text:style-name="T60">:</text:span></text:p>
      <text:p text:style-name="P5"/>
      <text:p text:style-name="P5">Recordemos que en este bloque es en el que vamos a detallar la razon por la cual se produce el comportamiento testado, es decir, es donde invocamos el System Under Test (sut):</text:p>
      <text:p text:style-name="P5"/>
      <text:p text:style-name="P39"><text:span text:style-name="T37">Because</text:span><text:span text:style-name="T25"> of = () =&gt; result = sut.is_satisfied_by(the_item_that_meets_both_conditions);</text:span></text:p>
      <text:p text:style-name="P5"/>
      <text:p text:style-name="P5">y efectivamente eso es todo lo que hacemos, invocar el metodo que queremos testar (sut.is_satisfied_by()) con sus parametros adecuados (the_item_that_meets_both_requirements), para provocar el comportamiento buscado.</text:p>
      <text:p text:style-name="P5"/>
      <text:p text:style-name="P7"><text:span text:style-name="T61">El bloque ESTABLISH del primer Scenario</text:span><text:span text:style-name="T60">:</text:span></text:p>
      <text:p text:style-name="P5"/>
      <text:p text:style-name="P5">Recordar que aqui es donde se encuentra toda la fontaneria (creacion de objetos, creacion de mocks, establecimiento de los requisitos de los mocks,...), toda la preparacion de los objetos que juegan un papel en la BDD_Spec:</text:p>
      <text:p text:style-name="P5"/>
      <text:p text:style-name="P58">// Version 1 – Errores Inconsistentes</text:p>
      <text:p text:style-name="P58"/>
      <text:p text:style-name="P39"><text:span text:style-name="T36">Establish</text:span><text:span text:style-name="T23"> context = () =&gt;</text:span></text:p>
      <text:p text:style-name="P23">{</text:p>
      <text:p text:style-name="P39"><text:span text:style-name="T23"><text:s text:c="4"/>left_side_specification = the_dependency&lt;</text:span><text:span text:style-name="T36">ISpecification</text:span><text:span text:style-name="T23">&lt;</text:span><text:span text:style-name="T36">IWhateverType</text:span><text:span text:style-name="T23">&gt;&gt;();</text:span></text:p>
      <text:p text:style-name="P39"><text:span text:style-name="T23"><text:s text:c="4"/>right_side_specification = the_dependency&lt;</text:span><text:span text:style-name="T36">ISpecification</text:span><text:span text:style-name="T23">&lt;</text:span><text:span text:style-name="T36">IWhateverType</text:span><text:span text:style-name="T23">&gt;&gt;();</text:span></text:p>
      <text:p text:style-name="P39"><text:span text:style-name="T23"><text:s text:c="4"/>the_item_that_meets_both_conditions = an&lt;</text:span><text:span text:style-name="T36">IWhateverType</text:span><text:span text:style-name="T23">&gt;();</text:span></text:p>
      <text:p text:style-name="P23"/>
      <text:p text:style-name="P23"><text:soft-page-break/><text:s text:c="4"/>left_side_specification</text:p>
      <text:p text:style-name="P23"><text:s text:c="8"/>.Stub(x =&gt; x.is_satisfied_by(the_item_that_meets_both_conditions))</text:p>
      <text:p text:style-name="P39"><text:span text:style-name="T23"><text:s text:c="8"/>.Return(</text:span><text:span text:style-name="T12">true</text:span><text:span text:style-name="T23">);</text:span></text:p>
      <text:p text:style-name="P23"><text:s text:c="4"/>right_side_specification</text:p>
      <text:p text:style-name="P23"><text:s text:c="8"/>.Stub(x =&gt; x.is_satisfied_by(the_item_that_meets_both_conditions))</text:p>
      <text:p text:style-name="P39"><text:span text:style-name="T23"><text:s text:c="8"/>.Return(</text:span><text:span text:style-name="T12">true</text:span><text:span text:style-name="T23">);</text:span></text:p>
      <text:p text:style-name="P26">};</text:p>
      <text:p text:style-name="P26"/>
      <text:p text:style-name="P59"/>
      <text:p text:style-name="P59">// Version 2 - Correcta</text:p>
      <text:p text:style-name="P59"/>
      <text:p text:style-name="P26"><text:span text:style-name="T34">Establish</text:span> context = () =&gt;</text:p>
      <text:p text:style-name="P23">{</text:p>
      <text:p text:style-name="P39"><text:span text:style-name="T23"><text:s text:c="4"/>left_side_specification = an&lt;</text:span><text:span text:style-name="T36">ISpecification</text:span><text:span text:style-name="T23">&lt;</text:span><text:span text:style-name="T36">IWhateverType</text:span><text:span text:style-name="T23">&gt;&gt;();</text:span></text:p>
      <text:p text:style-name="P39"><text:span text:style-name="T23"><text:s text:c="4"/>right_side_specification = an&lt;</text:span><text:span text:style-name="T36">ISpecification</text:span><text:span text:style-name="T23">&lt;</text:span><text:span text:style-name="T36">IWhateverType</text:span><text:span text:style-name="T23">&gt;&gt;();</text:span></text:p>
      <text:p text:style-name="P39"><text:span text:style-name="T23"><text:s text:c="4"/>the_item_that_meets_both_conditions = an&lt;</text:span><text:span text:style-name="T36">IWhateverType</text:span><text:span text:style-name="T23">&gt;();</text:span></text:p>
      <text:p text:style-name="P23"/>
      <text:p text:style-name="P23"><text:s text:c="4"/>left_side_specification</text:p>
      <text:p text:style-name="P23"><text:s text:c="7"/>.Stub(x =&gt; x.is_satisfied_by(the_item_that_meets_both_conditions))</text:p>
      <text:p text:style-name="P39"><text:span text:style-name="T23"><text:s text:c="7"/>.Return(</text:span><text:span text:style-name="T12">false</text:span><text:span text:style-name="T23">);</text:span></text:p>
      <text:p text:style-name="P23"><text:s text:c="4"/>right_side_specification</text:p>
      <text:p text:style-name="P23"><text:s text:c="7"/>.Stub(x =&gt; x.is_satisfied_by(the_item_that_meets_both_conditions))</text:p>
      <text:p text:style-name="P39"><text:span text:style-name="T23"><text:s text:c="7"/>.Return(</text:span><text:span text:style-name="T12">true</text:span><text:span text:style-name="T23">);</text:span></text:p>
      <text:p text:style-name="P23"/>
      <text:p text:style-name="P39"><text:span text:style-name="T23"><text:s text:c="4"/>create_sut_using(() =&gt; </text:span><text:span text:style-name="T12">new</text:span><text:span text:style-name="T23"> </text:span><text:span text:style-name="T47">OrSpecification</text:span><text:span text:style-name="T23">&lt;</text:span><text:span text:style-name="T36">IWhateverType</text:span><text:span text:style-name="T23">&gt;(left_side_specification, </text:span></text:p>
      <text:p text:style-name="P23"><text:s text:c="62"/>right_side_specification)</text:p>
      <text:p text:style-name="P23"><text:s text:c="20"/>);</text:p>
      <text:p text:style-name="P23">};</text:p>
      <text:p text:style-name="P5"/>
      <text:p text:style-name="P5">Vamos primero con la version 1.</text:p>
      <text:p text:style-name="P5"/>
      <text:p text:style-name="P5">Vemos que esta dividido en dos bloques:</text:p>
      <text:p text:style-name="P5"/>
      <text:list xml:id="list34296107" text:style-name="L4">
        <text:list-item>
          <text:p text:style-name="P64">En el primer bloque simplemente creamos todos los objetos que necesitamos a traves de las factorias que nos provee machine.specifications.developwithpassion:</text:p>
          <text:list>
            <text:list-item>
              <text:p text:style-name="P64">the_dependency&lt;T&gt;(), crea un mock del tipo especificado por T y ademas lo inyecta al constructor cuando se crea el System Under Test (sut).</text:p>
            </text:list-item>
            <text:list-item>
              <text:p text:style-name="P64">an&lt;T&gt;(), crea un stub/mock del tipo especificado por T.</text:p>
            </text:list-item>
          </text:list>
        </text:list-item>
      </text:list>
      <text:p text:style-name="P5"/>
      <text:p text:style-name="P5">Es decir, creamos dos mocks para inyectar en el constructor del sut (left_side_specification y right_side_specification) y un stub de proposito general (the_item_that_meets_both_conditions).</text:p>
      <text:p text:style-name="P5"/>
      <text:list xml:id="list34301007" text:style-name="L5">
        <text:list-item>
          <text:p text:style-name="P65">En el segundo bloque establecemos el comportamiento esperado de los dos mocks creados anteriormente (left_side_specification y right_side_specification), obligandolos a que:</text:p>
          <text:list>
            <text:list-item>
              <text:p text:style-name="P65">cuando reciban una llamada al metodo is_satisfied_by() con el argumento the_item_that_meets_both_conditions,</text:p>
            </text:list-item>
            <text:list-item>
              <text:p text:style-name="P65">devuelva el valor true.</text:p>
            </text:list-item>
          </text:list>
        </text:list-item>
      </text:list>
      <text:p text:style-name="P5"/>
      <text:p text:style-name="P6">NOTA: ¿Que problema plantea esta solucion?</text:p>
      <text:p text:style-name="P5"/>
      <text:p text:style-name="P5">Se trata de un problema de uso de machine.specification.developwithpassion y solamente es aplicable a escenarios en los que el constructor SUT recibe dos o mas argumentos del mismo tipo. En muestro caso, recibe dos argumentos del tipo ISpecification&lt;T&gt;:</text:p>
      <text:p text:style-name="P5"/>
      <text:p text:style-name="P15"><text:span text:style-name="T12">public</text:span><text:span text:style-name="T23"> OrSpecification(</text:span><text:span text:style-name="T36">ISpecification</text:span><text:span text:style-name="T23">&lt;T&gt; left_side_specification, </text:span></text:p>
      <text:p text:style-name="P15"><text:span text:style-name="T23"><text:s text:c="23"/></text:span><text:span text:style-name="T36">ISpecification</text:span><text:span text:style-name="T23">&lt;T&gt; right_side_specification)</text:span></text:p>
      <text:p text:style-name="P5"><text:s/></text:p>
      <text:p text:style-name="P5">La razon por la cual esto es un problema, parece venir derivada de la implementacion interna de the_dependency&lt;T&gt;() que funciona tal cual se espera mientras no haya dos o mas <text:soft-page-break/>argumentos del mismo tipo.</text:p>
      <text:p text:style-name="P5"/>
      <text:p text:style-name="P5">El error que produce es realmente complejo de trazar, ya que, en ningun momento lanza una excepcion o un mensaje de aviso, sino que de vez en cuando los tests fallan.</text:p>
      <text:p text:style-name="P5"/>
      <text:p text:style-name="P5">Este tipo de comportamiento es algo de lo que no nos debemos sorprender y es un pequeño precio que debemos pagar por usar herramientas tan experimentales como esta.</text:p>
      <text:p text:style-name="P5"/>
      <text:p text:style-name="P5">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5"/>
      <text:p text:style-name="P5">A continuacion explicamos la Version 2, que es la correcta.</text:p>
      <text:p text:style-name="P5"/>
      <text:p text:style-name="P5">FIN NOTA.</text:p>
      <text:p text:style-name="P5"/>
      <text:p text:style-name="P5">Vamos ahora con la version 2:</text:p>
      <text:p text:style-name="P5"/>
      <text:p text:style-name="P5">En este caso vemos que esta dividido en tres bloques:</text:p>
      <text:p text:style-name="P5"/>
      <text:list xml:id="list34404763" text:continue-list="list34296107" text:style-name="L4">
        <text:list-item>
          <text:p text:style-name="P64">En el primer bloque simplemente creamos todos los objetos que necesitamos a traves de las factorias que nos provee machine.specifications.developwithpassion:</text:p>
          <text:list>
            <text:list-item>
              <text:p text:style-name="P64">an&lt;T&gt;(), crea un stub/mock del tipo especificado por T.</text:p>
            </text:list-item>
          </text:list>
        </text:list-item>
      </text:list>
      <text:p text:style-name="P5"/>
      <text:p text:style-name="P5">Por lo tanto creamos tres stubs/mocks (left_side_specification, right_side_specification y the_item_that_meets_both_conditions).</text:p>
      <text:p text:style-name="P5"/>
      <text:list xml:id="list34291544" text:style-name="L6">
        <text:list-item>
          <text:p text:style-name="P66">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66">cuando reciban una llamada al metodo is_satisfied_by() con el argumento the_item_that_meets_both_conditions,</text:p>
            </text:list-item>
            <text:list-item>
              <text:p text:style-name="P66">devuelvan el valor true.</text:p>
            </text:list-item>
          </text:list>
        </text:list-item>
      </text:list>
      <text:p text:style-name="P5"/>
      <text:p text:style-name="P5">Este segundo bloque es exactamente igual al de la version 1, la unica diferencia existente es que en el bloque uno hemos creado estos elementos a traves de un metodo diferente:</text:p>
      <text:list xml:id="list34283921" text:style-name="L7">
        <text:list-item>
          <text:p text:style-name="P67">En la version 1:</text:p>
          <text:list>
            <text:list-item>
              <text:p text:style-name="P67">Dos llamadas a the_dependency&lt;T&gt;() y</text:p>
            </text:list-item>
            <text:list-item>
              <text:p text:style-name="P67">Una llamada a an&lt;T&gt;()</text:p>
              <text:p text:style-name="P67"/>
            </text:list-item>
          </text:list>
        </text:list-item>
        <text:list-item>
          <text:p text:style-name="P67">En la version 2:</text:p>
          <text:list>
            <text:list-item>
              <text:p text:style-name="P67">Tres llamadas a an&lt;T&gt;()</text:p>
            </text:list-item>
          </text:list>
        </text:list-item>
      </text:list>
      <text:p text:style-name="P5"/>
      <text:p text:style-name="P5">Vamos por lo tanto con el tercer bloque:</text:p>
      <text:p text:style-name="P5"/>
      <text:list xml:id="list34295520" text:style-name="L8">
        <text:list-item>
          <text:p text:style-name="P68">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5"/>
      <text:p text:style-name="P39"><text:soft-page-break/><text:span text:style-name="T23">create_sut_using(() =&gt; </text:span><text:span text:style-name="T12">new</text:span><text:span text:style-name="T23"> </text:span><text:span text:style-name="T47">OrSpecification</text:span><text:span text:style-name="T23">&lt;</text:span><text:span text:style-name="T36">IWhateverType</text:span><text:span text:style-name="T23">&gt;(left_side_specification, </text:span></text:p>
      <text:p text:style-name="P39"><text:span text:style-name="T23"><text:s text:c="58"/>right_side_specification)</text:span><text:span text:style-name="T25">);</text:span></text:p>
      <text:p text:style-name="P5"/>
      <text:p text:style-name="P12"><text:span text:style-name="T3">La implementacion completa del primer Scenario ("Happy Day Scenario")</text:span><text:span text:style-name="T2">: </text:span></text:p>
      <text:p text:style-name="P5"/>
      <text:p text:style-name="P5">Esta seria la BDD_Spec completa con todos los elementos que entran en juego:</text:p>
      <text:p text:style-name="P5"/>
      <text:p text:style-name="P22"><text:span text:style-name="T10">public</text:span> <text:span text:style-name="T10">class</text:span> <text:span text:style-name="T45">concern_for_the_or_specification</text:span> : </text:p>
      <text:p text:style-name="P22"><text:span text:style-name="T45"><text:s text:c="3"/>Observes</text:span>&lt;<text:span text:style-name="T34">ISpecification</text:span>&lt;<text:span text:style-name="T34">IWhateverType</text:span>&gt;, <text:span text:style-name="T45">OrSpecification</text:span>&lt;<text:span text:style-name="T34">IWhateverType</text:span>&gt;&gt; {}</text:p>
      <text:p text:style-name="P23"/>
      <text:p text:style-name="P39"><text:span text:style-name="T12">public</text:span><text:span text:style-name="T23"> </text:span><text:span text:style-name="T12">class</text:span><text:span text:style-name="T23"> </text:span><text:span text:style-name="T47">when_asked_if_an_item_that_meets_both_conditions_satisfies_the_or_operator_specification</text:span><text:span text:style-name="T23"> : </text:span><text:span text:style-name="T47">concern_for_the_or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left_side_specification = an&lt;</text:span><text:span text:style-name="T36">ISpecification</text:span><text:span text:style-name="T23">&lt;</text:span><text:span text:style-name="T36">IWhateverType</text:span><text:span text:style-name="T23">&gt;&gt;();</text:span></text:p>
      <text:p text:style-name="P39"><text:span text:style-name="T23"><text:s text:c="8"/>right_side_specification = an&lt;</text:span><text:span text:style-name="T36">ISpecification</text:span><text:span text:style-name="T23">&lt;</text:span><text:span text:style-name="T36">IWhateverType</text:span><text:span text:style-name="T23">&gt;&gt;();</text:span></text:p>
      <text:p text:style-name="P39"><text:span text:style-name="T23"><text:s text:c="8"/>the_item_that_meets_both_conditions = an&lt;</text:span><text:span text:style-name="T36">IWhateverType</text:span><text:span text:style-name="T23">&gt;();</text:span></text:p>
      <text:p text:style-name="P23"/>
      <text:p text:style-name="P23"><text:s text:c="8"/>left_side_specification</text:p>
      <text:p text:style-name="P23"><text:s text:c="11"/>.Stub(x =&gt; x.is_satisfied_by(the_item_that_meets_both_conditions))</text:p>
      <text:p text:style-name="P39"><text:span text:style-name="T23"><text:s text:c="11"/>.Return(</text:span><text:span text:style-name="T12">true</text:span><text:span text:style-name="T23">);</text:span></text:p>
      <text:p text:style-name="P23"><text:s text:c="8"/>right_side_specification</text:p>
      <text:p text:style-name="P23"><text:s text:c="11"/>.Stub(x =&gt; x.is_satisfied_by(the_item_that_meets_both_conditions))</text:p>
      <text:p text:style-name="P39"><text:span text:style-name="T23"><text:s text:c="11"/>.Return(</text:span><text:span text:style-name="T12">true</text:span><text:span text:style-name="T23">);</text:span></text:p>
      <text:p text:style-name="P23"/>
      <text:p text:style-name="P39"><text:span text:style-name="T23"><text:s text:c="8"/>create_sut_using(() =&gt; </text:span><text:span text:style-name="T12">new</text:span><text:span text:style-name="T23"> </text:span><text:span text:style-name="T47">OrSpecification</text:span><text:span text:style-name="T23">&lt;</text:span><text:span text:style-name="T36">IWhateverType</text:span><text:span text:style-name="T23">&gt;(</text:span></text:p>
      <text:p text:style-name="P23"><text:tab/><text:tab/><text:tab/><text:tab/><text:tab/><text:tab/><text:tab/><text:tab/>left_side_specification, </text:p>
      <text:p text:style-name="P23"><text:tab/><text:tab/><text:tab/><text:tab/><text:tab/><text:tab/><text:tab/><text:tab/>right_side_specification));</text:p>
      <text:p text:style-name="P23"><text:s text:c="4"/>};</text:p>
      <text:p text:style-name="P23"/>
      <text:p text:style-name="P39"><text:span text:style-name="T23"><text:s text:c="4"/></text:span><text:span text:style-name="T36">Because</text:span><text:span text:style-name="T23"> of = () =&gt; </text:span></text:p>
      <text:p text:style-name="P23"><text:s text:c="7"/>result = sut.is_satisfied_by(the_item_that_meets_both_conditions);</text:p>
      <text:p text:style-name="P23"/>
      <text:p text:style-name="P39"><text:span text:style-name="T23"><text:s text:c="4"/></text:span><text:span text:style-name="T36">It</text:span><text:span text:style-name="T23"> should_confirm_that_the_or_operator_specification_was_satisfied = () =&gt; result.ShouldBeTrue();</text:span></text:p>
      <text:p text:style-name="P39"><text:span text:style-name="T23"><text:s text:c="4"/></text:span><text:span text:style-name="T36">It</text:span><text:span text:style-name="T23"> should_evaluate_the_left_side_condition = () =&gt;</text:span></text:p>
      <text:p text:style-name="P23"><text:s text:c="7"/>left_side_specification</text:p>
      <text:p text:style-name="P23"><text:s text:c="10"/>.received(x =&gt; x.is_satisfied_by(the_item_that_meets_both_conditions));</text:p>
      <text:p text:style-name="P39"><text:span text:style-name="T23"><text:s text:c="4"/></text:span><text:span text:style-name="T36">It</text:span><text:span text:style-name="T23"> should_not_evaluate_the_right_side_condition = () =&gt;</text:span></text:p>
      <text:p text:style-name="P23"><text:s text:c="7"/>right_side_specification</text:p>
      <text:p text:style-name="P23"><text:s text:c="10"/>.never_received(x =&gt; x.is_satisfied_by(the_item_that_meets_both_conditions));</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left_side_specification;</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right_side_specification;</text:span></text:p>
      <text:p text:style-name="P39"><text:span text:style-name="T23"><text:s text:c="4"/></text:span><text:span text:style-name="T12">static</text:span><text:span text:style-name="T23"> </text:span><text:span text:style-name="T36">IWhateverType</text:span><text:span text:style-name="T23"> the_item_that_meets_both_conditions;</text:span></text:p>
      <text:p text:style-name="P23">}</text:p>
      <text:p text:style-name="P5"/>
      <text:p text:style-name="P5">A mayores hemos creado la interface IWhateverType(), que simula el comportamiento de cualquier interface que definamos (algo asi como Object() pero en version interface):</text:p>
      <text:p text:style-name="P5"/>
      <text:p text:style-name="P15"><text:span text:style-name="T12">namespace</text:span><text:span text:style-name="T23"> dddsample.specs.domain.shared</text:span></text:p>
      <text:p text:style-name="P23">{</text:p>
      <text:p text:style-name="P39"><text:span text:style-name="T23"><text:s text:c="4"/></text:span><text:span text:style-name="T12">public</text:span><text:span text:style-name="T23"> </text:span><text:span text:style-name="T12">interface</text:span><text:span text:style-name="T23"> </text:span><text:span text:style-name="T36">IWhateverType</text:span><text:span text:style-name="T23"> { }</text:span></text:p>
      <text:p text:style-name="P23">}</text:p>
      <text:p text:style-name="P5"/>
      <text:p text:style-name="P5"/>
      <text:p text:style-name="P5">TODO: Volver a contar por algun lado que hace Observe&lt;,&gt;</text:p>
      <text:p text:style-name="P5"/>
      <text:p text:style-name="P5"><text:span text:style-name="T8">Escribiendo el Codigo que nos permite satisfacer las condiciones del Primer Scenario</text:span>:</text:p>
      <text:p text:style-name="P5"><text:soft-page-break/></text:p>
      <text:p text:style-name="P5">Una vez escrito el codigo del primer Scenario, debemos escribir la aplicacion en si, es decir, la clase OrSpecification&lt;T&gt;.</text:p>
      <text:p text:style-name="P5"/>
      <text:p text:style-name="P5">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5"/>
      <text:p text:style-name="P5">Si nos centramos primeramente en los dos ultimos bloque IT:</text:p>
      <text:p text:style-name="P5"/>
      <text:p text:style-name="P39"><text:span text:style-name="T36">It</text:span><text:span text:style-name="T23"> should_evaluate_the_left_side_condition</text:span></text:p>
      <text:p text:style-name="P39"><text:span text:style-name="T37">It</text:span><text:span text:style-name="T25"> should_not_evaluate_the_right_side_condition</text:span></text:p>
      <text:p text:style-name="P5"/>
      <text:p text:style-name="P5">vemos que necesitamos que necesitamos:</text:p>
      <text:p text:style-name="P5"/>
      <text:p text:style-name="P35">left_side_specification.is_satisfied_by(item);</text:p>
      <text:p text:style-name="P5"/>
      <text:p text:style-name="P5">pero no:</text:p>
      <text:p text:style-name="P5"/>
      <text:p text:style-name="P36">right_side_specification.is_satisfied_by(item);</text:p>
      <text:p text:style-name="P5"/>
      <text:p text:style-name="P5">y que ademas ambas specifications (left_side_specification y right_side_specification) deben provenir del constructor de la clase (via constructor inyection):</text:p>
      <text:p text:style-name="P5"/>
      <text:p text:style-name="P15"><text:span text:style-name="T12">public</text:span><text:span text:style-name="T23"> OrSpecification(</text:span><text:span text:style-name="T36">ISpecification</text:span><text:span text:style-name="T23">&lt;T&gt; left_side_specification, </text:span></text:p>
      <text:p text:style-name="P15"><text:span text:style-name="T23"><text:s text:c="23"/></text:span><text:span text:style-name="T36">ISpecification</text:span><text:span text:style-name="T23">&lt;T&gt; right_side_specification)</text:span></text:p>
      <text:p text:style-name="P5"/>
      <text:p text:style-name="P5">Es decir, con este codigo que se muestra a continuacion conseguiriamos que los dos bloques IT compilasen y ademas cumpliesen los requisitos:</text:p>
      <text:p text:style-name="P5"/>
      <text:p text:style-name="P15"><text:span text:style-name="T12">public</text:span><text:span text:style-name="T23"> </text:span><text:span text:style-name="T12">class</text:span><text:span text:style-name="T23"> </text:span><text:span text:style-name="T47">OrSpecification</text:span><text:span text:style-name="T23">&lt;T&gt; : </text:span><text:span text:style-name="T36">ISpecification</text:span><text:span text:style-name="T23">&lt;T&gt;</text:span></text:p>
      <text:p text:style-name="P23">{</text:p>
      <text:p text:style-name="P39"><text:span text:style-name="T23"><text:s text:c="4"/></text:span><text:span text:style-name="T36">ISpecification</text:span><text:span text:style-name="T23">&lt;T&gt; left_side_specification;</text:span></text:p>
      <text:p text:style-name="P39"><text:span text:style-name="T23"><text:s text:c="4"/></text:span><text:span text:style-name="T36">ISpecification</text:span><text:span text:style-name="T23">&lt;T&gt; right_side_specification;</text:span></text:p>
      <text:p text:style-name="P23"/>
      <text:p text:style-name="P39"><text:span text:style-name="T23"><text:s text:c="4"/></text:span><text:span text:style-name="T12">public</text:span><text:span text:style-name="T23"> OrSpecification(</text:span><text:span text:style-name="T36">ISpecification</text:span><text:span text:style-name="T23">&lt;T&gt; left_side_specification, </text:span></text:p>
      <text:p text:style-name="P39"><text:span text:style-name="T23"><text:s text:c="27"/></text:span><text:span text:style-name="T36">ISpecification</text:span><text:span text:style-name="T23">&lt;T&gt; right_side_specification)</text:span></text:p>
      <text:p text:style-name="P23"><text:s text:c="4"/>{</text:p>
      <text:p text:style-name="P39"><text:span text:style-name="T23"><text:s text:c="8"/></text:span><text:span text:style-name="T12">this</text:span><text:span text:style-name="T23">.left_side_specification = left_side_specification;</text:span></text:p>
      <text:p text:style-name="P39"><text:span text:style-name="T23"><text:s text:c="8"/></text:span><text:span text:style-name="T12">this</text:span><text:span text:style-name="T23">.right_side_specification = right_side_specification;</text:span></text:p>
      <text:p text:style-name="P23"><text:s text:c="4"/>}</text:p>
      <text:p text:style-name="P23"/>
      <text:p text:style-name="P39"><text:span text:style-name="T23"><text:s text:c="4"/></text:span><text:span text:style-name="T12">public</text:span><text:span text:style-name="T23"> </text:span><text:span text:style-name="T12">bool</text:span><text:span text:style-name="T23"> is_satisfied_by(T item)</text:span></text:p>
      <text:p text:style-name="P23"><text:s text:c="4"/>{</text:p>
      <text:p text:style-name="P23"><text:s text:c="8"/><text:span text:style-name="T10">this</text:span>.left_side_specification.is_satisfied_by(item); <text:s text:c="7"/></text:p>
      <text:p text:style-name="P39"><text:span text:style-name="T23"><text:s text:c="8"/></text:span><text:span text:style-name="T12">return</text:span><text:span text:style-name="T23"> </text:span><text:span text:style-name="T12">false</text:span><text:span text:style-name="T23">;</text:span></text:p>
      <text:p text:style-name="P23"><text:s text:c="4"/>}</text:p>
      <text:p text:style-name="P23">}</text:p>
      <text:p text:style-name="P5"/>
      <text:p text:style-name="P5">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5"/>
      <text:p text:style-name="P5">Esto deberia ayudarnos a que abramos los ojos y empecemos a entender un poco mejor todo lo que hay por debajo del BDD.</text:p>
      <text:p text:style-name="P5"/>
      <text:p text:style-name="P5">Una vez dicho esto, debemos movernos al siguiente punto, conseguir satisfacer las 3 condiciones expuestas en los bloques IT, y nos falta:</text:p>
      <text:p text:style-name="P5"/>
      <text:p text:style-name="P16"><text:span text:style-name="T36">It</text:span><text:span text:style-name="T23"> should_confirm_that_the_or_operator_specification_was_satisfied</text:span></text:p>
      <text:p text:style-name="P5"><text:soft-page-break/></text:p>
      <text:p text:style-name="P5">Pero tiene facil arreglo, basta con devolver true, en vez de false:</text:p>
      <text:p text:style-name="P5"/>
      <text:p text:style-name="P39"><text:span text:style-name="T12">public</text:span><text:span text:style-name="T23"> </text:span><text:span text:style-name="T12">bool</text:span><text:span text:style-name="T23"> is_satisfied_by(T item)</text:span></text:p>
      <text:p text:style-name="P23">{</text:p>
      <text:p text:style-name="P39"><text:span text:style-name="T23"><text:s text:c="4"/></text:span><text:span text:style-name="T12">this</text:span><text:span text:style-name="T23">.left_side_specification.is_satisfied_by(item); <text:s text:c="7"/></text:span></text:p>
      <text:p text:style-name="P39"><text:span text:style-name="T23"><text:s text:c="4"/></text:span><text:span text:style-name="T12">return</text:span><text:span text:style-name="T23"> </text:span><text:span text:style-name="T12">true</text:span><text:span text:style-name="T23">;</text:span></text:p>
      <text:p text:style-name="P26">}</text:p>
      <text:p text:style-name="P5"/>
      <text:p text:style-name="P5">De esta forma satisfacemos las 3 condiciones de los bloques IT. </text:p>
      <text:p text:style-name="P5"/>
      <text:p text:style-name="P5">La pregunta ahora seria la siguiente, ¿el metodo is_satisfied_by(T item) de la clase OrSpecification&lt;T&gt; hace lo que queremos que haga?</text:p>
      <text:p text:style-name="P5"/>
      <text:p text:style-name="P5">La respuesta es que NO, ya que queremos que haga una evaluacion del operando logico OR, y <text:s/>claramente no lo hace ya que evalua unicamente uno de los operandos:</text:p>
      <text:p text:style-name="P5"/>
      <text:p text:style-name="P23"><text:span text:style-name="T10">this</text:span>.left_side_specification.is_satisfied_by(item);</text:p>
      <text:p text:style-name="P5"/>
      <text:p text:style-name="P5">y aun por encima, ni siquiera lo tiene en cuenta a la hora de devolver el valor correcto, pues siempre true:</text:p>
      <text:p text:style-name="P5"/>
      <text:p text:style-name="P16"><text:span text:style-name="T12">return</text:span><text:span text:style-name="T23"> </text:span><text:span text:style-name="T12">true</text:span><text:span text:style-name="T23">;</text:span></text:p>
      <text:p text:style-name="P5"/>
      <text:p text:style-name="P5">independientemente de cual haya sido el resultado de la evaluacion previa.</text:p>
      <text:p text:style-name="P5"/>
      <text:p text:style-name="P5">La cuestion aqui, es que SI que cumple los requisitos de nuestra BDD_Spec (los 3 bloques IT).</text:p>
      <text:p text:style-name="P5"/>
      <text:p text:style-name="P5">¿Que es lo que ocurre entonces?</text:p>
      <text:p text:style-name="P5"/>
      <text:p text:style-name="P5">Pues que necesitamos programar las otras BDD_Specs que quedan:</text:p>
      <text:p text:style-name="P5"/>
      <text:p text:style-name="P43">When asked if an item that meets only the left side condition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5">» It should evaluate the right side condition</text:p>
      <text:p text:style-name="P5"/>
      <text:p text:style-name="P5">para obligar a nuestro codigo a hacer lo que queremos (que evalue la operacion logica OR).</text:p>
      <text:p text:style-name="P5"/>
      <text:p text:style-name="P5">NOTA: En un escenario de programacion normal, lo logico seria haber escrito ya en este punto:</text:p>
      <text:p text:style-name="P5"/>
      <text:p text:style-name="P15"><text:span text:style-name="T12">public</text:span><text:span text:style-name="T23"> </text:span><text:span text:style-name="T12">bool</text:span><text:span text:style-name="T23"> is_satisfied_by(T item)</text:span></text:p>
      <text:p text:style-name="P23">{</text:p>
      <text:p text:style-name="P39"><text:span text:style-name="T23"><text:s text:c="4"/></text:span><text:span text:style-name="T12">return this</text:span><text:span text:style-name="T23">.left_side_specification.is_satisfied_by(item) || </text:span></text:p>
      <text:p text:style-name="P23"><text:s text:c="11"/><text:span text:style-name="T10">this</text:span>.right_side_specification.is_satisfied_by(item);</text:p>
      <text:p text:style-name="P23">}</text:p>
      <text:p text:style-name="P5"/>
      <text:p text:style-name="P5"><text:soft-page-break/>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5"/>
      <text:p text:style-name="P5">FIN NOTA.</text:p>
      <text:p text:style-name="P5"/>
      <text:p text:style-name="P5"><text:span text:style-name="T8">Implementando los Scenarios restantes</text:span><text:span text:style-name="T66">:</text:span></text:p>
      <text:p text:style-name="P2"/>
      <text:p text:style-name="P2">Sin entrar en el nivel de detalle de la explicacion del primer Scenario ("Happy Day Scenario"), los Scenarios restantes</text:p>
      <text:p text:style-name="P2"/>
      <text:p text:style-name="P43">When asked if an item that meets only the left side condition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7">» It should evaluate the right side condition</text:p>
      <text:p text:style-name="P2"/>
      <text:p text:style-name="P2">se implementarian a traves del siguiente codigo:</text:p>
      <text:p text:style-name="P2"/>
      <text:p text:style-name="P22"><text:span text:style-name="T21">public</text:span><text:span text:style-name="T66"> </text:span><text:span text:style-name="T21">class</text:span><text:span text:style-name="T66"> </text:span><text:span text:style-name="T53">when_asked_if_an_item_that_meets_only_the_left_side_condition_satisfies_the_or_operator_specification</text:span><text:span text:style-name="T66"> : </text:span><text:span text:style-name="T53">concern_for_the_or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left_side_specification = an&lt;</text:span><text:span text:style-name="T36">ISpecification</text:span><text:span text:style-name="T23">&lt;</text:span><text:span text:style-name="T36">IWhateverType</text:span><text:span text:style-name="T23">&gt;&gt;();</text:span></text:p>
      <text:p text:style-name="P39"><text:span text:style-name="T23"><text:s text:c="8"/>right_side_specification = an&lt;</text:span><text:span text:style-name="T36">ISpecification</text:span><text:span text:style-name="T23">&lt;</text:span><text:span text:style-name="T36">IWhateverType</text:span><text:span text:style-name="T23">&gt;&gt;();</text:span></text:p>
      <text:p text:style-name="P39"><text:span text:style-name="T23"><text:s text:c="8"/>the_item_that_meets_the_left_side_condition = an&lt;</text:span><text:span text:style-name="T36">IWhateverType</text:span><text:span text:style-name="T23">&gt;();</text:span></text:p>
      <text:p text:style-name="P23"/>
      <text:p text:style-name="P23"><text:s text:c="8"/>left_side_specification</text:p>
      <text:p text:style-name="P23"><text:s text:c="11"/>.Stub(x =&gt; x.is_satisfied_by(the_item_that_meets_the_left_side_condition))</text:p>
      <text:p text:style-name="P39"><text:span text:style-name="T23"><text:s text:c="11"/>.Return(</text:span><text:span text:style-name="T12">true</text:span><text:span text:style-name="T23">);</text:span></text:p>
      <text:p text:style-name="P23"><text:s text:c="8"/>right_side_specification</text:p>
      <text:p text:style-name="P23"><text:s text:c="11"/>.Stub(x =&gt; x.is_satisfied_by(the_item_that_meets_the_left_side_condition))</text:p>
      <text:p text:style-name="P39"><text:span text:style-name="T23"><text:s text:c="11"/>.Return(</text:span><text:span text:style-name="T12">false</text:span><text:span text:style-name="T23">);</text:span></text:p>
      <text:p text:style-name="P23"/>
      <text:p text:style-name="P39"><text:span text:style-name="T23"><text:s text:c="8"/>create_sut_using(() =&gt; </text:span><text:span text:style-name="T12">new</text:span><text:span text:style-name="T23"> </text:span><text:span text:style-name="T47">OrSpecification</text:span><text:span text:style-name="T23">&lt;</text:span><text:span text:style-name="T36">IWhateverType</text:span><text:span text:style-name="T23">&gt;(</text:span></text:p>
      <text:p text:style-name="P23"><text:s text:c="60"/>left_side_specification, </text:p>
      <text:p text:style-name="P23"><text:s text:c="60"/>right_side_specification));</text:p>
      <text:p text:style-name="P23"><text:s text:c="4"/>};</text:p>
      <text:p text:style-name="P23"/>
      <text:p text:style-name="P39"><text:span text:style-name="T23"><text:s text:c="4"/></text:span><text:span text:style-name="T36">Because</text:span><text:span text:style-name="T23"> of = () =&gt; </text:span></text:p>
      <text:p text:style-name="P23"><text:s text:c="7"/>result = sut.is_satisfied_by(the_item_that_meets_the_left_side_condition);</text:p>
      <text:p text:style-name="P23"/>
      <text:p text:style-name="P39"><text:span text:style-name="T23"><text:s text:c="4"/></text:span><text:span text:style-name="T36">It</text:span><text:span text:style-name="T23"> should_confirm_that_the_or_operator_specification_was_satisfied = () =&gt; </text:span></text:p>
      <text:p text:style-name="P23"><text:s text:c="7"/>result.ShouldBeTrue();</text:p>
      <text:p text:style-name="P23"><text:s text:c="4"/></text:p>
      <text:p text:style-name="P39"><text:span text:style-name="T23"><text:s text:c="4"/></text:span><text:span text:style-name="T36">It</text:span><text:span text:style-name="T23"> should_evaluate_the_left_side_condition = () =&gt;</text:span></text:p>
      <text:p text:style-name="P23"><text:soft-page-break/><text:s text:c="7"/>left_side_specification</text:p>
      <text:p text:style-name="P23"><text:s text:c="10"/>.received(</text:p>
      <text:p text:style-name="P23"><text:s text:c="14"/>x =&gt; x.is_satisfied_by(the_item_that_meets_the_left_side_condition));</text:p>
      <text:p text:style-name="P23"><text:s text:c="4"/></text:p>
      <text:p text:style-name="P39"><text:span text:style-name="T23"><text:s text:c="4"/></text:span><text:span text:style-name="T36">It</text:span><text:span text:style-name="T23"> should_not_evaluate_the_right_side_condition = () =&gt;</text:span></text:p>
      <text:p text:style-name="P23"><text:s text:c="7"/>right_side_specification</text:p>
      <text:p text:style-name="P23"><text:s text:c="10"/>.never_received(</text:p>
      <text:p text:style-name="P23"><text:s text:c="13"/>x =&gt; x.is_satisfied_by(the_item_that_meets_the_left_side_condition));</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left_side_specification;</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right_side_specification;</text:span></text:p>
      <text:p text:style-name="P39"><text:span text:style-name="T23"><text:s text:c="4"/></text:span><text:span text:style-name="T12">static</text:span><text:span text:style-name="T23"> </text:span><text:span text:style-name="T36">IWhateverType</text:span><text:span text:style-name="T23"> the_item_that_meets_the_left_side_condition;</text:span></text:p>
      <text:p text:style-name="P23">}</text:p>
      <text:p text:style-name="P23"/>
      <text:p text:style-name="P39"><text:span text:style-name="T12">public</text:span><text:span text:style-name="T23"> </text:span><text:span text:style-name="T12">class</text:span><text:span text:style-name="T23"> </text:span><text:span text:style-name="T47">when_asked_if_an_item_that_meets_only_the_right_side_condition_satisfies_the_or_operator_specification</text:span><text:span text:style-name="T23"> : </text:span><text:span text:style-name="T47">concern_for_the_or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left_side_specification = an&lt;</text:span><text:span text:style-name="T36">ISpecification</text:span><text:span text:style-name="T23">&lt;</text:span><text:span text:style-name="T36">IWhateverType</text:span><text:span text:style-name="T23">&gt;&gt;();</text:span></text:p>
      <text:p text:style-name="P39"><text:span text:style-name="T23"><text:s text:c="8"/>right_side_specification = an&lt;</text:span><text:span text:style-name="T36">ISpecification</text:span><text:span text:style-name="T23">&lt;</text:span><text:span text:style-name="T36">IWhateverType</text:span><text:span text:style-name="T23">&gt;&gt;();</text:span></text:p>
      <text:p text:style-name="P39"><text:span text:style-name="T23"><text:s text:c="8"/>the_item_that_meets_the_right_side_condition = an&lt;</text:span><text:span text:style-name="T36">IWhateverType</text:span><text:span text:style-name="T23">&gt;();</text:span></text:p>
      <text:p text:style-name="P23"/>
      <text:p text:style-name="P23"><text:s text:c="8"/>left_side_specification</text:p>
      <text:p text:style-name="P23"><text:s text:c="11"/>.Stub(x =&gt; x.is_satisfied_by(the_item_that_meets_the_right_side_condition))</text:p>
      <text:p text:style-name="P39"><text:span text:style-name="T23"><text:s text:c="11"/>.Return(</text:span><text:span text:style-name="T12">false</text:span><text:span text:style-name="T23">);</text:span></text:p>
      <text:p text:style-name="P23"><text:s text:c="8"/>right_side_specification</text:p>
      <text:p text:style-name="P23"><text:s text:c="11"/>.Stub(x =&gt; x.is_satisfied_by(the_item_that_meets_the_right_side_condition))</text:p>
      <text:p text:style-name="P39"><text:span text:style-name="T23"><text:s text:c="11"/>.Return(</text:span><text:span text:style-name="T12">true</text:span><text:span text:style-name="T23">);</text:span></text:p>
      <text:p text:style-name="P23"/>
      <text:p text:style-name="P39"><text:span text:style-name="T23"><text:s text:c="8"/>create_sut_using(() =&gt; </text:span><text:span text:style-name="T12">new</text:span><text:span text:style-name="T23"> </text:span><text:span text:style-name="T47">OrSpecification</text:span><text:span text:style-name="T23">&lt;</text:span><text:span text:style-name="T36">IWhateverType</text:span><text:span text:style-name="T23">&gt;(</text:span></text:p>
      <text:p text:style-name="P23"><text:s text:c="60"/>left_side_specification, </text:p>
      <text:p text:style-name="P23"><text:s text:c="60"/>right_side_specification));</text:p>
      <text:p text:style-name="P23"><text:s text:c="4"/>};</text:p>
      <text:p text:style-name="P23"/>
      <text:p text:style-name="P39"><text:span text:style-name="T23"><text:s text:c="4"/></text:span><text:span text:style-name="T36">Because</text:span><text:span text:style-name="T23"> of = () =&gt; </text:span></text:p>
      <text:p text:style-name="P23"><text:s text:c="7"/>result = sut.is_satisfied_by(the_item_that_meets_the_right_side_condition);</text:p>
      <text:p text:style-name="P23"/>
      <text:p text:style-name="P39"><text:span text:style-name="T23"><text:s text:c="4"/></text:span><text:span text:style-name="T36">It</text:span><text:span text:style-name="T23"> should_confirm_that_the_or_operator_specification_was_satisfied = () =&gt; </text:span></text:p>
      <text:p text:style-name="P23"><text:s text:c="7"/>result.ShouldBeTrue();</text:p>
      <text:p text:style-name="P23"><text:s text:c="8"/></text:p>
      <text:p text:style-name="P39"><text:span text:style-name="T23"><text:s text:c="4"/></text:span><text:span text:style-name="T36">It</text:span><text:span text:style-name="T23">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9"><text:span text:style-name="T23"><text:s text:c="4"/></text:span><text:span text:style-name="T36">It</text:span><text:span text:style-name="T23"> should_evaluate_the_right_side_condition = () =&gt;</text:span></text:p>
      <text:p text:style-name="P23"><text:s text:c="7"/>right_side_specification</text:p>
      <text:p text:style-name="P23"><text:s text:c="10"/>.received(</text:p>
      <text:p text:style-name="P23"><text:s text:c="13"/>x =&gt; x.is_satisfied_by(the_item_that_meets_the_right_side_condition));</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left_side_specification;</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right_side_specification;</text:span></text:p>
      <text:p text:style-name="P39"><text:span text:style-name="T23"><text:s text:c="4"/></text:span><text:span text:style-name="T12">static</text:span><text:span text:style-name="T23"> </text:span><text:span text:style-name="T36">IWhateverType</text:span><text:span text:style-name="T23"> the_item_that_meets_the_right_side_condition;</text:span></text:p>
      <text:p text:style-name="P23">}</text:p>
      <text:p text:style-name="P23"/>
      <text:p text:style-name="P39"><text:span text:style-name="T12">public</text:span><text:span text:style-name="T23"> </text:span><text:span text:style-name="T12">class</text:span><text:span text:style-name="T23"> </text:span><text:span text:style-name="T47">when_asked_if_an_item_that_does_not_meet_any_of_the_conditions_satisfies_the_or_operator_specification</text:span><text:span text:style-name="T23"> : </text:span><text:span text:style-name="T47">concern_for_the_or_specification</text:span></text:p>
      <text:p text:style-name="P23"><text:soft-page-break/>{</text:p>
      <text:p text:style-name="P39"><text:span text:style-name="T23"><text:s text:c="4"/></text:span><text:span text:style-name="T36">Establish</text:span><text:span text:style-name="T23"> context = () =&gt;</text:span></text:p>
      <text:p text:style-name="P23"><text:s text:c="4"/>{</text:p>
      <text:p text:style-name="P39"><text:span text:style-name="T23"><text:s text:c="8"/>left_side_specification = an&lt;</text:span><text:span text:style-name="T36">ISpecification</text:span><text:span text:style-name="T23">&lt;</text:span><text:span text:style-name="T36">IWhateverType</text:span><text:span text:style-name="T23">&gt;&gt;();</text:span></text:p>
      <text:p text:style-name="P39"><text:span text:style-name="T23"><text:s text:c="8"/>right_side_specification = an&lt;</text:span><text:span text:style-name="T36">ISpecification</text:span><text:span text:style-name="T23">&lt;</text:span><text:span text:style-name="T36">IWhateverType</text:span><text:span text:style-name="T23">&gt;&gt;();</text:span></text:p>
      <text:p text:style-name="P39"><text:span text:style-name="T23"><text:s text:c="8"/>the_item_that_meets_no_condition = an&lt;</text:span><text:span text:style-name="T36">IWhateverType</text:span><text:span text:style-name="T23">&gt;();</text:span></text:p>
      <text:p text:style-name="P23"/>
      <text:p text:style-name="P23"><text:s text:c="8"/>left_side_specification</text:p>
      <text:p text:style-name="P23"><text:s text:c="11"/>.Stub(x =&gt; x.is_satisfied_by(the_item_that_meets_no_condition))</text:p>
      <text:p text:style-name="P39"><text:span text:style-name="T23"><text:s text:c="11"/>.Return(</text:span><text:span text:style-name="T12">false</text:span><text:span text:style-name="T23">);</text:span></text:p>
      <text:p text:style-name="P23"><text:s text:c="8"/>right_side_specification</text:p>
      <text:p text:style-name="P23"><text:s text:c="11"/>.Stub(x =&gt; x.is_satisfied_by(the_item_that_meets_no_condition))</text:p>
      <text:p text:style-name="P39"><text:span text:style-name="T23"><text:s text:c="11"/>.Return(</text:span><text:span text:style-name="T12">false</text:span><text:span text:style-name="T23">);</text:span></text:p>
      <text:p text:style-name="P23"/>
      <text:p text:style-name="P39"><text:span text:style-name="T23"><text:s text:c="8"/>create_sut_using(() =&gt; </text:span><text:span text:style-name="T12">new</text:span><text:span text:style-name="T23"> </text:span><text:span text:style-name="T47">OrSpecification</text:span><text:span text:style-name="T23">&lt;</text:span><text:span text:style-name="T36">IWhateverType</text:span><text:span text:style-name="T23">&gt;(</text:span></text:p>
      <text:p text:style-name="P23"><text:s text:c="60"/>left_side_specification, </text:p>
      <text:p text:style-name="P23"><text:s text:c="60"/>right_side_specification));</text:p>
      <text:p text:style-name="P23"><text:s text:c="4"/>};</text:p>
      <text:p text:style-name="P23"/>
      <text:p text:style-name="P39"><text:span text:style-name="T23"><text:s text:c="4"/></text:span><text:span text:style-name="T36">Because</text:span><text:span text:style-name="T23"> of = () =&gt; result = sut.is_satisfied_by(the_item_that_meets_no_condition);</text:span></text:p>
      <text:p text:style-name="P23"/>
      <text:p text:style-name="P39"><text:span text:style-name="T23"><text:s text:c="4"/></text:span><text:span text:style-name="T36">It</text:span><text:span text:style-name="T23"> should_confirm_that_the_or_operator_specification_was_not_satisfied = () =&gt; </text:span></text:p>
      <text:p text:style-name="P23"><text:s text:c="7"/>result.ShouldBeFalse();</text:p>
      <text:p text:style-name="P23"/>
      <text:p text:style-name="P39"><text:span text:style-name="T23"><text:s text:c="4"/></text:span><text:span text:style-name="T36">It</text:span><text:span text:style-name="T23"> should_evaluate_the_left_side_condition = () =&gt;</text:span></text:p>
      <text:p text:style-name="P23"><text:s text:c="7"/>left_side_specification</text:p>
      <text:p text:style-name="P23"><text:s text:c="10"/>.received(x =&gt; x.is_satisfied_by(the_item_that_meets_no_condition));</text:p>
      <text:p text:style-name="P23"/>
      <text:p text:style-name="P39"><text:span text:style-name="T23"><text:s text:c="4"/></text:span><text:span text:style-name="T36">It</text:span><text:span text:style-name="T23"> should_evaluate_the_right_side_condition = () =&gt;</text:span></text:p>
      <text:p text:style-name="P23"><text:s text:c="7"/>right_side_specification</text:p>
      <text:p text:style-name="P23"><text:s text:c="10"/>.received(x =&gt; x.is_satisfied_by(the_item_that_meets_no_condition));</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left_side_specification;</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right_side_specification;</text:span></text:p>
      <text:p text:style-name="P39"><text:span text:style-name="T23"><text:s text:c="4"/></text:span><text:span text:style-name="T12">static</text:span><text:span text:style-name="T23"> </text:span><text:span text:style-name="T36">IWhateverType</text:span><text:span text:style-name="T23"> the_item_that_meets_no_condition;</text:span></text:p>
      <text:p text:style-name="P23">}</text:p>
      <text:p text:style-name="P2"/>
      <text:p text:style-name="P2">y que obligaria a nuestra clase OrSpecification a hacer lo correcto:</text:p>
      <text:p text:style-name="P2"/>
      <text:p text:style-name="P15"><text:span text:style-name="T18">public</text:span><text:span text:style-name="T28"> </text:span><text:span text:style-name="T18">class</text:span><text:span text:style-name="T28"> </text:span><text:span text:style-name="T51">OrSpecification</text:span><text:span text:style-name="T28">&lt;T&gt; : </text:span><text:span text:style-name="T40">ISpecification</text:span><text:span text:style-name="T28">&lt;T&gt;</text:span></text:p>
      <text:p text:style-name="P23">{</text:p>
      <text:p text:style-name="P39"><text:span text:style-name="T23"><text:s text:c="4"/></text:span><text:span text:style-name="T36">ISpecification</text:span><text:span text:style-name="T23">&lt;T&gt; left_side_specification;</text:span></text:p>
      <text:p text:style-name="P39"><text:span text:style-name="T23"><text:s text:c="4"/></text:span><text:span text:style-name="T36">ISpecification</text:span><text:span text:style-name="T23">&lt;T&gt; right_side_specification;</text:span></text:p>
      <text:p text:style-name="P23"/>
      <text:p text:style-name="P39"><text:span text:style-name="T23"><text:s text:c="4"/></text:span><text:span text:style-name="T12">public</text:span><text:span text:style-name="T23"> OrSpecification(</text:span><text:span text:style-name="T36">ISpecification</text:span><text:span text:style-name="T23">&lt;T&gt; left_side_specification, </text:span></text:p>
      <text:p text:style-name="P39"><text:span text:style-name="T23"><text:s text:c="27"/></text:span><text:span text:style-name="T36">ISpecification</text:span><text:span text:style-name="T23">&lt;T&gt; right_side_specification)</text:span></text:p>
      <text:p text:style-name="P23"><text:s text:c="4"/>{</text:p>
      <text:p text:style-name="P39"><text:span text:style-name="T23"><text:s text:c="8"/></text:span><text:span text:style-name="T12">this</text:span><text:span text:style-name="T23">.left_side_specification = left_side_specification;</text:span></text:p>
      <text:p text:style-name="P39"><text:span text:style-name="T23"><text:s text:c="8"/></text:span><text:span text:style-name="T12">this</text:span><text:span text:style-name="T23">.right_side_specification = right_side_specification;</text:span></text:p>
      <text:p text:style-name="P23"><text:s text:c="4"/>}</text:p>
      <text:p text:style-name="P23"/>
      <text:p text:style-name="P39"><text:span text:style-name="T23"><text:s text:c="4"/></text:span><text:span text:style-name="T12">public</text:span><text:span text:style-name="T23"> </text:span><text:span text:style-name="T12">bool</text:span><text:span text:style-name="T23"> is_satisfied_by(T item)</text:span></text:p>
      <text:p text:style-name="P23"><text:s text:c="4"/>{</text:p>
      <text:p text:style-name="P39"><text:span text:style-name="T23"><text:s text:c="8"/></text:span><text:span text:style-name="T12">return</text:span><text:span text:style-name="T23"> </text:span><text:span text:style-name="T12">this</text:span><text:span text:style-name="T23">.left_side_specification.is_satisfied_by(item) || </text:span></text:p>
      <text:p text:style-name="P23"><text:s text:c="15"/><text:span text:style-name="T10">this</text:span>.right_side_specification.is_satisfied_by(item);</text:p>
      <text:p text:style-name="P23"><text:s text:c="4"/>}</text:p>
      <text:p text:style-name="P23">}</text:p>
      <text:p text:style-name="P2"/>
      <text:p text:style-name="P2">tal y como demuestra la salida de haber ejcutado esta BDD_Spec con TestDriven.NET:</text:p>
      <text:p text:style-name="P2"/>
      <text:p text:style-name="P44">------ Test started: Assembly: dddsample.specs.dll ------</text:p>
      <text:p text:style-name="P45"><text:soft-page-break/></text:p>
      <text:p text:style-name="P46">when asked if an item that meets both conditions satisfies the or operator specification</text:p>
      <text:p text:style-name="P43">» should confirm that the or operator specification was satisfied</text:p>
      <text:p text:style-name="P43">» should evaluate the left side condition</text:p>
      <text:p text:style-name="P43">» should not evaluate the right side condition</text:p>
      <text:p text:style-name="P43"/>
      <text:p text:style-name="P43">when asked if an item that meets only the left side condition satisfies the or operator specification</text:p>
      <text:p text:style-name="P43">» should confirm that the or operator specification was satisfied</text:p>
      <text:p text:style-name="P43">» should evaluate the left side condition</text:p>
      <text:p text:style-name="P43">» should not evaluate the right side condition</text:p>
      <text:p text:style-name="P43"/>
      <text:p text:style-name="P43">when asked if an item that meets only the right side condition satisfies the or operator specification</text:p>
      <text:p text:style-name="P43">» should confirm that the or operator specification was satisfied</text:p>
      <text:p text:style-name="P43">» should evaluate the left side condition</text:p>
      <text:p text:style-name="P43">» should evaluate the right side condition</text:p>
      <text:p text:style-name="P43"/>
      <text:p text:style-name="P43">when asked if an item that does not meet any of the conditions satisfies the or operator specification</text:p>
      <text:p text:style-name="P43">» should confirm that the or operator specification was not satisfied</text:p>
      <text:p text:style-name="P43">» should evaluate the left side condition</text:p>
      <text:p text:style-name="P43">» should evaluate the right side condition</text:p>
      <text:p text:style-name="P43"/>
      <text:p text:style-name="P43"/>
      <text:p text:style-name="P43">12 passed, 0 failed, 0 skipped, took 0,65 seconds (Machine.Specifications 0.3.0).</text:p>
      <text:p text:style-name="P2"/>
      <text:p text:style-name="P2">Y con esto habriamos completado nuestro objetivo y quedaria implementada la clase OrSpecification&lt;T&gt;, guiados por BDD, elimimando la necesidad de usar la clase abstracta</text:p>
      <text:p text:style-name="P2">Specification&lt;T&gt; y mostrando en el proceso como los conceptos de Dependency Injection abordados en el epigrafe "<text:span text:style-name="T57">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2"/>
      <text:p text:style-name="P2"><text:span text:style-name="T8">NotSpecification&lt;T&gt; via BDD</text:span>:</text:p>
      <text:p text:style-name="P2"/>
      <text:p text:style-name="P2">Para este caso no nos detendremos ni entraermos en el mismo nivel de detalle que en el de OrSpecification&lt;T&gt;, puesto que, muchos de los conceptos son similares. Aun asi, demostraremos como, efectivamente, la interface de la version java era incorrecta.</text:p>
      <text:p text:style-name="P2"/>
      <text:p text:style-name="P5">Nuestra BDD_Spec para la clase NotSpecification&lt;T&gt; seria:</text:p>
      <text:p text:style-name="P5"/>
      <text:p text:style-name="P44">When asked if an item that meets the condition satisfies the not operation specification</text:p>
      <text:p text:style-name="P43">» It should confirm that the original condition has been negated</text:p>
      <text:p text:style-name="P43">» It should evaluate the condition</text:p>
      <text:p text:style-name="P43"/>
      <text:p text:style-name="P43">When asked if an item that does not meet the condition satisfies the not operation specification</text:p>
      <text:p text:style-name="P43">» It should confirm that the original condition has been negated</text:p>
      <text:p text:style-name="P43">» It should evaluate the condition</text:p>
      <text:p text:style-name="P5"/>
      <text:p text:style-name="P5">El codigo que implementan ambas BDD_Specs:</text:p>
      <text:p text:style-name="P5"/>
      <text:p text:style-name="P22"><text:span text:style-name="T10">public</text:span> <text:span text:style-name="T10">class</text:span> <text:span text:style-name="T45">concern_for_the_not_specification</text:span> : </text:p>
      <text:p text:style-name="P22"><text:span text:style-name="T45"><text:s text:c="3"/>Observes</text:span>&lt;<text:span text:style-name="T34">ISpecification</text:span>&lt;<text:span text:style-name="T34">IWhateverType</text:span>&gt;, <text:span text:style-name="T45">NotSpecification</text:span>&lt;<text:span text:style-name="T34">IWhateverType</text:span>&gt;&gt; { }</text:p>
      <text:p text:style-name="P23"/>
      <text:p text:style-name="P39"><text:span text:style-name="T12">public</text:span><text:span text:style-name="T23"> </text:span><text:span text:style-name="T12">class</text:span><text:span text:style-name="T23"> </text:span><text:span text:style-name="T47">when_asked_if_an_item_that_meets_the_condition_satisfies_the_not_operation_specification</text:span><text:span text:style-name="T23"> : </text:span><text:span text:style-name="T47">concern_for_the_not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he_to_negate_specification = the_dependency&lt;</text:span><text:span text:style-name="T36">ISpecification</text:span><text:span text:style-name="T23">&lt;</text:span><text:span text:style-name="T36">IWhateverType</text:span><text:span text:style-name="T23">&gt;&gt;();</text:span></text:p>
      <text:p text:style-name="P39"><text:soft-page-break/><text:span text:style-name="T23"><text:s text:c="8"/>the_item_that_meets_the_condition = an&lt;</text:span><text:span text:style-name="T36">IWhateverType</text:span><text:span text:style-name="T23">&gt;();</text:span></text:p>
      <text:p text:style-name="P23"/>
      <text:p text:style-name="P23"><text:s text:c="8"/>the_to_negate_specification</text:p>
      <text:p text:style-name="P23"><text:s text:c="11"/>.Stub(x =&gt; x.is_satisfied_by(the_item_that_meets_the_condition))</text:p>
      <text:p text:style-name="P39"><text:span text:style-name="T23"><text:s text:c="11"/>.Return(</text:span><text:span text:style-name="T12">true</text:span><text:span text:style-name="T23">);</text:span></text:p>
      <text:p text:style-name="P23"><text:s text:c="4"/>};</text:p>
      <text:p text:style-name="P23"/>
      <text:p text:style-name="P39"><text:span text:style-name="T23"><text:s text:c="4"/></text:span><text:span text:style-name="T36">Because</text:span><text:span text:style-name="T23"> of = () =&gt; result = sut.is_satisfied_by(the_item_that_meets_the_condition);</text:span></text:p>
      <text:p text:style-name="P23"/>
      <text:p text:style-name="P39"><text:span text:style-name="T23"><text:s text:c="4"/></text:span><text:span text:style-name="T36">It</text:span><text:span text:style-name="T23"> should_confirm_that_the_original_condition_has_been_negated = () =&gt; </text:span></text:p>
      <text:p text:style-name="P23"><text:s text:c="7"/>result.ShouldBeFalse();</text:p>
      <text:p text:style-name="P23"/>
      <text:p text:style-name="P39"><text:span text:style-name="T23"><text:s text:c="4"/></text:span><text:span text:style-name="T36">It</text:span><text:span text:style-name="T23"> should_evaluate_the_condition = () =&gt;</text:span></text:p>
      <text:p text:style-name="P23"><text:s text:c="7"/>the_to_negate_specification</text:p>
      <text:p text:style-name="P23"><text:s text:c="10"/>.received(x =&gt; x.is_satisfied_by(the_item_that_meets_the_condition));</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WhateverType</text:span><text:span text:style-name="T23"> the_item_that_meets_the_condition;</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the_to_negate_specification;</text:span></text:p>
      <text:p text:style-name="P23">}</text:p>
      <text:p text:style-name="P23"/>
      <text:p text:style-name="P39"><text:span text:style-name="T12">public</text:span><text:span text:style-name="T23"> </text:span><text:span text:style-name="T12">class</text:span><text:span text:style-name="T23"> </text:span><text:span text:style-name="T47">when_asked_if_an_item_that_does_not_meet_the_condition_satisfies_the_not_operation_specification</text:span><text:span text:style-name="T23"> : </text:span><text:span text:style-name="T47">concern_for_the_not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he_to_negate_specification = the_dependency&lt;</text:span><text:span text:style-name="T36">ISpecification</text:span><text:span text:style-name="T23">&lt;</text:span><text:span text:style-name="T36">IWhateverType</text:span><text:span text:style-name="T23">&gt;&gt;();</text:span></text:p>
      <text:p text:style-name="P39"><text:span text:style-name="T23"><text:s text:c="8"/>the_item_that_does_not_meet_the_condition = an&lt;</text:span><text:span text:style-name="T36">IWhateverType</text:span><text:span text:style-name="T23">&gt;();</text:span></text:p>
      <text:p text:style-name="P23"/>
      <text:p text:style-name="P23"><text:s text:c="8"/>the_to_negate_specification</text:p>
      <text:p text:style-name="P23"><text:s text:c="11"/>.Stub(x =&gt; x.is_satisfied_by(the_item_that_does_not_meet_the_condition))</text:p>
      <text:p text:style-name="P39"><text:span text:style-name="T23"><text:s text:c="11"/>.Return(</text:span><text:span text:style-name="T12">false</text:span><text:span text:style-name="T23">);</text:span></text:p>
      <text:p text:style-name="P23"><text:s text:c="4"/>};</text:p>
      <text:p text:style-name="P23"/>
      <text:p text:style-name="P39"><text:span text:style-name="T23"><text:s text:c="4"/></text:span><text:span text:style-name="T36">Because</text:span><text:span text:style-name="T23"> of = () =&gt; </text:span></text:p>
      <text:p text:style-name="P23"><text:s text:c="7"/>result = sut.is_satisfied_by(the_item_that_does_not_meet_the_condition);</text:p>
      <text:p text:style-name="P23"/>
      <text:p text:style-name="P39"><text:span text:style-name="T23"><text:s text:c="4"/></text:span><text:span text:style-name="T36">It</text:span><text:span text:style-name="T23"> should_confirm_that_the_original_condition_has_been_negated = () =&gt; </text:span></text:p>
      <text:p text:style-name="P23"><text:s text:c="7"/>result.ShouldBeTrue();</text:p>
      <text:p text:style-name="P23"/>
      <text:p text:style-name="P39"><text:span text:style-name="T23"><text:s text:c="4"/></text:span><text:span text:style-name="T36">It</text:span><text:span text:style-name="T23"> should_evaluate_the_condition = () =&gt;</text:span></text:p>
      <text:p text:style-name="P23"><text:s text:c="7"/>the_to_negate_specification</text:p>
      <text:p text:style-name="P23"><text:s text:c="10"/>.received(x =&gt; x.is_satisfied_by(the_item_that_does_not_meet_the_condition));</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WhateverType</text:span><text:span text:style-name="T23"> the_item_that_does_not_meet_the_condition;</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the_to_negate_specification;</text:span></text:p>
      <text:p text:style-name="P23">}</text:p>
      <text:p text:style-name="P5"/>
      <text:p text:style-name="P5">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5"/>
      <text:p text:style-name="P5">A mayores es interesante destacar el uso de:</text:p>
      <text:p text:style-name="P5"/>
      <text:list xml:id="list34402363" text:continue-list="list34404763" text:style-name="L4">
        <text:list-item>
          <text:p text:style-name="P64">the_dependency&lt;T&gt;(), que crea un mock del tipo especificado por T y ademas lo inyecta al constructor cuando se crea el System Under Test (sut).</text:p>
        </text:list-item>
      </text:list>
      <text:p text:style-name="P5"/>
      <text:p text:style-name="P5">Y que podemos usar sin miedo en este caso ya que el constructor del SUT no recibe ningun argumento del mismo tipo (recordemos que el problema se plantea cuando hay dos o mas <text:soft-page-break/>argumentos del mismo tipo, obligandonos a usa la llamad explicita al constructor a traves de create_sut_using(). Para mas informacion revisar el apartado donde se trata la implemntacion BDD de OrSpecification&lt;T&gt;).</text:p>
      <text:p text:style-name="P5"/>
      <text:p text:style-name="P5">Nuestra clase NotSpecification&lt;T&gt; asociada a esta BDD_Spec es:</text:p>
      <text:p text:style-name="P5"/>
      <text:p text:style-name="P15"><text:span text:style-name="T12">public</text:span><text:span text:style-name="T23"> </text:span><text:span text:style-name="T12">class</text:span><text:span text:style-name="T23"> </text:span><text:span text:style-name="T47">NotSpecification</text:span><text:span text:style-name="T23">&lt;T&gt; : </text:span><text:span text:style-name="T36">ISpecification</text:span><text:span text:style-name="T23">&lt;T&gt; </text:span></text:p>
      <text:p text:style-name="P23">{</text:p>
      <text:p text:style-name="P39"><text:span text:style-name="T23"><text:s text:c="4"/></text:span><text:span text:style-name="T36">ISpecification</text:span><text:span text:style-name="T23">&lt;T&gt; to_negate_specification;</text:span></text:p>
      <text:p text:style-name="P23"/>
      <text:p text:style-name="P39"><text:span text:style-name="T23"><text:s text:c="4"/></text:span><text:span text:style-name="T12">public</text:span><text:span text:style-name="T23"> NotSpecification(</text:span><text:span text:style-name="T36">ISpecification</text:span><text:span text:style-name="T23">&lt;T&gt; to_negate_specification)</text:span></text:p>
      <text:p text:style-name="P23"><text:s text:c="4"/>{</text:p>
      <text:p text:style-name="P39"><text:span text:style-name="T23"><text:s text:c="8"/></text:span><text:span text:style-name="T12">this</text:span><text:span text:style-name="T23">.to_negate_specification = to_negate_specification;</text:span></text:p>
      <text:p text:style-name="P23"><text:s text:c="4"/>}</text:p>
      <text:p text:style-name="P23"/>
      <text:p text:style-name="P39"><text:span text:style-name="T23"><text:s text:c="4"/></text:span><text:span text:style-name="T12">public</text:span><text:span text:style-name="T23"> </text:span><text:span text:style-name="T12">bool</text:span><text:span text:style-name="T23"> is_satisfied_by(T item)</text:span></text:p>
      <text:p text:style-name="P23"><text:s text:c="4"/>{</text:p>
      <text:p text:style-name="P39"><text:span text:style-name="T23"><text:s text:c="8"/></text:span><text:span text:style-name="T12">return</text:span><text:span text:style-name="T23"> !</text:span><text:span text:style-name="T12">this</text:span><text:span text:style-name="T23">.to_negate_specification.is_satisfied_by(item);</text:span></text:p>
      <text:p text:style-name="P23"><text:s text:c="4"/>}</text:p>
      <text:p text:style-name="P23">}</text:p>
      <text:p text:style-name="P5"/>
      <text:p text:style-name="P5">Y todo funciona segun lo previsto tal y como demuestra el log de TestDriven.NET:</text:p>
      <text:p text:style-name="P5"/>
      <text:p text:style-name="P44">------ Test started: Assembly: dddsample.specs.dll ------</text:p>
      <text:p text:style-name="P45"/>
      <text:p text:style-name="P44">when asked if an item that meets the condition satisfies the not operation specification</text:p>
      <text:p text:style-name="P43">» should confirm that the original condition has been negated</text:p>
      <text:p text:style-name="P43">» should evaluate the condition</text:p>
      <text:p text:style-name="P43"/>
      <text:p text:style-name="P43">when asked if an item that does not meet the condition satisfies the not operation specification</text:p>
      <text:p text:style-name="P43">» should confirm that the original condition has been negated</text:p>
      <text:p text:style-name="P43">» should evaluate the condition</text:p>
      <text:p text:style-name="P43"/>
      <text:p text:style-name="P43"/>
      <text:p text:style-name="P43">4 passed, 0 failed, 0 skipped, took 0,62 seconds (Machine.Specifications 0.3.0).</text:p>
      <text:p text:style-name="P11"/>
      <text:p text:style-name="P5"/>
      <text:p text:style-name="P2"><text:span text:style-name="T8">AndSpecification&lt;T&gt; via BDD</text:span>:</text:p>
      <text:p text:style-name="P2"/>
      <text:p text:style-name="P2">Finalmente reproducimos las BDD_specs para la clase AndSpecification&lt;T&gt;, para de esta forma completar la primera parte del patron DDD_Specification y poder proceder con la segunda parte.</text:p>
      <text:p text:style-name="P2"/>
      <text:p text:style-name="P2">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2"/>
      <text:p text:style-name="P5">Nuestra BDD_Spec para la clase AndSpecification&lt;T&gt; seria:</text:p>
      <text:p text:style-name="P5"/>
      <text:p text:style-name="P44">When asked if an item that meets both conditions satisfies the and operator specification</text:p>
      <text:p text:style-name="P43">» It should confirm that the and operator specification was satisfied</text:p>
      <text:p text:style-name="P43">» It should evaluate the left side condition</text:p>
      <text:p text:style-name="P43">» It should evaluate the right side condition</text:p>
      <text:p text:style-name="P43"/>
      <text:p text:style-name="P43">When asked if an item that meets only the left side condition satisfies the and operator specification</text:p>
      <text:p text:style-name="P43">» It should confirm that the and operator specification was not satisfied</text:p>
      <text:p text:style-name="P43">» It should evaluate the left side condition</text:p>
      <text:p text:style-name="P43">» It should evaluate the right side condition</text:p>
      <text:p text:style-name="P43"/>
      <text:p text:style-name="P43">When asked if an item that meets only the right side condition satisfies the and operator <text:soft-page-break/>specification</text:p>
      <text:p text:style-name="P43">» It should confirm that the and operator specification was not satisfied</text:p>
      <text:p text:style-name="P43">» It should evaluate the left side condition</text:p>
      <text:p text:style-name="P43">» It should not evaluate the right side condition</text:p>
      <text:p text:style-name="P43"/>
      <text:p text:style-name="P43">When asked if an item that does not meet any of the conditions satisfies the and operator specification</text:p>
      <text:p text:style-name="P43">» It should confirm that the and operator specification was not satisfied</text:p>
      <text:p text:style-name="P43">» It should evaluate the left side condition</text:p>
      <text:p text:style-name="P43">» It should not evaluate the right side condition</text:p>
      <text:p text:style-name="P5"/>
      <text:p text:style-name="P2">Es interesante fijarse, que con respecto a OrSpecification&lt;T&gt; cambia los casos en los que no se evalua el operando derecho, ya que FALSE AND CUALQUIER_COSA = FALSE.</text:p>
      <text:p text:style-name="P2"/>
      <text:p text:style-name="P2">La implementacion de las especificaciones:</text:p>
      <text:p text:style-name="P2"/>
      <text:p text:style-name="P13"><text:span text:style-name="T12">public</text:span><text:span text:style-name="T23"> </text:span><text:span text:style-name="T12">class</text:span><text:span text:style-name="T23"> </text:span><text:span text:style-name="T47">concern_for_the_and_specification</text:span><text:span text:style-name="T23"> : </text:span></text:p>
      <text:p text:style-name="P13"><text:span text:style-name="T23"><text:s text:c="3"/></text:span><text:span text:style-name="T47">Observes</text:span><text:span text:style-name="T23">&lt;</text:span><text:span text:style-name="T36">ISpecification</text:span><text:span text:style-name="T23">&lt;</text:span><text:span text:style-name="T36">IWhateverType</text:span><text:span text:style-name="T23">&gt;, </text:span><text:span text:style-name="T47">AndSpecification</text:span><text:span text:style-name="T23">&lt;</text:span><text:span text:style-name="T36">IWhateverType</text:span><text:span text:style-name="T23">&gt;&gt; { }</text:span></text:p>
      <text:p text:style-name="P23"/>
      <text:p text:style-name="P39"><text:span text:style-name="T12">public</text:span><text:span text:style-name="T23"> </text:span><text:span text:style-name="T12">class</text:span><text:span text:style-name="T23"> </text:span><text:span text:style-name="T47">when_asked_if_an_item_that_meets_both_conditions_satisfies_the_and_operator_specification</text:span><text:span text:style-name="T23"> : </text:span><text:span text:style-name="T47">concern_for_the_and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left_side_specification = an&lt;</text:span><text:span text:style-name="T36">ISpecification</text:span><text:span text:style-name="T23">&lt;</text:span><text:span text:style-name="T36">IWhateverType</text:span><text:span text:style-name="T23">&gt;&gt;();</text:span></text:p>
      <text:p text:style-name="P39"><text:span text:style-name="T23"><text:s text:c="8"/>right_side_specification = an&lt;</text:span><text:span text:style-name="T36">ISpecification</text:span><text:span text:style-name="T23">&lt;</text:span><text:span text:style-name="T36">IWhateverType</text:span><text:span text:style-name="T23">&gt;&gt;();</text:span></text:p>
      <text:p text:style-name="P39"><text:span text:style-name="T23"><text:s text:c="8"/>the_item_that_meets_both_conditions = an&lt;</text:span><text:span text:style-name="T36">IWhateverType</text:span><text:span text:style-name="T23">&gt;();</text:span></text:p>
      <text:p text:style-name="P23"/>
      <text:p text:style-name="P23"><text:s text:c="8"/>left_side_specification</text:p>
      <text:p text:style-name="P23"><text:s text:c="11"/>.Stub(x =&gt; x.is_satisfied_by(the_item_that_meets_both_conditions))</text:p>
      <text:p text:style-name="P39"><text:span text:style-name="T23"><text:s text:c="11"/>.Return(</text:span><text:span text:style-name="T12">true</text:span><text:span text:style-name="T23">);</text:span></text:p>
      <text:p text:style-name="P23"><text:s text:c="8"/>right_side_specification</text:p>
      <text:p text:style-name="P23"><text:s text:c="11"/>.Stub(x =&gt; x.is_satisfied_by(the_item_that_meets_both_conditions))</text:p>
      <text:p text:style-name="P39"><text:span text:style-name="T23"><text:s text:c="11"/>.Return(</text:span><text:span text:style-name="T12">true</text:span><text:span text:style-name="T23">);</text:span></text:p>
      <text:p text:style-name="P23"/>
      <text:p text:style-name="P39"><text:span text:style-name="T23"><text:s text:c="8"/>create_sut_using(() =&gt; </text:span><text:span text:style-name="T12">new</text:span><text:span text:style-name="T23"> </text:span><text:span text:style-name="T47">AndSpecification</text:span><text:span text:style-name="T23">&lt;</text:span><text:span text:style-name="T36">IWhateverType</text:span><text:span text:style-name="T23">&gt;(</text:span></text:p>
      <text:p text:style-name="P23"><text:s text:c="60"/>left_side_specification, </text:p>
      <text:p text:style-name="P23"><text:s text:c="60"/>right_side_specification));</text:p>
      <text:p text:style-name="P23"><text:s text:c="4"/>};</text:p>
      <text:p text:style-name="P23"/>
      <text:p text:style-name="P39"><text:span text:style-name="T23"><text:s text:c="4"/></text:span><text:span text:style-name="T36">Because</text:span><text:span text:style-name="T23"> of = () =&gt; result = </text:span></text:p>
      <text:p text:style-name="P23"><text:s text:c="7"/>sut.is_satisfied_by(the_item_that_meets_both_conditions);</text:p>
      <text:p text:style-name="P23"/>
      <text:p text:style-name="P39"><text:span text:style-name="T23"><text:s text:c="4"/></text:span><text:span text:style-name="T36">It</text:span><text:span text:style-name="T23"> should_confirm_that_the_and_operator_specification_was_satisfied = () =&gt; </text:span></text:p>
      <text:p text:style-name="P23"><text:s text:c="7"/>result.ShouldBeTrue();</text:p>
      <text:p text:style-name="P23"/>
      <text:p text:style-name="P39"><text:span text:style-name="T23"><text:s text:c="4"/></text:span><text:span text:style-name="T36">It</text:span><text:span text:style-name="T23"> should_evaluate_the_left_side_condition = () =&gt;</text:span></text:p>
      <text:p text:style-name="P23"><text:s text:c="7"/>left_side_specification</text:p>
      <text:p text:style-name="P23"><text:s text:c="10"/>.received(x =&gt; x.is_satisfied_by(the_item_that_meets_both_conditions));</text:p>
      <text:p text:style-name="P23"/>
      <text:p text:style-name="P39"><text:span text:style-name="T23"><text:s text:c="4"/></text:span><text:span text:style-name="T36">It</text:span><text:span text:style-name="T23"> should_evaluate_the_right_side_condition = () =&gt;</text:span></text:p>
      <text:p text:style-name="P23"><text:s text:c="7"/>right_side_specification</text:p>
      <text:p text:style-name="P23"><text:s text:c="10"/>.received(x =&gt; x.is_satisfied_by(the_item_that_meets_both_conditions));</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left_side_specification;</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right_side_specification;</text:span></text:p>
      <text:p text:style-name="P39"><text:span text:style-name="T23"><text:s text:c="4"/></text:span><text:span text:style-name="T12">static</text:span><text:span text:style-name="T23"> </text:span><text:span text:style-name="T36">IWhateverType</text:span><text:span text:style-name="T23"> the_item_that_meets_both_conditions;</text:span></text:p>
      <text:p text:style-name="P23">}</text:p>
      <text:p text:style-name="P23"/>
      <text:p text:style-name="P39"><text:span text:style-name="T12">public</text:span><text:span text:style-name="T23"> </text:span><text:span text:style-name="T12">class</text:span><text:span text:style-name="T23"> </text:span><text:soft-page-break/><text:span text:style-name="T47">when_asked_if_an_item_that_meets_only_the_left_side_condition_satisfies_the_and_operator_specification</text:span><text:span text:style-name="T23"> : </text:span><text:span text:style-name="T47">concern_for_the_and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left_side_specification = an&lt;</text:span><text:span text:style-name="T36">ISpecification</text:span><text:span text:style-name="T23">&lt;</text:span><text:span text:style-name="T36">IWhateverType</text:span><text:span text:style-name="T23">&gt;&gt;();</text:span></text:p>
      <text:p text:style-name="P39"><text:span text:style-name="T23"><text:s text:c="8"/>right_side_specification = an&lt;</text:span><text:span text:style-name="T36">ISpecification</text:span><text:span text:style-name="T23">&lt;</text:span><text:span text:style-name="T36">IWhateverType</text:span><text:span text:style-name="T23">&gt;&gt;(); <text:s text:c="11"/></text:span></text:p>
      <text:p text:style-name="P39"><text:span text:style-name="T23"><text:s text:c="8"/>the_item_that_meets_the_left_side_condition = an&lt;</text:span><text:span text:style-name="T36">IWhateverType</text:span><text:span text:style-name="T23">&gt;();</text:span></text:p>
      <text:p text:style-name="P23"/>
      <text:p text:style-name="P23"><text:s text:c="8"/>left_side_specification</text:p>
      <text:p text:style-name="P23"><text:s text:c="11"/>.Stub(x =&gt; x.is_satisfied_by(the_item_that_meets_the_left_side_condition))</text:p>
      <text:p text:style-name="P39"><text:span text:style-name="T23"><text:s text:c="11"/>.Return(</text:span><text:span text:style-name="T12">true</text:span><text:span text:style-name="T23">);</text:span></text:p>
      <text:p text:style-name="P23"><text:s text:c="8"/>right_side_specification</text:p>
      <text:p text:style-name="P23"><text:s text:c="11"/>.Stub(x =&gt; x.is_satisfied_by(the_item_that_meets_the_left_side_condition))</text:p>
      <text:p text:style-name="P39"><text:span text:style-name="T23"><text:s text:c="11"/>.Return(</text:span><text:span text:style-name="T12">false</text:span><text:span text:style-name="T23">);</text:span></text:p>
      <text:p text:style-name="P23"/>
      <text:p text:style-name="P39"><text:span text:style-name="T23"><text:s text:c="8"/>create_sut_using(() =&gt; </text:span><text:span text:style-name="T12">new</text:span><text:span text:style-name="T23"> </text:span><text:span text:style-name="T47">AndSpecification</text:span><text:span text:style-name="T23">&lt;</text:span><text:span text:style-name="T36">IWhateverType</text:span><text:span text:style-name="T23">&gt;(</text:span></text:p>
      <text:p text:style-name="P23"><text:s text:c="60"/>left_side_specification, </text:p>
      <text:p text:style-name="P23"><text:s text:c="60"/>right_side_specification));</text:p>
      <text:p text:style-name="P23"><text:s text:c="4"/>};</text:p>
      <text:p text:style-name="P23"/>
      <text:p text:style-name="P39"><text:span text:style-name="T23"><text:s text:c="4"/></text:span><text:span text:style-name="T36">Because</text:span><text:span text:style-name="T23"> of = () =&gt; </text:span></text:p>
      <text:p text:style-name="P23"><text:s text:c="8"/>result = sut.is_satisfied_by(the_item_that_meets_the_left_side_condition);</text:p>
      <text:p text:style-name="P23"/>
      <text:p text:style-name="P39"><text:span text:style-name="T23"><text:s text:c="4"/></text:span><text:span text:style-name="T36">It</text:span><text:span text:style-name="T23"> should_confirm_that_the_and_operator_specification_was_not_satisfied = () =&gt; </text:span></text:p>
      <text:p text:style-name="P23"><text:s text:c="7"/>result.ShouldBeFalse();</text:p>
      <text:p text:style-name="P23"/>
      <text:p text:style-name="P39"><text:span text:style-name="T23"><text:s text:c="4"/></text:span><text:span text:style-name="T36">It</text:span><text:span text:style-name="T23"> should_evaluate_the_left_side_condition = () =&gt;</text:span></text:p>
      <text:p text:style-name="P23"><text:s text:c="7"/>left_side_specification</text:p>
      <text:p text:style-name="P23"><text:s text:c="10"/>.received(</text:p>
      <text:p text:style-name="P23"><text:s text:c="13"/>x =&gt; x.is_satisfied_by(the_item_that_meets_the_left_side_condition));</text:p>
      <text:p text:style-name="P23"/>
      <text:p text:style-name="P39"><text:span text:style-name="T23"><text:s text:c="4"/></text:span><text:span text:style-name="T36">It</text:span><text:span text:style-name="T23"> should_evaluate_the_right_side_condition = () =&gt;</text:span></text:p>
      <text:p text:style-name="P23"><text:s text:c="7"/>right_side_specification</text:p>
      <text:p text:style-name="P23"><text:s text:c="10"/>.received(</text:p>
      <text:p text:style-name="P23"><text:s text:c="13"/>x =&gt; x.is_satisfied_by(the_item_that_meets_the_left_side_condition));</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left_side_specification;</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right_side_specification;</text:span></text:p>
      <text:p text:style-name="P39"><text:span text:style-name="T23"><text:s text:c="4"/></text:span><text:span text:style-name="T12">static</text:span><text:span text:style-name="T23"> </text:span><text:span text:style-name="T36">IWhateverType</text:span><text:span text:style-name="T23"> the_item_that_meets_the_left_side_condition;</text:span></text:p>
      <text:p text:style-name="P23">}</text:p>
      <text:p text:style-name="P23"/>
      <text:p text:style-name="P39"><text:span text:style-name="T12">public</text:span><text:span text:style-name="T23"> </text:span><text:span text:style-name="T12">class</text:span><text:span text:style-name="T23"> </text:span><text:span text:style-name="T47">when_asked_if_an_item_that_meets_only_the_right_side_condition_satisfies_the_and_operator_specification</text:span><text:span text:style-name="T23"> : </text:span><text:span text:style-name="T47">concern_for_the_and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left_side_specification = an&lt;</text:span><text:span text:style-name="T36">ISpecification</text:span><text:span text:style-name="T23">&lt;</text:span><text:span text:style-name="T36">IWhateverType</text:span><text:span text:style-name="T23">&gt;&gt;();</text:span></text:p>
      <text:p text:style-name="P39"><text:span text:style-name="T23"><text:s text:c="8"/>right_side_specification = an&lt;</text:span><text:span text:style-name="T36">ISpecification</text:span><text:span text:style-name="T23">&lt;</text:span><text:span text:style-name="T36">IWhateverType</text:span><text:span text:style-name="T23">&gt;&gt;();</text:span></text:p>
      <text:p text:style-name="P39"><text:span text:style-name="T23"><text:s text:c="8"/>the_item_that_meets_the_right_side_condition = an&lt;</text:span><text:span text:style-name="T36">IWhateverType</text:span><text:span text:style-name="T23">&gt;();</text:span></text:p>
      <text:p text:style-name="P23"/>
      <text:p text:style-name="P23"><text:s text:c="8"/>left_side_specification</text:p>
      <text:p text:style-name="P23"><text:s text:c="11"/>.Stub(x =&gt; x.is_satisfied_by(the_item_that_meets_the_right_side_condition))</text:p>
      <text:p text:style-name="P39"><text:span text:style-name="T23"><text:s text:c="11"/>.Return(</text:span><text:span text:style-name="T12">false</text:span><text:span text:style-name="T23">);</text:span></text:p>
      <text:p text:style-name="P23"><text:s text:c="8"/>right_side_specification</text:p>
      <text:p text:style-name="P23"><text:s text:c="11"/>.Stub(x =&gt; x.is_satisfied_by(the_item_that_meets_the_right_side_condition))</text:p>
      <text:p text:style-name="P39"><text:span text:style-name="T23"><text:s text:c="11"/>.Return(</text:span><text:span text:style-name="T12">true</text:span><text:span text:style-name="T23">);</text:span></text:p>
      <text:p text:style-name="P23"/>
      <text:p text:style-name="P39"><text:span text:style-name="T23"><text:s text:c="8"/>create_sut_using(() =&gt; </text:span><text:span text:style-name="T12">new</text:span><text:span text:style-name="T23"> </text:span><text:span text:style-name="T47">AndSpecification</text:span><text:span text:style-name="T23">&lt;</text:span><text:span text:style-name="T36">IWhateverType</text:span><text:span text:style-name="T23">&gt;(</text:span></text:p>
      <text:p text:style-name="P23"><text:s text:c="60"/>left_side_specification, </text:p>
      <text:p text:style-name="P23"><text:soft-page-break/><text:s text:c="60"/>right_side_specification));</text:p>
      <text:p text:style-name="P23"><text:s text:c="4"/>};</text:p>
      <text:p text:style-name="P23"/>
      <text:p text:style-name="P39"><text:span text:style-name="T23"><text:s text:c="4"/></text:span><text:span text:style-name="T36">Because</text:span><text:span text:style-name="T23"> of = () =&gt; </text:span></text:p>
      <text:p text:style-name="P23"><text:s text:c="7"/>result = sut.is_satisfied_by(the_item_that_meets_the_right_side_condition);</text:p>
      <text:p text:style-name="P23"/>
      <text:p text:style-name="P39"><text:span text:style-name="T23"><text:s text:c="4"/></text:span><text:span text:style-name="T36">It</text:span><text:span text:style-name="T23"> should_confirm_that_the_and_operator_specification_was_not_satisfied = () =&gt; </text:span></text:p>
      <text:p text:style-name="P23"><text:s text:c="7"/>result.ShouldBeFalse();</text:p>
      <text:p text:style-name="P23"/>
      <text:p text:style-name="P39"><text:span text:style-name="T23"><text:s text:c="4"/></text:span><text:span text:style-name="T36">It</text:span><text:span text:style-name="T23">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9"><text:span text:style-name="T23"><text:s text:c="4"/></text:span><text:span text:style-name="T36">It</text:span><text:span text:style-name="T23"> should_not_evaluate_the_right_side_condition = () =&gt;</text:span></text:p>
      <text:p text:style-name="P23"><text:s text:c="7"/>right_side_specification</text:p>
      <text:p text:style-name="P23"><text:s text:c="10"/>.never_received(</text:p>
      <text:p text:style-name="P23"><text:s text:c="13"/>x =&gt; x.is_satisfied_by(the_item_that_meets_the_right_side_condition));</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left_side_specification;</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right_side_specification;</text:span></text:p>
      <text:p text:style-name="P39"><text:span text:style-name="T23"><text:s text:c="4"/></text:span><text:span text:style-name="T12">static</text:span><text:span text:style-name="T23"> </text:span><text:span text:style-name="T36">IWhateverType</text:span><text:span text:style-name="T23"> the_item_that_meets_the_right_side_condition;</text:span></text:p>
      <text:p text:style-name="P23">}</text:p>
      <text:p text:style-name="P23"/>
      <text:p text:style-name="P39"><text:span text:style-name="T12">public</text:span><text:span text:style-name="T23"> </text:span><text:span text:style-name="T12">class</text:span><text:span text:style-name="T23"> </text:span><text:span text:style-name="T47">when_asked_if_an_item_that_does_not_meet_any_of_the_conditions_satisfies_the_and_operator_specification</text:span><text:span text:style-name="T23"> : </text:span><text:span text:style-name="T47">concern_for_the_and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left_side_specification = an&lt;</text:span><text:span text:style-name="T36">ISpecification</text:span><text:span text:style-name="T23">&lt;</text:span><text:span text:style-name="T36">IWhateverType</text:span><text:span text:style-name="T23">&gt;&gt;();</text:span></text:p>
      <text:p text:style-name="P39"><text:span text:style-name="T23"><text:s text:c="8"/>right_side_specification = an&lt;</text:span><text:span text:style-name="T36">ISpecification</text:span><text:span text:style-name="T23">&lt;</text:span><text:span text:style-name="T36">IWhateverType</text:span><text:span text:style-name="T23">&gt;&gt;();</text:span></text:p>
      <text:p text:style-name="P39"><text:span text:style-name="T23"><text:s text:c="8"/>the_item_that_meets_no_condition = an&lt;</text:span><text:span text:style-name="T36">IWhateverType</text:span><text:span text:style-name="T23">&gt;();</text:span></text:p>
      <text:p text:style-name="P23"/>
      <text:p text:style-name="P23"><text:s text:c="8"/>left_side_specification</text:p>
      <text:p text:style-name="P23"><text:s text:c="11"/>.Stub(x =&gt; x.is_satisfied_by(the_item_that_meets_no_condition))</text:p>
      <text:p text:style-name="P39"><text:span text:style-name="T23"><text:s text:c="11"/>.Return(</text:span><text:span text:style-name="T12">false</text:span><text:span text:style-name="T23">);</text:span></text:p>
      <text:p text:style-name="P23"><text:s text:c="8"/>right_side_specification</text:p>
      <text:p text:style-name="P23"><text:s text:c="11"/>.Stub(x =&gt; x.is_satisfied_by(the_item_that_meets_no_condition))</text:p>
      <text:p text:style-name="P39"><text:span text:style-name="T23"><text:s text:c="11"/>.Return(</text:span><text:span text:style-name="T12">false</text:span><text:span text:style-name="T23">);</text:span></text:p>
      <text:p text:style-name="P23"/>
      <text:p text:style-name="P39"><text:span text:style-name="T23"><text:s text:c="8"/>create_sut_using(() =&gt; </text:span><text:span text:style-name="T12">new</text:span><text:span text:style-name="T23"> </text:span><text:span text:style-name="T47">AndSpecification</text:span><text:span text:style-name="T23">&lt;</text:span><text:span text:style-name="T36">IWhateverType</text:span><text:span text:style-name="T23">&gt;(</text:span></text:p>
      <text:p text:style-name="P23"><text:s text:c="60"/>left_side_specification, </text:p>
      <text:p text:style-name="P23"><text:s text:c="60"/>right_side_specification));</text:p>
      <text:p text:style-name="P23"><text:s text:c="4"/>};</text:p>
      <text:p text:style-name="P23"/>
      <text:p text:style-name="P39"><text:span text:style-name="T23"><text:s text:c="4"/></text:span><text:span text:style-name="T36">Because</text:span><text:span text:style-name="T23"> of = () =&gt; result = sut.is_satisfied_by(the_item_that_meets_no_condition);</text:span></text:p>
      <text:p text:style-name="P23"/>
      <text:p text:style-name="P39"><text:span text:style-name="T23"><text:s text:c="4"/></text:span><text:span text:style-name="T36">It</text:span><text:span text:style-name="T23"> should_confirm_that_the_and_operator_specification_was_not_satisfied = () =&gt; </text:span></text:p>
      <text:p text:style-name="P23"><text:s text:c="7"/>result.ShouldBeFalse();</text:p>
      <text:p text:style-name="P23"/>
      <text:p text:style-name="P39"><text:span text:style-name="T23"><text:s text:c="4"/></text:span><text:span text:style-name="T36">It</text:span><text:span text:style-name="T23"> should_evaluate_the_left_side_condition = () =&gt;</text:span></text:p>
      <text:p text:style-name="P23"><text:s text:c="7"/>left_side_specification</text:p>
      <text:p text:style-name="P23"><text:s text:c="10"/>.received(x =&gt; x.is_satisfied_by(the_item_that_meets_no_condition));</text:p>
      <text:p text:style-name="P23"/>
      <text:p text:style-name="P39"><text:span text:style-name="T23"><text:s text:c="4"/></text:span><text:span text:style-name="T36">It</text:span><text:span text:style-name="T23"> should_not_evaluate_the_right_side_condition = () =&gt;</text:span></text:p>
      <text:p text:style-name="P23"><text:s text:c="7"/>right_side_specification</text:p>
      <text:p text:style-name="P23"><text:s text:c="10"/>.never_received(x =&gt; x.is_satisfied_by(the_item_that_meets_no_condition));</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Specification</text:span><text:span text:style-name="T23">&lt;</text:span><text:span text:style-name="T36">IWhateverType</text:span><text:span text:style-name="T23">&gt; left_side_specification;</text:span></text:p>
      <text:p text:style-name="P39"><text:soft-page-break/><text:span text:style-name="T23"><text:s text:c="4"/></text:span><text:span text:style-name="T12">static</text:span><text:span text:style-name="T23"> </text:span><text:span text:style-name="T36">ISpecification</text:span><text:span text:style-name="T23">&lt;</text:span><text:span text:style-name="T36">IWhateverType</text:span><text:span text:style-name="T23">&gt; right_side_specification;</text:span></text:p>
      <text:p text:style-name="P39"><text:span text:style-name="T23"><text:s text:c="4"/></text:span><text:span text:style-name="T12">static</text:span><text:span text:style-name="T23"> </text:span><text:span text:style-name="T36">IWhateverType</text:span><text:span text:style-name="T23"> the_item_that_meets_no_condition;</text:span></text:p>
      <text:p text:style-name="P23">}</text:p>
      <text:p text:style-name="P2"/>
      <text:p text:style-name="P2">y la clase que hace que se cumplan las BDD_Specs:</text:p>
      <text:p text:style-name="P2"/>
      <text:p text:style-name="P13"><text:span text:style-name="T12">public</text:span><text:span text:style-name="T23"> </text:span><text:span text:style-name="T12">class</text:span><text:span text:style-name="T23"> </text:span><text:span text:style-name="T47">AndSpecification</text:span><text:span text:style-name="T23">&lt;T&gt; : </text:span><text:span text:style-name="T36">ISpecification</text:span><text:span text:style-name="T23">&lt;T&gt;</text:span></text:p>
      <text:p text:style-name="P23">{</text:p>
      <text:p text:style-name="P39"><text:span text:style-name="T23"><text:s text:c="4"/></text:span><text:span text:style-name="T36">ISpecification</text:span><text:span text:style-name="T23">&lt;T&gt; left_side_specification;</text:span></text:p>
      <text:p text:style-name="P39"><text:span text:style-name="T23"><text:s text:c="4"/></text:span><text:span text:style-name="T36">ISpecification</text:span><text:span text:style-name="T23">&lt;T&gt; right_side_specification;</text:span></text:p>
      <text:p text:style-name="P23"/>
      <text:p text:style-name="P39"><text:span text:style-name="T23"><text:s text:c="4"/></text:span><text:span text:style-name="T12">public</text:span><text:span text:style-name="T23"> AndSpecification(</text:span><text:span text:style-name="T36">ISpecification</text:span><text:span text:style-name="T23">&lt;T&gt; left_side_specification, </text:span></text:p>
      <text:p text:style-name="P39"><text:span text:style-name="T23"><text:s text:c="28"/></text:span><text:span text:style-name="T36">ISpecification</text:span><text:span text:style-name="T23">&lt;T&gt; right_side_specification)</text:span></text:p>
      <text:p text:style-name="P23"><text:s text:c="4"/>{</text:p>
      <text:p text:style-name="P39"><text:span text:style-name="T23"><text:s text:c="8"/></text:span><text:span text:style-name="T12">this</text:span><text:span text:style-name="T23">.left_side_specification = left_side_specification;</text:span></text:p>
      <text:p text:style-name="P39"><text:span text:style-name="T23"><text:s text:c="8"/></text:span><text:span text:style-name="T12">this</text:span><text:span text:style-name="T23">.right_side_specification = right_side_specification;</text:span></text:p>
      <text:p text:style-name="P23"><text:s text:c="4"/>}</text:p>
      <text:p text:style-name="P23"/>
      <text:p text:style-name="P39"><text:span text:style-name="T23"><text:s text:c="4"/></text:span><text:span text:style-name="T12">public</text:span><text:span text:style-name="T23"> </text:span><text:span text:style-name="T12">bool</text:span><text:span text:style-name="T23"> is_satisfied_by(T item)</text:span></text:p>
      <text:p text:style-name="P23"><text:s text:c="4"/>{</text:p>
      <text:p text:style-name="P39"><text:span text:style-name="T23"><text:s text:c="8"/></text:span><text:span text:style-name="T12">return</text:span><text:span text:style-name="T23"> </text:span><text:span text:style-name="T12">this</text:span><text:span text:style-name="T23">.left_side_specification.is_satisfied_by(item) &amp;&amp;</text:span></text:p>
      <text:p text:style-name="P39"><text:span text:style-name="T23"><text:s text:c="15"/></text:span><text:span text:style-name="T12">this</text:span><text:span text:style-name="T23">.right_side_specification.is_satisfied_by(item);</text:span></text:p>
      <text:p text:style-name="P23"><text:s text:c="4"/>}</text:p>
      <text:p text:style-name="P23">}</text:p>
      <text:p text:style-name="P2"/>
      <text:p text:style-name="P2"><text:span text:style-name="T8">¿Hemos acabado?</text:span>:</text:p>
      <text:p text:style-name="P2"/>
      <text:p text:style-name="P2">Vamos a listar a continuacion lo que ya hemos hecho, para de esa forma poder entender mejor las consecuencias y ademas poder tener una imagen mas clara de que es lo que nos falta para poder finalizar la implementacion del DDD_Specification:</text:p>
      <text:p text:style-name="P2"/>
      <text:list xml:id="list34275654" text:style-name="L9">
        <text:list-item>
          <text:p text:style-name="P75">Hemos conseguido eliminar completamente la necesidad de la clase base abstracta Specification&lt;T&gt;, que nos dificultaba tremendamente aplicar BDD.</text:p>
        </text:list-item>
        <text:list-item>
          <text:p text:style-name="P75">Hemos simplificado la interface ISpecification&lt;T&gt;, ganando en expresividad e intencion, y todo ello sin perder funcionalidad.</text:p>
        </text:list-item>
        <text:list-item>
          <text:p text:style-name="P75">Hemos aislado la implementacion de las clases AndSpecification&lt;T&gt;, OrSpecification&lt;T&gt; y NotSpecification&lt;T&gt; y les hemos aplicado BDD.</text:p>
        </text:list-item>
        <text:list-item>
          <text:p text:style-name="P75">Hemos aplicado tanto el SRP (Single Responsability Principle) como el OCP (Open-Closed Principle) al desarrollo realizado hasta ahora (aunque hayamos hecho especial incapie en ello):</text:p>
          <text:list>
            <text:list-item>
              <text:p text:style-name="P75">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75">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75">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2"/>
      <text:p text:style-name="P2">Una vez listados los logros debemos ver lo que nos falta:</text:p>
      <text:p text:style-name="P2"/>
      <text:list xml:id="list34298061" text:style-name="L10">
        <text:list-item>
          <text:p text:style-name="P76">Encapsular la creacion de las clases And/Or/NotSpecification&lt;T&gt; para disponer de los metodos asociados a ISpecification&lt;T&gt;:</text:p>
          <text:p text:style-name="P76"/>
          <text:p text:style-name="P105"><text:soft-page-break/><text:span text:style-name="T14">public</text:span><text:span text:style-name="T26"> </text:span><text:span text:style-name="T38">ISpecification</text:span><text:span text:style-name="T26">&lt;T&gt; and(</text:span><text:span text:style-name="T38">ISpecification</text:span><text:span text:style-name="T26">&lt;T&gt; the_other)</text:span></text:p>
          <text:p text:style-name="P105"><text:span text:style-name="T14">public</text:span><text:span text:style-name="T26"> </text:span><text:span text:style-name="T38">ISpecification</text:span><text:span text:style-name="T26">&lt;T&gt; or(</text:span><text:span text:style-name="T38">ISpecification</text:span><text:span text:style-name="T26">&lt;T&gt; the_other)</text:span></text:p>
          <text:p text:style-name="P105"><text:span text:style-name="T14">public</text:span><text:span text:style-name="T26"> </text:span><text:span text:style-name="T38">ISpecification</text:span><text:span text:style-name="T26">&lt;T&gt; not()</text:span></text:p>
        </text:list-item>
      </text:list>
      <text:list xml:id="list34414726" text:continue-list="list34275654" text:style-name="L9">
        <text:list-header>
          <text:p text:style-name="P75"/>
          <text:p text:style-name="P75">ya que antes se ocupaba de ello la clase abstracta Specification&lt;T&gt;, y en algun sitio necesitamos poner los:</text:p>
          <text:p text:style-name="P75"/>
          <text:p text:style-name="P106"><text:span text:style-name="T14">new</text:span><text:span text:style-name="T26"> </text:span><text:span text:style-name="T49">AndSpecification</text:span><text:span text:style-name="T26">&lt;T&gt;(</text:span><text:span text:style-name="T14">this</text:span><text:span text:style-name="T26">, the_other);</text:span></text:p>
          <text:p text:style-name="P106"><text:span text:style-name="T14">new</text:span><text:span text:style-name="T26"> </text:span><text:span text:style-name="T49">OrSpecification</text:span><text:span text:style-name="T26">&lt;T&gt;(</text:span><text:span text:style-name="T14">this</text:span><text:span text:style-name="T26">, the_other);</text:span></text:p>
          <text:p text:style-name="P106"><text:span text:style-name="T14">new</text:span><text:span text:style-name="T26"> </text:span><text:span text:style-name="T49">NotSpecification</text:span><text:span text:style-name="T26">&lt;T&gt;(</text:span><text:span text:style-name="T14">this</text:span><text:span text:style-name="T26">);</text:span></text:p>
        </text:list-header>
      </text:list>
      <text:p text:style-name="P2"/>
      <text:p text:style-name="P2">Y ademas deberiamos mostrar un pequeño ejemplo de clases que implementan ISpecification&lt;T&gt; y se conbinan entre si con nuestro nuevos operadores and(), or() y not().</text:p>
      <text:p text:style-name="P2"/>
      <text:p text:style-name="P12"><text:span text:style-name="T3">Implementando el metodo and()</text:span><text:span text:style-name="T1">:</text:span></text:p>
      <text:list xml:id="list34403068" text:continue-numbering="true" text:style-name="L9">
        <text:list-header>
          <text:p text:style-name="P75"/>
        </text:list-header>
      </text:list>
      <text:p text:style-name="P5">Nos guste mas o menos, en algun sitio tenemos que proceder con la creacion de la clase AndSpecification&lt;T&gt; para asi poder "empaquetarla" a traves de la operacion/metodo and().</text:p>
      <text:p text:style-name="P5"/>
      <text:p text:style-name="P5">Recordemos que precisamente esta creacion era la que hacia que nuestras dependencias fuesen opacas en la defunta clase abstracta Specification&lt;T&gt;.</text:p>
      <text:p text:style-name="P5"/>
      <text:p text:style-name="P5">La mala noticia es que vamos a tener que usar una dependencia opaca en oposicion a la Constructor DI, con lo que ya podemos despedirnos del tratamiento BDD en ese caso concreto.</text:p>
      <text:p text:style-name="P5"/>
      <text:p text:style-name="P5">La buena noticia es que vamos a limitar el rango de este pequeño desaguisado (desde el punto de vista BDD, ya que hay miles de programadores que utilizan dependencias opcas todos los dias sin inmutarse) a una sola linea de codigo y aun por encima haremos un poco de magia para que el metodo and() "aparezca" como si tuviesemos una clase base.</text:p>
      <text:p text:style-name="P5"/>
      <text:p text:style-name="P5">Vamos con ello.</text:p>
      <text:p text:style-name="P5"/>
      <text:p text:style-name="P5"><text:span text:style-name="T8">La clase SpecificationExtensions</text:span>:</text:p>
      <text:p text:style-name="P5"/>
      <text:p text:style-name="P5">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5"/>
      <text:p text:style-name="P15"><text:span text:style-name="T12">static</text:span><text:span text:style-name="T23"> </text:span><text:span text:style-name="T12">public</text:span><text:span text:style-name="T23"> </text:span><text:span text:style-name="T12">class</text:span><text:span text:style-name="T23"> </text:span><text:span text:style-name="T47">SpecificationExtensions</text:span></text:p>
      <text:p text:style-name="P23">{</text:p>
      <text:p text:style-name="P39"><text:span text:style-name="T23"><text:s text:c="4"/></text:span><text:span text:style-name="T12">static</text:span><text:span text:style-name="T23"> </text:span><text:span text:style-name="T12">public</text:span><text:span text:style-name="T23"> </text:span><text:span text:style-name="T36">ISpecification</text:span><text:span text:style-name="T23">&lt;T&gt; and&lt;T&gt;(</text:span><text:span text:style-name="T12">this</text:span><text:span text:style-name="T23"> </text:span><text:span text:style-name="T36">ISpecification</text:span><text:span text:style-name="T23">&lt;T&gt; left_side, </text:span></text:p>
      <text:p text:style-name="P39"><text:span text:style-name="T23"><text:s text:c="43"/></text:span><text:span text:style-name="T36">ISpecification</text:span><text:span text:style-name="T23">&lt;T&gt; right_side) {}</text:span></text:p>
      <text:p text:style-name="P23">}</text:p>
      <text:p text:style-name="P5"/>
      <text:p text:style-name="P5">La implementacion tal y como prometimos nos ocupa una sola linea:</text:p>
      <text:p text:style-name="P5"/>
      <text:p text:style-name="P15"><text:span text:style-name="T12">return</text:span><text:span text:style-name="T23"> </text:span><text:span text:style-name="T12">new</text:span><text:span text:style-name="T23"> </text:span><text:span text:style-name="T47">AndSpecification</text:span><text:span text:style-name="T23">&lt;T&gt;(left_side, right_side);</text:span></text:p>
      <text:p text:style-name="P5"/>
      <text:p text:style-name="P5"><text:span text:style-name="T8">Implementando or&lt;T&gt;() y not&lt;T&gt;</text:span>:</text:p>
      <text:p text:style-name="P5"/>
      <text:p text:style-name="P5">Implementar ahora or&lt;T&gt;() y not&lt;T&gt;() no tiene mucha miga.</text:p>
      <text:p text:style-name="P5"/>
      <text:p text:style-name="P5">A continuacion la clase SpecificationExtensions al completo:</text:p>
      <text:p text:style-name="P5"/>
      <text:p text:style-name="P15"><text:span text:style-name="T12">static</text:span><text:span text:style-name="T23"> </text:span><text:span text:style-name="T12">public</text:span><text:span text:style-name="T23"> </text:span><text:span text:style-name="T12">class</text:span><text:span text:style-name="T23"> </text:span><text:span text:style-name="T47">SpecificationExtensions</text:span></text:p>
      <text:p text:style-name="P23">{</text:p>
      <text:p text:style-name="P39"><text:span text:style-name="T23"><text:s text:c="4"/></text:span><text:span text:style-name="T12">static</text:span><text:span text:style-name="T23"> </text:span><text:span text:style-name="T12">public</text:span><text:span text:style-name="T23"> </text:span><text:span text:style-name="T36">ISpecification</text:span><text:span text:style-name="T23">&lt;T&gt; and&lt;T&gt;(</text:span><text:span text:style-name="T12">this</text:span><text:span text:style-name="T23"> </text:span><text:span text:style-name="T36">ISpecification</text:span><text:span text:style-name="T23">&lt;T&gt; left_side, </text:span></text:p>
      <text:p text:style-name="P39"><text:span text:style-name="T23"><text:s text:c="43"/></text:span><text:span text:style-name="T36">ISpecification</text:span><text:span text:style-name="T23">&lt;T&gt; right_side)</text:span></text:p>
      <text:p text:style-name="P23"><text:s text:c="4"/>{</text:p>
      <text:p text:style-name="P39"><text:soft-page-break/><text:span text:style-name="T23"><text:s text:c="8"/></text:span><text:span text:style-name="T12">return</text:span><text:span text:style-name="T23"> </text:span><text:span text:style-name="T12">new</text:span><text:span text:style-name="T23"> </text:span><text:span text:style-name="T47">AndSpecification</text:span><text:span text:style-name="T23">&lt;T&gt;(left_side, right_side);</text:span></text:p>
      <text:p text:style-name="P23"><text:s text:c="4"/>}</text:p>
      <text:p text:style-name="P23"/>
      <text:p text:style-name="P39"><text:span text:style-name="T23"><text:s text:c="4"/></text:span><text:span text:style-name="T12">static</text:span><text:span text:style-name="T23"> </text:span><text:span text:style-name="T12">public</text:span><text:span text:style-name="T23"> </text:span><text:span text:style-name="T36">ISpecification</text:span><text:span text:style-name="T23">&lt;T&gt; or&lt;T&gt;(</text:span><text:span text:style-name="T12">this</text:span><text:span text:style-name="T23"> </text:span><text:span text:style-name="T36">ISpecification</text:span><text:span text:style-name="T23">&lt;T&gt; left_side, </text:span></text:p>
      <text:p text:style-name="P39"><text:span text:style-name="T23"><text:s text:c="42"/></text:span><text:span text:style-name="T36">ISpecification</text:span><text:span text:style-name="T23">&lt;T&gt; right_side)</text:span></text:p>
      <text:p text:style-name="P23"><text:s text:c="4"/>{</text:p>
      <text:p text:style-name="P39"><text:span text:style-name="T23"><text:s text:c="8"/></text:span><text:span text:style-name="T12">return</text:span><text:span text:style-name="T23"> </text:span><text:span text:style-name="T12">new</text:span><text:span text:style-name="T23"> </text:span><text:span text:style-name="T47">OrSpecification</text:span><text:span text:style-name="T23">&lt;T&gt;(left_side, right_side); <text:s/></text:span></text:p>
      <text:p text:style-name="P23"><text:s text:c="4"/>}</text:p>
      <text:p text:style-name="P23"/>
      <text:p text:style-name="P39"><text:span text:style-name="T23"><text:s text:c="4"/></text:span><text:span text:style-name="T12">static</text:span><text:span text:style-name="T23"> </text:span><text:span text:style-name="T12">public</text:span><text:span text:style-name="T23"> </text:span><text:span text:style-name="T36">ISpecification</text:span><text:span text:style-name="T23">&lt;T&gt; not&lt;T&gt;(</text:span><text:span text:style-name="T12">this</text:span><text:span text:style-name="T23"> </text:span><text:span text:style-name="T36">ISpecification</text:span><text:span text:style-name="T23">&lt;T&gt; to_negate)</text:span></text:p>
      <text:p text:style-name="P23"><text:s text:c="4"/>{</text:p>
      <text:p text:style-name="P39"><text:span text:style-name="T23"><text:s text:c="8"/></text:span><text:span text:style-name="T12">return</text:span><text:span text:style-name="T23"> </text:span><text:span text:style-name="T12">new</text:span><text:span text:style-name="T23"> </text:span><text:span text:style-name="T47">NotSpecification</text:span><text:span text:style-name="T23">&lt;T&gt;(to_negate);</text:span></text:p>
      <text:p text:style-name="P23"><text:s text:c="4"/>}</text:p>
      <text:p text:style-name="P23">}</text:p>
      <text:p text:style-name="P5"/>
      <text:p text:style-name="P5"><text:s/></text:p>
      <text:p text:style-name="P5">TODO: aplicar un tono mas positivo a esto ultimos puntos.</text:p>
      <text:p text:style-name="P5"/>
      <text:p text:style-name="P5"><text:span text:style-name="T8">Extrayendo consecuencias de SpecificationExtensions</text:span>:</text:p>
      <text:p text:style-name="P5"/>
      <text:p text:style-name="P5">TODO: Explicar que podriamos hacer Integration Tests sobre SE, pero que al no poder mockar And/Or/NotSpecification, no podemos testar SE como nos gustaria.</text:p>
      <text:p text:style-name="P5"/>
      <text:p text:style-name="P5">TODO: Tambien seria interesante, al hilo, comparar los test de java sobre DDD_Specification con los nuestros, para ver como la versionde java se centra en el resultado mientras que nosotros, ademas de en el resultado, nos centramos en las interacciones. </text:p>
      <text:p text:style-name="P5"/>
      <text:p text:style-name="P5"><text:span text:style-name="T8">Usando DDD_Specification en general y SpecificationExtensions en concreto</text:span>:</text:p>
      <text:p text:style-name="P5"/>
      <text:p text:style-name="P5">TODO: buscar un ejemplo.</text:p>
      <text:p text:style-name="P5"/>
      <text:p text:style-name="P5"/>
      <text:p text:style-name="P5"/>
      <text:p text:style-name="P9"><text:span text:style-name="T59">AGGREGATE ROOT CARGO</text:span>:</text:p>
      <text:p text:style-name="P5"/>
      <text:p text:style-name="P5"><text:span text:style-name="T8">Descripcion inicial (Por encima)</text:span>:</text:p>
      <text:p text:style-name="P5"/>
      <text:p text:style-name="P5">Los objetos que entran en juego son los siguientes:</text:p>
      <text:p text:style-name="P5"/>
      <text:list xml:id="list34303528" text:style-name="L11">
        <text:list-item>
          <text:p text:style-name="P69">public class Cargo : IEntity&lt;Cargo&gt; – Aggregate Root. </text:p>
          <text:p text:style-name="P69"/>
          <text:p text:style-name="P69">Por composicion:</text:p>
          <text:list>
            <text:list-item>
              <text:p text:style-name="P69">TrackingID</text:p>
            </text:list-item>
            <text:list-item>
              <text:p text:style-name="P69">Location</text:p>
            </text:list-item>
            <text:list-item>
              <text:p text:style-name="P69">RouteSpecification</text:p>
            </text:list-item>
            <text:list-item>
              <text:p text:style-name="P69">Itinerary</text:p>
            </text:list-item>
            <text:list-item>
              <text:p text:style-name="P69">Delivery</text:p>
              <text:p text:style-name="P69"/>
            </text:list-item>
          </text:list>
        </text:list-item>
        <text:list-item>
          <text:p text:style-name="P69">public interface ICargoRepository</text:p>
        </text:list-item>
        <text:list-item>
          <text:p text:style-name="P69">public class Delivery : IValueObject&lt;Delivery&gt;</text:p>
        </text:list-item>
        <text:list-item>
          <text:p text:style-name="P69">public class HandlingActivity : IValueObject&lt;Delivery&gt;</text:p>
        </text:list-item>
        <text:list-item>
          <text:p text:style-name="P69">public class Itinerary : IValueObject&lt;Delivery&gt;</text:p>
        </text:list-item>
        <text:list-item>
          <text:p text:style-name="P69">public class Leg : IValueObject&lt;Leg&gt;</text:p>
        </text:list-item>
        <text:list-item>
          <text:p text:style-name="P69">public class RouteSpecification : ISpecification&lt;Itinerary&gt;, IvalueObject&lt;RouteSpecification&gt;</text:p>
        </text:list-item>
        <text:list-item>
          <text:p text:style-name="P69">public enum RoutingStatus : IValueObject&lt;RoutingStatus&gt;</text:p>
        </text:list-item>
        <text:list-item>
          <text:p text:style-name="P69">public class TrackingID : IValueObject&lt;TrackingID&gt;</text:p>
        </text:list-item>
        <text:list-item>
          <text:p text:style-name="P69">public enum TransportStatus : IValueObject&lt;TransportStatus&gt;</text:p>
        </text:list-item>
      </text:list>
      <text:p text:style-name="P5"/>
      <text:p text:style-name="P5">Es decir:</text:p>
      <text:p text:style-name="P5"><text:soft-page-break/></text:p>
      <text:list xml:id="list34300741" text:style-name="L12">
        <text:list-item>
          <text:p text:style-name="P70">1 Aggregate (Root)</text:p>
        </text:list-item>
        <text:list-item>
          <text:p text:style-name="P70">1 Interface (al Repository)</text:p>
        </text:list-item>
        <text:list-item>
          <text:p text:style-name="P70">8 Value Objects:</text:p>
          <text:list>
            <text:list-item>
              <text:p text:style-name="P70">1 Ispecification.</text:p>
            </text:list-item>
          </text:list>
        </text:list-item>
      </text:list>
      <text:p text:style-name="P5"/>
      <text:p text:style-name="P5"><text:span text:style-name="T8">Empezamos</text:span>:</text:p>
      <text:p text:style-name="P5"/>
      <text:p text:style-name="P5">Uno de los puntos fuertes mas evidentes del BDD (ya lo era tambien del "TDD mockista" o TDD que usaba "Interaction Testing"), es que te permite desarrollar y testar codigo que a su vez depende de otras clases que ni siquiera has escrito.</text:p>
      <text:p text:style-name="P5"/>
      <text:p text:style-name="P5">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5"/>
      <text:p text:style-name="P5">...Y todo esto con un sabor especial a BDD.</text:p>
      <text:p text:style-name="P5"/>
      <text:p text:style-name="P5">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5"/>
      <text:p text:style-name="P5"><text:span text:style-name="T8">Cargo Aggregate Root – BDD_Spec inicial</text:span>:</text:p>
      <text:p text:style-name="P5"/>
      <text:p text:style-name="P5">Empezamos por tanto con la clase CargoSpec.cs que es donde desarrollaremos las BDD_Specs que nos permiten guiar el desarrollo de futura clase Cargo.cs (DDD_Aggregate_Root del DDD_Aggregate Cargo).</text:p>
      <text:p text:style-name="P5"/>
      <text:p text:style-name="P5">En cuanto al bloque de referencias a namespaces. Inicialmente deberia bastarnos con estos:</text:p>
      <text:p text:style-name="P5"/>
      <text:p text:style-name="P38"><text:span text:style-name="T13">using</text:span><text:span text:style-name="T25"> System;</text:span></text:p>
      <text:p text:style-name="P39"><text:span text:style-name="T12">using</text:span><text:span text:style-name="T23"> dddsample.domain.shared;</text:span></text:p>
      <text:p text:style-name="P39"><text:span text:style-name="T12">using</text:span><text:span text:style-name="T23"> Machine.Specifications;</text:span></text:p>
      <text:p text:style-name="P39"><text:span text:style-name="T12">using</text:span><text:span text:style-name="T23"> Machine.Specifications.DevelopWithPassion.Rhino;</text:span></text:p>
      <text:p text:style-name="P39"><text:span text:style-name="T12">using</text:span><text:span text:style-name="T23"> Rhino.Mocks;</text:span></text:p>
      <text:p text:style-name="P5"/>
      <text:p text:style-name="P5">Es importante señalar que ninguna de esas referencias han sido añadidas manualmente puesto que el imprescindible plug-in JetBrains ReSharper, se encarga de ello de forma completamente transparente.</text:p>
      <text:p text:style-name="P5"/>
      <text:p text:style-name="P5">NOTA: Omitimos el namespace, ya que tan solo contribuiria a hacer mas dificil escribir el codigo en este documento por razones de reduccion del espacio al aumentar la sangria todavia mas. Aun asi, va a ser este:</text:p>
      <text:p text:style-name="P5"/>
      <text:p text:style-name="P15"><text:span text:style-name="T12">namespace</text:span><text:span text:style-name="T23"> dddsample.specs.domain.model.cargo.aggregate</text:span></text:p>
      <text:p text:style-name="P5"/>
      <text:p text:style-name="P5">Una vez aclarado este "prerequisito" para que todo funcione correctamente, vamos con la BDD_Spec en si:</text:p>
      <text:p text:style-name="P5"/>
      <text:p text:style-name="P55"><text:span text:style-name="T22">public</text:span><text:span text:style-name="T32"> </text:span><text:span text:style-name="T22">abstract</text:span><text:span text:style-name="T32"> </text:span><text:span text:style-name="T22">class</text:span><text:span text:style-name="T32"> </text:span><text:span text:style-name="T54">concern_for_cargo</text:span><text:span text:style-name="T32"> : </text:span><text:span text:style-name="T54">Observes</text:span><text:span text:style-name="T32">&lt;</text:span><text:span text:style-name="T68">ICargo</text:span><text:span text:style-name="T32">, </text:span><text:span text:style-name="T68">Cargo</text:span><text:span text:style-name="T32">&gt; </text:span><text:span text:style-name="T31">{}</text:span></text:p>
      <text:p text:style-name="P5"/>
      <text:p text:style-name="P5">A traves de "Observes&lt;Contract, ClassUnderTest&gt;" dejamos claro que:</text:p>
      <text:p text:style-name="P5"/>
      <text:list xml:id="list34277802" text:style-name="L13">
        <text:list-item>
          <text:p text:style-name="P71">Nuestro SUT (System Under Test) va a ser de tipo ICargo.</text:p>
        </text:list-item>
        <text:list-item>
          <text:p text:style-name="P71">Estas BDD_Specs dirigen el diseño e implementacion de la clase Cargo que implementa la interface ICargo.</text:p>
        </text:list-item>
        <text:list-item>
          <text:p text:style-name="P71">Con la clase abstracta concern_for_cargo, proporcionamos a nuestras BDD_Specs de <text:soft-page-break/>un contenedor donde poder alojar el codigo comun a todas ellas.</text:p>
        </text:list-item>
      </text:list>
      <text:p text:style-name="P5"/>
      <text:p text:style-name="P5">Para conseguir que esa clase tan sencilla compile y deje de tener ese color rojo tan preocupante tanto en ICargo como en Cargo, necesitamos crear primeramente la interface ICargo:</text:p>
      <text:p text:style-name="P5"/>
      <text:p text:style-name="P38"><text:span text:style-name="T13">public</text:span><text:span text:style-name="T25"> </text:span><text:span text:style-name="T13">interface</text:span><text:span text:style-name="T25"> </text:span><text:span text:style-name="T37">ICargo </text:span><text:span text:style-name="T23">{}</text:span></text:p>
      <text:p text:style-name="P5"/>
      <text:p text:style-name="P5">Con esto ya conseguimos que la referencia a ICargo en concern_for_cargo adquiera un color mas saludable:</text:p>
      <text:p text:style-name="P5"/>
      <text:p text:style-name="P38"><text:span text:style-name="T13">public</text:span><text:span text:style-name="T25"> </text:span><text:span text:style-name="T13">abstract</text:span><text:span text:style-name="T25"> </text:span><text:span text:style-name="T13">class</text:span><text:span text:style-name="T25"> </text:span><text:span text:style-name="T48">concern_for_cargo</text:span><text:span text:style-name="T25"> : </text:span><text:span text:style-name="T48">Observes</text:span><text:span text:style-name="T25">&lt;</text:span><text:span text:style-name="T37">ICargo</text:span><text:span text:style-name="T25">, </text:span><text:span text:style-name="T69">Cargo</text:span><text:span text:style-name="T25">&gt; {}</text:span></text:p>
      <text:p text:style-name="P5"/>
      <text:p text:style-name="P5">A continuacion debemos generar la clase Cargo y obligarla a que implemente la interface ICargo:</text:p>
      <text:p text:style-name="P5"/>
      <text:p text:style-name="P38"><text:span text:style-name="T13">public</text:span><text:span text:style-name="T25"> </text:span><text:span text:style-name="T13">class</text:span><text:span text:style-name="T25"> </text:span><text:span text:style-name="T48">Cargo</text:span><text:span text:style-name="T25"> : </text:span><text:span text:style-name="T37">ICargo </text:span><text:span text:style-name="T23">{}</text:span></text:p>
      <text:p text:style-name="P5"/>
      <text:p text:style-name="P5">De esa forma concern_for_cargo ya compilaria (nada de rojo):</text:p>
      <text:p text:style-name="P5"/>
      <text:p text:style-name="P38"><text:span text:style-name="T13">public</text:span><text:span text:style-name="T25"> </text:span><text:span text:style-name="T13">abstract</text:span><text:span text:style-name="T25"> </text:span><text:span text:style-name="T13">class</text:span><text:span text:style-name="T25"> </text:span><text:span text:style-name="T48">concern_for_cargo</text:span><text:span text:style-name="T25"> : </text:span><text:span text:style-name="T48">Observes</text:span><text:span text:style-name="T25">&lt;</text:span><text:span text:style-name="T37">ICargo</text:span><text:span text:style-name="T25">, </text:span><text:span text:style-name="T48">Cargo</text:span><text:span text:style-name="T25">&gt; {}</text:span></text:p>
      <text:p text:style-name="P5"/>
      <text:p text:style-name="P5">en directo contraste con el inicial:</text:p>
      <text:p text:style-name="P5"/>
      <text:p text:style-name="P55"><text:span text:style-name="T22">public</text:span><text:span text:style-name="T32"> </text:span><text:span text:style-name="T22">abstract</text:span><text:span text:style-name="T32"> </text:span><text:span text:style-name="T22">class</text:span><text:span text:style-name="T32"> </text:span><text:span text:style-name="T54">concern_for_cargo</text:span><text:span text:style-name="T32"> : </text:span><text:span text:style-name="T54">Observes</text:span><text:span text:style-name="T32">&lt;</text:span><text:span text:style-name="T68">ICargo</text:span><text:span text:style-name="T32">, </text:span><text:span text:style-name="T68">Cargo</text:span><text:span text:style-name="T32">&gt; {}</text:span></text:p>
      <text:p text:style-name="P5"/>
      <text:p text:style-name="P5"/>
      <text:p text:style-name="P5">Pero no se acaba aqui la cosa, ya que, sabemos que Cargo es una DDD_Entity, por lo que debe implementar (lanzando una excepcion que diga que no esta implementado) a su vez la interface IEntity&lt;T&gt;, por lo que acabariamos con algo asi:</text:p>
      <text:p text:style-name="P5"/>
      <text:p text:style-name="P38"><text:span text:style-name="T13">public</text:span><text:span text:style-name="T25"> </text:span><text:span text:style-name="T13">class</text:span><text:span text:style-name="T25"> </text:span><text:span text:style-name="T48">Cargo</text:span><text:span text:style-name="T25"> : </text:span><text:span text:style-name="T37">ICargo</text:span><text:span text:style-name="T25">, </text:span><text:span text:style-name="T37">IEntity</text:span><text:span text:style-name="T25">&lt;</text:span><text:span text:style-name="T48">Cargo</text:span><text:span text:style-name="T25">&gt;</text:span></text:p>
      <text:p text:style-name="P23">{</text:p>
      <text:p text:style-name="P39"><text:span text:style-name="T23"><text:s text:c="4"/></text:span><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text:p>
      <text:p text:style-name="P5"/>
      <text:p text:style-name="P5">Esto es todo lo que tenemos hasta ahora. Vamos con nuestra primera BDD_Spec para Cargo.</text:p>
      <text:p text:style-name="P5"/>
      <text:p text:style-name="P5">TODO: Comprobar que hemos corregido en el documento pertinente la interface IEntity&lt;T&gt;.</text:p>
      <text:p text:style-name="P5"/>
      <text:p text:style-name="P6">BDD_Spec: When asked about its tracking identificator<text:span text:style-name="T66">:</text:span></text:p>
      <text:p text:style-name="P5"/>
      <text:p text:style-name="P44">When asked about its tracking identificator</text:p>
      <text:p text:style-name="P43">» It should provide the cargo id</text:p>
      <text:p text:style-name="P5"/>
      <text:p text:style-name="P5">Una BDD_Spec tan simple como esta, nos va a permitir generar las interfaces de gran parte de los colaboradores del DDD_Aggregate_Root Cargo.</text:p>
      <text:p text:style-name="P5"/>
      <text:p text:style-name="P5">Vamos al codigo, empezamos por detallar la BDD_Spec y observaremos la reaccion en cadena que se produce:</text:p>
      <text:p text:style-name="P5"/>
      <text:p text:style-name="P15"><text:span text:style-name="T12">public</text:span><text:span text:style-name="T23"> </text:span><text:span text:style-name="T12">class</text:span><text:span text:style-name="T23"> </text:span><text:span text:style-name="T47">when_asked_about_its_tracking_identificator</text:span><text:span text:style-name="T23"> : </text:span><text:span text:style-name="T47">concern_for_cargo</text:span></text:p>
      <text:p text:style-name="P23">{</text:p>
      <text:p text:style-name="P39"><text:span text:style-name="T23"><text:s text:c="4"/></text:span><text:span text:style-name="T36">It</text:span><text:span text:style-name="T23"> should_provide_the_cargo_id = () =&gt; </text:span><text:span text:style-name="T70">result</text:span><text:span text:style-name="T23">.ShouldEqual(</text:span><text:span text:style-name="T70">tracking_id</text:span><text:span text:style-name="T23">);</text:span></text:p>
      <text:p text:style-name="P23">}</text:p>
      <text:p text:style-name="P5"/>
      <text:p text:style-name="P5">para eliminar el color rojo, basta con definir result y tracking_id:</text:p>
      <text:p text:style-name="P5"/>
      <text:p text:style-name="P15"><text:span text:style-name="T12">public</text:span><text:span text:style-name="T23"> </text:span><text:span text:style-name="T12">class</text:span><text:span text:style-name="T23"> </text:span><text:span text:style-name="T47">when_asked_about_its_tracking_identificator</text:span><text:span text:style-name="T23"> : </text:span><text:span text:style-name="T47">concern_for_cargo</text:span></text:p>
      <text:p text:style-name="P23"><text:soft-page-break/>{</text:p>
      <text:p text:style-name="P39"><text:span text:style-name="T23"><text:s text:c="4"/></text:span><text:span text:style-name="T36">It</text:span><text:span text:style-name="T23"> should_provide_the_cargo_id = () =&gt; result.</text:span><text:span text:style-name="T70">ShouldEqual</text:span><text:span text:style-name="T23">(tracking_id);</text:span></text:p>
      <text:p text:style-name="P23"/>
      <text:p text:style-name="P39"><text:span text:style-name="T23"><text:s text:c="4"/></text:span><text:span text:style-name="T12">static</text:span><text:span text:style-name="T23"> </text:span><text:span text:style-name="T70">ITrackingId</text:span><text:span text:style-name="T23"> tracking_id;</text:span></text:p>
      <text:p text:style-name="P39"><text:span text:style-name="T23"><text:s text:c="4"/></text:span><text:span text:style-name="T12">static</text:span><text:span text:style-name="T23"> </text:span><text:span text:style-name="T70">ITrackingId</text:span><text:span text:style-name="T23"> result;</text:span></text:p>
      <text:p text:style-name="P23">}</text:p>
      <text:p text:style-name="P5"/>
      <text:p text:style-name="P5">pero esto a su vez nos genera mas codigo de color rojo que se resuelve definiendo la interface ITrackingId:</text:p>
      <text:p text:style-name="P5"/>
      <text:p text:style-name="P15"><text:span text:style-name="T12">public</text:span><text:span text:style-name="T23"> </text:span><text:span text:style-name="T12">class</text:span><text:span text:style-name="T23"> </text:span><text:span text:style-name="T47">when_asked_about_its_tracking_identificator</text:span><text:span text:style-name="T23"> : </text:span><text:span text:style-name="T47">concern_for_cargo</text:span></text:p>
      <text:p text:style-name="P23">{</text:p>
      <text:p text:style-name="P39"><text:span text:style-name="T23"><text:s text:c="3"/></text:span><text:span text:style-name="T36">It</text:span><text:span text:style-name="T23"> should_provide_the_cargo_id = () =&gt; result.ShouldEqual(tracking_id);</text:span></text:p>
      <text:p text:style-name="P23"/>
      <text:p text:style-name="P39"><text:span text:style-name="T23"><text:s text:c="3"/></text:span><text:span text:style-name="T12">static</text:span><text:span text:style-name="T23"> </text:span><text:span text:style-name="T36">ITrackingId</text:span><text:span text:style-name="T23"> tracking_id;</text:span></text:p>
      <text:p text:style-name="P39"><text:span text:style-name="T23"><text:s text:c="3"/></text:span><text:span text:style-name="T12">static</text:span><text:span text:style-name="T23"> </text:span><text:span text:style-name="T36">ITrackingId</text:span><text:span text:style-name="T23"> result;</text:span></text:p>
      <text:p text:style-name="P23">}</text:p>
      <text:p text:style-name="P23"/>
      <text:p text:style-name="P39"><text:span text:style-name="T12">public</text:span><text:span text:style-name="T23"> </text:span><text:span text:style-name="T12">interface</text:span><text:span text:style-name="T23"> </text:span><text:span text:style-name="T36">ITrackingId</text:span><text:span text:style-name="T23"> { }</text:span></text:p>
      <text:p text:style-name="P5"/>
      <text:p text:style-name="P5">Pero no os quedemos en los pequeños detalles y analicemos mas concienudamente que es lo que acabamos de presenciar.</text:p>
      <text:p text:style-name="P5"/>
      <text:p text:style-name="P5">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5"/>
      <text:p text:style-name="P5">Una ultima cuestion interesante antes de proseguir es que el codigo referente a todas estas clases e interfaces que se derivan de la BDD_Spec, se encuentran en el propio fichero de la BDD_Spec:</text:p>
      <text:p text:style-name="P5"/>
      <text:p text:style-name="P15"><text:span text:style-name="T12">using</text:span><text:span text:style-name="T23"> System;</text:span></text:p>
      <text:p text:style-name="P39"><text:span text:style-name="T12">using</text:span><text:span text:style-name="T23"> dddsample.domain.model.cargo.aggregate;</text:span></text:p>
      <text:p text:style-name="P39"><text:span text:style-name="T12">using</text:span><text:span text:style-name="T23"> dddsample.domain.shared;</text:span></text:p>
      <text:p text:style-name="P39"><text:span text:style-name="T12">using</text:span><text:span text:style-name="T23"> Machine.Specifications;</text:span></text:p>
      <text:p text:style-name="P39"><text:span text:style-name="T12">using</text:span><text:span text:style-name="T23"> Machine.Specifications.DevelopWithPassion.Rhino;</text:span></text:p>
      <text:p text:style-name="P39"><text:span text:style-name="T12">using</text:span><text:span text:style-name="T23"> Rhino.Mocks;</text:span></text:p>
      <text:p text:style-name="P23"/>
      <text:p text:style-name="P39"><text:span text:style-name="T12">namespace</text:span><text:span text:style-name="T23"> dddsample.specs.domain.model.cargo.aggregate</text:span></text:p>
      <text:p text:style-name="P23">{</text:p>
      <text:p text:style-name="P39"><text:span text:style-name="T23"><text:s text:c="4"/></text:span><text:span text:style-name="T12">public</text:span><text:span text:style-name="T23"> </text:span><text:span text:style-name="T12">abstract</text:span><text:span text:style-name="T23"> </text:span><text:span text:style-name="T12">class</text:span><text:span text:style-name="T23"> </text:span><text:span text:style-name="T47">concern_for_cargo</text:span><text:span text:style-name="T23"> : </text:span><text:span text:style-name="T47">Observes</text:span><text:span text:style-name="T23">&lt;</text:span><text:span text:style-name="T36">ICargo</text:span><text:span text:style-name="T23">, </text:span><text:span text:style-name="T47">Cargo</text:span><text:span text:style-name="T23">&gt; {}</text:span></text:p>
      <text:p text:style-name="P23"/>
      <text:p text:style-name="P39"><text:span text:style-name="T23"><text:s text:c="4"/></text:span><text:span text:style-name="T12">public</text:span><text:span text:style-name="T23"> </text:span><text:span text:style-name="T12">class</text:span><text:span text:style-name="T23"> </text:span><text:span text:style-name="T47">when_asked_about_its_tracking_identificator</text:span><text:span text:style-name="T23"> : </text:span><text:span text:style-name="T47">concern_for_cargo</text:span></text:p>
      <text:p text:style-name="P23"><text:s text:c="4"/>{</text:p>
      <text:p text:style-name="P39"><text:span text:style-name="T23"><text:s text:c="8"/></text:span><text:span text:style-name="T36">It</text:span><text:span text:style-name="T23"> should_provide_the_cargo_id = () =&gt; result.ShouldEqual(tracking_id);</text:span></text:p>
      <text:p text:style-name="P23"/>
      <text:p text:style-name="P39"><text:span text:style-name="T23"><text:s text:c="8"/></text:span><text:span text:style-name="T12">static</text:span><text:span text:style-name="T23"> </text:span><text:span text:style-name="T36">ITrackingId</text:span><text:span text:style-name="T23"> tracking_id;</text:span></text:p>
      <text:p text:style-name="P39"><text:span text:style-name="T23"><text:s text:c="8"/></text:span><text:span text:style-name="T12">static</text:span><text:span text:style-name="T23"> </text:span><text:span text:style-name="T36">ITrackingId</text:span><text:span text:style-name="T23"> result;</text:span></text:p>
      <text:p text:style-name="P23"><text:s text:c="4"/>}</text:p>
      <text:p text:style-name="P23"/>
      <text:p text:style-name="P39"><text:span text:style-name="T23"><text:s text:c="4"/></text:span><text:span text:style-name="T12">public</text:span><text:span text:style-name="T23"> </text:span><text:span text:style-name="T12">interface</text:span><text:span text:style-name="T23"> </text:span><text:span text:style-name="T36">ICargo</text:span><text:span text:style-name="T23"> { }</text:span></text:p>
      <text:p text:style-name="P23"/>
      <text:p text:style-name="P39"><text:span text:style-name="T23"><text:s text:c="4"/></text:span><text:span text:style-name="T12">public</text:span><text:span text:style-name="T23"> </text:span><text:span text:style-name="T12">class</text:span><text:span text:style-name="T23"> </text:span><text:span text:style-name="T47">Cargo</text:span><text:span text:style-name="T23"> : </text:span><text:span text:style-name="T36">ICargo</text:span><text:span text:style-name="T23">, </text:span><text:span text:style-name="T36">IEntity</text:span><text:span text:style-name="T23">&lt;</text:span><text:span text:style-name="T47">Cargo</text:span><text:span text:style-name="T23">&gt;</text:span></text:p>
      <text:p text:style-name="P23"><text:s text:c="4"/>{</text:p>
      <text:p text:style-name="P39"><text:span text:style-name="T23"><text:s text:c="8"/></text:span><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3"><text:s text:c="8"/>{</text:p>
      <text:p text:style-name="P39"><text:span text:style-name="T23"><text:s text:c="12"/></text:span><text:span text:style-name="T12">throw</text:span><text:span text:style-name="T23"> </text:span><text:span text:style-name="T12">new</text:span><text:span text:style-name="T23"> </text:span><text:span text:style-name="T55">NotImplementedException</text:span><text:span text:style-name="T24">();</text:span></text:p>
      <text:p text:style-name="P24"><text:soft-page-break/><text:s text:c="8"/>}</text:p>
      <text:p text:style-name="P24"><text:s text:c="4"/>}</text:p>
      <text:p text:style-name="P24"/>
      <text:p text:style-name="P39"><text:span text:style-name="T24"><text:s text:c="4"/></text:span><text:span text:style-name="T16">public</text:span><text:span text:style-name="T24"> </text:span><text:span text:style-name="T16">interface</text:span><text:span text:style-name="T24"> </text:span><text:span text:style-name="T39">ITrackingId</text:span><text:span text:style-name="T24"> { }</text:span></text:p>
      <text:p text:style-name="P24">}</text:p>
      <text:p text:style-name="P5"/>
      <text:p text:style-name="P5">Esto es una practica habitual (que no obligatoria) de <text:s/>BDD y del TDD, ya que de esta forma, mientras vamos guiando, generando el codigo, mantenemos un control visual mas directo de los elementos que entran en juego.</text:p>
      <text:p text:style-name="P5"/>
      <text:p text:style-name="P5">Cuando separemos las clase e interfaces y las enviemos a donde deben residir, lo especificaremos. Por el momento, y hasta que no se diga lo contrario, todo el codigo que creemos se encuentra en en fichero CargoSpec.cs.</text:p>
      <text:p text:style-name="P5"/>
      <text:p text:style-name="P5">Retomamos en este punto al BDD_Spec.</text:p>
      <text:p text:style-name="P5"/>
      <text:p text:style-name="P5">Para desencadenar el comportamiento que estamos creando, necesitamos invocar al SUT a traves de un bloque BECAUSE:</text:p>
      <text:p text:style-name="P5"/>
      <text:p text:style-name="P15"><text:span text:style-name="T12">public</text:span><text:span text:style-name="T23"> </text:span><text:span text:style-name="T12">class</text:span><text:span text:style-name="T23"> </text:span><text:span text:style-name="T47">when_asked_about_its_tracking_identificator</text:span><text:span text:style-name="T23"> : </text:span><text:span text:style-name="T47">concern_for_cargo</text:span></text:p>
      <text:p text:style-name="P23">{</text:p>
      <text:p text:style-name="P39"><text:span text:style-name="T23"><text:s text:c="4"/></text:span><text:span text:style-name="T36">Because</text:span><text:span text:style-name="T23"> of = () =&gt; result = sut.</text:span><text:span text:style-name="T70">tracking_id</text:span><text:span text:style-name="T23">();</text:span></text:p>
      <text:p text:style-name="P23"/>
      <text:p text:style-name="P39"><text:span text:style-name="T23"><text:s text:c="4"/></text:span><text:span text:style-name="T36">It</text:span><text:span text:style-name="T23"> should_provide_the_cargo_id = () =&gt; result.ShouldEqual(tracking_id);</text:span></text:p>
      <text:p text:style-name="P23"/>
      <text:p text:style-name="P39"><text:span text:style-name="T23"><text:s text:c="4"/></text:span><text:span text:style-name="T12">static</text:span><text:span text:style-name="T23"> </text:span><text:span text:style-name="T36">ITrackingId</text:span><text:span text:style-name="T23"> tracking_id;</text:span></text:p>
      <text:p text:style-name="P39"><text:span text:style-name="T23"><text:s text:c="4"/></text:span><text:span text:style-name="T12">static</text:span><text:span text:style-name="T23"> </text:span><text:span text:style-name="T36">ITrackingId</text:span><text:span text:style-name="T23"> result;</text:span></text:p>
      <text:p text:style-name="P23">}</text:p>
      <text:p text:style-name="P5"/>
      <text:p text:style-name="P5">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5"/>
      <text:p text:style-name="P5">Para solucionarlo, necesitamos, en este orden, generar el metodo tracking_id() en la interface ICargo:</text:p>
      <text:p text:style-name="P5"/>
      <text:p text:style-name="P15"><text:span text:style-name="T12">public</text:span><text:span text:style-name="T23"> </text:span><text:span text:style-name="T12">interface</text:span><text:span text:style-name="T23"> </text:span><text:span text:style-name="T36">ICargo</text:span><text:span text:style-name="T23"> </text:span></text:p>
      <text:p text:style-name="P23">{</text:p>
      <text:p text:style-name="P39"><text:span text:style-name="T23"><text:s text:c="4"/></text:span><text:span text:style-name="T36">ITrackingId</text:span><text:span text:style-name="T23"> tracking_id();</text:span></text:p>
      <text:p text:style-name="P23">}</text:p>
      <text:p text:style-name="P5"/>
      <text:p text:style-name="P5">De esta forma se ha ido el color rojo de nuestra BDD_Spec:</text:p>
      <text:p text:style-name="P5"/>
      <text:p text:style-name="P15"><text:span text:style-name="T12">public</text:span><text:span text:style-name="T23"> </text:span><text:span text:style-name="T12">class</text:span><text:span text:style-name="T23"> </text:span><text:span text:style-name="T47">when_asked_about_its_tracking_identificator</text:span><text:span text:style-name="T23"> : </text:span><text:span text:style-name="T47">concern_for_cargo</text:span></text:p>
      <text:p text:style-name="P23">{</text:p>
      <text:p text:style-name="P39"><text:span text:style-name="T23"><text:s text:c="4"/></text:span><text:span text:style-name="T36">Because</text:span><text:span text:style-name="T23"> of = () =&gt; result = sut.tracking_id();</text:span></text:p>
      <text:p text:style-name="P23"/>
      <text:p text:style-name="P39"><text:span text:style-name="T23"><text:s text:c="4"/></text:span><text:span text:style-name="T36">It</text:span><text:span text:style-name="T23"> should_provide_the_cargo_id = () =&gt; result.ShouldEqual(tracking_id);</text:span></text:p>
      <text:p text:style-name="P23"/>
      <text:p text:style-name="P39"><text:span text:style-name="T23"><text:s text:c="4"/></text:span><text:span text:style-name="T12">static</text:span><text:span text:style-name="T23"> </text:span><text:span text:style-name="T36">ITrackingId</text:span><text:span text:style-name="T23"> tracking_id;</text:span></text:p>
      <text:p text:style-name="P39"><text:span text:style-name="T23"><text:s text:c="4"/></text:span><text:span text:style-name="T12">static</text:span><text:span text:style-name="T23"> </text:span><text:span text:style-name="T36">ITrackingId</text:span><text:span text:style-name="T23"> result;</text:span></text:p>
      <text:p text:style-name="P23">}</text:p>
      <text:p text:style-name="P5"/>
      <text:p text:style-name="P5">Pero nos encontramos con que nuestro DDD_Aggregate_Root Cargo no implementa todos los metodos de ICargo, lo que nos obliga a implementarlo (lanzando una excepcion que diga que no esta implementado):</text:p>
      <text:p text:style-name="P5"/>
      <text:p text:style-name="P15"><text:span text:style-name="T12">public</text:span><text:span text:style-name="T23"> </text:span><text:span text:style-name="T12">class</text:span><text:span text:style-name="T23"> </text:span><text:span text:style-name="T47">Cargo</text:span><text:span text:style-name="T23"> : </text:span><text:span text:style-name="T36">ICargo</text:span><text:span text:style-name="T23">, </text:span><text:span text:style-name="T36">IEntity</text:span><text:span text:style-name="T23">&lt;</text:span><text:span text:style-name="T47">Cargo</text:span><text:span text:style-name="T23">&gt;</text:span></text:p>
      <text:p text:style-name="P23">{</text:p>
      <text:p text:style-name="P39"><text:span text:style-name="T23"><text:s text:c="4"/></text:span><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3"><text:s text:c="4"/>{</text:p>
      <text:p text:style-name="P39"><text:soft-page-break/><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39"><text:span text:style-name="T24"><text:s text:c="4"/></text:span><text:span text:style-name="T16">public</text:span><text:span text:style-name="T24"> </text:span><text:span text:style-name="T39">ITrackingId</text:span><text:span text:style-name="T24"> tracking_id()</text:span></text:p>
      <text:p text:style-name="P24"><text:s text:c="4"/>{</text:p>
      <text:p text:style-name="P39"><text:span text:style-name="T24"><text:s text:c="8"/></text:span><text:span text:style-name="T16">throw</text:span><text:span text:style-name="T24"> </text:span><text:span text:style-name="T16">new</text:span><text:span text:style-name="T24"> </text:span><text:span text:style-name="T55">NotImplementedException</text:span><text:span text:style-name="T24">();</text:span></text:p>
      <text:p text:style-name="P24"><text:s text:c="4"/>}</text:p>
      <text:p text:style-name="P24">}</text:p>
      <text:p text:style-name="P5"><text:s/></text:p>
      <text:p text:style-name="P5">Y aqui terminaria la reaccion en cadena provocada or el bolque BECAUSE.</text:p>
      <text:p text:style-name="P5"/>
      <text:p text:style-name="P5">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5"/>
      <text:p text:style-name="P15"><text:span text:style-name="T12">public</text:span><text:span text:style-name="T23"> </text:span><text:span text:style-name="T12">class</text:span><text:span text:style-name="T23"> </text:span><text:span text:style-name="T47">when_asked_about_its_tracking_identificator</text:span><text:span text:style-name="T23"> : </text:span><text:span text:style-name="T47">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racking_id = the_dependency&lt;</text:span><text:span text:style-name="T36">ITrackingId</text:span><text:span text:style-name="T23">&gt;();</text:span></text:p>
      <text:p text:style-name="P39"><text:span text:style-name="T23"><text:s text:c="8"/></text:span><text:span text:style-name="T70">route_specification</text:span><text:span text:style-name="T23"> = the_dependency&lt;</text:span><text:span text:style-name="T70">IRouteSpecification</text:span><text:span text:style-name="T23">&gt;();</text:span></text:p>
      <text:p text:style-name="P23"><text:s text:c="4"/>};</text:p>
      <text:p text:style-name="P23"/>
      <text:p text:style-name="P39"><text:span text:style-name="T23"><text:s text:c="4"/></text:span><text:span text:style-name="T36">Because</text:span><text:span text:style-name="T23"> of = () =&gt; result = sut.tracking_id();</text:span></text:p>
      <text:p text:style-name="P23"/>
      <text:p text:style-name="P39"><text:span text:style-name="T23"><text:s text:c="4"/></text:span><text:span text:style-name="T36">It</text:span><text:span text:style-name="T23"> should_provide_the_cargo_id = () =&gt; result.ShouldEqual(tracking_id);</text:span></text:p>
      <text:p text:style-name="P23"/>
      <text:p text:style-name="P39"><text:span text:style-name="T23"><text:s text:c="4"/></text:span><text:span text:style-name="T12">static</text:span><text:span text:style-name="T23"> </text:span><text:span text:style-name="T36">ITrackingId</text:span><text:span text:style-name="T23"> tracking_id;</text:span></text:p>
      <text:p text:style-name="P39"><text:span text:style-name="T23"><text:s text:c="4"/></text:span><text:span text:style-name="T12">static</text:span><text:span text:style-name="T23"> </text:span><text:span text:style-name="T36">ITrackingId</text:span><text:span text:style-name="T23"> result;</text:span></text:p>
      <text:p text:style-name="P23">}</text:p>
      <text:p text:style-name="P5"/>
      <text:p text:style-name="P5">Antes de ponernos a la tarea de corregir el codigo en color rojo, debemos entender que es lo que hemos hecho con el codigo nuevo.</text:p>
      <text:p text:style-name="P5"/>
      <text:p text:style-name="P5">Le estamos diciendo, a traves de the_dependency&lt;T&gt;(), que tracking_id y route_specification son parametros necesarios para construir el SUT (es decir el DDD_Aggregate_Root Cargo).</text:p>
      <text:p text:style-name="P5"/>
      <text:p text:style-name="P5">Para corregir el colo rojo empezamos por generar la interface IRouteSpecification:</text:p>
      <text:p text:style-name="P5"/>
      <text:p text:style-name="P19"><text:span text:style-name="T13">public</text:span><text:span text:style-name="T25"> </text:span><text:span text:style-name="T13">interface</text:span><text:span text:style-name="T25"> </text:span><text:span text:style-name="T37">IRouteSpecification </text:span><text:span text:style-name="T23">{}</text:span></text:p>
      <text:p text:style-name="P5"/>
      <text:p text:style-name="P5">y creamos el campo (field) route_specification del tipo IRouteSpecification:</text:p>
      <text:p text:style-name="P5"/>
      <text:p text:style-name="P15"><text:span text:style-name="T12">public</text:span><text:span text:style-name="T23"> </text:span><text:span text:style-name="T12">class</text:span><text:span text:style-name="T23"> </text:span><text:span text:style-name="T47">when_asked_about_its_tracking_identificator</text:span><text:span text:style-name="T23"> : </text:span><text:span text:style-name="T47">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racking_id = the_dependency&lt;</text:span><text:span text:style-name="T36">ITrackingId</text:span><text:span text:style-name="T23">&gt;();</text:span></text:p>
      <text:p text:style-name="P39"><text:span text:style-name="T23"><text:s text:c="8"/>route_specification = the_dependency&lt;</text:span><text:span text:style-name="T36">IRouteSpecification</text:span><text:span text:style-name="T23">&gt;();</text:span></text:p>
      <text:p text:style-name="P23"><text:s text:c="4"/>};</text:p>
      <text:p text:style-name="P23"/>
      <text:p text:style-name="P39"><text:span text:style-name="T23"><text:s text:c="4"/></text:span><text:span text:style-name="T36">Because</text:span><text:span text:style-name="T23"> of = () =&gt; result = sut.tracking_id();</text:span></text:p>
      <text:p text:style-name="P23"/>
      <text:p text:style-name="P39"><text:span text:style-name="T23"><text:s text:c="4"/></text:span><text:span text:style-name="T36">It</text:span><text:span text:style-name="T23"> should_provide_the_cargo_id = () =&gt; result.ShouldEqual(tracking_id);</text:span></text:p>
      <text:p text:style-name="P23"/>
      <text:p text:style-name="P39"><text:span text:style-name="T23"><text:s text:c="4"/></text:span><text:span text:style-name="T12">static</text:span><text:span text:style-name="T23"> </text:span><text:span text:style-name="T36">ITrackingId</text:span><text:span text:style-name="T23"> tracking_id;</text:span></text:p>
      <text:p text:style-name="P39"><text:span text:style-name="T23"><text:s text:c="4"/></text:span><text:span text:style-name="T12">static</text:span><text:span text:style-name="T23"> </text:span><text:span text:style-name="T36">ITrackingId</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23"><text:soft-page-break/>}</text:p>
      <text:p text:style-name="P5"/>
      <text:p text:style-name="P5">y con esto finalizamos la BDD_Spec:</text:p>
      <text:p text:style-name="P5"/>
      <text:p text:style-name="P44">When asked about its tracking identificator</text:p>
      <text:p text:style-name="P45">» It should provide the cargo id</text:p>
      <text:p text:style-name="P5"/>
      <text:p text:style-name="P5">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5"/>
      <text:p text:style-name="P15"><text:span text:style-name="T12">public</text:span><text:span text:style-name="T23"> </text:span><text:span text:style-name="T12">class</text:span><text:span text:style-name="T23"> </text:span><text:span text:style-name="T47">Cargo</text:span><text:span text:style-name="T23"> : </text:span><text:span text:style-name="T36">ICargo</text:span><text:span text:style-name="T23">, </text:span><text:span text:style-name="T36">IEntity</text:span><text:span text:style-name="T23">&lt;</text:span><text:span text:style-name="T47">Cargo</text:span><text:span text:style-name="T23">&gt;</text:span></text:p>
      <text:p text:style-name="P23">{</text:p>
      <text:p text:style-name="P39"><text:span text:style-name="T23"><text:s text:c="4"/></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
      <text:p text:style-name="P39"><text:span text:style-name="T23"><text:s text:c="4"/></text:span><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39"><text:span text:style-name="T24"><text:s text:c="4"/></text:span><text:span text:style-name="T16">public</text:span><text:span text:style-name="T24"> </text:span><text:span text:style-name="T39">ITrackingId</text:span><text:span text:style-name="T24"> tracking_id()</text:span></text:p>
      <text:p text:style-name="P24"><text:s text:c="4"/>{</text:p>
      <text:p text:style-name="P39"><text:span text:style-name="T24"><text:s text:c="8"/></text:span><text:span text:style-name="T16">throw</text:span><text:span text:style-name="T24"> </text:span><text:span text:style-name="T16">new</text:span><text:span text:style-name="T24"> </text:span><text:span text:style-name="T55">NotImplementedException</text:span><text:span text:style-name="T24">();</text:span></text:p>
      <text:p text:style-name="P24"><text:s text:c="4"/>}</text:p>
      <text:p text:style-name="P24">}</text:p>
      <text:p text:style-name="P5"/>
      <text:p text:style-name="P5">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5"/>
      <text:p text:style-name="P5">Llegados a este punto, ejecutamos la BDD_Spec (puesto que poco a poco hemos ido preocupandonos de que "compilase", lease "eliminar el codigo de color rojo").</text:p>
      <text:p text:style-name="P5"/>
      <text:p text:style-name="P5">En nuestro caso hemos decidido ejecutar la BDD_Spec usando TestDriven.NET, obteniendo el siguiente resultado:</text:p>
      <text:p text:style-name="P5"/>
      <text:p text:style-name="P44">------ Test started: Assembly: dddsample.specs.dll ------</text:p>
      <text:p text:style-name="P43"/>
      <text:p text:style-name="P43">when asked about its tracking identificator</text:p>
      <text:p text:style-name="P43">» should provide the cargo id (FAIL)</text:p>
      <text:p text:style-name="P43"/>
      <text:p text:style-name="P43">Test 'should provide the cargo id'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Specs.cs(49,0): at dddsample.specs.domain.model.cargo.aggregate.Cargo.tracking_id()</text:p>
      <text:p text:style-name="P43"><text:tab/>domain\model\cargo.aggregate\CargoSpecs.cs(20,0): at dddsample.specs.domain.model.cargo.aggregate.when_asked_about_its_tracking_identificator.&lt;.ctor&gt;b__1()</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soft-page-break/><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0 passed, 1 failed, 0 skipped, took 1,14 seconds (Machine.Specifications 0.3.0).</text:p>
      <text:p text:style-name="P5"/>
      <text:p text:style-name="P5">que confirma que ha compilado pero que ha fallado (tal y como esperabamos, pues no hemos implementado nada que nos permita disponer de la funcionalidad sugerida por la BDD_Spec).</text:p>
      <text:p text:style-name="P5"/>
      <text:p text:style-name="P5">Analicemos brevemente el log resultante de la ejecucion de la BDD_Spec.</text:p>
      <text:p text:style-name="P5"/>
      <text:p text:style-name="P5">Sabemos que falla por tres cosas. Primero</text:p>
      <text:p text:style-name="P5"/>
      <text:p text:style-name="P43">when asked about its tracking identificator</text:p>
      <text:p text:style-name="P45">» should provide the cargo id (FAIL)</text:p>
      <text:p text:style-name="P5"/>
      <text:p text:style-name="P5">Dificil no notar ese (FAIL). Segundo:</text:p>
      <text:p text:style-name="P5"/>
      <text:p text:style-name="P45">Test 'should provide the cargo id' failed:</text:p>
      <text:p text:style-name="P5"/>
      <text:p text:style-name="P5">Sin comentarios. Tercero:</text:p>
      <text:p text:style-name="P5"/>
      <text:p text:style-name="P45">0 passed, 1 failed, 0 skipped, took 1,14 seconds (Machine.Specifications 0.3.0).</text:p>
      <text:p text:style-name="P5"/>
      <text:p text:style-name="P5">"0 passed, 1 failed". Como en el caso anterior sobran mas comentarios.</text:p>
      <text:p text:style-name="P5"/>
      <text:p text:style-name="P5">Todo el grueso del mensaje, carece de relevancia para nosotros (no siempre va a ser asi, ya que habra veces, cuando creamos que todo deberia ir bien y no va, que nos indicara donde puede estar nuestro error).</text:p>
      <text:p text:style-name="P5"/>
      <text:p text:style-name="P5">Vamos por tanto a escribir el codigo necesario para que ese (FAIL) desparezca.</text:p>
      <text:p text:style-name="P5"/>
      <text:p text:style-name="P5">Nos centramos ahora en la clase Cargo, en su cosntructor y en su metodo tracking_id().</text:p>
      <text:p text:style-name="P5">El codigo necesario para hacer que le test pase, no es complejo en absoluto, sin embargo, al escribir solo el codigo necesario para que pase, si que es probable que se produzcan sorpresas, y no tanto por el codigo escrito, como por el no escrito.</text:p>
      <text:p text:style-name="P5"/>
      <text:p text:style-name="P5">La BDD_Spec nos esta pidiendo que le devolvamos el identificador del DDD_Aggregate_Root Cargo. Como lo consigas (el orden de los pasos que des), no es relevante, a nuestro juicio, por ello ponemos la clase Cargo resultante sin mas:</text:p>
      <text:p text:style-name="P5"/>
      <text:p text:style-name="P15"><text:span text:style-name="T12">public</text:span><text:span text:style-name="T23"> </text:span><text:span text:style-name="T12">class</text:span><text:span text:style-name="T23"> </text:span><text:span text:style-name="T47">Cargo</text:span><text:span text:style-name="T23"> : </text:span><text:span text:style-name="T36">ICargo</text:span><text:span text:style-name="T23">, </text:span><text:span text:style-name="T36">IEntity</text:span><text:span text:style-name="T23">&lt;</text:span><text:span text:style-name="T47">Cargo</text:span><text:span text:style-name="T23">&gt;</text:span></text:p>
      <text:p text:style-name="P23">{</text:p>
      <text:p text:style-name="P39"><text:span text:style-name="T23"><text:s text:c="4"/></text:span><text:span text:style-name="T12">readonly</text:span><text:span text:style-name="T23"> </text:span><text:span text:style-name="T36">ITrackingId</text:span><text:span text:style-name="T23"> underlying_tracking_id;</text:span></text:p>
      <text:p text:style-name="P23"/>
      <text:p text:style-name="P39"><text:span text:style-name="T23"><text:s text:c="4"/></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s text:c="4"/>{</text:p>
      <text:p text:style-name="P39"><text:span text:style-name="T23"><text:s text:c="8"/></text:span><text:span text:style-name="T12">this</text:span><text:span text:style-name="T23">.underlying_tracking_id = tracking_id;</text:span></text:p>
      <text:p text:style-name="P23"><text:s text:c="4"/>}</text:p>
      <text:p text:style-name="P23"/>
      <text:p text:style-name="P39"><text:span text:style-name="T23"><text:s text:c="4"/></text:span><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oft-page-break/><text:s text:c="4"/>}</text:p>
      <text:p text:style-name="P24"/>
      <text:p text:style-name="P39"><text:span text:style-name="T24"><text:s text:c="4"/></text:span><text:span text:style-name="T16">public</text:span><text:span text:style-name="T24"> </text:span><text:span text:style-name="T39">ITrackingId</text:span><text:span text:style-name="T24"> tracking_id()</text:span></text:p>
      <text:p text:style-name="P24"><text:s text:c="4"/>{</text:p>
      <text:p text:style-name="P39"><text:span text:style-name="T24"><text:s text:c="8"/></text:span><text:span text:style-name="T16">return</text:span><text:span text:style-name="T24"> </text:span><text:span text:style-name="T16">this</text:span><text:span text:style-name="T24">.underlying_tracking_id;</text:span></text:p>
      <text:p text:style-name="P24"><text:s text:c="4"/>}</text:p>
      <text:p text:style-name="P24">}</text:p>
      <text:p text:style-name="P5"/>
      <text:p text:style-name="P5">Sin embargo, si te interesa conocer el orden en que hemos creado el codigo, comentar que, de forma innata, tendemos a seguir el flujo de ejecucion.</text:p>
      <text:p text:style-name="P5"/>
      <text:p text:style-name="P5">Es decir, primero se produce la creacion del objeto, en el constructor, por lo que escribimos:</text:p>
      <text:p text:style-name="P5"/>
      <text:p text:style-name="P15"><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p>
      <text:p text:style-name="P39"><text:span text:style-name="T23"><text:s text:c="4"/></text:span><text:span text:style-name="T12">this</text:span><text:span text:style-name="T23">.</text:span><text:span text:style-name="T70">underlying_tracking_id</text:span><text:span text:style-name="T23"> = tracking_id;</text:span></text:p>
      <text:p text:style-name="P23">}</text:p>
      <text:p text:style-name="P5"/>
      <text:p text:style-name="P5">y nos encontramos con nuestro viejo amigo el codigo de color rojo, ya que underlying_tracking_id no existe todavia.</text:p>
      <text:p text:style-name="P5"/>
      <text:p text:style-name="P5">Siguiendo el camino que nos marca el rojo (y en este caso ademas, es el camino del flujo de ejecucion), solucionamos este problema creando el campo underlying_tracking_id, que <text:s/>nos permite almacenar internamente el identificador:</text:p>
      <text:p text:style-name="P5"/>
      <text:p text:style-name="P15"><text:span text:style-name="T36">ITrackingId</text:span><text:span text:style-name="T23"> underlying_tracking_id;</text:span></text:p>
      <text:p text:style-name="P5"/>
      <text:p text:style-name="P5">Una vez hecho esto, devolvemos el dato pedido:</text:p>
      <text:p text:style-name="P5"/>
      <text:p text:style-name="P15"><text:span text:style-name="T12">public</text:span><text:span text:style-name="T23"> </text:span><text:span text:style-name="T36">ITrackingId</text:span><text:span text:style-name="T23"> tracking_id()</text:span></text:p>
      <text:p text:style-name="P23">{</text:p>
      <text:p text:style-name="P39"><text:span text:style-name="T23"><text:s text:c="4"/></text:span><text:span text:style-name="T12">return</text:span><text:span text:style-name="T23"> </text:span><text:span text:style-name="T12">this</text:span><text:span text:style-name="T23">.underlying_tracking_id;</text:span></text:p>
      <text:p text:style-name="P23">}</text:p>
      <text:p text:style-name="P5"/>
      <text:p text:style-name="P5">y ya esta. ¿Ya esta?. No, hay algo que nos falta. El identificador no es algo que queremos que se vaya modificando por ahi, sino que es algo que una vez asignado por el constructor, "es para toda la vida". Asi que:</text:p>
      <text:p text:style-name="P5"/>
      <text:p text:style-name="P15"><text:span text:style-name="T12">readonly</text:span><text:span text:style-name="T23"> </text:span><text:span text:style-name="T36">ITrackingId</text:span><text:span text:style-name="T23"> underlying_tracking_id;</text:span></text:p>
      <text:p text:style-name="P5"/>
      <text:p text:style-name="P5">y ahora si que hemos terminado.</text:p>
      <text:p text:style-name="P5"/>
      <text:p text:style-name="P5">Antes de hacer ningun comentario corremos la BDD_Spec para ver si con esto es suficiente:</text:p>
      <text:p text:style-name="P5"/>
      <text:p text:style-name="P44">------ Test started: Assembly: dddsample.specs.dll ------</text:p>
      <text:p text:style-name="P43"/>
      <text:p text:style-name="P43">when asked about its tracking identificator</text:p>
      <text:p text:style-name="P43">» should provide the cargo id</text:p>
      <text:p text:style-name="P43"/>
      <text:p text:style-name="P43"/>
      <text:p text:style-name="P43">1 passed, 0 failed, 0 skipped, took 0,88 seconds (Machine.Specifications 0.3.0).</text:p>
      <text:p text:style-name="P5"/>
      <text:p text:style-name="P5">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5"/>
      <text:p text:style-name="P5">Vamos con los comentarios:</text:p>
      <text:p text:style-name="P5"/>
      <text:list xml:id="list34297285" text:style-name="L14">
        <text:list-item>
          <text:p text:style-name="P72">Deberia llamarnos la atencion que el constructor reciba dos parametros y solo use uno. Y lo mas increible es de todo compila y funciona. Esto dice mucho de la <text:soft-page-break/>potencia y flexibilidad del BDD, ya que te permite centrarte en una sola cosa a la vez.</text:p>
        </text:list-item>
        <text:list-item>
          <text:p text:style-name="P72">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72">¿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72"/>
          <text:list>
            <text:list-item>
              <text:p text:style-name="P72">Crear la BDD_Spec</text:p>
            </text:list-item>
            <text:list-item>
              <text:p text:style-name="P72">Diseñar</text:p>
            </text:list-item>
            <text:list-item>
              <text:p text:style-name="P72">Manejar las interacciones entre objetos y</text:p>
            </text:list-item>
            <text:list-item>
              <text:p text:style-name="P72">Finalmente implementar</text:p>
            </text:list-item>
          </text:list>
          <text:p text:style-name="P72"/>
          <text:p text:style-name="P72">desaparece y lo mas curioso es que pasas a sentir algo parecido cuando te encuentras con codigo fuente que no sigue el paradigma del BDD, o al menos dispone de una suite de tests bien diseñada.</text:p>
        </text:list-item>
        <text:list-item>
          <text:p text:style-name="P72"><text:s/></text:p>
        </text:list-item>
      </text:list>
      <text:p text:style-name="P5"/>
      <text:p text:style-name="P5">NOTA: Mostrar el orden en el que escribimos el codigo ya que va con el flujo de los datos: entra por el constructor, se almacena internamente y finalmente se devuelve via return.</text:p>
      <text:p text:style-name="P5">FIN NOTA:</text:p>
      <text:p text:style-name="P5"/>
      <text:p text:style-name="P5">Y con esto finalizamos el ciclo de la primera BDD_Spec:</text:p>
      <text:p text:style-name="P5"/>
      <text:p text:style-name="P43">When asked about its tracking identificator</text:p>
      <text:p text:style-name="P45">» It should provide the cargo id</text:p>
      <text:p text:style-name="P5"/>
      <text:p text:style-name="P5">A continuacion vamos a realizar un par de refactorizaciones mas cosmeticas que otra cosa para que nos ayude a poner todo lo que vamos escribiendo en su sitio.</text:p>
      <text:p text:style-name="P5"/>
      <text:p text:style-name="P5">Es evidente que el lugar de Cargo, ICargo, ITrackingId no puede ser el fichero CargoSpec.cs (de hecho ya habiamos comentado algo sobre el tema), y mas concretamente el namespace:</text:p>
      <text:p text:style-name="P5"/>
      <text:p text:style-name="P15"><text:span text:style-name="T12">namespace</text:span><text:span text:style-name="T23"> dddsample.specs.domain.model.cargo.aggregate</text:span></text:p>
      <text:p text:style-name="P5"/>
      <text:p text:style-name="P5">claramente destinado a la "specs".</text:p>
      <text:p text:style-name="P5"/>
      <text:p text:style-name="P5">Es un buen momento para recordar cuales fueron los "using" que declaramos al principio:</text:p>
      <text:p text:style-name="P5"/>
      <text:p text:style-name="P38"><text:span text:style-name="T13">using</text:span><text:span text:style-name="T25"> System;</text:span></text:p>
      <text:p text:style-name="P39"><text:span text:style-name="T12">using</text:span><text:span text:style-name="T23"> dddsample.domain.shared;</text:span></text:p>
      <text:p text:style-name="P39"><text:span text:style-name="T12">using</text:span><text:span text:style-name="T23"> Machine.Specifications;</text:span></text:p>
      <text:p text:style-name="P39"><text:span text:style-name="T12">using</text:span><text:span text:style-name="T23"> Machine.Specifications.DevelopWithPassion.Rhino;</text:span></text:p>
      <text:p text:style-name="P16"><text:span text:style-name="T12">using</text:span><text:span text:style-name="T23"> Rhino.Mocks;</text:span></text:p>
      <text:p text:style-name="P5"/>
      <text:p text:style-name="P5">Todos han sido utilizados en esta primera BDD_Spec, excepto:</text:p>
      <text:p text:style-name="P5"/>
      <text:p text:style-name="P16"><text:span text:style-name="T12">using</text:span><text:span text:style-name="T23"> Rhino.Mocks;</text:span></text:p>
      <text:p text:style-name="P5"/>
      <text:p text:style-name="P5">que utilizaremos mas adelante.</text:p>
      <text:p text:style-name="P5"/>
      <text:p text:style-name="P5"><text:soft-page-break/>Ha llegado la hora de situar nuestras recien diseñandas clases e interfaces en su namespace correcto:</text:p>
      <text:p text:style-name="P5"/>
      <text:p text:style-name="P16"><text:span text:style-name="T12">namespace</text:span><text:span text:style-name="T23"> dddsample.domain.model.cargo.aggregate;</text:span></text:p>
      <text:p text:style-name="P5"/>
      <text:p text:style-name="P5">Hacer este tipo de cosas teniendo JetBrains Resharper, es trivial, ya que el mismo te detecta estos cambios y busca la solucion, añadir un nuevo:</text:p>
      <text:p text:style-name="P5"/>
      <text:p text:style-name="P16"><text:span text:style-name="T12">using</text:span><text:span text:style-name="T23"> dddsample.domain.model.cargo.aggregate;</text:span></text:p>
      <text:p text:style-name="P5"/>
      <text:p text:style-name="P5">Si no lo tienes instalado, puede ser que Visual Studio 2010 se encargue de ello automaticamente, pero probablemente, necesitaras escribir la linea anterior, manualmente.</text:p>
      <text:p text:style-name="P5"/>
      <text:p text:style-name="P5">A esto era a lo que nos referiamos al pricipio de la seccion de esta BDD_Spec cuando deciamos aquello de:</text:p>
      <text:p text:style-name="P5"/>
      <text:p text:style-name="P5"><text:tab/>"<text:span text:style-name="T57">Es importante señalar que ninguna de esas referencias han sido añadidas manualmente puesto que el imprescindible plug-in JetBrains ReSharper, se encarga de ello de forma completamente transparente.</text:span>"</text:p>
      <text:p text:style-name="P5"/>
      <text:p text:style-name="P5">Una vez arreglado esto, deberiamos volver a correr las BDD_Specs, por si acaso hemos roto algo. Por suerte para nosotros</text:p>
      <text:p text:style-name="P5"/>
      <text:p text:style-name="P44">1 passed, 0 failed, 0 skipped, took 0,65 seconds (Machine.Specifications 0.3.0).</text:p>
      <text:p text:style-name="P5"/>
      <text:p text:style-name="P5">todo ha ido bien.</text:p>
      <text:p text:style-name="P5"/>
      <text:p text:style-name="P5">La siguente refactorizacion seria crear un fichero para cada clase e interface creada, de forma que podamos moverlos fisicamente a su sitio. Esto afectaria a:</text:p>
      <text:p text:style-name="P5"/>
      <text:list xml:id="list34275949" text:style-name="L15">
        <text:list-item>
          <text:p text:style-name="P73">ICargo</text:p>
        </text:list-item>
        <text:list-item>
          <text:p text:style-name="P73">Cargo</text:p>
        </text:list-item>
        <text:list-item>
          <text:p text:style-name="P73">ITrackingId</text:p>
        </text:list-item>
        <text:list-item>
          <text:p text:style-name="P73">IRouteSpecification</text:p>
        </text:list-item>
      </text:list>
      <text:p text:style-name="P5"/>
      <text:p text:style-name="P5">De nuevo, gracias a JetBrains Resharper, es una tarea trivial.</text:p>
      <text:p text:style-name="P5"/>
      <text:p text:style-name="P5">Corremos los test de nuevo y comprobamos que seguimos con la luz verde.</text:p>
      <text:p text:style-name="P5"/>
      <text:p text:style-name="P5">Finalizando el proceso con git:</text:p>
      <text:p text:style-name="P5"/>
      <text:p text:style-name="P5">Una vez llegados hasta aqui, deberiamos enviar los cambios a nuestro repositorio git, para ello:</text:p>
      <text:p text:style-name="P5"/>
      <text:p text:style-name="P5">git status --&gt; nos indicaria cuales son los cambios</text:p>
      <text:p text:style-name="P5">git add -A --&gt; añadiria los nuevos ficheros y carpetas al gti tracking</text:p>
      <text:p text:style-name="P5">git commit -m "Finished first CargoSpec. Created ICargo, Cargo, ITrackingId and IRouteSpecification. Fixed error in IEntity&lt;T&gt;, now using the correct one and not the experimental one." --&gt; confirmaria los cambios realizados</text:p>
      <text:p text:style-name="P5">git checkout master --&gt; nos movemos a la rama master</text:p>
      <text:p text:style-name="P5">git merge dev --&gt; pasamos los cambios de la rama dev a la rama master</text:p>
      <text:p text:style-name="P5">git push origin --&gt; enviamos los cambios a github.</text:p>
      <text:p text:style-name="P5"/>
      <text:p text:style-name="P5">Ahora parece un buen momento para identificar el "mantra" del TDD " RED - GREEN - REFACTOR" con lo que acabamos de hacer:</text:p>
      <text:p text:style-name="P5"/>
      <text:p text:style-name="P12"><text:span text:style-name="T2">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4">odo el grueso del mensaje</text:span><text:span text:style-name="T2">" que "</text:span><text:span text:style-name="T4">carece de relevancia para nosotros</text:span><text:span text:style-name="T2">", nos encontramos con:</text:span></text:p>
      <text:p text:style-name="P5"><text:soft-page-break/></text:p>
      <text:p text:style-name="P43">Test 'should provide the cargo id' failed:</text:p>
      <text:p text:style-name="P45"><text:tab/>System.Reflection.TargetInvocationException: Exception has been thrown by the target of an invocation. ---&gt; System.NotImplementedException: The method or operation is not implemented.</text:p>
      <text:p text:style-name="P5"/>
      <text:p text:style-name="P5">Y mas en concreto con:</text:p>
      <text:p text:style-name="P5"/>
      <text:p text:style-name="P45">System.NotImplementedException: The method or operation is not implemented.</text:p>
      <text:p text:style-name="P5"/>
      <text:p text:style-name="P5">Ahi tenemos nuestro RED.</text:p>
      <text:p text:style-name="P5"/>
      <text:p text:style-name="P5">GREEN: Esta es facil, cuando pasamos el test con aquel:</text:p>
      <text:p text:style-name="P5"/>
      <text:p text:style-name="P45">1 passed, 0 failed, 0 skipped, took 0,88 seconds (Machine.Specifications 0.3.0).</text:p>
      <text:p text:style-name="P5"/>
      <text:p text:style-name="P5"><text:s/></text:p>
      <text:p text:style-name="P5">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5"/>
      <text:p text:style-name="P6">BDD_Spec: When asked about its route specification<text:span text:style-name="T66">:</text:span></text:p>
      <text:p text:style-name="P2"/>
      <text:p text:style-name="P2">Tal y como hicimos en la BDD_Spec anterior, empezamos por definir la Spec en texto:</text:p>
      <text:p text:style-name="P2"/>
      <text:p text:style-name="P43">When asked about its route specification</text:p>
      <text:p text:style-name="P47">» It should provide the route specification</text:p>
      <text:p text:style-name="P2"/>
      <text:p text:style-name="P2">y luego en codigo:</text:p>
      <text:p text:style-name="P2"/>
      <text:p text:style-name="P17"><text:span text:style-name="T18">public</text:span><text:span text:style-name="T28"> </text:span><text:span text:style-name="T18">class</text:span><text:span text:style-name="T28"> </text:span><text:span text:style-name="T51">when_asked_about_its_route_specification</text:span><text:span text:style-name="T28"> : </text:span><text:span text:style-name="T51">concern_for_cargo</text:span></text:p>
      <text:p text:style-name="P23">{</text:p>
      <text:p text:style-name="P39"><text:span text:style-name="T23"><text:s text:c="4"/></text:span><text:span text:style-name="T36">It</text:span><text:span text:style-name="T23"> should_provide_the_route_specification = () =&gt; </text:span></text:p>
      <text:p text:style-name="P39"><text:span text:style-name="T23"><text:s text:c="7"/></text:span><text:span text:style-name="T70">result</text:span><text:span text:style-name="T23">.ShouldEqual(</text:span><text:span text:style-name="T70">route_specification</text:span><text:span text:style-name="T23">);</text:span></text:p>
      <text:p text:style-name="P23">}</text:p>
      <text:p text:style-name="P2"/>
      <text:p text:style-name="P2">nuestro primer objetivo es arreglar el codigo de color rojo, por lo tanto, basta con que definamos dos campos (fields):</text:p>
      <text:p text:style-name="P2"/>
      <text:p text:style-name="P17"><text:span text:style-name="T18">public</text:span><text:span text:style-name="T28"> </text:span><text:span text:style-name="T18">class</text:span><text:span text:style-name="T28"> </text:span><text:span text:style-name="T51">when_asked_about_its_route_specification</text:span><text:span text:style-name="T28"> : </text:span><text:span text:style-name="T51">concern_for_cargo</text:span></text:p>
      <text:p text:style-name="P23">{</text:p>
      <text:p text:style-name="P39"><text:span text:style-name="T23"><text:s text:c="4"/></text:span><text:span text:style-name="T36">It</text:span><text:span text:style-name="T23"> should_provide_the_route_specification = () =&gt; </text:span></text:p>
      <text:p text:style-name="P23"><text:s text:c="7"/>result.ShouldEqual(route_specification);</text:p>
      <text:p text:style-name="P23"/>
      <text:p text:style-name="P39"><text:span text:style-name="T23"><text:s text:c="4"/></text:span><text:span text:style-name="T12">static</text:span><text:span text:style-name="T23"> </text:span><text:span text:style-name="T36">IRouteSpecification</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23">}</text:p>
      <text:p text:style-name="P2"/>
      <text:p text:style-name="P2">Esta claro cual es el objetivo, asi que vamos con el bloque BECAUSE:</text:p>
      <text:p text:style-name="P2"/>
      <text:p text:style-name="P17"><text:span text:style-name="T18">public</text:span><text:span text:style-name="T28"> </text:span><text:span text:style-name="T18">class</text:span><text:span text:style-name="T28"> </text:span><text:span text:style-name="T51">when_asked_about_its_route_specification</text:span><text:span text:style-name="T28"> : </text:span><text:span text:style-name="T51">concern_for_cargo</text:span></text:p>
      <text:p text:style-name="P23">{</text:p>
      <text:p text:style-name="P39"><text:span text:style-name="T23"><text:s text:c="4"/></text:span><text:span text:style-name="T36">Because</text:span><text:span text:style-name="T23"> of = () =&gt; result = sut.</text:span><text:span text:style-name="T70">route_specification</text:span><text:span text:style-name="T23">();</text:span></text:p>
      <text:p text:style-name="P23"/>
      <text:p text:style-name="P39"><text:span text:style-name="T23"><text:s text:c="4"/></text:span><text:span text:style-name="T36">It</text:span><text:span text:style-name="T23"> should_provide_the_route_specification = () =&gt; </text:span></text:p>
      <text:p text:style-name="P23"><text:s text:c="7"/>result.ShouldEqual(route_specification);</text:p>
      <text:p text:style-name="P23"/>
      <text:p text:style-name="P39"><text:span text:style-name="T23"><text:s text:c="4"/></text:span><text:span text:style-name="T12">static</text:span><text:span text:style-name="T23"> </text:span><text:span text:style-name="T36">IRouteSpecification</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23">}</text:p>
      <text:p text:style-name="P2"/>
      <text:p text:style-name="P2"><text:soft-page-break/>Para poder arreglar el codigo de color rojo, necesitamos añadir un nuevo metodo a la interface ICargo, y a continuacion implementar su esqueleto (devolviendo un excepcion) en el DDD_Aggregate_Root Cargo.</text:p>
      <text:p text:style-name="P2"/>
      <text:p text:style-name="P17"><text:span text:style-name="T18">public</text:span><text:span text:style-name="T28"> </text:span><text:span text:style-name="T18">interface</text:span><text:span text:style-name="T28"> </text:span><text:span text:style-name="T40">ICargo</text:span></text:p>
      <text:p text:style-name="P23">{</text:p>
      <text:p text:style-name="P39"><text:span text:style-name="T23"><text:s text:c="4"/></text:span><text:span text:style-name="T36">ITrackingId</text:span><text:span text:style-name="T23"> tracking_id();</text:span></text:p>
      <text:p text:style-name="P39"><text:span text:style-name="T23"><text:s text:c="4"/></text:span><text:span text:style-name="T36">IRouteSpecification</text:span><text:span text:style-name="T23"> route_specification();</text:span></text:p>
      <text:p text:style-name="P23">}</text:p>
      <text:p text:style-name="P2"/>
      <text:p text:style-name="P2"/>
      <text:p text:style-name="P17"><text:span text:style-name="T18">public</text:span><text:span text:style-name="T28"> </text:span><text:span text:style-name="T18">class</text:span><text:span text:style-name="T28"> </text:span><text:span text:style-name="T51">Cargo</text:span><text:span text:style-name="T28"> : </text:span><text:span text:style-name="T40">ICargo</text:span><text:span text:style-name="T28">, </text:span><text:span text:style-name="T40">IEntity</text:span><text:span text:style-name="T28">&lt;</text:span><text:span text:style-name="T51">Cargo</text:span><text:span text:style-name="T28">&gt;</text:span></text:p>
      <text:p text:style-name="P23">{</text:p>
      <text:p text:style-name="P39"><text:span text:style-name="T23"><text:s text:c="4"/></text:span><text:span text:style-name="T12">readonly</text:span><text:span text:style-name="T23"> </text:span><text:span text:style-name="T36">ITrackingId</text:span><text:span text:style-name="T23"> underlying_tracking_id;</text:span></text:p>
      <text:p text:style-name="P23"/>
      <text:p text:style-name="P39"><text:span text:style-name="T23"><text:s text:c="4"/></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s text:c="4"/>{</text:p>
      <text:p text:style-name="P39"><text:span text:style-name="T23"><text:s text:c="8"/></text:span><text:span text:style-name="T12">this</text:span><text:span text:style-name="T23">.underlying_tracking_id = tracking_id;</text:span></text:p>
      <text:p text:style-name="P23"><text:s text:c="4"/>}</text:p>
      <text:p text:style-name="P23"/>
      <text:p text:style-name="P39"><text:span text:style-name="T23"><text:s text:c="4"/></text:span><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39"><text:span text:style-name="T24"><text:s text:c="4"/></text:span><text:span text:style-name="T16">public</text:span><text:span text:style-name="T24"> </text:span><text:span text:style-name="T39">ITrackingId</text:span><text:span text:style-name="T24"> tracking_id()</text:span></text:p>
      <text:p text:style-name="P24"><text:s text:c="4"/>{</text:p>
      <text:p text:style-name="P39"><text:span text:style-name="T24"><text:s text:c="8"/></text:span><text:span text:style-name="T16">return</text:span><text:span text:style-name="T24"> </text:span><text:span text:style-name="T16">this</text:span><text:span text:style-name="T24">.underlying_tracking_id;</text:span></text:p>
      <text:p text:style-name="P24"><text:s text:c="4"/>}</text:p>
      <text:p text:style-name="P24"/>
      <text:p text:style-name="P39"><text:span text:style-name="T24"><text:s text:c="4"/></text:span><text:span text:style-name="T16">public</text:span><text:span text:style-name="T24"> </text:span><text:span text:style-name="T39">IRouteSpecification</text:span><text:span text:style-name="T24"> route_specification()</text:span></text:p>
      <text:p text:style-name="P24"><text:s text:c="4"/>{</text:p>
      <text:p text:style-name="P39"><text:span text:style-name="T24"><text:s text:c="8"/></text:span><text:span text:style-name="T16">throw</text:span><text:span text:style-name="T24"> </text:span><text:span text:style-name="T16">new</text:span><text:span text:style-name="T24"> </text:span><text:span text:style-name="T55">NotImplementedException</text:span><text:span text:style-name="T24">();</text:span></text:p>
      <text:p text:style-name="P24"><text:s text:c="4"/>}</text:p>
      <text:p text:style-name="P24">}</text:p>
      <text:p text:style-name="P2"/>
      <text:p text:style-name="P2">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2"/>
      <text:p text:style-name="P6">INTERLUDIO – VOLANDO SOBRE EL TECLADO CON RESHARPER<text:span text:style-name="T66">:</text:span></text:p>
      <text:p text:style-name="P2"/>
      <text:p text:style-name="P2">Voy a detallar cual es el flujo de trabajo de esta ultima adicion de codigo:</text:p>
      <text:p text:style-name="P2"/>
      <text:p text:style-name="P2">Partimos de </text:p>
      <text:p text:style-name="P2"/>
      <text:p text:style-name="P17"><text:span text:style-name="T18">public</text:span><text:span text:style-name="T28"> </text:span><text:span text:style-name="T18">class</text:span><text:span text:style-name="T28"> </text:span><text:span text:style-name="T51">when_asked_about_its_route_specification</text:span><text:span text:style-name="T28"> : </text:span><text:span text:style-name="T51">concern_for_cargo</text:span></text:p>
      <text:p text:style-name="P23">{</text:p>
      <text:p text:style-name="P39"><text:span text:style-name="T23"><text:s text:c="4"/></text:span><text:span text:style-name="T36">Because</text:span><text:span text:style-name="T23"> of = () =&gt; result = sut.</text:span><text:span text:style-name="T70">route_specification</text:span><text:span text:style-name="T23">();</text:span></text:p>
      <text:p text:style-name="P23"><text:s text:c="4"/>(....)</text:p>
      <text:p text:style-name="P23">}</text:p>
      <text:p text:style-name="P2"/>
      <text:p text:style-name="P2">Para situarnos al comienzo codigo de color rojo, jugamos con:</text:p>
      <text:p text:style-name="P2"/>
      <text:p text:style-name="P2">ALT + F12: Nos lleva a "Next Error" (es el que usamos en este caso)</text:p>
      <text:p text:style-name="P2">SHIFT ALT + F12: Nos lleva a "Previous Error"</text:p>
      <text:p text:style-name="P2"/>
      <text:p text:style-name="P2">hasta situarnos donde queremos (como solo hay un error en nuestro fichero, justo al probar con cualquiera de las dos opciones conseguimos lo que buscamos).</text:p>
      <text:p text:style-name="P2"/>
      <text:p text:style-name="P2">A continuacion:</text:p>
      <text:p text:style-name="P2"><text:soft-page-break/></text:p>
      <text:p text:style-name="P2">ALT + ENTER: Nos permite abrir las sugerencias ("View Action List").</text:p>
      <text:p text:style-name="P2"/>
      <text:p text:style-name="P2">Una vez abierta la "View Action List", nos situan en un menu desplegable con la siguiente opcion ya preseleccionada: "Create method ICargo.route_specification". Pulsamos:</text:p>
      <text:p text:style-name="P2"/>
      <text:p text:style-name="P2">ENTER: Para confirmar la seleccion.</text:p>
      <text:p text:style-name="P2"/>
      <text:p text:style-name="P2">El ReSharper nos lleva entonces a la interface ICargo y ha escrito por nosotros:</text:p>
      <text:p text:style-name="P2"/>
      <text:p text:style-name="P17"><text:span text:style-name="T40">IRouteSpecification</text:span><text:span text:style-name="T28"> route_specification();</text:span></text:p>
      <text:p text:style-name="P2"/>
      <text:p text:style-name="P2">permitiendonos modificar el tipo devuelto por la interface. Como es el correcto, pulsamos:</text:p>
      <text:p text:style-name="P2"/>
      <text:p text:style-name="P2">ENTER: Para confirmar el tipo devuelto.</text:p>
      <text:p text:style-name="P2"/>
      <text:p text:style-name="P2">A Continuacion si vovlvemos a abrir la "View Action List":</text:p>
      <text:p text:style-name="P2"/>
      <text:p text:style-name="P2">ALT + ENTER: Para abrir la "View Action List".</text:p>
      <text:p text:style-name="P2"/>
      <text:p text:style-name="P2">Nos encontramos con una unica sugerencia ya preseleccionada, "Implement member in derived classes", y, ¡oh casualidad!, eso es justo lo que queremos hacer, asi que:</text:p>
      <text:p text:style-name="P2"/>
      <text:p text:style-name="P2">ENTER: Para confirmar la seleccion.</text:p>
      <text:p text:style-name="P2"/>
      <text:p text:style-name="P2">Esto nos llevaria a la clase Cargo, donde escribe por nosotros:</text:p>
      <text:p text:style-name="P2"/>
      <text:p text:style-name="P17"><text:span text:style-name="T18">public</text:span><text:span text:style-name="T28"> </text:span><text:span text:style-name="T40">IRouteSpecification</text:span><text:span text:style-name="T28"> route_specification()</text:span></text:p>
      <text:p text:style-name="P23">{</text:p>
      <text:p text:style-name="P39"><text:span text:style-name="T23"><text:s text:c="4"/></text:span><text:span text:style-name="T12">throw</text:span><text:span text:style-name="T23"> </text:span><text:span text:style-name="T12">new</text:span><text:span text:style-name="T23"> </text:span><text:span text:style-name="T55">NotImplementedException</text:span><text:span text:style-name="T24">();</text:span></text:p>
      <text:p text:style-name="P24">}</text:p>
      <text:p text:style-name="P2"/>
      <text:p text:style-name="P2">Y ahora necesitamos volver a CargoSpec, y para ello tenemos dos opciones:</text:p>
      <text:p text:style-name="P2"/>
      <text:p text:style-name="P2">A: CTRL + E: Abre el menu "Recent Files". </text:p>
      <text:p text:style-name="P2">Pulsamos DOWN ARROW y ENTER para saltar a CargoSpec.</text:p>
      <text:p text:style-name="P2"/>
      <text:p text:style-name="P2">B: SHIFT + CTRL + N: Abre el menu "Enter file name".</text:p>
      <text:p text:style-name="P6"><text:span text:style-name="T66">En el menu tecleamos en mayusculas las iniciales mayusculas de </text:span>C<text:span text:style-name="T66">argo</text:span>S<text:span text:style-name="T66">pecs, es decir CS, y a continuacion ENTER para confirmar.</text:span></text:p>
      <text:p text:style-name="P2"/>
      <text:p text:style-name="P2">Ya estamos de vuelta y todo el codigo ha sido escrito por nosotros sin ni siquiera tener que tocar el raton.</text:p>
      <text:p text:style-name="P2"/>
      <text:p text:style-name="P2">Vamos a recapitular, ya que este tipo de flujos son los que te permitiran "volar" con el teclado y programar a una velocidad adecuada.</text:p>
      <text:p text:style-name="P2"/>
      <text:p text:style-name="P2">ALT + F12</text:p>
      <text:p text:style-name="P2">ALT + ENTER</text:p>
      <text:p text:style-name="P2">ENTER</text:p>
      <text:p text:style-name="P2">ENTER</text:p>
      <text:p text:style-name="P2">ALT + ENTER</text:p>
      <text:p text:style-name="P2">ENTER</text:p>
      <text:p text:style-name="P2"/>
      <text:p text:style-name="P2">y para volver a CargoSpecs:</text:p>
      <text:p text:style-name="P2"/>
      <text:p text:style-name="P2">CTRL + E</text:p>
      <text:p text:style-name="P2">DOWN ARROW</text:p>
      <text:p text:style-name="P2">ENTER</text:p>
      <text:p text:style-name="P2"/>
      <text:p text:style-name="P2">Ya esta. Que la magia del Resharper vaya contigo.</text:p>
      <text:p text:style-name="P2"><text:soft-page-break/></text:p>
      <text:p text:style-name="P2">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2"/>
      <text:p text:style-name="P2">...y si, es un emulador de Vim.</text:p>
      <text:p text:style-name="P2"/>
      <text:p text:style-name="P2">La razon, no es otra que poder navegar mejor por el codigo. Hay unas cuantos videos por internet y el resultado es asombroso.</text:p>
      <text:p text:style-name="P2"/>
      <text:p text:style-name="P2">Sea como fuere, es de capital importancia, aprender este tipo de flujos que te permiten ahorrar mucho tiempo en tareas tediosas.</text:p>
      <text:p text:style-name="P2"/>
      <text:p text:style-name="P2">FIN INTERLUDIO</text:p>
      <text:p text:style-name="P2"/>
      <text:p text:style-name="P2">Es interesante volver a reseñar que esto ultimo que acabamos de hacer, es un acto de diseño. Diseñamos cuando escribimos aun en color rojo:</text:p>
      <text:p text:style-name="P2"/>
      <text:p text:style-name="P18"><text:span text:style-name="T28">sut.</text:span><text:span text:style-name="T71">route_specification</text:span><text:span text:style-name="T28">();</text:span></text:p>
      <text:p text:style-name="P2"/>
      <text:p text:style-name="P2">y cuando implementamos ese metodo en su interface y en sus clases derivadas.</text:p>
      <text:p text:style-name="P2"/>
      <text:p text:style-name="P2">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2"/>
      <text:p text:style-name="P17"><text:span text:style-name="T18">public</text:span><text:span text:style-name="T28"> </text:span><text:span text:style-name="T18">class</text:span><text:span text:style-name="T28"> </text:span><text:span text:style-name="T51">when_asked_about_its_route_specification</text:span><text:span text:style-name="T28"> : </text:span><text:span text:style-name="T51">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ext:span><text:span text:style-name="T70">tracking_id</text:span><text:span text:style-name="T23"> = the_dependency&lt;</text:span><text:span text:style-name="T36">ITrackingId</text:span><text:span text:style-name="T23">&gt;();</text:span></text:p>
      <text:p text:style-name="P39"><text:span text:style-name="T23"><text:s text:c="8"/>route_specification = the_dependency&lt;</text:span><text:span text:style-name="T36">IRouteSpecification</text:span><text:span text:style-name="T23">&gt;();</text:span></text:p>
      <text:p text:style-name="P23"><text:s text:c="4"/>};</text:p>
      <text:p text:style-name="P23"/>
      <text:p text:style-name="P39"><text:span text:style-name="T23"><text:s text:c="4"/></text:span><text:span text:style-name="T36">Because</text:span><text:span text:style-name="T23"> of = () =&gt; result = sut.route_specification();</text:span></text:p>
      <text:p text:style-name="P23"/>
      <text:p text:style-name="P39"><text:span text:style-name="T23"><text:s text:c="4"/></text:span><text:span text:style-name="T36">It</text:span><text:span text:style-name="T23"> should_provide_the_route_specification = () =&gt; </text:span></text:p>
      <text:p text:style-name="P23"><text:s text:c="7"/>result.ShouldEqual(route_specification);</text:p>
      <text:p text:style-name="P23"/>
      <text:p text:style-name="P39"><text:span text:style-name="T23"><text:s text:c="4"/></text:span><text:span text:style-name="T12">static</text:span><text:span text:style-name="T23"> </text:span><text:span text:style-name="T36">IRouteSpecification</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23">}</text:p>
      <text:p text:style-name="P2"/>
      <text:p text:style-name="P2">Igual que la vez anterior, solucionamos el codigo de color rojo simplemente con un campo (field) que lo defina. Por lo tanto nuestra BDD_Spec final es:</text:p>
      <text:p text:style-name="P2"/>
      <text:p text:style-name="P17"><text:span text:style-name="T18">public</text:span><text:span text:style-name="T28"> </text:span><text:span text:style-name="T18">class</text:span><text:span text:style-name="T28"> </text:span><text:span text:style-name="T51">when_asked_about_its_route_specification</text:span><text:span text:style-name="T28"> : </text:span><text:span text:style-name="T51">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racking_id = the_dependency&lt;</text:span><text:span text:style-name="T36">ITrackingId</text:span><text:span text:style-name="T23">&gt;();</text:span></text:p>
      <text:p text:style-name="P39"><text:span text:style-name="T23"><text:s text:c="8"/>route_specification = the_dependency&lt;</text:span><text:span text:style-name="T36">IRouteSpecification</text:span><text:span text:style-name="T23">&gt;();</text:span></text:p>
      <text:p text:style-name="P23"><text:s text:c="4"/>};</text:p>
      <text:p text:style-name="P23"/>
      <text:p text:style-name="P39"><text:span text:style-name="T23"><text:s text:c="4"/></text:span><text:span text:style-name="T36">Because</text:span><text:span text:style-name="T23"> of = () =&gt; result = sut.route_specification();</text:span></text:p>
      <text:p text:style-name="P23"/>
      <text:p text:style-name="P39"><text:span text:style-name="T23"><text:s text:c="4"/></text:span><text:span text:style-name="T36">It</text:span><text:span text:style-name="T23"> should_provide_the_route_specification = () =&gt; </text:span></text:p>
      <text:p text:style-name="P23"><text:s text:c="7"/>result.ShouldEqual(route_specification);</text:p>
      <text:p text:style-name="P23"/>
      <text:p text:style-name="P39"><text:span text:style-name="T23"><text:s text:c="4"/></text:span><text:span text:style-name="T12">static</text:span><text:span text:style-name="T23"> </text:span><text:span text:style-name="T36">IRouteSpecification</text:span><text:span text:style-name="T23"> result;</text:span></text:p>
      <text:p text:style-name="P39"><text:soft-page-break/><text:span text:style-name="T23"><text:s text:c="4"/></text:span><text:span text:style-name="T12">static</text:span><text:span text:style-name="T23"> </text:span><text:span text:style-name="T36">IRouteSpecification</text:span><text:span text:style-name="T23"> route_specification;</text:span></text:p>
      <text:p text:style-name="P39"><text:span text:style-name="T23"><text:s text:c="4"/></text:span><text:span text:style-name="T12">static</text:span><text:span text:style-name="T23"> </text:span><text:span text:style-name="T36">ITrackingId</text:span><text:span text:style-name="T23"> tracking_id;</text:span></text:p>
      <text:p text:style-name="P23">}</text:p>
      <text:p text:style-name="P2"/>
      <text:p text:style-name="P2">Ejecutamos la BDD_Spec a traves de TestDriven.NET (en nuestro caso), para confirmar que efectivamente el test falla y nos da un error de "No Implementad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 (FAIL)</text:p>
      <text:p text:style-name="P43"/>
      <text:p text:style-name="P43"/>
      <text:p text:style-name="P43">Test 'should provide the route specificatio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27,0): at dddsample.domain.model.cargo.aggregate.Cargo.route_specification()</text:p>
      <text:p text:style-name="P43"><text:tab/>domain\model\cargo.aggregate\CargoSpecs.cs(36,0): at dddsample.specs.domain.model.cargo.aggregate.when_asked_about_its_route_specification.&lt;.ctor&gt;b__1()</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1 passed, 1 failed, 0 skipped, took 2,03 seconds (Machine.Specifications 0.3.0).</text:p>
      <text:p text:style-name="P2"/>
      <text:p text:style-name="P2">Y efectivamente obtenemos nuestro fallo.</text:p>
      <text:p text:style-name="P2"/>
      <text:p text:style-name="P2">Ahora necesitamos implementar el codigo del DDD_Aggregate_Root que nos permiter pasar el test (y ojo, que no rompa el que ya funciona).</text:p>
      <text:p text:style-name="P2"/>
      <text:p text:style-name="P2">De manera equivalente a lo que hicimos para la anterior BDD_Spec:</text:p>
      <text:p text:style-name="P2"/>
      <text:p text:style-name="P17"><text:span text:style-name="T18">public</text:span><text:span text:style-name="T28"> </text:span><text:span text:style-name="T18">class</text:span><text:span text:style-name="T28"> </text:span><text:span text:style-name="T51">Cargo</text:span><text:span text:style-name="T28"> : </text:span><text:span text:style-name="T40">ICargo</text:span><text:span text:style-name="T28">, </text:span><text:span text:style-name="T40">IEntity</text:span><text:span text:style-name="T28">&lt;</text:span><text:span text:style-name="T51">Cargo</text:span><text:span text:style-name="T28">&gt;</text:span></text:p>
      <text:p text:style-name="P23"><text:s text:c="4"/>{</text:p>
      <text:p text:style-name="P39"><text:span text:style-name="T23"><text:s text:c="8"/></text:span><text:span text:style-name="T12">readonly</text:span><text:span text:style-name="T23"> </text:span><text:span text:style-name="T36">ITrackingId</text:span><text:span text:style-name="T23"> underlying_tracking_id;</text:span></text:p>
      <text:p text:style-name="P39"><text:span text:style-name="T23"><text:s text:c="8"/></text:span><text:span text:style-name="T12">readonly</text:span><text:span text:style-name="T23"> </text:span><text:span text:style-name="T36">IRouteSpecification</text:span><text:span text:style-name="T23"> underlying_route_specification;</text:span></text:p>
      <text:p text:style-name="P23"/>
      <text:p text:style-name="P39"><text:span text:style-name="T23"><text:s text:c="8"/></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s text:c="8"/>{</text:p>
      <text:p text:style-name="P39"><text:span text:style-name="T23"><text:s text:c="12"/></text:span><text:span text:style-name="T12">this</text:span><text:span text:style-name="T23">.underlying_tracking_id = tracking_id;</text:span></text:p>
      <text:p text:style-name="P39"><text:span text:style-name="T23"><text:s text:c="12"/></text:span><text:span text:style-name="T12">this</text:span><text:span text:style-name="T23">.underlying_route_specification = route_specification;</text:span></text:p>
      <text:p text:style-name="P23"><text:soft-page-break/><text:s text:c="8"/>}</text:p>
      <text:p text:style-name="P23"/>
      <text:p text:style-name="P39"><text:span text:style-name="T23"><text:s text:c="8"/></text:span><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3"><text:s text:c="8"/>{</text:p>
      <text:p text:style-name="P39"><text:span text:style-name="T23"><text:s text:c="12"/></text:span><text:span text:style-name="T12">throw</text:span><text:span text:style-name="T23"> </text:span><text:span text:style-name="T12">new</text:span><text:span text:style-name="T23"> </text:span><text:span text:style-name="T55">NotImplementedException</text:span><text:span text:style-name="T24">();</text:span></text:p>
      <text:p text:style-name="P24"><text:s text:c="8"/>}</text:p>
      <text:p text:style-name="P24"/>
      <text:p text:style-name="P39"><text:span text:style-name="T24"><text:s text:c="8"/></text:span><text:span text:style-name="T16">public</text:span><text:span text:style-name="T24"> </text:span><text:span text:style-name="T39">ITrackingId</text:span><text:span text:style-name="T24"> tracking_id()</text:span></text:p>
      <text:p text:style-name="P24"><text:s text:c="8"/>{</text:p>
      <text:p text:style-name="P39"><text:span text:style-name="T24"><text:s text:c="12"/></text:span><text:span text:style-name="T16">return</text:span><text:span text:style-name="T24"> </text:span><text:span text:style-name="T16">this</text:span><text:span text:style-name="T24">.underlying_tracking_id;</text:span></text:p>
      <text:p text:style-name="P24"><text:s text:c="8"/>}</text:p>
      <text:p text:style-name="P24"/>
      <text:p text:style-name="P39"><text:span text:style-name="T24"><text:s text:c="8"/></text:span><text:span text:style-name="T16">public</text:span><text:span text:style-name="T24"> </text:span><text:span text:style-name="T39">IRouteSpecification</text:span><text:span text:style-name="T24"> route_specification()</text:span></text:p>
      <text:p text:style-name="P24"><text:s text:c="8"/>{</text:p>
      <text:p text:style-name="P39"><text:span text:style-name="T24"><text:s text:c="12"/></text:span><text:span text:style-name="T16">return</text:span><text:span text:style-name="T24"> </text:span><text:span text:style-name="T16">this</text:span><text:span text:style-name="T24">.underlying_route_specification;</text:span></text:p>
      <text:p text:style-name="P24"><text:s text:c="8"/>}</text:p>
      <text:p text:style-name="P24"><text:s text:c="4"/>}</text:p>
      <text:p text:style-name="P2"/>
      <text:p text:style-name="P2">Vemos que por fin hemos completado el codigo del constructor. Pero no cantemos victoria antes de tiempo. Necesitamos lanzar nuestra BDD_Spec para confirmar que el test pasa.</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
      <text:p text:style-name="P43">2 passed, 0 failed, 0 skipped, took 0,59 seconds (Machine.Specifications 0.3.0).</text:p>
      <text:p text:style-name="P2"/>
      <text:p text:style-name="P2">No ha habido sorpresas de ultima hora. Ya tenemos dos BDD_Specs implementadas.</text:p>
      <text:p text:style-name="P2"/>
      <text:p text:style-name="P2">Ya estamos listos para enviar nuestro codigo a github. Vamos a obviar esta parte <text:s/>ya que es siempre igual. Si tienes dudas revisa la BDD_Spec anterior.</text:p>
      <text:p text:style-name="P2"/>
      <text:p text:style-name="P6">BDD_Spec: When asked about its origin location<text:span text:style-name="T66">:</text:span></text:p>
      <text:p text:style-name="P2"/>
      <text:p text:style-name="P2">Esta BDD_Spec es mas interesante, ya que vamos a tener dos bloques IT, ademas de otros sustos.</text:p>
      <text:p text:style-name="P2"/>
      <text:p text:style-name="P43">When asked about its origin location</text:p>
      <text:p text:style-name="P43">» It should provide the origin location</text:p>
      <text:p text:style-name="P47">» It should leverage the route specification origin location</text:p>
      <text:p text:style-name="P2"/>
      <text:p text:style-name="P2">En codigo:</text:p>
      <text:p text:style-name="P2"/>
      <text:p text:style-name="P13"><text:span text:style-name="T12">public</text:span><text:span text:style-name="T23"> </text:span><text:span text:style-name="T12">class</text:span><text:span text:style-name="T23"> </text:span><text:span text:style-name="T47">when_asked_about_its_origin_location</text:span><text:span text:style-name="T23"> : </text:span><text:span text:style-name="T47">concern_for_cargo</text:span></text:p>
      <text:p text:style-name="P23">{</text:p>
      <text:p text:style-name="P39"><text:span text:style-name="T23"><text:s text:c="4"/></text:span><text:span text:style-name="T36">It</text:span><text:span text:style-name="T23"> should_provide_the_origin_location = () =&gt; </text:span></text:p>
      <text:p text:style-name="P39"><text:span text:style-name="T23"><text:s text:c="7"/></text:span><text:span text:style-name="T70">result</text:span><text:span text:style-name="T23">.ShouldEqual(</text:span><text:span text:style-name="T70">the_origin_location</text:span><text:span text:style-name="T23">);</text:span></text:p>
      <text:p text:style-name="P23"/>
      <text:p text:style-name="P39"><text:span text:style-name="T23"><text:s text:c="4"/></text:span><text:span text:style-name="T36">It</text:span><text:span text:style-name="T23"> should_leverage_the_route_specification_origin_location = () =&gt; </text:span></text:p>
      <text:p text:style-name="P39"><text:span text:style-name="T23"><text:s text:c="7"/></text:span><text:span text:style-name="T70">route_specification</text:span><text:span text:style-name="T23">.received(x =&gt; x.</text:span><text:span text:style-name="T70">origin</text:span><text:span text:style-name="T23">());</text:span></text:p>
      <text:p text:style-name="P23"><text:s text:c="4"/>}</text:p>
      <text:p text:style-name="P2"/>
      <text:p text:style-name="P2">A por el codigo rojo. Esta vez la reaccion en cadena es un poco mas profunda:</text:p>
      <text:p text:style-name="P2"/>
      <text:p text:style-name="P13"><text:span text:style-name="T12">public</text:span><text:span text:style-name="T23"> </text:span><text:span text:style-name="T12">class</text:span><text:span text:style-name="T23"> </text:span><text:span text:style-name="T47">when_asked_about_its_origin_location</text:span><text:span text:style-name="T23"> : </text:span><text:span text:style-name="T47">concern_for_cargo</text:span></text:p>
      <text:p text:style-name="P23">{</text:p>
      <text:p text:style-name="P39"><text:span text:style-name="T23"><text:s text:c="4"/></text:span><text:span text:style-name="T36">It</text:span><text:span text:style-name="T23"> should_provide_the_origin_location = () =&gt; </text:span></text:p>
      <text:p text:style-name="P39"><text:span text:style-name="T23"><text:s text:c="7"/>result.</text:span><text:span text:style-name="T70">ShouldEqual</text:span><text:span text:style-name="T23">(the_origin_location);</text:span></text:p>
      <text:p text:style-name="P23"><text:soft-page-break/></text:p>
      <text:p text:style-name="P39"><text:span text:style-name="T23"><text:s text:c="4"/></text:span><text:span text:style-name="T36">It</text:span><text:span text:style-name="T23"> should_leverage_the_route_specification_origin_location = () =&gt; </text:span></text:p>
      <text:p text:style-name="P23"><text:s text:c="7"/>route_specification.received(x =&gt; x.origin());</text:p>
      <text:p text:style-name="P23"/>
      <text:p text:style-name="P39"><text:span text:style-name="T23"><text:s text:c="4"/></text:span><text:span text:style-name="T12">static</text:span><text:span text:style-name="T23"> </text:span><text:span text:style-name="T70">ILocation</text:span><text:span text:style-name="T23"> the_origin_location;</text:span></text:p>
      <text:p text:style-name="P39"><text:span text:style-name="T23"><text:s text:c="4"/></text:span><text:span text:style-name="T12">static</text:span><text:span text:style-name="T23"> </text:span><text:span text:style-name="T70">ILocation</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23">}</text:p>
      <text:p text:style-name="P2"/>
      <text:p text:style-name="P2">Ademas, para poder solucionar la parte relativa a x.origin(), hemos tenido que hacer:</text:p>
      <text:p text:style-name="P2"/>
      <text:p text:style-name="P13"><text:span text:style-name="T12">public</text:span><text:span text:style-name="T23"> </text:span><text:span text:style-name="T12">interface</text:span><text:span text:style-name="T23"> </text:span><text:span text:style-name="T36">IRouteSpecification</text:span></text:p>
      <text:p text:style-name="P23">{</text:p>
      <text:p text:style-name="P39"><text:span text:style-name="T23"><text:s text:c="4"/></text:span><text:span text:style-name="T70">ILocation</text:span><text:span text:style-name="T23"> origin();</text:span></text:p>
      <text:p text:style-name="P23">}</text:p>
      <text:p text:style-name="P2"/>
      <text:p text:style-name="P2">El codigo grita la necesidad de:</text:p>
      <text:p text:style-name="P2"/>
      <text:p text:style-name="P19"><text:span text:style-name="T14">public</text:span><text:span text:style-name="T26"> </text:span><text:span text:style-name="T14">interface</text:span><text:span text:style-name="T26"> </text:span><text:span text:style-name="T38">ILocation </text:span><text:span text:style-name="T23">{}</text:span></text:p>
      <text:p text:style-name="P2"/>
      <text:p text:style-name="P2">que situamos inmediatamente en su fichero correspondiente y en su namespace adecuado:</text:p>
      <text:p text:style-name="P2"/>
      <text:p text:style-name="P13"><text:span text:style-name="T12">namespace</text:span><text:span text:style-name="T23"> dddsample.domain.model.cargo.aggregate</text:span></text:p>
      <text:p text:style-name="P23">{</text:p>
      <text:p text:style-name="P39"><text:span text:style-name="T23"><text:s text:c="4"/></text:span><text:span text:style-name="T12">public</text:span><text:span text:style-name="T23"> </text:span><text:span text:style-name="T12">interface</text:span><text:span text:style-name="T23"> </text:span><text:span text:style-name="T36">ILocation </text:span><text:span text:style-name="T23">{}</text:span></text:p>
      <text:p text:style-name="P23">}</text:p>
      <text:p text:style-name="P2"/>
      <text:p text:style-name="P2">Con esto arreglamos todo el codigo rojo.</text:p>
      <text:p text:style-name="P2"/>
      <text:p text:style-name="P2">Continuamos con la causa que va a provocar que todo esto ocurra (bloque BECAUSE), nuestro diseño:</text:p>
      <text:p text:style-name="P2"/>
      <text:p text:style-name="P13"><text:span text:style-name="T12">public</text:span><text:span text:style-name="T23"> </text:span><text:span text:style-name="T12">class</text:span><text:span text:style-name="T23"> </text:span><text:span text:style-name="T47">when_asked_about_its_origin_location</text:span><text:span text:style-name="T23"> : </text:span><text:span text:style-name="T47">concern_for_cargo</text:span></text:p>
      <text:p text:style-name="P23">{</text:p>
      <text:p text:style-name="P39"><text:span text:style-name="T23"><text:s text:c="4"/></text:span><text:span text:style-name="T36">Because</text:span><text:span text:style-name="T23"> of = () =&gt; result = sut.</text:span><text:span text:style-name="T70">origin_location</text:span><text:span text:style-name="T23">();</text:span></text:p>
      <text:p text:style-name="P23"/>
      <text:p text:style-name="P39"><text:span text:style-name="T23"><text:s text:c="4"/></text:span><text:span text:style-name="T36">It</text:span><text:span text:style-name="T23"> should_provide_the_origin_location = () =&gt; </text:span></text:p>
      <text:p text:style-name="P23"><text:s text:c="7"/>result.ShouldEqual(the_origin_location);</text:p>
      <text:p text:style-name="P23"/>
      <text:p text:style-name="P39"><text:span text:style-name="T23"><text:s text:c="4"/></text:span><text:span text:style-name="T36">It</text:span><text:span text:style-name="T23"> should_leverage_the_route_specification_origin_location = () =&gt; </text:span></text:p>
      <text:p text:style-name="P23"><text:s text:c="7"/>route_specification.received(x =&gt; x.origin());</text:p>
      <text:p text:style-name="P23"/>
      <text:p text:style-name="P39"><text:span text:style-name="T23"><text:s text:c="4"/></text:span><text:span text:style-name="T12">static</text:span><text:span text:style-name="T23"> </text:span><text:span text:style-name="T36">ILocation</text:span><text:span text:style-name="T23"> the_origin_location;</text:span></text:p>
      <text:p text:style-name="P39"><text:span text:style-name="T23"><text:s text:c="4"/></text:span><text:span text:style-name="T12">static</text:span><text:span text:style-name="T23"> </text:span><text:span text:style-name="T36">ILocation</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23">}</text:p>
      <text:p text:style-name="P2"/>
      <text:p text:style-name="P2">lo que nos obliga a crear el metodo origin_location() tanto en la interface ICargo como en la clase Cargo (Ver en la BDD_Spec anterio el apartado del Resharper para automatizar el proceso). Resultado:</text:p>
      <text:p text:style-name="P2"/>
      <text:p text:style-name="P13"><text:span text:style-name="T12">public</text:span><text:span text:style-name="T23"> </text:span><text:span text:style-name="T12">interface</text:span><text:span text:style-name="T23"> </text:span><text:span text:style-name="T36">ICargo</text:span></text:p>
      <text:p text:style-name="P23">{</text:p>
      <text:p text:style-name="P39"><text:span text:style-name="T23"><text:s text:c="4"/></text:span><text:span text:style-name="T36">ITrackingId</text:span><text:span text:style-name="T23"> tracking_id();</text:span></text:p>
      <text:p text:style-name="P39"><text:span text:style-name="T23"><text:s text:c="4"/></text:span><text:span text:style-name="T36">IRouteSpecification</text:span><text:span text:style-name="T23"> route_specification();</text:span></text:p>
      <text:p text:style-name="P39"><text:span text:style-name="T23"><text:s text:c="4"/></text:span><text:span text:style-name="T36">ILocation</text:span><text:span text:style-name="T23"> origin_location();</text:span></text:p>
      <text:p text:style-name="P23">}</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span text:style-name="T23">, </text:span><text:span text:style-name="T36">IEntity</text:span><text:span text:style-name="T23">&lt;</text:span><text:span text:style-name="T47">Cargo</text:span><text:span text:style-name="T23">&gt;</text:span></text:p>
      <text:p text:style-name="P23">{</text:p>
      <text:p text:style-name="P39"><text:span text:style-name="T23"><text:s text:c="4"/></text:span><text:span text:style-name="T12">readonly</text:span><text:span text:style-name="T23"> </text:span><text:span text:style-name="T36">ITrackingId</text:span><text:span text:style-name="T23"> underlying_tracking_id;</text:span></text:p>
      <text:p text:style-name="P39"><text:span text:style-name="T23"><text:s text:c="4"/></text:span><text:span text:style-name="T12">readonly</text:span><text:span text:style-name="T23"> </text:span><text:span text:style-name="T36">IRouteSpecification</text:span><text:span text:style-name="T23"> underlying_route_specification;</text:span></text:p>
      <text:p text:style-name="P23"><text:soft-page-break/></text:p>
      <text:p text:style-name="P39"><text:span text:style-name="T23"><text:s text:c="4"/></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s text:c="4"/>{</text:p>
      <text:p text:style-name="P39"><text:span text:style-name="T23"><text:s text:c="8"/></text:span><text:span text:style-name="T12">this</text:span><text:span text:style-name="T23">.underlying_tracking_id = tracking_id;</text:span></text:p>
      <text:p text:style-name="P39"><text:span text:style-name="T23"><text:s text:c="8"/></text:span><text:span text:style-name="T12">this</text:span><text:span text:style-name="T23">.underlying_route_specification = route_specification;</text:span></text:p>
      <text:p text:style-name="P23"><text:s text:c="4"/>}</text:p>
      <text:p text:style-name="P23"/>
      <text:p text:style-name="P39"><text:span text:style-name="T23"><text:s text:c="4"/></text:span><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39"><text:span text:style-name="T24"><text:s text:c="4"/></text:span><text:span text:style-name="T16">public</text:span><text:span text:style-name="T24"> </text:span><text:span text:style-name="T39">ITrackingId</text:span><text:span text:style-name="T24"> tracking_id()</text:span></text:p>
      <text:p text:style-name="P24"><text:s text:c="4"/>{</text:p>
      <text:p text:style-name="P39"><text:span text:style-name="T24"><text:s text:c="8"/></text:span><text:span text:style-name="T16">return</text:span><text:span text:style-name="T24"> </text:span><text:span text:style-name="T16">this</text:span><text:span text:style-name="T24">.underlying_tracking_id;</text:span></text:p>
      <text:p text:style-name="P24"><text:s text:c="4"/>}</text:p>
      <text:p text:style-name="P24"/>
      <text:p text:style-name="P39"><text:span text:style-name="T24"><text:s text:c="4"/></text:span><text:span text:style-name="T16">public</text:span><text:span text:style-name="T24"> </text:span><text:span text:style-name="T39">IRouteSpecification</text:span><text:span text:style-name="T24"> route_specification()</text:span></text:p>
      <text:p text:style-name="P24"><text:s text:c="4"/>{</text:p>
      <text:p text:style-name="P39"><text:span text:style-name="T24"><text:s text:c="8"/></text:span><text:span text:style-name="T16">return</text:span><text:span text:style-name="T24"> </text:span><text:span text:style-name="T16">this</text:span><text:span text:style-name="T24">.underlying_route_specification;</text:span></text:p>
      <text:p text:style-name="P24"><text:s text:c="4"/>}</text:p>
      <text:p text:style-name="P24"/>
      <text:p text:style-name="P39"><text:span text:style-name="T24"><text:s text:c="4"/></text:span><text:span text:style-name="T16">public</text:span><text:span text:style-name="T24"> </text:span><text:span text:style-name="T39">ILocation</text:span><text:span text:style-name="T24"> origin_location()</text:span></text:p>
      <text:p text:style-name="P24"><text:s text:c="4"/>{</text:p>
      <text:p text:style-name="P39"><text:span text:style-name="T24"><text:s text:c="8"/></text:span><text:span text:style-name="T16">throw</text:span><text:span text:style-name="T24"> </text:span><text:span text:style-name="T16">new</text:span><text:span text:style-name="T24"> </text:span><text:span text:style-name="T55">NotImplementedException</text:span><text:span text:style-name="T24">();</text:span></text:p>
      <text:p text:style-name="P24"><text:s text:c="4"/>}</text:p>
      <text:p text:style-name="P24">}</text:p>
      <text:p text:style-name="P2"/>
      <text:p text:style-name="P2"/>
      <text:p text:style-name="P2">A la hora de establecer el contexto con el bloque ESTABLISH encontramos algunos añadidos (por fin vamos a usar el Rhino.Mocks), como podemos apreciar en la BDD_Spec definitiva:</text:p>
      <text:p text:style-name="P2"/>
      <text:p text:style-name="P13"><text:span text:style-name="T12">public</text:span><text:span text:style-name="T23"> </text:span><text:span text:style-name="T12">class</text:span><text:span text:style-name="T23"> </text:span><text:span text:style-name="T47">when_asked_about_its_origin_location</text:span><text:span text:style-name="T23"> : </text:span><text:span text:style-name="T47">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racking_id = the_dependency&lt;</text:span><text:span text:style-name="T36">ITrackingId</text:span><text:span text:style-name="T23">&gt;();</text:span></text:p>
      <text:p text:style-name="P39"><text:span text:style-name="T23"><text:s text:c="8"/>route_specification = the_dependency&lt;</text:span><text:span text:style-name="T36">IRouteSpecification</text:span><text:span text:style-name="T23">&gt;();</text:span></text:p>
      <text:p text:style-name="P23"/>
      <text:p text:style-name="P39"><text:span text:style-name="T23"><text:s text:c="8"/>the_origin_location = an&lt;</text:span><text:span text:style-name="T36">ILocation</text:span><text:span text:style-name="T23">&gt;();</text:span></text:p>
      <text:p text:style-name="P23"><text:s text:c="8"/>route_specification</text:p>
      <text:p text:style-name="P23"><text:s text:c="12"/>.Stub(x =&gt; x.origin())</text:p>
      <text:p text:style-name="P23"><text:s text:c="12"/>.Return(the_origin_location);</text:p>
      <text:p text:style-name="P23"><text:s text:c="4"/>};</text:p>
      <text:p text:style-name="P23"/>
      <text:p text:style-name="P39"><text:span text:style-name="T23"><text:s text:c="4"/></text:span><text:span text:style-name="T36">Because</text:span><text:span text:style-name="T23"> of = () =&gt; result = sut.origin_location();</text:span></text:p>
      <text:p text:style-name="P23"/>
      <text:p text:style-name="P39"><text:span text:style-name="T23"><text:s text:c="4"/></text:span><text:span text:style-name="T36">It</text:span><text:span text:style-name="T23"> should_provide_the_origin_location = () =&gt; </text:span></text:p>
      <text:p text:style-name="P23"><text:s text:c="7"/>result.ShouldEqual(the_origin_location);</text:p>
      <text:p text:style-name="P23"/>
      <text:p text:style-name="P39"><text:span text:style-name="T23"><text:s text:c="4"/></text:span><text:span text:style-name="T36">It</text:span><text:span text:style-name="T23"> should_leverage_the_route_specification_origin_location = () =&gt; </text:span></text:p>
      <text:p text:style-name="P23"><text:s text:c="7"/>route_specification.received(x =&gt; x.origin());</text:p>
      <text:p text:style-name="P23"/>
      <text:p text:style-name="P39"><text:span text:style-name="T23"><text:s text:c="4"/></text:span><text:span text:style-name="T12">static</text:span><text:span text:style-name="T23"> </text:span><text:span text:style-name="T36">ILocation</text:span><text:span text:style-name="T23"> the_origin_location;</text:span></text:p>
      <text:p text:style-name="P39"><text:span text:style-name="T23"><text:s text:c="4"/></text:span><text:span text:style-name="T12">static</text:span><text:span text:style-name="T23"> </text:span><text:span text:style-name="T36">ILocation</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39"><text:span text:style-name="T23"><text:s text:c="4"/></text:span><text:span text:style-name="T12">static</text:span><text:span text:style-name="T23"> </text:span><text:span text:style-name="T36">ITrackingId</text:span><text:span text:style-name="T23"> tracking_id;</text:span></text:p>
      <text:p text:style-name="P23">}</text:p>
      <text:p text:style-name="P2"/>
      <text:p text:style-name="P2">Al igual que en las dos BDD_Specs anteriores, definimos los argumentos que seran inyectados al constructor del SUT. Pero ademas usamos route_specification como un Mock al establecer que esperamos una llamada al metodo origin() y que cuando esta se produzca <text:soft-page-break/>debemos devolver el recien creado FAKE the_origin_location:</text:p>
      <text:p text:style-name="P2"/>
      <text:p text:style-name="P23">route_specification</text:p>
      <text:p text:style-name="P23"><text:s text:c="4"/>.Stub(x =&gt; x.origin())</text:p>
      <text:p text:style-name="P28"><text:s text:c="4"/>.Return(the_origin_location);</text:p>
      <text:p text:style-name="P2"/>
      <text:p text:style-name="P2">donde:</text:p>
      <text:p text:style-name="P2"/>
      <text:p text:style-name="P14"><text:span text:style-name="T23">the_origin_location = an&lt;</text:span><text:span text:style-name="T36">ILocation</text:span><text:span text:style-name="T23">&gt;();</text:span></text:p>
      <text:p text:style-name="P2"/>
      <text:p text:style-name="P2">Ahora es el momento de volver a hablar de:</text:p>
      <text:p text:style-name="P2"/>
      <text:p text:style-name="P39"><text:span text:style-name="T36">It</text:span><text:span text:style-name="T23"> should_leverage_the_route_specification_origin_location = () =&gt; </text:span></text:p>
      <text:p text:style-name="P28"><text:s text:c="3"/>route_specification.received(x =&gt; x.origin());</text:p>
      <text:p text:style-name="P2"/>
      <text:p text:style-name="P2">ya que estamos estableciendo como condicion de que "should leverage the route specification origin location" (algo asi como "deberia delegar en route_specification.origin"), que se produzca esa llamada:</text:p>
      <text:p text:style-name="P2"/>
      <text:p text:style-name="P28">route_specification.received(x =&gt; x.origin());</text:p>
      <text:p text:style-name="P2"/>
      <text:p text:style-name="P2">Corremos los dos tests que fallan porque no estan implementad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 (FAIL)</text:p>
      <text:p text:style-name="P43">» should leverage the route specification<text:span text:style-name="T62"> origin location</text:span> (FAIL)</text:p>
      <text:p text:style-name="P43"/>
      <text:p text:style-name="P43"/>
      <text:p text:style-name="P43">Test 'should provide the origin locatio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34,0): at dddsample.domain.model.cargo.aggregate.Cargo.origin_location()</text:p>
      <text:p text:style-name="P43"><text:tab/>domain\model\cargo.aggregate\CargoSpecs.cs(57,0): at dddsample.specs.domain.model.cargo.aggregate.when_asked_about_its_origin_location.&lt;.ctor&gt;b__2()</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soft-page-break/><text:tab/>at Machine.Specifications.Model.Context.EstablishContext()</text:p>
      <text:p text:style-name="P43"/>
      <text:p text:style-name="P43">Test 'should leverage the route specification<text:span text:style-name="T62"> origin location</text:spa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34,0): at dddsample.domain.model.cargo.aggregate.Cargo.origin_location()</text:p>
      <text:p text:style-name="P43"><text:tab/>domain\model\cargo.aggregate\CargoSpecs.cs(57,0): at dddsample.specs.domain.model.cargo.aggregate.when_asked_about_its_origin_location.&lt;.ctor&gt;b__2()</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2 passed, 2 failed, 0 skipped, took 2,22 seconds (Machine.Specifications 0.3.0).</text:p>
      <text:p text:style-name="P2"/>
      <text:p text:style-name="P2"/>
      <text:p text:style-name="P2">Vamos primero con el segundo bloque IT:</text:p>
      <text:p text:style-name="P2"/>
      <text:p text:style-name="P39"><text:span text:style-name="T36">It</text:span><text:span text:style-name="T23"> should_leverage_the_route_specification_origin_location = () =&gt; </text:span></text:p>
      <text:p text:style-name="P28"><text:s text:c="3"/>route_specification.received(x =&gt; x.origin());</text:p>
      <text:p text:style-name="P2"/>
      <text:p text:style-name="P2">Para que pase necesitamos que ocurra lo siguiente (hemos eliminado la parte del codigo que no se refiere a esta BDD_Spec y solo enturbia el argumento):</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span text:style-name="T23">, </text:span><text:span text:style-name="T36">IEntity</text:span><text:span text:style-name="T23">&lt;</text:span><text:span text:style-name="T47">Cargo</text:span><text:span text:style-name="T23">&gt;</text:span></text:p>
      <text:p text:style-name="P23">{</text:p>
      <text:p text:style-name="P39"><text:span text:style-name="T23"><text:s text:c="4"/></text:span><text:span text:style-name="T12">readonly</text:span><text:span text:style-name="T23"> </text:span><text:span text:style-name="T36">ITrackingId</text:span><text:span text:style-name="T23"> underlying_tracking_id;</text:span></text:p>
      <text:p text:style-name="P39"><text:span text:style-name="T23"><text:s text:c="4"/></text:span><text:span text:style-name="T12">readonly</text:span><text:span text:style-name="T23"> </text:span><text:span text:style-name="T36">IRouteSpecification</text:span><text:span text:style-name="T23"> underlying_route_specification;</text:span></text:p>
      <text:p text:style-name="P23"><text:s text:c="4"/></text:p>
      <text:p text:style-name="P39"><text:span text:style-name="T23"><text:s text:c="4"/></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s text:c="4"/>{</text:p>
      <text:p text:style-name="P39"><text:span text:style-name="T23"><text:s text:c="8"/></text:span><text:span text:style-name="T12">this</text:span><text:span text:style-name="T23">.underlying_tracking_id = tracking_id;</text:span></text:p>
      <text:p text:style-name="P39"><text:span text:style-name="T23"><text:s text:c="8"/></text:span><text:span text:style-name="T12">this</text:span><text:span text:style-name="T23">.underlying_route_specification = route_specification;</text:span></text:p>
      <text:p text:style-name="P23"><text:s text:c="8"/>route_specification.origin();</text:p>
      <text:p text:style-name="P23"><text:s text:c="4"/>}</text:p>
      <text:p text:style-name="P23"/>
      <text:p text:style-name="P23"><text:s text:c="4"/>(....)</text:p>
      <text:p text:style-name="P23"/>
      <text:p text:style-name="P39"><text:span text:style-name="T23"><text:s text:c="4"/></text:span><text:span text:style-name="T16">public</text:span><text:span text:style-name="T24"> </text:span><text:span text:style-name="T39">ILocation</text:span><text:span text:style-name="T24"> origin_location()</text:span></text:p>
      <text:p text:style-name="P24"><text:s text:c="4"/>{</text:p>
      <text:p text:style-name="P39"><text:span text:style-name="T24"><text:s text:c="8"/></text:span><text:span text:style-name="T16">throw</text:span><text:span text:style-name="T24"> </text:span><text:span text:style-name="T16">new</text:span><text:span text:style-name="T24"> </text:span><text:span text:style-name="T55">NotImplementedException</text:span><text:span text:style-name="T24">();</text:span></text:p>
      <text:p text:style-name="P24"><text:s text:c="4"/>}</text:p>
      <text:p text:style-name="P24">}</text:p>
      <text:p text:style-name="P2"/>
      <text:p text:style-name="P2"><text:soft-page-break/>la parte que hace que el test pase es la del constructor:</text:p>
      <text:p text:style-name="P2"/>
      <text:p text:style-name="P28">route_specification.origin();</text:p>
      <text:p text:style-name="P2"><text:s/></text:p>
      <text:p text:style-name="P2">Con eso solo, deberia pasar, pero no lo hace, ya que, inteligentemente, nos sigue dando el mismo error:</text:p>
      <text:p text:style-name="P2"/>
      <text:p text:style-name="P46">Test 'should leverage the route specification origin location' failed:</text:p>
      <text:p text:style-name="P43"><text:tab/>System.Reflection.TargetInvocationException: Exception has been thrown by the target of an invocation. ---&gt; System.NotImplementedException: The method or operation is not implemented.</text:p>
      <text:p text:style-name="P2"><text:s/></text:p>
      <text:p text:style-name="P2">Y lo curioso es que es cierto. Aunque el requisito se cumple, el metodo invocado en el bloque BECAUSE:</text:p>
      <text:p text:style-name="P2"/>
      <text:p text:style-name="P14"><text:span text:style-name="T36">Because</text:span><text:span text:style-name="T23"> of = () =&gt; result = sut.origin_location();</text:span></text:p>
      <text:p text:style-name="P2"/>
      <text:p text:style-name="P2">sigue lanzando una excepcion:</text:p>
      <text:p text:style-name="P2"/>
      <text:p text:style-name="P39"><text:span text:style-name="T16">public</text:span><text:span text:style-name="T24"> </text:span><text:span text:style-name="T39">ILocation</text:span><text:span text:style-name="T24"> origin_location()</text:span></text:p>
      <text:p text:style-name="P24">{</text:p>
      <text:p text:style-name="P39"><text:span text:style-name="T24"><text:s text:c="4"/></text:span><text:span text:style-name="T16">throw</text:span><text:span text:style-name="T24"> </text:span><text:span text:style-name="T16">new</text:span><text:span text:style-name="T24"> </text:span><text:span text:style-name="T55">NotImplementedException</text:span><text:span text:style-name="T24">();</text:span></text:p>
      <text:p text:style-name="P29">}</text:p>
      <text:p text:style-name="P2"/>
      <text:p text:style-name="P2">¿Y como podemos comprobar que esto que digo es verdad?</text:p>
      <text:p text:style-name="P2"/>
      <text:p text:style-name="P2">Muy facil, necesitamos que origin_location() devuelva un valor valido y no una excepcion, pero no tiene porque ser EL valor que buscamos. Es decir:</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span text:style-name="T23">, </text:span><text:span text:style-name="T36">IEntity</text:span><text:span text:style-name="T23">&lt;</text:span><text:span text:style-name="T47">Cargo</text:span><text:span text:style-name="T23">&gt;</text:span></text:p>
      <text:p text:style-name="P23">{</text:p>
      <text:p text:style-name="P23"><text:s text:c="4"/>(....)</text:p>
      <text:p text:style-name="P23"/>
      <text:p text:style-name="P39"><text:span text:style-name="T23"><text:s text:c="4"/></text:span><text:span text:style-name="T12">readonly</text:span><text:span text:style-name="T23"> </text:span><text:span text:style-name="T36">ILocation</text:span><text:span text:style-name="T23"> any_origin_location;</text:span></text:p>
      <text:p text:style-name="P23"/>
      <text:p text:style-name="P39"><text:span text:style-name="T23"><text:s text:c="4"/></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s text:c="4"/>{</text:p>
      <text:p text:style-name="P39"><text:span text:style-name="T23"><text:s text:c="8"/></text:span><text:span text:style-name="T12">this</text:span><text:span text:style-name="T23">.underlying_tracking_id = tracking_id;</text:span></text:p>
      <text:p text:style-name="P39"><text:span text:style-name="T23"><text:s text:c="8"/></text:span><text:span text:style-name="T12">this</text:span><text:span text:style-name="T23">.underlying_route_specification = route_specification;</text:span></text:p>
      <text:p text:style-name="P23"><text:s text:c="8"/>route_specification.origin();</text:p>
      <text:p text:style-name="P23"><text:s text:c="4"/>}</text:p>
      <text:p text:style-name="P23"/>
      <text:p text:style-name="P23"><text:s text:c="4"/>(....)</text:p>
      <text:p text:style-name="P24"/>
      <text:p text:style-name="P39"><text:span text:style-name="T24"><text:s text:c="4"/></text:span><text:span text:style-name="T16">public</text:span><text:span text:style-name="T24"> </text:span><text:span text:style-name="T39">ILocation</text:span><text:span text:style-name="T24"> origin_location()</text:span></text:p>
      <text:p text:style-name="P24"><text:s text:c="4"/>{</text:p>
      <text:p text:style-name="P39"><text:span text:style-name="T24"><text:s text:c="8"/></text:span><text:span text:style-name="T16">return</text:span><text:span text:style-name="T24"> </text:span><text:span text:style-name="T16">this</text:span><text:span text:style-name="T24">.any_origin_location;</text:span></text:p>
      <text:p text:style-name="P24"><text:s text:c="4"/>}</text:p>
      <text:p text:style-name="P24">}</text:p>
      <text:p text:style-name="P2"/>
      <text:p text:style-name="P2"/>
      <text:p text:style-name="P2">Es decir, creamos un Ilocation llamado any_origin_location, al que no le asignamos valor alguno, simplemente no da los medios para "engañar" al metodo origin_location() y proveerle a la salida un tipo valido, evitando tener que lanzar una excepcion:</text:p>
      <text:p text:style-name="P2"/>
      <text:p text:style-name="P39"><text:span text:style-name="T16">public</text:span><text:span text:style-name="T24"> </text:span><text:span text:style-name="T39">ILocation</text:span><text:span text:style-name="T24"> origin_location()</text:span></text:p>
      <text:p text:style-name="P24">{</text:p>
      <text:p text:style-name="P39"><text:span text:style-name="T24"><text:s text:c="4"/></text:span><text:span text:style-name="T16">return</text:span><text:span text:style-name="T24"> </text:span><text:span text:style-name="T16">this</text:span><text:span text:style-name="T24">.any_origin_location;</text:span></text:p>
      <text:p text:style-name="P29">}</text:p>
      <text:p text:style-name="P2"/>
      <text:p text:style-name="P2">Es importante fijarse que en el constructor NO ASIGNAMOS el valor devuelto po route_specification.origin():</text:p>
      <text:p text:style-name="P2"><text:soft-page-break/></text:p>
      <text:p text:style-name="P39"><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p>
      <text:p text:style-name="P39"><text:span text:style-name="T23"><text:s text:c="4"/></text:span><text:span text:style-name="T26">(....)</text:span></text:p>
      <text:p text:style-name="P23"><text:s text:c="4"/>route_specification.origin();</text:p>
      <text:p text:style-name="P23">}<text:span text:style-name="T62"> <text:s text:c="3"/></text:span></text:p>
      <text:p text:style-name="P2"/>
      <text:p text:style-name="P2">Corremos el test ahora y obtenem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 (FAIL)</text:p>
      <text:p text:style-name="P43">» should leverage the route specification<text:span text:style-name="T62"> origin location</text:span></text:p>
      <text:p text:style-name="P43"/>
      <text:p text:style-name="P43"/>
      <text:p text:style-name="P43">Test 'should provide the origin location' failed:</text:p>
      <text:p text:style-name="P43"><text:tab/>Machine.Specifications.SpecificationException: Should equal ILocationProxy81c2704787ff43dc8a8ab67018e80010 but is [null]</text:p>
      <text:p text:style-name="P43"><text:tab/>at Machine.Specifications.ShouldExtensionMethods.ShouldEqual[T](T actual, T expected)</text:p>
      <text:p text:style-name="P43"><text:tab/>domain\model\cargo.aggregate\CargoSpecs.cs(60,0): at dddsample.specs.domain.model.cargo.aggregate.when_asked_about_its_origin_location.&lt;.ctor&gt;b__3()</text:p>
      <text:p text:style-name="P43"><text:tab/>at Machine.Specifications.Model.Specification.InvokeSpecificationField()</text:p>
      <text:p text:style-name="P43"><text:tab/>at Machine.Specifications.Model.Specification.Verify()</text:p>
      <text:p text:style-name="P43"/>
      <text:p text:style-name="P43">3 passed, 1 failed, 0 skipped, took 0,85 seconds (Machine.Specifications 0.3.0).</text:p>
      <text:p text:style-name="P2"/>
      <text:p text:style-name="P2">Asi que podemos dar por zanjada y probada la cuestion que planteaba anteriormente.</text:p>
      <text:p text:style-name="P2"/>
      <text:p text:style-name="P2">Vamos ahora con el test que falla que corresponde al bloque IT:</text:p>
      <text:p text:style-name="P2"/>
      <text:p text:style-name="P39"><text:span text:style-name="T36">It</text:span><text:span text:style-name="T23"> should_provide_the_origin_location = () =&gt; </text:span></text:p>
      <text:p text:style-name="P28"><text:s text:c="3"/>result.ShouldEqual(the_origin_location);</text:p>
      <text:p text:style-name="P2"/>
      <text:p text:style-name="P2">y que a estas alturas ya deberiamos estar hartos de ver, ya que es equivalente a los de las dos BDD_Specs anteriores. Lo realmente interesante es ver la razon por la que falla:</text:p>
      <text:p text:style-name="P2"/>
      <text:p text:style-name="P43">Test 'should provide the origin location' failed:</text:p>
      <text:p text:style-name="P43"><text:tab/>Machine.Specifications.SpecificationException: Should equal ILocationProxy81c2704787ff43dc8a8ab67018e80010 but is [null]</text:p>
      <text:p text:style-name="P2"/>
      <text:p text:style-name="P2">Ya no es la consabida</text:p>
      <text:p text:style-name="P2"/>
      <text:p text:style-name="P47">The method or operation is not implemented.</text:p>
      <text:p text:style-name="P2"/>
      <text:p text:style-name="P2">Ahora nos dice que esperaba un valor concreto:</text:p>
      <text:p text:style-name="P2"/>
      <text:p text:style-name="P47">ILocationProxy81c2704787ff43dc8a8ab67018e80010</text:p>
      <text:p text:style-name="P2"/>
      <text:p text:style-name="P2">(no hay que asustarse por ese valor, ya que, es el resultado de como funciona internamente Rhino.Mocks) pero recibe otro distinto:</text:p>
      <text:p text:style-name="P2"/>
      <text:p text:style-name="P47">[null]</text:p>
      <text:p text:style-name="P2"/>
      <text:p text:style-name="P2">Y eso es justo lo que cabria esperar, ya que recordemos que estamos "engañando" al metodo origin_location(), enviandole el tipo correcto pero en realidad le estamos asignando <text:soft-page-break/>"null" y eso precisamente es lo que nos esta diciendo el error del test:</text:p>
      <text:p text:style-name="P2"/>
      <text:p text:style-name="P2">"<text:span text:style-name="T57">hay algo que va mal ya que esperaba un valor concreto, tan concreto como esta mostruosidad, ILocationProxy81c2704787ff43dc8a8ab67018e80010, pero en realidad me estas enviando un NULL.</text:span>"</text:p>
      <text:p text:style-name="P2"/>
      <text:p text:style-name="P2">El problema ya sabemos donde esta, de hecho es tan sencillo hacer pasar el test como:</text:p>
      <text:p text:style-name="P2"/>
      <text:p text:style-name="P39"><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p>
      <text:p text:style-name="P39"><text:span text:style-name="T23"><text:s text:c="4"/></text:span><text:span text:style-name="T26">(....)</text:span></text:p>
      <text:p text:style-name="P23"><text:s text:c="4"/>any_origin_location = route_specification.origin();</text:p>
      <text:p text:style-name="P28">}</text:p>
      <text:p text:style-name="P2"/>
      <text:p text:style-name="P2">Ya lo hemos hecho en las BDD_Specs anteriores.</text:p>
      <text:p text:style-name="P2"/>
      <text:p text:style-name="P2">Lo importante aqui es suponer los siguiente. Imaginemos que hemos escrito este codigo:</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span text:style-name="T23">, </text:span><text:span text:style-name="T36">IEntity</text:span><text:span text:style-name="T23">&lt;</text:span><text:span text:style-name="T47">Cargo</text:span><text:span text:style-name="T23">&gt;</text:span></text:p>
      <text:p text:style-name="P23">{</text:p>
      <text:p text:style-name="P23"><text:s text:c="4"/>(....)</text:p>
      <text:p text:style-name="P39"><text:span text:style-name="T23"><text:s text:c="4"/></text:span><text:span text:style-name="T12">readonly</text:span><text:span text:style-name="T23"> </text:span><text:span text:style-name="T36">ILocation</text:span><text:span text:style-name="T23"> underlying_origin_location;</text:span></text:p>
      <text:p text:style-name="P23"/>
      <text:p text:style-name="P39"><text:span text:style-name="T23"><text:s text:c="4"/></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s text:c="4"/>{</text:p>
      <text:p text:style-name="P23"><text:s text:c="8"/>(....)</text:p>
      <text:p text:style-name="P23"><text:s text:c="8"/>route_specification.origin();</text:p>
      <text:p text:style-name="P23"><text:s text:c="4"/>}</text:p>
      <text:p text:style-name="P23"/>
      <text:p text:style-name="P23"><text:s text:c="4"/>(....)</text:p>
      <text:p text:style-name="P24"/>
      <text:p text:style-name="P39"><text:span text:style-name="T24"><text:s text:c="4"/></text:span><text:span text:style-name="T16">public</text:span><text:span text:style-name="T24"> </text:span><text:span text:style-name="T39">ILocation</text:span><text:span text:style-name="T24"> origin_location()</text:span></text:p>
      <text:p text:style-name="P23"><text:s text:c="4"/>{</text:p>
      <text:p text:style-name="P39"><text:span text:style-name="T23"><text:s text:c="8"/></text:span><text:span text:style-name="T12">return</text:span><text:span text:style-name="T23"> </text:span><text:span text:style-name="T12">this</text:span><text:span text:style-name="T23">.underlying_origin_location;</text:span></text:p>
      <text:p text:style-name="P23"><text:s text:c="4"/>}</text:p>
      <text:p text:style-name="P24">}</text:p>
      <text:p text:style-name="P2"/>
      <text:p text:style-name="P2">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2"/>
      <text:p text:style-name="P2">Lo bueno de todo esto es que "estamos cubiertos". Es decir, si cometemos algun error, por muy tonto que sea, vamos a "estar cubiertos" y en algun punto fallara nuestra suite de BDD_Specs.</text:p>
      <text:p text:style-name="P2"/>
      <text:p text:style-name="P2">Lo que probablemente estabamos intentando escribir era (atencion a la diferencia en el constructor):</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span text:style-name="T23">, </text:span><text:span text:style-name="T36">IEntity</text:span><text:span text:style-name="T23">&lt;</text:span><text:span text:style-name="T47">Cargo</text:span><text:span text:style-name="T23">&gt;</text:span></text:p>
      <text:p text:style-name="P23">{</text:p>
      <text:p text:style-name="P23"><text:s text:c="4"/>(....)</text:p>
      <text:p text:style-name="P39"><text:span text:style-name="T23"><text:s text:c="4"/></text:span><text:span text:style-name="T12">readonly</text:span><text:span text:style-name="T23"> </text:span><text:span text:style-name="T36">ILocation</text:span><text:span text:style-name="T23"> underlying_origin_location;</text:span></text:p>
      <text:p text:style-name="P23"/>
      <text:p text:style-name="P39"><text:span text:style-name="T23"><text:s text:c="4"/></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s text:c="4"/>{</text:p>
      <text:p text:style-name="P23"><text:s text:c="8"/>(....)</text:p>
      <text:p text:style-name="P50"><text:span text:style-name="T27"><text:s text:c="8"/></text:span><text:span text:style-name="T17">this</text:span><text:span text:style-name="T27">.underlying_origin_location = route_specification.origin();</text:span></text:p>
      <text:p text:style-name="P23"><text:s text:c="4"/>}</text:p>
      <text:p text:style-name="P23"/>
      <text:p text:style-name="P23"><text:s text:c="4"/>(....)</text:p>
      <text:p text:style-name="P24"><text:soft-page-break/></text:p>
      <text:p text:style-name="P39"><text:span text:style-name="T24"><text:s text:c="4"/></text:span><text:span text:style-name="T16">public</text:span><text:span text:style-name="T24"> </text:span><text:span text:style-name="T39">ILocation</text:span><text:span text:style-name="T24"> origin_location()</text:span></text:p>
      <text:p text:style-name="P23"><text:s text:c="4"/>{</text:p>
      <text:p text:style-name="P39"><text:span text:style-name="T23"><text:s text:c="8"/></text:span><text:span text:style-name="T12">return</text:span><text:span text:style-name="T23"> </text:span><text:span text:style-name="T12">this</text:span><text:span text:style-name="T23">.underlying_origin_location;</text:span></text:p>
      <text:p text:style-name="P23"><text:s text:c="4"/>}</text:p>
      <text:p text:style-name="P29">}</text:p>
      <text:p text:style-name="P2"/>
      <text:p text:style-name="P2">que si pasa el test:</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text:span text:style-name="T62"> origin location</text:span></text:p>
      <text:p text:style-name="P43"/>
      <text:p text:style-name="P43"/>
      <text:p text:style-name="P43">4 passed, 0 failed, 0 skipped, took 0,92 seconds (Machine.Specifications 0.3.0).</text:p>
      <text:p text:style-name="P2"/>
      <text:p text:style-name="P2">Nuestra clase Cargo (nuestro DDD_Aggregate_Root Cargo) quedaria asi, por lo tanto:</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span text:style-name="T23">, </text:span><text:span text:style-name="T36">IEntity</text:span><text:span text:style-name="T23">&lt;</text:span><text:span text:style-name="T47">Cargo</text:span><text:span text:style-name="T23">&gt;</text:span></text:p>
      <text:p text:style-name="P23">{</text:p>
      <text:p text:style-name="P39"><text:span text:style-name="T23"><text:s text:c="4"/></text:span><text:span text:style-name="T12">readonly</text:span><text:span text:style-name="T23"> </text:span><text:span text:style-name="T36">ITrackingId</text:span><text:span text:style-name="T23"> underlying_tracking_id;</text:span></text:p>
      <text:p text:style-name="P39"><text:span text:style-name="T23"><text:s text:c="4"/></text:span><text:span text:style-name="T12">readonly</text:span><text:span text:style-name="T23"> </text:span><text:span text:style-name="T36">IRouteSpecification</text:span><text:span text:style-name="T23"> underlying_route_specification;</text:span></text:p>
      <text:p text:style-name="P39"><text:span text:style-name="T23"><text:s text:c="4"/></text:span><text:span text:style-name="T12">readonly</text:span><text:span text:style-name="T23"> </text:span><text:span text:style-name="T36">ILocation</text:span><text:span text:style-name="T23"> underlying_origin_location;</text:span></text:p>
      <text:p text:style-name="P23"/>
      <text:p text:style-name="P39"><text:span text:style-name="T23"><text:s text:c="4"/></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s text:c="4"/>{</text:p>
      <text:p text:style-name="P39"><text:span text:style-name="T23"><text:s text:c="8"/></text:span><text:span text:style-name="T12">this</text:span><text:span text:style-name="T23">.underlying_tracking_id = tracking_id;</text:span></text:p>
      <text:p text:style-name="P39"><text:span text:style-name="T23"><text:s text:c="8"/></text:span><text:span text:style-name="T12">this</text:span><text:span text:style-name="T23">.underlying_route_specification = route_specification;</text:span></text:p>
      <text:p text:style-name="P39"><text:span text:style-name="T23"><text:s text:c="8"/></text:span><text:span text:style-name="T12">this</text:span><text:span text:style-name="T23">.underlying_origin_location = route_specification.origin();</text:span></text:p>
      <text:p text:style-name="P23"><text:s text:c="4"/>}</text:p>
      <text:p text:style-name="P23"/>
      <text:p text:style-name="P39"><text:span text:style-name="T23"><text:s text:c="4"/></text:span><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39"><text:span text:style-name="T24"><text:s text:c="4"/></text:span><text:span text:style-name="T16">public</text:span><text:span text:style-name="T24"> </text:span><text:span text:style-name="T39">ITrackingId</text:span><text:span text:style-name="T24"> tracking_id()</text:span></text:p>
      <text:p text:style-name="P24"><text:s text:c="4"/>{</text:p>
      <text:p text:style-name="P39"><text:span text:style-name="T24"><text:s text:c="8"/></text:span><text:span text:style-name="T16">return</text:span><text:span text:style-name="T24"> </text:span><text:span text:style-name="T16">this</text:span><text:span text:style-name="T24">.underlying_tracking_id;</text:span></text:p>
      <text:p text:style-name="P24"><text:s text:c="4"/>}</text:p>
      <text:p text:style-name="P24"/>
      <text:p text:style-name="P39"><text:span text:style-name="T24"><text:s text:c="4"/></text:span><text:span text:style-name="T16">public</text:span><text:span text:style-name="T24"> </text:span><text:span text:style-name="T39">IRouteSpecification</text:span><text:span text:style-name="T24"> route_specification()</text:span></text:p>
      <text:p text:style-name="P24"><text:s text:c="4"/>{</text:p>
      <text:p text:style-name="P39"><text:span text:style-name="T24"><text:s text:c="8"/></text:span><text:span text:style-name="T16">return</text:span><text:span text:style-name="T24"> </text:span><text:span text:style-name="T16">this</text:span><text:span text:style-name="T24">.underlying_route_specification;</text:span></text:p>
      <text:p text:style-name="P24"><text:s text:c="4"/>}</text:p>
      <text:p text:style-name="P24"/>
      <text:p text:style-name="P39"><text:span text:style-name="T24"><text:s text:c="4"/></text:span><text:span text:style-name="T16">public</text:span><text:span text:style-name="T24"> </text:span><text:span text:style-name="T39">ILocation</text:span><text:span text:style-name="T24"> origin_location()</text:span></text:p>
      <text:p text:style-name="P24"><text:s text:c="4"/>{</text:p>
      <text:p text:style-name="P39"><text:span text:style-name="T24"><text:s text:c="8"/></text:span><text:span text:style-name="T16">return</text:span><text:span text:style-name="T24"> </text:span><text:span text:style-name="T16">this</text:span><text:span text:style-name="T24">.underlying_origin_location;</text:span></text:p>
      <text:p text:style-name="P24"><text:s text:c="4"/>}</text:p>
      <text:p text:style-name="P24">}</text:p>
      <text:p text:style-name="P2"/>
      <text:p text:style-name="P2">Estamos listos para empaquetarlo todo y mandarlo a github.</text:p>
      <text:p text:style-name="P2"/>
      <text:p text:style-name="P2"><text:span text:style-name="T8">BDD_Spec: When comparing the cargo identity</text:span>: </text:p>
      <text:p text:style-name="P2"><text:soft-page-break/></text:p>
      <text:p text:style-name="P2">Parece un buen momento para eliminar ese:</text:p>
      <text:p text:style-name="P2"/>
      <text:p text:style-name="P14"><text:span text:style-name="T12">throw</text:span><text:span text:style-name="T23"> </text:span><text:span text:style-name="T12">new</text:span><text:span text:style-name="T23"> </text:span><text:span text:style-name="T55">NotImplementedException</text:span><text:span text:style-name="T24">();</text:span></text:p>
      <text:p text:style-name="P2"/>
      <text:p text:style-name="P2">del metodo:</text:p>
      <text:p text:style-name="P2"/>
      <text:p text:style-name="P14"><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
      <text:p text:style-name="P2">Asi que vamos con esa BDD_Spec:</text:p>
      <text:p text:style-name="P2"/>
      <text:p text:style-name="P43">When comparing the cargo identity</text:p>
      <text:p text:style-name="P47">» It should leverage the tracking identity collaborator</text:p>
      <text:p text:style-name="P2"/>
      <text:p text:style-name="P2">que en codigo seria:</text:p>
      <text:p text:style-name="P2"/>
      <text:p text:style-name="P13"><text:span text:style-name="T12">public</text:span><text:span text:style-name="T23"> </text:span><text:span text:style-name="T12">class</text:span><text:span text:style-name="T23"> </text:span><text:span text:style-name="T47">when_comparing_the_cargo_identity</text:span><text:span text:style-name="T23"> : </text:span><text:span text:style-name="T47">concern_for_cargo</text:span></text:p>
      <text:p text:style-name="P23">{</text:p>
      <text:p text:style-name="P39"><text:span text:style-name="T23"><text:s text:c="4"/></text:span><text:span text:style-name="T36">It</text:span><text:span text:style-name="T23"> should_leverage_the_tracking_identity_collaborator = () =&gt; </text:span></text:p>
      <text:p text:style-name="P39"><text:span text:style-name="T23"><text:s text:c="7"/></text:span><text:span text:style-name="T70">tracking_id</text:span><text:span text:style-name="T23">.received(</text:span></text:p>
      <text:p text:style-name="P39"><text:span text:style-name="T23"><text:s text:c="10"/>x =&gt; x.</text:span><text:span text:style-name="T70">has_the_same_value_as</text:span><text:span text:style-name="T23">(</text:span><text:span text:style-name="T70">the_to_compare_cargo</text:span><text:span text:style-name="T23">.tracking_id()));</text:span></text:p>
      <text:p text:style-name="P23">}</text:p>
      <text:p text:style-name="P2"/>
      <text:p text:style-name="P2">Procedamos a arreglar el codigo de color rojo. El caso de tracking_id y the_to_compare_cargo es trivial, ya lo hemos visto varias veces:</text:p>
      <text:p text:style-name="P2"/>
      <text:p text:style-name="P13"><text:span text:style-name="T12">public</text:span><text:span text:style-name="T23"> </text:span><text:span text:style-name="T12">class</text:span><text:span text:style-name="T23"> </text:span><text:span text:style-name="T47">when_comparing_the_cargo_identity</text:span><text:span text:style-name="T23"> : </text:span><text:span text:style-name="T47">concern_for_cargo</text:span></text:p>
      <text:p text:style-name="P23">{</text:p>
      <text:p text:style-name="P39"><text:span text:style-name="T23"><text:s text:c="4"/></text:span><text:span text:style-name="T36">It</text:span><text:span text:style-name="T23"> should_leverage_the_tracking_identity_collaborator = () =&gt; </text:span></text:p>
      <text:p text:style-name="P23"><text:s text:c="7"/>tracking_id.received(</text:p>
      <text:p text:style-name="P39"><text:span text:style-name="T23"><text:s text:c="10"/>x =&gt; x.</text:span><text:span text:style-name="T70">has_the_same_value_as</text:span><text:span text:style-name="T23">(the_to_compare_cargo.tracking_id()));</text:span></text:p>
      <text:p text:style-name="P23"/>
      <text:p text:style-name="P39"><text:span text:style-name="T23"><text:s text:c="4"/></text:span><text:span text:style-name="T12">static</text:span><text:span text:style-name="T23"> </text:span><text:span text:style-name="T36">ITrackingId</text:span><text:span text:style-name="T23"> tracking_id;</text:span></text:p>
      <text:p text:style-name="P39"><text:span text:style-name="T23"><text:s text:c="4"/></text:span><text:span text:style-name="T12">static</text:span><text:span text:style-name="T23"> </text:span><text:span text:style-name="T36">ICargo</text:span><text:span text:style-name="T23"> the_to_compare_cargo; <text:s text:c="3"/></text:span></text:p>
      <text:p text:style-name="P23">}</text:p>
      <text:p text:style-name="P2"/>
      <text:p text:style-name="P2">Pero el caso de has_the_same_value_as() presenta una reaccion en cadena muy interesante.</text:p>
      <text:p text:style-name="P2">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2"/>
      <text:p text:style-name="P2">Esto es el SRP aplicado y no nos cansaremos de decirlo: diseño, diseño, diseño. Estamos diseñando. En cualquier fase del desarrollo, diseñamos.</text:p>
      <text:p text:style-name="P2"/>
      <text:p text:style-name="P2">¿Cual es el problema entonces?</text:p>
      <text:p text:style-name="P2"/>
      <text:p text:style-name="P2">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2"/>
      <text:p text:style-name="P2">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text:soft-page-break/>Pues efectivamente, seria el mismo problema. Pero en el caso de ITrackingId, ahora, es estrictamente necesario.</text:p>
      <text:p text:style-name="P2">NOTA FIN</text:p>
      <text:p text:style-name="P2"/>
      <text:p text:style-name="P2">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2"/>
      <text:p text:style-name="P2">Por lo tanto para corregir el codigo de color rojo basta con:</text:p>
      <text:p text:style-name="P2"/>
      <text:p text:style-name="P19"><text:span text:style-name="T14">public</text:span><text:span text:style-name="T26"> </text:span><text:span text:style-name="T14">interface</text:span><text:span text:style-name="T26"> </text:span><text:span text:style-name="T38">ITrackingId</text:span><text:span text:style-name="T26"> : </text:span><text:span text:style-name="T38">IValueObject</text:span><text:span text:style-name="T26">&lt;</text:span><text:span text:style-name="T38">ITrackingId</text:span><text:span text:style-name="T26">&gt;</text:span><text:span text:style-name="T23"> {}</text:span></text:p>
      <text:p text:style-name="P2"/>
      <text:p text:style-name="P2">Podemos continuar con la BDD_Spec ejercitando el SUT. Puesto que ya somos veteranos en esto, incluimos tambien el campo (field) result para centrarnos en lo verdaderamente importante:</text:p>
      <text:p text:style-name="P2"/>
      <text:p text:style-name="P22"><text:span text:style-name="T10">public</text:span> <text:span text:style-name="T10">class</text:span> <text:span text:style-name="T45">when_comparing_the_cargo_identity</text:span> : <text:span text:style-name="T45">concern_for_cargo</text:span></text:p>
      <text:p text:style-name="P23">{</text:p>
      <text:p text:style-name="P39"><text:span text:style-name="T23"><text:s text:c="4"/></text:span><text:span text:style-name="T36">Because</text:span><text:span text:style-name="T23"> of = () =&gt; result = sut.</text:span><text:span text:style-name="T70">has_the_same_identity_as</text:span><text:span text:style-name="T23">(the_to_compare_cargo);</text:span></text:p>
      <text:p text:style-name="P23"><text:s text:c="8"/></text:p>
      <text:p text:style-name="P39"><text:span text:style-name="T23"><text:s text:c="4"/></text:span><text:span text:style-name="T36">It</text:span><text:span text:style-name="T23">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3"><text:s text:c="4"/></text:span><text:span text:style-name="T12">static</text:span><text:span text:style-name="T23"> </text:span><text:span text:style-name="T36">ITrackingId</text:span><text:span text:style-name="T23"> tracking_id;</text:span></text:p>
      <text:p text:style-name="P39"><text:span text:style-name="T23"><text:s text:c="4"/></text:span><text:span text:style-name="T12">static</text:span><text:span text:style-name="T23"> </text:span><text:span text:style-name="T36">ICargo</text:span><text:span text:style-name="T23"> the_to_compare_cargo;</text:span></text:p>
      <text:p text:style-name="P39"><text:span text:style-name="T23"><text:s text:c="4"/></text:span><text:span text:style-name="T12">static bool</text:span><text:span text:style-name="T23"> result;</text:span></text:p>
      <text:p text:style-name="P23">}</text:p>
      <text:p text:style-name="P2"/>
      <text:p text:style-name="P2">Y cual es nuestra sorpresa:</text:p>
      <text:p text:style-name="P2"/>
      <text:p text:style-name="P14"><text:span text:style-name="T23">sut.</text:span><text:span text:style-name="T70">has_the_same_identity_as</text:span><text:span text:style-name="T23">(the_to_compare_cargo);</text:span></text:p>
      <text:p text:style-name="P2"/>
      <text:p text:style-name="P2">No puede ser, nuestro SUT (es decir Cargo), implementa IEntity&lt;T&gt;:</text:p>
      <text:p text:style-name="P2"/>
      <text:p text:style-name="P13"><text:span text:style-name="T12">public</text:span><text:span text:style-name="T23"> </text:span><text:span text:style-name="T12">interface</text:span><text:span text:style-name="T23"> </text:span><text:span text:style-name="T36">IEntity</text:span><text:span text:style-name="T23">&lt;T&gt;</text:span></text:p>
      <text:p text:style-name="P23">{</text:p>
      <text:p text:style-name="P39"><text:span text:style-name="T23"><text:s text:c="4"/></text:span><text:span text:style-name="T12">bool</text:span><text:span text:style-name="T23"> has_the_same_identity_as(T the_other_entity);</text:span></text:p>
      <text:p text:style-name="P23">}</text:p>
      <text:p text:style-name="P2"/>
      <text:p text:style-name="P2">por lo tanto tiene acceso a has_the_same_identity_as(), ...¿o no?</text:p>
      <text:p text:style-name="P2"/>
      <text:p text:style-name="P2">Hay un pequeño error en ese razonamiento y no tiene que ver directamente con el codigo rojo.</text:p>
      <text:p text:style-name="P2"/>
      <text:p text:style-name="P2">El sut no es de tipo Cargo:</text:p>
      <text:p text:style-name="P2"/>
      <text:p text:style-name="P19"><text:span text:style-name="T14">public</text:span><text:span text:style-name="T26"> </text:span><text:span text:style-name="T14">class</text:span><text:span text:style-name="T26"> </text:span><text:span text:style-name="T49">Cargo</text:span><text:span text:style-name="T26"> : </text:span><text:span text:style-name="T38">ICargo</text:span><text:span text:style-name="T26">, </text:span><text:span text:style-name="T38">IEntity</text:span><text:span text:style-name="T26">&lt;</text:span><text:span text:style-name="T49">Cargo</text:span><text:span text:style-name="T26">&gt;</text:span><text:span text:style-name="T23"> {(....)}</text:span></text:p>
      <text:p text:style-name="P2"/>
      <text:p text:style-name="P2">sino de tipo ICargo:</text:p>
      <text:p text:style-name="P2"/>
      <text:p text:style-name="P19"><text:span text:style-name="T14">public</text:span><text:span text:style-name="T26"> </text:span><text:span text:style-name="T14">interface</text:span><text:span text:style-name="T26"> </text:span><text:span text:style-name="T38">ICargo</text:span><text:span text:style-name="T23"> {(....)}</text:span></text:p>
      <text:p text:style-name="P2"/>
      <text:p text:style-name="P2">Y ahora viene la reaccion en cadena. Cargo implementa IEntity&lt;Cargo&gt; por lo que es Cargo el que accede a has_the_same_identity_as() y no ICargo.</text:p>
      <text:p text:style-name="P2"/>
      <text:p text:style-name="P2">Esto es la constatacion de un error de diseño. Y gracias a practicar BDD nos estamos enfrentando a el.</text:p>
      <text:p text:style-name="P2"/>
      <text:p text:style-name="P2">Si nos fijamos en lo que acabamos de hacer con ITrackingId, podemos intuir la solucion:</text:p>
      <text:p text:style-name="P2"/>
      <text:p text:style-name="P13"><text:soft-page-break/><text:span text:style-name="T12">public</text:span><text:span text:style-name="T23"> </text:span><text:span text:style-name="T12">interface</text:span><text:span text:style-name="T23"> </text:span><text:span text:style-name="T36">ITrackingId</text:span><text:span text:style-name="T23"> : </text:span><text:span text:style-name="T36">IValueObject</text:span><text:span text:style-name="T23">&lt;</text:span><text:span text:style-name="T36">ITrackingId</text:span><text:span text:style-name="T23">&gt; {}</text:span></text:p>
      <text:p text:style-name="P2"/>
      <text:p text:style-name="P2">Efectivamente, vamos a hacer que ICargo implemente IEntity&lt;T&gt; (antes lo implementaba Cargo), donde T ahora va a ser ICargo. Es decir:</text:p>
      <text:p text:style-name="P2"/>
      <text:p text:style-name="P19"><text:span text:style-name="T14">public</text:span><text:span text:style-name="T26"> </text:span><text:span text:style-name="T14">interface</text:span><text:span text:style-name="T26"> </text:span><text:span text:style-name="T38">ICargo</text:span><text:span text:style-name="T26"> : </text:span><text:span text:style-name="T38">IEntity</text:span><text:span text:style-name="T26">&lt;</text:span><text:span text:style-name="T38">ICargo</text:span><text:span text:style-name="T26">&gt;</text:span><text:span text:style-name="T23"> {(....)}</text:span></text:p>
      <text:p text:style-name="P2"/>
      <text:p text:style-name="P2">por lo que Cargo se convierte en:</text:p>
      <text:p text:style-name="P2"/>
      <text:p text:style-name="P19"><text:span text:style-name="T14">public</text:span><text:span text:style-name="T26"> </text:span><text:span text:style-name="T14">class</text:span><text:span text:style-name="T26"> </text:span><text:span text:style-name="T49">Cargo</text:span><text:span text:style-name="T26"> : </text:span><text:span text:style-name="T38">ICargo</text:span><text:span text:style-name="T23"> {(....)}</text:span></text:p>
      <text:p text:style-name="P2"/>
      <text:p text:style-name="P2">Y la reaccion en cadena no acaba ahi, ya que nuestro:</text:p>
      <text:p text:style-name="P2"/>
      <text:p text:style-name="P14"><text:span text:style-name="T12">public</text:span><text:span text:style-name="T23"> </text:span><text:span text:style-name="T12">bool</text:span><text:span text:style-name="T23"> has_the_same_identity_as(</text:span><text:span text:style-name="T47">Cargo</text:span><text:span text:style-name="T23"> the_other_entity)</text:span></text:p>
      <text:p text:style-name="P2"/>
      <text:p text:style-name="P2">ya no cumple con la signatura de IEntity&lt;ICargo&gt;. Deberia recibir un ICargo como argumento en vez de un Cargo. Por lo tanto:</text:p>
      <text:p text:style-name="P2"/>
      <text:p text:style-name="P13"><text:span text:style-name="T12">public</text:span><text:span text:style-name="T23"> </text:span><text:span text:style-name="T12">bool</text:span><text:span text:style-name="T23"> has_the_same_identity_as(</text:span><text:span text:style-name="T36">ICargo</text:span><text:span text:style-name="T23"> the_other_entity)</text:span></text:p>
      <text:p text:style-name="P23">{</text:p>
      <text:p text:style-name="P39"><text:span text:style-name="T23"><text:s text:c="4"/></text:span><text:span text:style-name="T12">throw</text:span><text:span text:style-name="T23"> </text:span><text:span text:style-name="T12">new</text:span><text:span text:style-name="T23"> </text:span><text:span text:style-name="T55">NotImplementedException</text:span><text:span text:style-name="T24">();</text:span></text:p>
      <text:p text:style-name="P24">}</text:p>
      <text:p text:style-name="P2"/>
      <text:p text:style-name="P2">Y ahora viene la magia de las interfaces y del BDD al unisono.</text:p>
      <text:p text:style-name="P2"/>
      <text:p text:style-name="P2">"Estos cambios han debido "corromper" alguna de las funcionalidades ya programdas", podriamos pensar. Bueno, esa es una de las razones por las que estamos tomandonos la molestia de tener nuestra suite de BDD_Specs. Vamos a correr los tests y corregiremos lo que este roto. Per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text:span text:style-name="T62"> origin location</text:span></text:p>
      <text:p text:style-name="P43"/>
      <text:p text:style-name="P43">when comparing the cargo identity</text:p>
      <text:p text:style-name="P43">» should leverage the tracking identity<text:span text:style-name="T62"> collaborator</text:span> (FAIL)</text:p>
      <text:p text:style-name="P43"/>
      <text:p text:style-name="P43"/>
      <text:p text:style-name="P43">Test 'should leverage the tracking identity collaborator'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4 passed, 1 failed, 0 skipped, took 0,99 seconds (Machine.Specifications 0.3.0).</text:p>
      <text:p text:style-name="P2"/>
      <text:p text:style-name="P2">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2"/>
      <text:p text:style-name="P2">Asi que, para no dispersarnos, los cambio tan radicales de diseño que acabamos de hacer NO AFECTAN a la funcionalidad que tenemos programada. No quiero pecar de optimista, pero <text:soft-page-break/>parece que estamos haciendo bien las cosas.</text:p>
      <text:p text:style-name="P2"/>
      <text:p text:style-name="P2">Este cambio en el diseño, de por si, justificaria un commit en git.</text:p>
      <text:p text:style-name="P2"/>
      <text:p text:style-name="P2">Continuamos con nuestra BDD_Spec.</text:p>
      <text:p text:style-name="P2"/>
      <text:p text:style-name="P2">Pasamos a establecer el contexto con el bloque ESTABLISH, y no nos encontramos nada nuevo, asi que procedemos con el codigo de la BDD_Spec completo:</text:p>
      <text:p text:style-name="P2"/>
      <text:p text:style-name="P13"><text:span text:style-name="T12">public</text:span><text:span text:style-name="T23"> </text:span><text:span text:style-name="T12">class</text:span><text:span text:style-name="T23"> </text:span><text:span text:style-name="T47">when_comparing_the_cargo_identity</text:span><text:span text:style-name="T23"> : </text:span><text:span text:style-name="T47">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racking_id = the_dependency&lt;</text:span><text:span text:style-name="T36">ITrackingId</text:span><text:span text:style-name="T23">&gt;();</text:span></text:p>
      <text:p text:style-name="P39"><text:span text:style-name="T23"><text:s text:c="8"/>route_specification = the_dependency&lt;</text:span><text:span text:style-name="T36">IRouteSpecification</text:span><text:span text:style-name="T23">&gt;();</text:span></text:p>
      <text:p text:style-name="P23"/>
      <text:p text:style-name="P39"><text:span text:style-name="T23"><text:s text:c="8"/>the_to_compare_cargo = an&lt;</text:span><text:span text:style-name="T36">ICargo</text:span><text:span text:style-name="T23">&gt;();</text:span></text:p>
      <text:p text:style-name="P23"><text:s text:c="8"/>tracking_id</text:p>
      <text:p text:style-name="P23"><text:s text:c="11"/>.Stub(x =&gt; x.has_the_same_value_as(the_to_compare_cargo.tracking_id()))</text:p>
      <text:p text:style-name="P39"><text:span text:style-name="T23"><text:s text:c="11"/>.Return(</text:span><text:span text:style-name="T12">true</text:span><text:span text:style-name="T23">);</text:span></text:p>
      <text:p text:style-name="P23"><text:s text:c="4"/>};</text:p>
      <text:p text:style-name="P23"/>
      <text:p text:style-name="P39"><text:span text:style-name="T23"><text:s text:c="4"/></text:span><text:span text:style-name="T36">Because</text:span><text:span text:style-name="T23"> of = () =&gt; result = sut.has_the_same_identity_as(the_to_compare_cargo);</text:span></text:p>
      <text:p text:style-name="P23"><text:s text:c="8"/></text:p>
      <text:p text:style-name="P39"><text:span text:style-name="T23"><text:s text:c="4"/></text:span><text:span text:style-name="T36">It</text:span><text:span text:style-name="T23">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3"><text:s text:c="4"/></text:span><text:span text:style-name="T12">static</text:span><text:span text:style-name="T23"> </text:span><text:span text:style-name="T36">ITrackingId</text:span><text:span text:style-name="T23"> tracking_id;</text:span></text:p>
      <text:p text:style-name="P39"><text:span text:style-name="T23"><text:s text:c="4"/></text:span><text:span text:style-name="T12">static</text:span><text:span text:style-name="T23"> </text:span><text:span text:style-name="T36">ICargo</text:span><text:span text:style-name="T23"> the_to_compare_cargo;</text:span></text:p>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23">}</text:p>
      <text:p text:style-name="P2"/>
      <text:p text:style-name="P2">Lo unico reseñable seria:</text:p>
      <text:p text:style-name="P2"/>
      <text:p text:style-name="P23">tracking_id</text:p>
      <text:p text:style-name="P23"><text:s text:c="3"/>.Stub(x =&gt; x.has_the_same_value_as(the_to_compare_cargo.tracking_id()))</text:p>
      <text:p text:style-name="P14"><text:span text:style-name="T23"><text:s text:c="3"/>.Return(</text:span><text:span text:style-name="T12">true</text:span><text:span text:style-name="T23">);</text:span></text:p>
      <text:p text:style-name="P2"/>
      <text:p text:style-name="P2">donde lo unico que estamos diciendo es que esperamos una llamada a tracking_id.has_the_same_value_as() con el argumento the_to_compare_cargo.tracking_id() y le pedimos que devuelva true.</text:p>
      <text:p text:style-name="P2"/>
      <text:p text:style-name="P2">Corremos el test y obtenemos nuestro error:</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he cargo identity</text:p>
      <text:p text:style-name="P43">» should leverage the tracking identity<text:span text:style-name="T62"> collaborator</text:span> (FAIL)</text:p>
      <text:p text:style-name="P43"/>
      <text:p text:style-name="P43"/>
      <text:p text:style-name="P43">Test 'should leverage the tracking identity<text:span text:style-name="T62"> collaborator</text:span>' failed:</text:p>
      <text:p text:style-name="P43"><text:soft-page-break/><text:tab/>System.Reflection.TargetInvocationException: Exception has been thrown by the target of an invocation. ---&gt; System.NotImplementedException: The method or operation is not implemented.</text:p>
      <text:p text:style-name="P43"/>
      <text:p text:style-name="P43"><text:tab/>(....)</text:p>
      <text:p text:style-name="P43"/>
      <text:p text:style-name="P43">4 passed, 1 failed, 0 skipped, took 0,80 seconds (Machine.Specifications 0.3.0).</text:p>
      <text:p text:style-name="P2"/>
      <text:p text:style-name="P2">Ya estamos listos par implementar la funcionalidad.</text:p>
      <text:p text:style-name="P2"/>
      <text:p text:style-name="P2">Si has seguido con atencion el desarrollo de las BDD_Specs anteriores deberias entender que con esto:</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p>
      <text:p text:style-name="P23">{</text:p>
      <text:p text:style-name="P39"><text:span text:style-name="T23"><text:s text:c="4"/></text:span><text:span text:style-name="T12">readonly</text:span><text:span text:style-name="T23"> </text:span><text:span text:style-name="T36">ITrackingId</text:span><text:span text:style-name="T23"> underlying_tracking_id;</text:span></text:p>
      <text:p text:style-name="P39"><text:span text:style-name="T23"><text:s text:c="4"/></text:span><text:span text:style-name="T12">readonly</text:span><text:span text:style-name="T23"> </text:span><text:span text:style-name="T36">IRouteSpecification</text:span><text:span text:style-name="T23"> underlying_route_specification;</text:span></text:p>
      <text:p text:style-name="P39"><text:span text:style-name="T23"><text:s text:c="4"/></text:span><text:span text:style-name="T12">readonly</text:span><text:span text:style-name="T23"> </text:span><text:span text:style-name="T36">ILocation</text:span><text:span text:style-name="T23"> underlying_origin_location;</text:span></text:p>
      <text:p text:style-name="P23"/>
      <text:p text:style-name="P39"><text:span text:style-name="T23"><text:s text:c="4"/></text:span><text:span text:style-name="T12">public</text:span><text:span text:style-name="T23"> Cargo(</text:span><text:span text:style-name="T36">ITrackingId</text:span><text:span text:style-name="T23"> tracking_id, </text:span><text:span text:style-name="T36">IRouteSpecification</text:span><text:span text:style-name="T23"> route_specification)</text:span></text:p>
      <text:p text:style-name="P23"><text:s text:c="4"/>{</text:p>
      <text:p text:style-name="P39"><text:span text:style-name="T23"><text:s text:c="8"/></text:span><text:span text:style-name="T12">this</text:span><text:span text:style-name="T23">.underlying_tracking_id = tracking_id;</text:span></text:p>
      <text:p text:style-name="P39"><text:span text:style-name="T23"><text:s text:c="8"/></text:span><text:span text:style-name="T12">this</text:span><text:span text:style-name="T23">.underlying_route_specification = route_specification;</text:span></text:p>
      <text:p text:style-name="P39"><text:span text:style-name="T23"><text:s text:c="8"/></text:span><text:span text:style-name="T12">this</text:span><text:span text:style-name="T23">.underlying_origin_location = route_specification.origin();</text:span></text:p>
      <text:p text:style-name="P23"><text:s text:c="4"/>}</text:p>
      <text:p text:style-name="P23"/>
      <text:p text:style-name="P39"><text:span text:style-name="T23"><text:s text:c="4"/></text:span><text:span text:style-name="T12">public</text:span><text:span text:style-name="T23"> </text:span><text:span text:style-name="T12">bool</text:span><text:span text:style-name="T23"> has_the_same_identity_as(</text:span><text:span text:style-name="T36">ICargo</text:span><text:span text:style-name="T23"> the_other_entity)</text:span></text:p>
      <text:p text:style-name="P23"><text:s text:c="4"/>{</text:p>
      <text:p text:style-name="P23"><text:s text:c="8"/>underlying_tracking_id.has_the_same_value_as(the_other_entity.tracking_id());</text:p>
      <text:p text:style-name="P39"><text:span text:style-name="T23"><text:s text:c="8"/></text:span><text:span text:style-name="T12">return</text:span><text:span text:style-name="T23"> </text:span><text:span text:style-name="T12">false</text:span><text:span text:style-name="T23">;</text:span></text:p>
      <text:p text:style-name="P23"><text:s text:c="4"/>}</text:p>
      <text:p text:style-name="P23"/>
      <text:p text:style-name="P23"><text:s text:c="4"/>(....)</text:p>
      <text:p text:style-name="P23"/>
      <text:p text:style-name="P23">}</text:p>
      <text:p text:style-name="P2"/>
      <text:p text:style-name="P2">deberia bastar para pasar el test. Mas en concreto con:</text:p>
      <text:p text:style-name="P2"/>
      <text:p text:style-name="P39"><text:span text:style-name="T12">public</text:span><text:span text:style-name="T23"> </text:span><text:span text:style-name="T12">bool</text:span><text:span text:style-name="T23"> has_the_same_identity_as(</text:span><text:span text:style-name="T36">ICargo</text:span><text:span text:style-name="T23"> the_other_entity)</text:span></text:p>
      <text:p text:style-name="P23">{</text:p>
      <text:p text:style-name="P23"><text:s text:c="4"/>underlying_tracking_id.has_the_same_value_as(the_other_entity.tracking_id());</text:p>
      <text:p text:style-name="P39"><text:span text:style-name="T23"><text:s text:c="4"/></text:span><text:span text:style-name="T12">return</text:span><text:span text:style-name="T23"> </text:span><text:span text:style-name="T12">false</text:span><text:span text:style-name="T23">;</text:span></text:p>
      <text:p text:style-name="P28">}</text:p>
      <text:p text:style-name="P2"/>
      <text:p text:style-name="P2">Asi que antes de hacer mas comentarios (que estamos seguros de que te has dado cuenta de que hay que hacerlos), vamos a correr los test:</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he cargo identity</text:p>
      <text:p text:style-name="P43">» should leverage the tracking identity<text:span text:style-name="T62"> collaborator</text:span></text:p>
      <text:p text:style-name="P43"/>
      <text:p text:style-name="P43"/>
      <text:p text:style-name="P43"><text:soft-page-break/>5 passed, 0 failed, 0 skipped, took 0,79 seconds (Machine.Specifications 0.3.0).</text:p>
      <text:p text:style-name="P2"/>
      <text:p text:style-name="P2">Efectivamente, todo va a pedir de boca.</text:p>
      <text:p text:style-name="P2"/>
      <text:p text:style-name="P2">... ¿o no?.</text:p>
      <text:p text:style-name="P2"/>
      <text:p text:style-name="P2">Debemos hacer varias consideraciones:</text:p>
      <text:p text:style-name="P2"/>
      <text:list xml:id="list34282954" text:style-name="L16">
        <text:list-item>
          <text:p text:style-name="P77">El test funciona, y la funcionalidad asociada al test hace lo que tiene que hacer (delega el calculo de la igualdad al objeto que queremos (SRP)).</text:p>
        </text:list-item>
        <text:list-item>
          <text:p text:style-name="P77">Si bien es cierto el punto anterior, no es menos cierto que, no tenemos en cuenta para nada el resultado del calculo.</text:p>
        </text:list-item>
        <text:list-item>
          <text:p text:style-name="P77">Claramente nos falta una asercion y probablemente tengamos que redefinir el contexto.</text:p>
        </text:list-item>
      </text:list>
      <text:p text:style-name="P2"/>
      <text:p text:style-name="P2">Vamos a ponernos con este ultimo punto.</text:p>
      <text:p text:style-name="P2"/>
      <text:p text:style-name="P2">Parece que esto tiene mas sentido:</text:p>
      <text:p text:style-name="P2"/>
      <text:p text:style-name="P46">When comparing two equal cargoes</text:p>
      <text:p text:style-name="P43">» It should leverage the tracking identity<text:span text:style-name="T62"> collaborator</text:span></text:p>
      <text:p text:style-name="P2"/>
      <text:p text:style-name="P2">que no el antiguo:</text:p>
      <text:p text:style-name="P2"/>
      <text:p text:style-name="P46">When comparing the cargo identity</text:p>
      <text:p text:style-name="P46">» It should leverage the tracking identity collaborator</text:p>
      <text:p text:style-name="P2"/>
      <text:p text:style-name="P2">ya que si atendemos al contexto que hemos definido en el bloque ESTABLISH:</text:p>
      <text:p text:style-name="P2"/>
      <text:p text:style-name="P23">tracking_id</text:p>
      <text:p text:style-name="P23"><text:s text:c="3"/>.Stub(x =&gt; x.has_the_same_value_as(the_to_compare_cargo.tracking_id()))</text:p>
      <text:p text:style-name="P14"><text:span text:style-name="T23"><text:s text:c="3"/>.Return(</text:span><text:span text:style-name="T12">true</text:span><text:span text:style-name="T23">);</text:span></text:p>
      <text:p text:style-name="P2"/>
      <text:p text:style-name="P2">Con ese:</text:p>
      <text:p text:style-name="P2"/>
      <text:p text:style-name="P14"><text:span text:style-name="T23">Return(</text:span><text:span text:style-name="T12">true</text:span><text:span text:style-name="T23">);</text:span></text:p>
      <text:p text:style-name="P2"/>
      <text:p text:style-name="P2">estamos simulando el comportamiento de dos ITrackingIDs que tienen el mismo valor.</text:p>
      <text:p text:style-name="P2"/>
      <text:p text:style-name="P2">Ahora bien, parece que todabvia tendria mas sentido si añadimos una nueva asercion:</text:p>
      <text:p text:style-name="P2"/>
      <text:p text:style-name="P46">When comparing two equal cargoes</text:p>
      <text:p text:style-name="P43">» It should confirm that they have the same identity</text:p>
      <text:p text:style-name="P43">» It should leverage the tracking identity<text:span text:style-name="T62"> collaborator</text:span></text:p>
      <text:p text:style-name="P2"/>
      <text:p text:style-name="P2">que en codigo seria:</text:p>
      <text:p text:style-name="P2"/>
      <text:p text:style-name="P13"><text:span text:style-name="T36">It</text:span><text:span text:style-name="T23"> should_confirm_that_they_have_the_same_identity = () =&gt; result.ShouldBeTrue();</text:span></text:p>
      <text:p text:style-name="P2"/>
      <text:p text:style-name="P2">y que como hemos obligado a devolver false siempre en:</text:p>
      <text:p text:style-name="P2"/>
      <text:p text:style-name="P39"><text:span text:style-name="T12">public</text:span><text:span text:style-name="T23"> </text:span><text:span text:style-name="T12">bool</text:span><text:span text:style-name="T23"> has_the_same_identity_as(</text:span><text:span text:style-name="T36">ICargo</text:span><text:span text:style-name="T23"> the_other_entity)</text:span></text:p>
      <text:p text:style-name="P23">{</text:p>
      <text:p text:style-name="P23"><text:s text:c="4"/>underlying_tracking_id.has_the_same_value_as(the_other_entity.tracking_id());</text:p>
      <text:p text:style-name="P39"><text:span text:style-name="T23"><text:s text:c="4"/></text:span><text:span text:style-name="T12">return</text:span><text:span text:style-name="T23"> </text:span><text:span text:style-name="T12">false</text:span><text:span text:style-name="T23">;</text:span></text:p>
      <text:p text:style-name="P28">}</text:p>
      <text:p text:style-name="P2"/>
      <text:p text:style-name="P2">Por lo que al ejecutar la suite de BDD_Specs, nos hace obtener como resultado un FAIL como un mundo:</text:p>
      <text:p text:style-name="P2"/>
      <text:p text:style-name="P46">------ Test started: Assembly: dddsample.specs.dll ------</text:p>
      <text:p text:style-name="P43"/>
      <text:p text:style-name="P43"><text:soft-page-break/>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 (FAIL)</text:p>
      <text:p text:style-name="P43">» should leverage the tracking identity<text:span text:style-name="T62"> collaborator</text:span></text:p>
      <text:p text:style-name="P43"/>
      <text:p text:style-name="P43"/>
      <text:p text:style-name="P43">Test 'should confirm that they have the same identity' failed:</text:p>
      <text:p text:style-name="P43"><text:tab/>Machine.Specifications.SpecificationException: Should be [true] but is [false]</text:p>
      <text:p text:style-name="P43"><text:tab/>at Machine.Specifications.ShouldExtensionMethods.ShouldBeTrue(Boolean condition)</text:p>
      <text:p text:style-name="P43"><text:tab/>domain\model\cargo.aggregate\CargoSpecs.cs(94,0): at dddsample.specs.domain.model.cargo.aggregate.when_comparing_two_equal_cargoes.&lt;.ctor&gt;b__3()</text:p>
      <text:p text:style-name="P43"><text:tab/>at Machine.Specifications.Model.Specification.InvokeSpecificationField()</text:p>
      <text:p text:style-name="P43"><text:tab/>at Machine.Specifications.Model.Specification.Verify()</text:p>
      <text:p text:style-name="P43"/>
      <text:p text:style-name="P43">5 passed, 1 failed, 0 skipped, took 0,90 seconds (Machine.Specifications 0.3.0).</text:p>
      <text:p text:style-name="P2"/>
      <text:p text:style-name="P2">Si nos fijamos en la razon concreta por la que falla:</text:p>
      <text:p text:style-name="P2"/>
      <text:p text:style-name="P43">Test 'should confirm that they have the same identity' failed:</text:p>
      <text:p text:style-name="P47"><text:tab/>Machine.Specifications.SpecificationException: Should be [true] but is [false]</text:p>
      <text:p text:style-name="P2"/>
      <text:p text:style-name="P2">Confirmamos nuestro razonamiento.</text:p>
      <text:p text:style-name="P2"/>
      <text:p text:style-name="P2">Vamos a arregarlo, y para ello vamos a intentar, no solo "<text:span text:style-name="T57">escribir el codigo mas simple posible para que el test pase</text:span>" como reza el conocido principio del TDD:</text:p>
      <text:p text:style-name="P2"/>
      <text:p text:style-name="P39"><text:span text:style-name="T12">public</text:span><text:span text:style-name="T23"> </text:span><text:span text:style-name="T12">bool</text:span><text:span text:style-name="T23"> has_the_same_identity_as(</text:span><text:span text:style-name="T36">ICargo</text:span><text:span text:style-name="T23"> the_other_entity)</text:span></text:p>
      <text:p text:style-name="P23">{</text:p>
      <text:p text:style-name="P23"><text:s text:c="4"/>underlying_tracking_id.has_the_same_value_as(the_other_entity.tracking_id());</text:p>
      <text:p text:style-name="P39"><text:span text:style-name="T23"><text:s text:c="4"/></text:span><text:span text:style-name="T12">return true</text:span><text:span text:style-name="T23">;</text:span></text:p>
      <text:p text:style-name="P28">}</text:p>
      <text:p text:style-name="P2"/>
      <text:p text:style-name="P2">sino que vamos a intentar "<text:span text:style-name="T57">escribir el codigo mas simple posible Y QUE ADEMAS, TENGA SENTIDO, para que el test pase</text:span>", frase atribuida a Jean-Paul Boodhoo, qye en nuestro caso, claramente seria:</text:p>
      <text:p text:style-name="P2"/>
      <text:p text:style-name="P13"><text:span text:style-name="T12">public</text:span><text:span text:style-name="T23"> </text:span><text:span text:style-name="T12">bool</text:span><text:span text:style-name="T23"> has_the_same_identity_as(</text:span><text:span text:style-name="T36">ICargo</text:span><text:span text:style-name="T23"> the_other_entity)</text:span></text:p>
      <text:p text:style-name="P23">{</text:p>
      <text:p text:style-name="P39"><text:span text:style-name="T23"><text:s text:c="3"/></text:span><text:span text:style-name="T12">return</text:span><text:span text:style-name="T23"> underlying_tracking_id.has_the_same_value_as(the_other_entity.tracking_id());</text:span></text:p>
      <text:p text:style-name="P23">}</text:p>
      <text:p text:style-name="P2"/>
      <text:p text:style-name="P2">y que ademas deberia satisfacer nuestra ultima asercion. Comprobam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text:soft-page-break/>when comparing two equal cargoes</text:p>
      <text:p text:style-name="P43">» should confirm that they have the same identity</text:p>
      <text:p text:style-name="P43">» should leverage the tracking identity<text:span text:style-name="T62"> collaborator</text:span></text:p>
      <text:p text:style-name="P43"/>
      <text:p text:style-name="P43"/>
      <text:p text:style-name="P43">6 passed, 0 failed, 0 skipped, took 0,74 seconds (Machine.Specifications 0.3.0).</text:p>
      <text:p text:style-name="P2"/>
      <text:p text:style-name="P2">Y efectivamente, todo funciona como esperabamos.</text:p>
      <text:p text:style-name="P2"/>
      <text:p text:style-name="P2">Una cuestion que podriamos plantearnos es que, ya que tenemos:</text:p>
      <text:p text:style-name="P2"/>
      <text:p text:style-name="P43">When comparing two equal cargoes</text:p>
      <text:p text:style-name="P43">» It should confirm that they have the same identity</text:p>
      <text:p text:style-name="P2"/>
      <text:p text:style-name="P2">¿no deberiamos comprobar tambien esto otro?:</text:p>
      <text:p text:style-name="P2"/>
      <text:p text:style-name="P43">When comparing two different cargoes</text:p>
      <text:p text:style-name="P47">» It should confirm that they have different identity</text:p>
      <text:p text:style-name="P2"/>
      <text:p text:style-name="P2">Desde luego es una cuestion licita, ya que, siguiendo nuestro propio razonamiento, el caso "When comparing two equal cargoes" seria nuestro "Happy Day Scenario", mientras que "When comparing two different cargoes" otro escenario diferente.</text:p>
      <text:p text:style-name="P2"/>
      <text:p text:style-name="P2">En este caso es dificil dar una respuesta contundente.</text:p>
      <text:p text:style-name="P2"/>
      <text:p text:style-name="P2">Supongamos que en vez de:</text:p>
      <text:p text:style-name="P2"/>
      <text:p text:style-name="P43">When comparing two equal cargoes</text:p>
      <text:p text:style-name="P43">» It should confirm that they have the same identity</text:p>
      <text:p text:style-name="P43">» It should leverage the tracking identity<text:span text:style-name="T62"> collaborator</text:span></text:p>
      <text:p text:style-name="P2"/>
      <text:p text:style-name="P2">tuviesemos esto otro:</text:p>
      <text:p text:style-name="P2"/>
      <text:p text:style-name="P43">When comparing two equal cargoes</text:p>
      <text:p text:style-name="P47">» It should confirm that they have the same identity</text:p>
      <text:p text:style-name="P2"/>
      <text:p text:style-name="P2">Entonces, la respuesta si que es contundente. Es necesario implementar:</text:p>
      <text:p text:style-name="P2"/>
      <text:p text:style-name="P43">When comparing two different cargoes</text:p>
      <text:p text:style-name="P47">» It should confirm that they have different identity</text:p>
      <text:p text:style-name="P2"/>
      <text:p text:style-name="P2">Pero la clave en nuestro caso esta en:</text:p>
      <text:p text:style-name="P2"/>
      <text:p text:style-name="P43">When comparing two equal cargoes</text:p>
      <text:p text:style-name="P47">» It should leverage the tracking identity collaborator</text:p>
      <text:p text:style-name="P2"/>
      <text:p text:style-name="P2">Esta asercion es la que marca la diferencia, ya que con ella lo que estamos probando es la interaccion entre un modulo y sus dependencias.</text:p>
      <text:p text:style-name="P2"/>
      <text:p text:style-name="P2">Esta discusion es casi tan vieja ya como el TDD, ya que es la misma discusion que hay entre TDD "tradicional" frente al TDD "mockista", donde para testar la operacion suma de una calculadora:</text:p>
      <text:p text:style-name="P2"/>
      <text:list xml:id="list34286671" text:style-name="L17">
        <text:list-item>
          <text:p text:style-name="P78">TDD "Tradicional": Compruebo que cuando le paso 15 y 20 me devuelve 35 y quizas tambien compruebo que cuando le paso 6 y 10 me devuelve 16.</text:p>
        </text:list-item>
        <text:list-item>
          <text:p text:style-name="P78">TDD "mockista": <text:s/>Compruebo que cuando le paso dos sumandos enteros, se produce una unica llamada a la funcion suma de la calculadora y esta me devuelve un unico valor que es tambien un entero.</text:p>
        </text:list-item>
      </text:list>
      <text:p text:style-name="P2"/>
      <text:p text:style-name="P2">Aunque el ejemplo escogido quiza no sea el mas adecuado, ilustra bastante bien la base del problema.</text:p>
      <text:p text:style-name="P2"/>
      <text:p text:style-name="P2">¿Como trasladamos eso a nuestro programa?</text:p>
      <text:p text:style-name="P2"><text:soft-page-break/></text:p>
      <text:p text:style-name="P2">Claramente, al tener:</text:p>
      <text:p text:style-name="P2"/>
      <text:p text:style-name="P43">When comparing two equal cargoes</text:p>
      <text:p text:style-name="P47">» It should leverage the tracking identity collaborator</text:p>
      <text:p text:style-name="P2"/>
      <text:p text:style-name="P12"><text:span text:style-name="T1">no podemos negar que nos estamos situando del lado "mockista" o lo que es lo mismo del "Interaction Based Testing". Usando la analogia de la calculadora, estariamos comprobando que "</text:span><text:span text:style-name="T5">cuando le paso dos enteros se produce una unica llamada a la funcion suma de la calculadora...</text:span><text:span text:style-name="T1">" Y al tener a mayores:</text:span></text:p>
      <text:p text:style-name="P2"/>
      <text:p text:style-name="P43">When comparing two equal cargoes</text:p>
      <text:p text:style-name="P47">» It should confirm that they have the same identity</text:p>
      <text:p text:style-name="P2"/>
      <text:p text:style-name="P12"><text:span text:style-name="T1">estariamos comprobando tambien que "</text:span><text:span text:style-name="T5">...y esta me devuelve un unico valor que es tambien un entero.</text:span><text:span text:style-name="T1">". Por lo tanto, en nuestro caso:</text:span></text:p>
      <text:p text:style-name="P2"/>
      <text:p text:style-name="P43">When comparing two different cargoes</text:p>
      <text:p text:style-name="P47">» It should confirm that they have different identity</text:p>
      <text:p text:style-name="P2"/>
      <text:p text:style-name="P2">es redundante.</text:p>
      <text:p text:style-name="P2"/>
      <text:p text:style-name="P2">Aun asi no nos cansaremos de repetir que implementar ese escenario tampoco estaria mal, simplemente indicaria que le damos mucha importancia al hecho de cubrir cualquier posible <text:s/>contingencia.</text:p>
      <text:p text:style-name="P2"/>
      <text:p text:style-name="P2">Y una vez dicho, explicado y razonado este punto, vamos a contradecirnos y, teniendo en cuenta la vocacion pedagogica de este documento, la hemos implementado:</text:p>
      <text:p text:style-name="P2"/>
      <text:p text:style-name="P38"><text:span text:style-name="T14">public</text:span><text:span text:style-name="T26"> </text:span><text:span text:style-name="T14">class</text:span><text:span text:style-name="T26"> </text:span><text:span text:style-name="T49">when_comparing_two_different_cargoes</text:span><text:span text:style-name="T26"> : </text:span><text:span text:style-name="T49">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racking_id = the_dependency&lt;</text:span><text:span text:style-name="T36">ITrackingId</text:span><text:span text:style-name="T23">&gt;();</text:span></text:p>
      <text:p text:style-name="P39"><text:span text:style-name="T23"><text:s text:c="8"/>route_specification = the_dependency&lt;</text:span><text:span text:style-name="T36">IRouteSpecification</text:span><text:span text:style-name="T23">&gt;();</text:span></text:p>
      <text:p text:style-name="P23"/>
      <text:p text:style-name="P39"><text:span text:style-name="T23"><text:s text:c="8"/>the_to_compare_cargo = an&lt;</text:span><text:span text:style-name="T36">ICargo</text:span><text:span text:style-name="T23">&gt;();</text:span></text:p>
      <text:p text:style-name="P23"><text:s text:c="8"/>tracking_id</text:p>
      <text:p text:style-name="P23"><text:s text:c="11"/>.Stub(x =&gt; x.has_the_same_value_as(the_to_compare_cargo.tracking_id()))</text:p>
      <text:p text:style-name="P39"><text:span text:style-name="T23"><text:s text:c="11"/>.Return(</text:span><text:span text:style-name="T12">false</text:span><text:span text:style-name="T23">);</text:span></text:p>
      <text:p text:style-name="P23"><text:s text:c="4"/>};</text:p>
      <text:p text:style-name="P23"/>
      <text:p text:style-name="P39"><text:span text:style-name="T23"><text:s text:c="4"/></text:span><text:span text:style-name="T36">Because</text:span><text:span text:style-name="T23"> of = () =&gt; result = sut.has_the_same_identity_as(the_to_compare_cargo);</text:span></text:p>
      <text:p text:style-name="P23"/>
      <text:p text:style-name="P39"><text:span text:style-name="T23"><text:s text:c="4"/></text:span><text:span text:style-name="T36">It</text:span><text:span text:style-name="T23"> should_confirm_that_they_have_different_identity = () =&gt; result.ShouldBeFalse();</text:span></text:p>
      <text:p text:style-name="P23"/>
      <text:p text:style-name="P39"><text:span text:style-name="T23"><text:s text:c="4"/></text:span><text:span text:style-name="T12">static</text:span><text:span text:style-name="T23"> </text:span><text:span text:style-name="T36">ITrackingId</text:span><text:span text:style-name="T23"> tracking_id;</text:span></text:p>
      <text:p text:style-name="P39"><text:span text:style-name="T23"><text:s text:c="4"/></text:span><text:span text:style-name="T12">static</text:span><text:span text:style-name="T23"> </text:span><text:span text:style-name="T36">ICargo</text:span><text:span text:style-name="T23"> the_to_compare_cargo;</text:span></text:p>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23">}</text:p>
      <text:p text:style-name="P2"/>
      <text:p text:style-name="P2">Si bien no consideramos hacer ningun comentario a mayores, mas alla de mostrar la prueba de que sin haber tocado el codigo de nuestro DDD_Aggregate_Root Cargo, funciona:</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text:soft-page-break/>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62"> collaborator</text:span></text:p>
      <text:p text:style-name="P43"/>
      <text:p text:style-name="P43">when comparing two different cargoes</text:p>
      <text:p text:style-name="P43">» should confirm that they have different identity</text:p>
      <text:p text:style-name="P43"/>
      <text:p text:style-name="P43"/>
      <text:p text:style-name="P43">7 passed, 0 failed, 0 skipped, took 0,93 seconds (Machine.Specifications 0.3.0).</text:p>
      <text:p text:style-name="P2"/>
      <text:p text:style-name="P2">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2"/>
      <text:p text:style-name="P6">Refactorizando CargoSpecs<text:span text:style-name="T66">:</text:span></text:p>
      <text:p text:style-name="P2"/>
      <text:p text:style-name="P2">Desde el principio hemos tenido la clase abstracta concern_for_cargo</text:p>
      <text:p text:style-name="P2"/>
      <text:p text:style-name="P17"><text:span text:style-name="T18">public</text:span><text:span text:style-name="T28"> </text:span><text:span text:style-name="T18">abstract</text:span><text:span text:style-name="T28"> </text:span><text:span text:style-name="T18">class</text:span><text:span text:style-name="T28"> </text:span><text:span text:style-name="T51">concern_for_cargo</text:span><text:span text:style-name="T28"> : </text:span><text:span text:style-name="T51">Observes</text:span><text:span text:style-name="T28">&lt;</text:span><text:span text:style-name="T40">ICargo</text:span><text:span text:style-name="T28">, </text:span><text:span text:style-name="T51">Cargo</text:span><text:span text:style-name="T28">&gt;</text:span></text:p>
      <text:p text:style-name="P2"/>
      <text:p text:style-name="P2">y no le hemos sacado mucho partido, mas alla de usarla como simple intermediario para declarar el Observes&lt;Contract, ClassUnderTest&gt;.</text:p>
      <text:p text:style-name="P2"/>
      <text:p text:style-name="P2">Eso va a cambiar, ya que nos va a ayudar a reducir el "ruido" de nuestras BDD_Specs.</text:p>
      <text:p text:style-name="P2"/>
      <text:p text:style-name="P2">Para ello, vamos a escribir:</text:p>
      <text:p text:style-name="P2"/>
      <text:p text:style-name="P17"><text:span text:style-name="T18">public</text:span><text:span text:style-name="T28"> </text:span><text:span text:style-name="T18">abstract</text:span><text:span text:style-name="T28"> </text:span><text:span text:style-name="T18">class</text:span><text:span text:style-name="T28"> </text:span><text:span text:style-name="T51">concern_for_cargo</text:span><text:span text:style-name="T28"> : </text:span><text:span text:style-name="T51">Observes</text:span><text:span text:style-name="T28">&lt;</text:span><text:span text:style-name="T40">ICargo</text:span><text:span text:style-name="T28">, </text:span><text:span text:style-name="T51">Cargo</text:span><text:span text:style-name="T28">&gt;</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racking_id = the_dependency&lt;</text:span><text:span text:style-name="T36">ITrackingId</text:span><text:span text:style-name="T23">&gt;();</text:span></text:p>
      <text:p text:style-name="P39"><text:span text:style-name="T23"><text:s text:c="8"/>route_specification = the_dependency&lt;</text:span><text:span text:style-name="T36">IRouteSpecification</text:span><text:span text:style-name="T23">&gt;();</text:span></text:p>
      <text:p text:style-name="P23"><text:s text:c="4"/>};</text:p>
      <text:p text:style-name="P23"/>
      <text:p text:style-name="P39"><text:span text:style-name="T23"><text:s text:c="4"/></text:span><text:span text:style-name="T12">protected</text:span><text:span text:style-name="T23"> </text:span><text:span text:style-name="T12">static</text:span><text:span text:style-name="T23"> </text:span><text:span text:style-name="T36">ITrackingId</text:span><text:span text:style-name="T23"> tracking_id;</text:span></text:p>
      <text:p text:style-name="P39"><text:span text:style-name="T23"><text:s text:c="4"/></text:span><text:span text:style-name="T12">protected</text:span><text:span text:style-name="T23"> </text:span><text:span text:style-name="T12">static</text:span><text:span text:style-name="T23"> </text:span><text:span text:style-name="T36">IRouteSpecification</text:span><text:span text:style-name="T23"> route_specification;</text:span></text:p>
      <text:p text:style-name="P23">}</text:p>
      <text:p text:style-name="P2"/>
      <text:p text:style-name="P2">Es decir, hemos cogido todo el codigo relativo a la inyeccion de dependencias del constructor del SUT y lo hemos aislado en una clase base que heredan todas las BDD_Specs de Cargo.</text:p>
      <text:p text:style-name="P2"/>
      <text:p text:style-name="P2">De esta forma reducimos el ruido de todas nuestras BDD_Specs.</text:p>
      <text:p text:style-name="P2"/>
      <text:p text:style-name="P2">Tomemos como ejemplo del antes/despues:</text:p>
      <text:p text:style-name="P2"/>
      <text:p text:style-name="P15"><text:span text:style-name="T12">public</text:span><text:span text:style-name="T23"> </text:span><text:span text:style-name="T12">class</text:span><text:span text:style-name="T23"> </text:span><text:span text:style-name="T47">when_asked_about_its_tracking_identificator</text:span><text:span text:style-name="T23"> : </text:span><text:span text:style-name="T47">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racking_id = the_dependency&lt;</text:span><text:span text:style-name="T36">ITrackingId</text:span><text:span text:style-name="T23">&gt;();</text:span></text:p>
      <text:p text:style-name="P39"><text:span text:style-name="T23"><text:s text:c="8"/>route_specification = the_dependency&lt;</text:span><text:span text:style-name="T36">IRouteSpecification</text:span><text:span text:style-name="T23">&gt;();</text:span></text:p>
      <text:p text:style-name="P23"><text:s text:c="4"/>};</text:p>
      <text:p text:style-name="P23"/>
      <text:p text:style-name="P39"><text:span text:style-name="T23"><text:s text:c="4"/></text:span><text:span text:style-name="T36">Because</text:span><text:span text:style-name="T23"> of = () =&gt; result = sut.tracking_id();</text:span></text:p>
      <text:p text:style-name="P23"/>
      <text:p text:style-name="P39"><text:span text:style-name="T23"><text:s text:c="4"/></text:span><text:span text:style-name="T36">It</text:span><text:span text:style-name="T23"> should_provide_the_cargo_id = () =&gt; result.ShouldEqual(tracking_id);</text:span></text:p>
      <text:p text:style-name="P23"><text:soft-page-break/></text:p>
      <text:p text:style-name="P39"><text:span text:style-name="T23"><text:s text:c="4"/></text:span><text:span text:style-name="T12">static</text:span><text:span text:style-name="T23"> </text:span><text:span text:style-name="T36">ITrackingId</text:span><text:span text:style-name="T23"> tracking_id;</text:span></text:p>
      <text:p text:style-name="P39"><text:span text:style-name="T23"><text:s text:c="4"/></text:span><text:span text:style-name="T12">static</text:span><text:span text:style-name="T23"> </text:span><text:span text:style-name="T36">ITrackingId</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28">}</text:p>
      <text:p text:style-name="P2"/>
      <text:p text:style-name="P2"/>
      <text:p text:style-name="P13"><text:span text:style-name="T12">public</text:span><text:span text:style-name="T23"> </text:span><text:span text:style-name="T12">class</text:span><text:span text:style-name="T23"> </text:span><text:span text:style-name="T47">when_asked_about_its_tracking_identificator</text:span><text:span text:style-name="T23"> : </text:span><text:span text:style-name="T47">concern_for_cargo</text:span></text:p>
      <text:p text:style-name="P23">{</text:p>
      <text:p text:style-name="P39"><text:span text:style-name="T23"><text:s text:c="4"/></text:span><text:span text:style-name="T36">Because</text:span><text:span text:style-name="T23"> of = () =&gt; result = sut.tracking_id();</text:span></text:p>
      <text:p text:style-name="P23"/>
      <text:p text:style-name="P39"><text:span text:style-name="T23"><text:s text:c="4"/></text:span><text:span text:style-name="T36">It</text:span><text:span text:style-name="T23"> should_provide_the_cargo_id = () =&gt; result.ShouldEqual(tracking_id);</text:span></text:p>
      <text:p text:style-name="P23"/>
      <text:p text:style-name="P39"><text:span text:style-name="T23"><text:s text:c="4"/></text:span><text:span text:style-name="T12">static</text:span><text:span text:style-name="T23"> </text:span><text:span text:style-name="T36">ITrackingId</text:span><text:span text:style-name="T23"> result;</text:span></text:p>
      <text:p text:style-name="P23">}</text:p>
      <text:p text:style-name="P2"/>
      <text:p text:style-name="P2">o uno un poco mas complejo como:</text:p>
      <text:p text:style-name="P2"/>
      <text:p text:style-name="P38"><text:span text:style-name="T14">public</text:span><text:span text:style-name="T26"> </text:span><text:span text:style-name="T14">class</text:span><text:span text:style-name="T26"> </text:span><text:span text:style-name="T49">when_comparing_two_equal_cargoes</text:span><text:span text:style-name="T26"> : </text:span><text:span text:style-name="T49">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racking_id = the_dependency&lt;</text:span><text:span text:style-name="T36">ITrackingId</text:span><text:span text:style-name="T23">&gt;();</text:span></text:p>
      <text:p text:style-name="P39"><text:span text:style-name="T23"><text:s text:c="8"/>route_specification = the_dependency&lt;</text:span><text:span text:style-name="T36">IRouteSpecification</text:span><text:span text:style-name="T23">&gt;();</text:span></text:p>
      <text:p text:style-name="P23"/>
      <text:p text:style-name="P39"><text:span text:style-name="T23"><text:s text:c="8"/>the_to_compare_cargo = an&lt;</text:span><text:span text:style-name="T36">ICargo</text:span><text:span text:style-name="T23">&gt;();</text:span></text:p>
      <text:p text:style-name="P23"><text:s text:c="8"/>tracking_id</text:p>
      <text:p text:style-name="P23"><text:s text:c="11"/>.Stub(x =&gt; x.has_the_same_value_as(the_to_compare_cargo.tracking_id()))</text:p>
      <text:p text:style-name="P39"><text:span text:style-name="T23"><text:s text:c="11"/>.Return(</text:span><text:span text:style-name="T12">true</text:span><text:span text:style-name="T23">);</text:span></text:p>
      <text:p text:style-name="P23"><text:s text:c="4"/>};</text:p>
      <text:p text:style-name="P23"/>
      <text:p text:style-name="P39"><text:span text:style-name="T23"><text:s text:c="4"/></text:span><text:span text:style-name="T36">Because</text:span><text:span text:style-name="T23"> of = () =&gt; result = sut.has_the_same_identity_as(the_to_compare_cargo);</text:span></text:p>
      <text:p text:style-name="P23"/>
      <text:p text:style-name="P39"><text:span text:style-name="T23"><text:s text:c="4"/></text:span><text:span text:style-name="T36">It</text:span><text:span text:style-name="T23"> should_confirm_that_they_have_the_same_identity = () =&gt; result.ShouldBeTrue();</text:span></text:p>
      <text:p text:style-name="P23"/>
      <text:p text:style-name="P39"><text:span text:style-name="T23"><text:s text:c="4"/></text:span><text:span text:style-name="T36">It</text:span><text:span text:style-name="T23">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3"><text:s text:c="4"/></text:span><text:span text:style-name="T12">static</text:span><text:span text:style-name="T23"> </text:span><text:span text:style-name="T36">ITrackingId</text:span><text:span text:style-name="T23"> tracking_id;</text:span></text:p>
      <text:p text:style-name="P39"><text:span text:style-name="T23"><text:s text:c="4"/></text:span><text:span text:style-name="T12">static</text:span><text:span text:style-name="T23"> </text:span><text:span text:style-name="T36">ICargo</text:span><text:span text:style-name="T23"> the_to_compare_cargo;</text:span></text:p>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RouteSpecification</text:span><text:span text:style-name="T23"> route_specification;</text:span></text:p>
      <text:p text:style-name="P28">}</text:p>
      <text:p text:style-name="P2"/>
      <text:p text:style-name="P13"><text:span text:style-name="T12">public</text:span><text:span text:style-name="T23"> </text:span><text:span text:style-name="T12">class</text:span><text:span text:style-name="T23"> </text:span><text:span text:style-name="T47">when_comparing_two_equal_cargoes</text:span><text:span text:style-name="T23"> : </text:span><text:span text:style-name="T47">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he_to_compare_cargo = an&lt;</text:span><text:span text:style-name="T36">ICargo</text:span><text:span text:style-name="T23">&gt;();</text:span></text:p>
      <text:p text:style-name="P23"><text:s text:c="8"/>tracking_id</text:p>
      <text:p text:style-name="P23"><text:s text:c="12"/>.Stub(x =&gt; x.has_the_same_value_as(the_to_compare_cargo.tracking_id()))</text:p>
      <text:p text:style-name="P39"><text:span text:style-name="T23"><text:s text:c="12"/>.Return(</text:span><text:span text:style-name="T12">true</text:span><text:span text:style-name="T23">);</text:span></text:p>
      <text:p text:style-name="P23"><text:s text:c="4"/>};</text:p>
      <text:p text:style-name="P23"/>
      <text:p text:style-name="P39"><text:span text:style-name="T23"><text:s text:c="4"/></text:span><text:span text:style-name="T36">Because</text:span><text:span text:style-name="T23"> of = () =&gt; result = sut.has_the_same_identity_as(the_to_compare_cargo);</text:span></text:p>
      <text:p text:style-name="P23"/>
      <text:p text:style-name="P39"><text:span text:style-name="T23"><text:s text:c="4"/></text:span><text:span text:style-name="T36">It</text:span><text:span text:style-name="T23"> should_confirm_that_they_have_the_same_identity = () =&gt; result.ShouldBeTrue();</text:span></text:p>
      <text:p text:style-name="P23"/>
      <text:p text:style-name="P39"><text:span text:style-name="T23"><text:s text:c="4"/></text:span><text:span text:style-name="T36">It</text:span><text:span text:style-name="T23"> should_leverage_the_tracking_identity_collaborator = () =&gt; </text:span></text:p>
      <text:p text:style-name="P23"><text:s text:c="7"/>tracking_id.received(</text:p>
      <text:p text:style-name="P23"><text:s text:c="10"/>x =&gt; x.has_the_same_value_as(the_to_compare_cargo.tracking_id()));</text:p>
      <text:p text:style-name="P23"><text:soft-page-break/></text:p>
      <text:p text:style-name="P39"><text:span text:style-name="T23"><text:s text:c="4"/></text:span><text:span text:style-name="T12">static</text:span><text:span text:style-name="T23"> </text:span><text:span text:style-name="T36">ICargo</text:span><text:span text:style-name="T23"> the_to_compare_cargo;</text:span></text:p>
      <text:p text:style-name="P39"><text:span text:style-name="T23"><text:s text:c="4"/></text:span><text:span text:style-name="T12">static</text:span><text:span text:style-name="T23"> </text:span><text:span text:style-name="T12">bool</text:span><text:span text:style-name="T23"> result;</text:span></text:p>
      <text:p text:style-name="P23">}</text:p>
      <text:p text:style-name="P2"/>
      <text:p text:style-name="P2">Parece que mejoramos bastante en el aspecto de la legibilidad sin peder apenas conocimiento del contexto.</text:p>
      <text:p text:style-name="P2"/>
      <text:p text:style-name="P2">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2"/>
      <text:p text:style-name="P2">Sea como fuere, ya tienes los conocimientos para poder hacerlo cuando consideres necesario.</text:p>
      <text:p text:style-name="P2"/>
      <text:p text:style-name="P2">Por ultimo, no olvides correr la suite de BDD_Specs para comprobar que no has roto nada. Nosotros lo hemos hecho y seguro que te imaginas el resultado:</text:p>
      <text:p text:style-name="P2"/>
      <text:p text:style-name="P46">7 passed, 0 failed, 0 skipped, took 1,38 seconds (Machine.Specifications 0.3.0).</text:p>
      <text:p text:style-name="P2"/>
      <text:p text:style-name="P2"><text:span text:style-name="T8">BDD_Spec: When comparing to a null cargo</text:span>:</text:p>
      <text:p text:style-name="P2"/>
      <text:p text:style-name="P2">Nuestro metodo has_the_same_identity_as(ICargo the_other_cargo) tiene una vulnerabilidad muy grande, y es que al no comprobar que the_other_cargo no sea null y tener como caracteristica:</text:p>
      <text:p text:style-name="P2"/>
      <text:p text:style-name="P43">When comparing two equal cargoes</text:p>
      <text:p text:style-name="P43">» It should leverage the tracking identity collaborator</text:p>
      <text:p text:style-name="P2"/>
      <text:p text:style-name="P2">al efectuarse esa llamada, el sistema lanzaria una excepcion, ya que:</text:p>
      <text:p text:style-name="P2"/>
      <text:p text:style-name="P28">the_other_entity.tracking_id();</text:p>
      <text:p text:style-name="P2"/>
      <text:p text:style-name="P2">no se puede ejecutar.</text:p>
      <text:p text:style-name="P2"/>
      <text:p text:style-name="P2">Por lo tanto, necesitamos la siguiente BDD_Spec que nos cubra en el caso de producirse dicha contingencia:</text:p>
      <text:p text:style-name="P2"/>
      <text:p text:style-name="P46">When comparing to a null cargo</text:p>
      <text:p text:style-name="P43">» It should confirm that they have different identity</text:p>
      <text:p text:style-name="P43">» It should not leverage the tracking identity<text:span text:style-name="T62"> collaborator</text:span></text:p>
      <text:p text:style-name="P2"/>
      <text:p text:style-name="P2">NOTA: Esta BDD_Spec formaria parte de los no "Happy Scenarios".</text:p>
      <text:p text:style-name="P2"/>
      <text:p text:style-name="P2">Es decir, no solo aseguramos que van a ser diferentes al compararse:</text:p>
      <text:p text:style-name="P2"/>
      <text:p text:style-name="P47">» It should confirm that they have different identity</text:p>
      <text:p text:style-name="P2"/>
      <text:p text:style-name="P2">sino que, estamos diseñando como queremos que se comporte el sistema con respecto a las interacciones con sus dependencias al obligarle en este caso a no delegar el calculo a ITrackingId:</text:p>
      <text:p text:style-name="P2"/>
      <text:p text:style-name="P47">» It should not leverage the tracking identity collaborator</text:p>
      <text:p text:style-name="P2"/>
      <text:p text:style-name="P2">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2"/>
      <text:p text:style-name="P13"><text:span text:style-name="T12">public</text:span><text:span text:style-name="T23"> </text:span><text:span text:style-name="T12">class</text:span><text:span text:style-name="T23"> </text:span><text:span text:style-name="T47">when_comparing_to_a_null_cargo</text:span><text:span text:style-name="T23"> : </text:span><text:span text:style-name="T47">concern_for_cargo</text:span></text:p>
      <text:p text:style-name="P23"><text:soft-page-break/>{</text:p>
      <text:p text:style-name="P39"><text:span text:style-name="T23"><text:s text:c="4"/></text:span><text:span text:style-name="T36">Establish</text:span><text:span text:style-name="T23"> context = () =&gt;</text:span></text:p>
      <text:p text:style-name="P23"><text:s text:c="4"/>{</text:p>
      <text:p text:style-name="P39"><text:span text:style-name="T23"><text:s text:c="8"/>a_null_to_compare_cargo = </text:span><text:span text:style-name="T12">null</text:span><text:span text:style-name="T23">;</text:span></text:p>
      <text:p text:style-name="P23"><text:s text:c="8"/>tracking_id</text:p>
      <text:p text:style-name="P39"><text:span text:style-name="T23"><text:s text:c="11"/>.Stub(x =&gt; x.has_the_same_value_as(an&lt;</text:span><text:span text:style-name="T36">ICargo</text:span><text:span text:style-name="T23">&gt;().tracking_id()));</text:span></text:p>
      <text:p text:style-name="P23"><text:s text:c="4"/>};</text:p>
      <text:p text:style-name="P23"/>
      <text:p text:style-name="P39"><text:span text:style-name="T23"><text:s text:c="4"/></text:span><text:span text:style-name="T36">Because</text:span><text:span text:style-name="T23"> of = () =&gt; result = sut.has_the_same_identity_as(a_null_to_compare_cargo);</text:span></text:p>
      <text:p text:style-name="P23"/>
      <text:p text:style-name="P39"><text:span text:style-name="T23"><text:s text:c="4"/></text:span><text:span text:style-name="T36">It</text:span><text:span text:style-name="T23"> should_confirm_that_they_have_different_identity = () =&gt; result.ShouldBeFalse();</text:span></text:p>
      <text:p text:style-name="P23"/>
      <text:p text:style-name="P39"><text:span text:style-name="T23"><text:s text:c="4"/></text:span><text:span text:style-name="T36">It</text:span><text:span text:style-name="T23"> should_not_leverage_the_tracking_identity_collaborator = () =&gt;</text:span></text:p>
      <text:p text:style-name="P23"><text:s text:c="7"/>tracking_id.never_received(</text:p>
      <text:p text:style-name="P39"><text:span text:style-name="T23"><text:s text:c="10"/>x =&gt; x.has_the_same_value_as(an&lt;</text:span><text:span text:style-name="T36">ICargo</text:span><text:span text:style-name="T23">&gt;().tracking_id()));</text:span></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Cargo</text:span><text:span text:style-name="T23"> a_null_to_compare_cargo;</text:span></text:p>
      <text:p text:style-name="P23">}</text:p>
      <text:p text:style-name="P2"/>
      <text:p text:style-name="P2">Y recordemos que:</text:p>
      <text:p text:style-name="P2"/>
      <text:p text:style-name="P13"><text:span text:style-name="T12">public</text:span><text:span text:style-name="T23"> </text:span><text:span text:style-name="T12">abstract</text:span><text:span text:style-name="T23"> </text:span><text:span text:style-name="T12">class</text:span><text:span text:style-name="T23"> </text:span><text:span text:style-name="T47">concern_for_cargo</text:span><text:span text:style-name="T23"> : </text:span><text:span text:style-name="T47">Observes</text:span><text:span text:style-name="T23">&lt;</text:span><text:span text:style-name="T36">ICargo</text:span><text:span text:style-name="T23">, </text:span><text:span text:style-name="T47">Cargo</text:span><text:span text:style-name="T23">&gt;</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racking_id = the_dependency&lt;</text:span><text:span text:style-name="T36">ITrackingId</text:span><text:span text:style-name="T23">&gt;();</text:span></text:p>
      <text:p text:style-name="P39"><text:span text:style-name="T23"><text:s text:c="8"/>route_specification = the_dependency&lt;</text:span><text:span text:style-name="T36">IRouteSpecification</text:span><text:span text:style-name="T23">&gt;();</text:span></text:p>
      <text:p text:style-name="P23"><text:s text:c="4"/>};</text:p>
      <text:p text:style-name="P23"/>
      <text:p text:style-name="P39"><text:span text:style-name="T23"><text:s text:c="4"/></text:span><text:span text:style-name="T12">protected</text:span><text:span text:style-name="T23"> </text:span><text:span text:style-name="T12">static</text:span><text:span text:style-name="T23"> </text:span><text:span text:style-name="T36">ITrackingId</text:span><text:span text:style-name="T23"> tracking_id;</text:span></text:p>
      <text:p text:style-name="P39"><text:span text:style-name="T23"><text:s text:c="4"/></text:span><text:span text:style-name="T12">protected</text:span><text:span text:style-name="T23"> </text:span><text:span text:style-name="T12">static</text:span><text:span text:style-name="T23"> </text:span><text:span text:style-name="T36">IRouteSpecification</text:span><text:span text:style-name="T23"> route_specification;</text:span></text:p>
      <text:p text:style-name="P23">}</text:p>
      <text:p text:style-name="P2"/>
      <text:p text:style-name="P2">Simplemente comentar que:</text:p>
      <text:p text:style-name="P2"/>
      <text:p text:style-name="P14"><text:span text:style-name="T23">an&lt;</text:span><text:span text:style-name="T36">ICargo</text:span><text:span text:style-name="T23">&gt;().tracking_id()</text:span></text:p>
      <text:p text:style-name="P2"/>
      <text:p text:style-name="P2">en ambos casos es null, algo que puedes comprobar simplemente asignando ese valor a un campo (field) y creando una asercion que lo compruebe o bien, usando el debugger.</text:p>
      <text:p text:style-name="P2"/>
      <text:p text:style-name="P2">Y esto eleva una cuestion interesante, ¿cuales de los siguientes son o no null?:</text:p>
      <text:p text:style-name="P2"/>
      <text:p text:style-name="P13"><text:span text:style-name="T36">Establish</text:span><text:span text:style-name="T23"> context = () =&gt;</text:span></text:p>
      <text:p text:style-name="P23">{</text:p>
      <text:p text:style-name="P39"><text:span text:style-name="T23"><text:s text:c="4"/>a_null_to_compare_cargo = </text:span><text:span text:style-name="T12">null</text:span><text:span text:style-name="T23">;</text:span></text:p>
      <text:p text:style-name="P39"><text:span text:style-name="T23"><text:s text:c="4"/>an_icargo = an&lt;</text:span><text:span text:style-name="T36">ICargo</text:span><text:span text:style-name="T23">&gt;();</text:span></text:p>
      <text:p text:style-name="P23"><text:s text:c="4"/>an_icargo_tracking_id = an_icargo.tracking_id();</text:p>
      <text:p text:style-name="P39"><text:span text:style-name="T23"><text:s text:c="4"/>an_itracking_id = an&lt;</text:span><text:span text:style-name="T36">ITrackingId</text:span><text:span text:style-name="T23">&gt;();</text:span></text:p>
      <text:p text:style-name="P23">};</text:p>
      <text:p text:style-name="P2"/>
      <text:list xml:id="list34296581" text:style-name="L18">
        <text:list-item>
          <text:p text:style-name="P79">a_null_to_compare_cargo: Aqui no hay discusion posible, es null.</text:p>
        </text:list-item>
        <text:list-item>
          <text:p text:style-name="P79">an_icargo: No es null, es algo del estilo a {IcargoProxyf74dc6fd2e1646dcb0f3298a11c08e36}.</text:p>
        </text:list-item>
        <text:list-item>
          <text:p text:style-name="P79">an_icargo_tracking_id: Este es el mismo caso de nuestra BDD_Spec. Es null.</text:p>
        </text:list-item>
        <text:list-item>
          <text:p text:style-name="P79">an_itracking_id: No es null, es algo del estilo a {ItrackingIdProxy4b466c11a70b47db8c925b0dccb1285a}</text:p>
        </text:list-item>
      </text:list>
      <text:p text:style-name="P2"/>
      <text:p text:style-name="P2">Puedes comprobarlo si quieres tal y como explicamos unas lineas mas arriba.</text:p>
      <text:p text:style-name="P2"/>
      <text:p text:style-name="P2">Con respecto a nuestra BDD_Spec, podemos concluir por lo tanto que tambien podiamos haber escrito:</text:p>
      <text:p text:style-name="P2"><text:soft-page-break/></text:p>
      <text:p text:style-name="P13"><text:span text:style-name="T12">public</text:span><text:span text:style-name="T23"> </text:span><text:span text:style-name="T12">class</text:span><text:span text:style-name="T23"> </text:span><text:span text:style-name="T47">when_comparing_to_a_null_cargo</text:span><text:span text:style-name="T23"> : </text:span><text:span text:style-name="T47">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a_null_to_compare_cargo = </text:span><text:span text:style-name="T12">null</text:span><text:span text:style-name="T23">;</text:span></text:p>
      <text:p text:style-name="P23"><text:s text:c="8"/>tracking_id</text:p>
      <text:p text:style-name="P39"><text:span text:style-name="T23"><text:s text:c="11"/>.Stub(x =&gt; x.has_the_same_value_as(</text:span><text:span text:style-name="T12">null</text:span><text:span text:style-name="T23">));</text:span></text:p>
      <text:p text:style-name="P23"><text:s text:c="4"/>};</text:p>
      <text:p text:style-name="P23"/>
      <text:p text:style-name="P39"><text:span text:style-name="T23"><text:s text:c="4"/></text:span><text:span text:style-name="T36">Because</text:span><text:span text:style-name="T23"> of = () =&gt; result = sut.has_the_same_identity_as(a_null_to_compare_cargo);</text:span></text:p>
      <text:p text:style-name="P23"/>
      <text:p text:style-name="P39"><text:span text:style-name="T23"><text:s text:c="4"/></text:span><text:span text:style-name="T36">It</text:span><text:span text:style-name="T23"> should_confirm_that_they_have_diferent_identity = () =&gt; result.ShouldBeFalse();</text:span></text:p>
      <text:p text:style-name="P23"/>
      <text:p text:style-name="P39"><text:span text:style-name="T23"><text:s text:c="4"/></text:span><text:span text:style-name="T36">It</text:span><text:span text:style-name="T23"> should_not_leverage_the_tracking_identity_collaborator = () =&gt;</text:span></text:p>
      <text:p text:style-name="P39"><text:span text:style-name="T23"><text:s text:c="7"/>tracking_id.never_received(x =&gt; x.has_the_same_value_as(</text:span><text:span text:style-name="T12">null</text:span><text:span text:style-name="T23">));</text:span></text:p>
      <text:p text:style-name="P23"/>
      <text:p text:style-name="P39"><text:span text:style-name="T23"><text:s text:c="4"/></text:span><text:span text:style-name="T12">static</text:span><text:span text:style-name="T23"> </text:span><text:span text:style-name="T12">bool</text:span><text:span text:style-name="T23"> result;</text:span></text:p>
      <text:p text:style-name="P39"><text:span text:style-name="T23"><text:s text:c="4"/></text:span><text:span text:style-name="T12">static</text:span><text:span text:style-name="T23"> </text:span><text:span text:style-name="T36">ICargo</text:span><text:span text:style-name="T23"> a_null_to_compare_cargo;</text:span></text:p>
      <text:p text:style-name="P23">}</text:p>
      <text:p text:style-name="P2"/>
      <text:p text:style-name="P2">que, nos parece incluso mas claro, asi que nos quedamos con ella.</text:p>
      <text:p text:style-name="P2"/>
      <text:p text:style-name="P2">Una vez aclarado esto intentemos no perder de vista el objetivo, que es, evitar que un ICargo null nos rompa el sistema.</text:p>
      <text:p text:style-name="P2"/>
      <text:p text:style-name="P2">Para satisfacer ambas aserciones, basta con:</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p>
      <text:p text:style-name="P23">{</text:p>
      <text:p text:style-name="P23"><text:s text:c="4"/>(....)</text:p>
      <text:p text:style-name="P23"/>
      <text:p text:style-name="P39"><text:span text:style-name="T23"><text:s text:c="4"/></text:span><text:span text:style-name="T12">public</text:span><text:span text:style-name="T23"> </text:span><text:span text:style-name="T12">bool</text:span><text:span text:style-name="T23"> has_the_same_identity_as(</text:span><text:span text:style-name="T36">ICargo</text:span><text:span text:style-name="T23"> the_other_entity)</text:span></text:p>
      <text:p text:style-name="P23"><text:s text:c="4"/>{</text:p>
      <text:p text:style-name="P39"><text:span text:style-name="T23"><text:s text:c="8"/></text:span><text:span text:style-name="T12">return</text:span><text:span text:style-name="T23"> the_other_entity != </text:span><text:span text:style-name="T12">null</text:span><text:span text:style-name="T23"> &amp;&amp; </text:span></text:p>
      <text:p text:style-name="P23"><text:s text:c="10"/>underlying_tracking_id.has_the_same_value_as(the_other_entity.tracking_id());</text:p>
      <text:p text:style-name="P23"><text:s text:c="4"/>}</text:p>
      <text:p text:style-name="P23"/>
      <text:p text:style-name="P23"><text:s text:c="4"/>(....)</text:p>
      <text:p text:style-name="P23">}</text:p>
      <text:p text:style-name="P2"/>
      <text:p text:style-name="P2">para obtener:</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62"> collaborator</text:span></text:p>
      <text:p text:style-name="P43"/>
      <text:p text:style-name="P43">when comparing two different cargoes</text:p>
      <text:p text:style-name="P43">» should confirm that they have different identity</text:p>
      <text:p text:style-name="P43"/>
      <text:p text:style-name="P43">when comparing to a null cargo</text:p>
      <text:p text:style-name="P43"><text:soft-page-break/>» should confirm that they have different identity</text:p>
      <text:p text:style-name="P43">» should not leverage the tracking identity<text:span text:style-name="T62"> collaborator</text:span></text:p>
      <text:p text:style-name="P43"/>
      <text:p text:style-name="P43"/>
      <text:p text:style-name="P43">9 passed, 0 failed, 0 skipped, took 0,90 seconds (Machine.Specifications 0.3.0).</text:p>
      <text:p text:style-name="P3"/>
      <text:p text:style-name="P2">Y precisamente al leer este log nos damos cuenta de que hay algo que chirria, ya que tanto cuando:</text:p>
      <text:p text:style-name="P2"/>
      <text:p text:style-name="P43">when comparing two equal cargoes</text:p>
      <text:p text:style-name="P43">» should confirm that they have the same identity</text:p>
      <text:p text:style-name="P47">» should leverage the tracking identity collaborator</text:p>
      <text:p text:style-name="P2"/>
      <text:p text:style-name="P2">como cuando:</text:p>
      <text:p text:style-name="P2"/>
      <text:p text:style-name="P43">when comparing to a null cargo</text:p>
      <text:p text:style-name="P43">» should confirm that they have different identity</text:p>
      <text:p text:style-name="P47">» should not leverage the tracking identity collaborator</text:p>
      <text:p text:style-name="P2"/>
      <text:p text:style-name="P2">tenemos claro cual es el comportamiento esperado con respecto a la interaccion con ITrackingId:</text:p>
      <text:p text:style-name="P2"/>
      <text:list xml:id="list34295274" text:style-name="L19">
        <text:list-item>
          <text:p text:style-name="P80">En el primer caso: Delega.</text:p>
        </text:list-item>
        <text:list-item>
          <text:p text:style-name="P80">En el segundo caso: No delega.</text:p>
        </text:list-item>
      </text:list>
      <text:p text:style-name="P2"/>
      <text:p text:style-name="P2">Pero, ¿que ocurre en este caso?</text:p>
      <text:p text:style-name="P2"/>
      <text:p text:style-name="P43">when comparing two different cargoes</text:p>
      <text:p text:style-name="P47">» should confirm that they have different identity</text:p>
      <text:p text:style-name="P2"/>
      <text:p text:style-name="P2">No sabemos si delega o no. </text:p>
      <text:p text:style-name="P2"/>
      <text:p text:style-name="P2">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2"/>
      <text:p text:style-name="P2">Pero ahora, ya no queda tan claro, pues hay un caso en el que no delega (comparar con un ICargo null).</text:p>
      <text:p text:style-name="P2"/>
      <text:p text:style-name="P2">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2"/>
      <text:p text:style-name="P43">When comparing two different cargoes</text:p>
      <text:p text:style-name="P43">» It should confirm that they have different identity</text:p>
      <text:p text:style-name="P47">» It should leverage the tracking identity collaborator</text:p>
      <text:p text:style-name="P2"/>
      <text:p text:style-name="P2">No vamos a mostrar en este documento el codigo (siempre puedes consultar el codigo directamente), ya que no tienen mayor relevancia. Lo que si es mas interesante e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text:soft-page-break/>»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62"> collaborator</text:span></text:p>
      <text:p text:style-name="P43"/>
      <text:p text:style-name="P43">when comparing two different cargoes</text:p>
      <text:p text:style-name="P43">» should confirm that they have different identity</text:p>
      <text:p text:style-name="P43">» should leverage the tracking identity<text:span text:style-name="T62"> collaborator</text:span></text:p>
      <text:p text:style-name="P43"/>
      <text:p text:style-name="P43">when comparing to a null cargo</text:p>
      <text:p text:style-name="P43">» should confirm that they have different identity</text:p>
      <text:p text:style-name="P43">» should not leverage the tracking identity<text:span text:style-name="T62"> collaborator</text:span></text:p>
      <text:p text:style-name="P43"/>
      <text:p text:style-name="P43"/>
      <text:p text:style-name="P43">10 passed, 0 failed, 0 skipped, took 0,98 seconds (Machine.Specifications 0.3.0).</text:p>
      <text:p text:style-name="P2"/>
      <text:p text:style-name="P2">para comprobar que, por un lado, sin necesidad de añadir codigo a nuestro DDD_Aggregate_Root Cargo, el test pasa, y por otro comprobar que esa incosistencia a la hora de leer las BDD_Specs que propiciaron este cambio, ya no se produce.</text:p>
      <text:p text:style-name="P2"/>
      <text:p text:style-name="P2"><text:span text:style-name="T8">BDD_Spec: Sobreescribiendo los metodos de Object GetHashCode() y ToString()</text:span>:</text:p>
      <text:p text:style-name="P2"/>
      <text:p text:style-name="P2">Se considera buena practica, sobreescribir los metodos de Object, a saber:</text:p>
      <text:p text:style-name="P2"/>
      <text:list xml:id="list34283338" text:style-name="L20">
        <text:list-item>
          <text:p text:style-name="P81">GetHashCode()</text:p>
        </text:list-item>
        <text:list-item>
          <text:p text:style-name="P81">ToString()</text:p>
        </text:list-item>
        <text:list-item>
          <text:p text:style-name="P81">Equals()</text:p>
        </text:list-item>
      </text:list>
      <text:p text:style-name="P2"/>
      <text:p text:style-name="P2">Vamos a dedicar este epigrafe a esa tarea.</text:p>
      <text:p text:style-name="P2"/>
      <text:p text:style-name="P2">Las BDD_Specs de los dos primeros serian algo como:</text:p>
      <text:p text:style-name="P2"/>
      <text:p text:style-name="P46">When asked about its hash code</text:p>
      <text:p text:style-name="P43">» It should leverage the tracking identity hash code</text:p>
      <text:p text:style-name="P43"/>
      <text:p text:style-name="P43">When asked about its string representation</text:p>
      <text:p text:style-name="P43">» It should leverage the tracking identity string representation</text:p>
      <text:p text:style-name="P2"/>
      <text:p text:style-name="P2">Es decir, nuevamente volvemos a delegar la tarea de los calculos a un colaborador. Mas diseño, por tanto.</text:p>
      <text:p text:style-name="P2"/>
      <text:p text:style-name="P2">Su version en codigo no presenta nada que no hayamos visto:</text:p>
      <text:p text:style-name="P2"/>
      <text:p text:style-name="P38"><text:span text:style-name="T14">public</text:span><text:span text:style-name="T26"> </text:span><text:span text:style-name="T14">class</text:span><text:span text:style-name="T26"> </text:span><text:span text:style-name="T49">when_asked_about_its_hash_code</text:span><text:span text:style-name="T26"> : </text:span><text:span text:style-name="T49">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23"><text:s text:c="8"/>tracking_id</text:p>
      <text:p text:style-name="P23"><text:s text:c="11"/>.Stub(x =&gt; x.GetHashCode())</text:p>
      <text:p text:style-name="P39"><text:span text:style-name="T23"><text:s text:c="11"/>.Return(</text:span><text:span text:style-name="T12">new</text:span><text:span text:style-name="T23"> </text:span><text:span text:style-name="T12">int</text:span><text:span text:style-name="T23">());</text:span></text:p>
      <text:p text:style-name="P23"><text:s text:c="4"/>};</text:p>
      <text:p text:style-name="P23"/>
      <text:p text:style-name="P39"><text:span text:style-name="T23"><text:s text:c="4"/></text:span><text:span text:style-name="T36">Because</text:span><text:span text:style-name="T23"> of = () =&gt; sut.GetHashCode();</text:span></text:p>
      <text:p text:style-name="P23"/>
      <text:p text:style-name="P39"><text:span text:style-name="T23"><text:s text:c="4"/></text:span><text:span text:style-name="T36">It</text:span><text:span text:style-name="T23"> should_leverage_the_tracking_identity_hash_code = () =&gt;</text:span></text:p>
      <text:p text:style-name="P23"><text:s text:c="7"/>tracking_id.received(x =&gt; x.GetHashCode());</text:p>
      <text:p text:style-name="P23">}</text:p>
      <text:p text:style-name="P23"/>
      <text:p text:style-name="P39"><text:span text:style-name="T12">public</text:span><text:span text:style-name="T23"> </text:span><text:span text:style-name="T12">class</text:span><text:span text:style-name="T23"> </text:span><text:span text:style-name="T47">when_asked_about_its_string_representation</text:span><text:span text:style-name="T23"> : </text:span><text:span text:style-name="T47">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23"><text:soft-page-break/><text:s text:c="8"/>tracking_id</text:p>
      <text:p text:style-name="P23"><text:s text:c="11"/>.Stub(x =&gt; x.ToString())</text:p>
      <text:p text:style-name="P39"><text:span text:style-name="T23"><text:s text:c="11"/>.Return(</text:span><text:span text:style-name="T12">string</text:span><text:span text:style-name="T23">.Empty);</text:span></text:p>
      <text:p text:style-name="P23"><text:s text:c="4"/>};</text:p>
      <text:p text:style-name="P23"/>
      <text:p text:style-name="P39"><text:span text:style-name="T23"><text:s text:c="4"/></text:span><text:span text:style-name="T36">Because</text:span><text:span text:style-name="T23"> of = () =&gt; sut.ToString();</text:span></text:p>
      <text:p text:style-name="P23"/>
      <text:p text:style-name="P39"><text:span text:style-name="T23"><text:s text:c="4"/></text:span><text:span text:style-name="T36">It</text:span><text:span text:style-name="T23"> should_leverage_the_tracking_identity_string_representation = () =&gt;</text:span></text:p>
      <text:p text:style-name="P23"><text:s text:c="7"/>tracking_id.received(x =&gt; x.ToString());</text:p>
      <text:p text:style-name="P23">}</text:p>
      <text:p text:style-name="P2"/>
      <text:p text:style-name="P2">que nos sugieren los siguientes cambios en las interfaces:</text:p>
      <text:p text:style-name="P2"/>
      <text:p text:style-name="P38"><text:span text:style-name="T14">public</text:span><text:span text:style-name="T26"> </text:span><text:span text:style-name="T14">interface</text:span><text:span text:style-name="T26"> </text:span><text:span text:style-name="T38">ITrackingId</text:span><text:span text:style-name="T26"> : </text:span><text:span text:style-name="T38">IValueObject</text:span><text:span text:style-name="T26">&lt;</text:span><text:span text:style-name="T38">ITrackingId</text:span><text:span text:style-name="T26">&gt;</text:span></text:p>
      <text:p text:style-name="P23">{</text:p>
      <text:p text:style-name="P39"><text:span text:style-name="T23"><text:s text:c="4"/></text:span><text:span text:style-name="T12">int</text:span><text:span text:style-name="T23"> GetHashCode();</text:span></text:p>
      <text:p text:style-name="P39"><text:span text:style-name="T23"><text:s text:c="4"/></text:span><text:span text:style-name="T12">string</text:span><text:span text:style-name="T23"> ToString();</text:span></text:p>
      <text:p text:style-name="P23">}</text:p>
      <text:p text:style-name="P2"/>
      <text:p text:style-name="P13"><text:span text:style-name="T12">public</text:span><text:span text:style-name="T23"> </text:span><text:span text:style-name="T12">interface</text:span><text:span text:style-name="T23"> </text:span><text:span text:style-name="T36">ICargo</text:span><text:span text:style-name="T23"> : </text:span><text:span text:style-name="T36">IEntity</text:span><text:span text:style-name="T23">&lt;</text:span><text:span text:style-name="T36">ICargo</text:span><text:span text:style-name="T23">&gt;</text:span></text:p>
      <text:p text:style-name="P23">{</text:p>
      <text:p text:style-name="P39"><text:span text:style-name="T23"><text:s text:c="4"/></text:span><text:span text:style-name="T36">ITrackingId</text:span><text:span text:style-name="T23"> tracking_id();</text:span></text:p>
      <text:p text:style-name="P39"><text:span text:style-name="T23"><text:s text:c="4"/></text:span><text:span text:style-name="T36">IRouteSpecification</text:span><text:span text:style-name="T23"> route_specification();</text:span></text:p>
      <text:p text:style-name="P39"><text:span text:style-name="T23"><text:s text:c="4"/></text:span><text:span text:style-name="T36">ILocation</text:span><text:span text:style-name="T23"> origin_location();</text:span></text:p>
      <text:p text:style-name="P23"/>
      <text:p text:style-name="P39"><text:span text:style-name="T23"><text:s text:c="4"/></text:span><text:span text:style-name="T12">int</text:span><text:span text:style-name="T23"> GetHashCode();</text:span></text:p>
      <text:p text:style-name="P39"><text:span text:style-name="T23"><text:s text:c="4"/></text:span><text:span text:style-name="T12">string</text:span><text:span text:style-name="T23"> ToString();</text:span></text:p>
      <text:p text:style-name="P23">}</text:p>
      <text:p text:style-name="P2"/>
      <text:p text:style-name="P2">Mientras que los cambios necesarios que tenemos que hacerle a nuestro DDD_Aggregate_Root Cargo para que implemente esta nueava funcionalidad, van en consonancia con el estilo de lo que hemos venido haciendo para todas las BDD_Specs de Cargo:</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p>
      <text:p text:style-name="P23">{</text:p>
      <text:p text:style-name="P23"><text:s text:c="4"/>(....)</text:p>
      <text:p text:style-name="P23"/>
      <text:p text:style-name="P39"><text:span text:style-name="T23"><text:s text:c="4"/></text:span><text:span text:style-name="T12">public</text:span><text:span text:style-name="T23"> </text:span><text:span text:style-name="T12">override</text:span><text:span text:style-name="T23"> </text:span><text:span text:style-name="T12">int</text:span><text:span text:style-name="T23"> GetHashCode()</text:span></text:p>
      <text:p text:style-name="P23"><text:s text:c="4"/>{</text:p>
      <text:p text:style-name="P39"><text:span text:style-name="T23"><text:s text:c="8"/></text:span><text:span text:style-name="T12">return</text:span><text:span text:style-name="T23"> underlying_tracking_id.GetHashCode();</text:span></text:p>
      <text:p text:style-name="P23"><text:s text:c="4"/>}</text:p>
      <text:p text:style-name="P23"/>
      <text:p text:style-name="P39"><text:span text:style-name="T23"><text:s text:c="4"/></text:span><text:span text:style-name="T12">public</text:span><text:span text:style-name="T23"> </text:span><text:span text:style-name="T12">override</text:span><text:span text:style-name="T23"> </text:span><text:span text:style-name="T12">string</text:span><text:span text:style-name="T23"> ToString()</text:span></text:p>
      <text:p text:style-name="P23"><text:s text:c="4"/>{</text:p>
      <text:p text:style-name="P39"><text:span text:style-name="T23"><text:s text:c="8"/></text:span><text:span text:style-name="T12">return</text:span><text:span text:style-name="T23"> underlying_tracking_id.ToString();</text:span></text:p>
      <text:p text:style-name="P23"><text:s text:c="4"/>}</text:p>
      <text:p text:style-name="P23"/>
      <text:p text:style-name="P23"><text:s text:c="4"/>(....)</text:p>
      <text:p text:style-name="P23">}</text:p>
      <text:p text:style-name="P2"/>
      <text:p text:style-name="P2"/>
      <text:p text:style-name="P2">Obteniendo como resultado el esperad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text:soft-page-break/>»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 collaborator</text:p>
      <text:p text:style-name="P43"/>
      <text:p text:style-name="P43">when comparing two diferent cargoes</text:p>
      <text:p text:style-name="P43">» should confirm that they have diferent identity</text:p>
      <text:p text:style-name="P43">» should leverage the tracking identity collaborator</text:p>
      <text:p text:style-name="P43"/>
      <text:p text:style-name="P43">when comparing to a null cargo</text:p>
      <text:p text:style-name="P43">» should confirm that they have diferent identity</text:p>
      <text:p text:style-name="P43">» should not leverage the tracking identity collaborator</text:p>
      <text:p text:style-name="P43"/>
      <text:p text:style-name="P43">when asked about its hash code</text:p>
      <text:p text:style-name="P43">» should leverage the tracking identity hash code</text:p>
      <text:p text:style-name="P43"/>
      <text:p text:style-name="P43">when asked about its string representation</text:p>
      <text:p text:style-name="P43">» should leverage the tracking identity string representation</text:p>
      <text:p text:style-name="P43"/>
      <text:p text:style-name="P43"/>
      <text:p text:style-name="P43">12 passed, 0 failed, 0 skipped, took 1,29 seconds (Machine.Specifications 0.3.0).</text:p>
      <text:p text:style-name="P2"/>
      <text:p text:style-name="P2">Hasta aqui nada nuevo ni excesivamente complicado, mas alla de seguir usando las interfaces como un contrato que se debe cumplir, reforzando el concepto de que para considerar a una clase como ICargo, la obligamos (explicitamente) a sobreescribir los heredados ToString() y GetHashCode(). </text:p>
      <text:p text:style-name="P2"/>
      <text:p text:style-name="P2">Otra cuestion a la que ya deberiamos empezar a acostumbrarnos es a que gracias al poder combinado del BDD y el correcto uso de interfaces, podemos tener tests para codigo como:</text:p>
      <text:p text:style-name="P2"/>
      <text:p text:style-name="P23">underlying_tracking_id.GetHashCode();</text:p>
      <text:p text:style-name="P23">underlying_tracking_id.ToString();</text:p>
      <text:p text:style-name="P2"/>
      <text:p text:style-name="P2">sin ni siquiera haber escrito una sola implementacion concreta de ITrackingId, por poner un ejemplo.</text:p>
      <text:p text:style-name="P2"/>
      <text:p text:style-name="P2"><text:span text:style-name="T8">BDD_Spec: Sobreescribiendo los metodos de Object Equals()</text:span>:</text:p>
      <text:p text:style-name="P2"/>
      <text:p text:style-name="P2">TODO: No estoy seguro de poder guiar esto por BDD. Quizas seria mejor idea probarlo con un Integration Test.</text:p>
      <text:p text:style-name="P2"/>
      <text:p text:style-name="P2"><text:span text:style-name="T8">Breve descripcion del problema a resolver</text:span>:</text:p>
      <text:p text:style-name="P2"/>
      <text:p text:style-name="P2">Hasta ahora no ha sido necesario describir lo que va haciendo la aplicacion, pues con las BDD_Specs era mas que suficiente. Sin embargo, para continuar con el desarrollo se hace necesaria un poco de contextualizacion.</text:p>
      <text:p text:style-name="P2"/>
      <text:p text:style-name="P2">Cuando creamos un envio (ICargo) se supone que alguien lo ha tenido que contratar (booking). De esa forma creamos el envio con: </text:p>
      <text:p text:style-name="P2"/>
      <text:list xml:id="list34306110" text:style-name="L21">
        <text:list-item>
          <text:p text:style-name="P82">Un identificador (ITrackinId) que nos permite distinguirlo de los demas envios.</text:p>
        </text:list-item>
        <text:list-item>
          <text:p text:style-name="P82">Un origen (ILocation).</text:p>
        </text:list-item>
        <text:list-item>
          <text:p text:style-name="P82">Unos requisitos asociados a la ruta (IRouteSpecification).</text:p>
        </text:list-item>
      </text:list>
      <text:p text:style-name="P2"/>
      <text:p text:style-name="P2">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2"/>
      <text:p text:style-name="P2">Asi que en ICargo tiene que haber un metodo del estilo de: <text:soft-page-break/>assign_the_route_described_by(IITinerary this_itinerary).</text:p>
      <text:p text:style-name="P2"/>
      <text:p text:style-name="P2">Vamos a ello</text:p>
      <text:p text:style-name="P2"/>
      <text:p text:style-name="P2"><text:span text:style-name="T8">BDD_Spec: When assigning a route described by an itinerary</text:span>:</text:p>
      <text:p text:style-name="P2"/>
      <text:p text:style-name="P2">Inicialmente parece que esta seria una descripcion bastante ajustada de lo que queremos:</text:p>
      <text:p text:style-name="P2"/>
      <text:p text:style-name="P46">When assigning a route described by an itinerary</text:p>
      <text:p text:style-name="P43">» It should validate it is a not null itinerary</text:p>
      <text:p text:style-name="P43">» It should be stored somewhere</text:p>
      <text:p text:style-name="P43">» It should reflect into the actual transportation of the cargo</text:p>
      <text:p text:style-name="P2"/>
      <text:p text:style-name="P2">Esta vez tiene toda la pinta de que se aproxima una buena reaccion en cadena, asi que vamos paso a paso (omitiendo los completamente triviales).</text:p>
      <text:p text:style-name="P2"/>
      <text:p text:style-name="P2">El codigo de esta BDD_Spec podria ser:</text:p>
      <text:p text:style-name="P2"/>
      <text:p text:style-name="P13"><text:span text:style-name="T12">public</text:span><text:span text:style-name="T23"> </text:span><text:span text:style-name="T12">class</text:span><text:span text:style-name="T23"> </text:span><text:span text:style-name="T47">when_assigning_a_route_described_by_an_itinerary</text:span><text:span text:style-name="T23"> : </text:span><text:span text:style-name="T47">concern_for_cargo</text:span></text:p>
      <text:p text:style-name="P23">{</text:p>
      <text:p text:style-name="P39"><text:span text:style-name="T23"><text:s text:c="4"/></text:span><text:span text:style-name="T36">It</text:span><text:span text:style-name="T23"> should_validate_it_is_a_not_null_itinerary = () =&gt; </text:span></text:p>
      <text:p text:style-name="P39"><text:span text:style-name="T23"><text:s text:c="7"/>the_itinerary.</text:span><text:span text:style-name="T70">ShouldNotBeNull</text:span><text:span text:style-name="T23">();</text:span></text:p>
      <text:p text:style-name="P23"/>
      <text:p text:style-name="P39"><text:span text:style-name="T23"><text:s text:c="4"/></text:span><text:span text:style-name="T36">It</text:span><text:span text:style-name="T23"> should_be_stored_somewhere = () =&gt; sut.</text:span><text:span text:style-name="T70">itinerary</text:span><text:span text:style-name="T23">().ShouldEqual(the_itinerary);</text:span></text:p>
      <text:p text:style-name="P23"/>
      <text:p text:style-name="P39"><text:span text:style-name="T23"><text:s text:c="4"/></text:span><text:span text:style-name="T36">It</text:span><text:span text:style-name="T23"> should_reflect_into_the_actual_transportation_of_the_cargo = () =&gt; </text:span></text:p>
      <text:p text:style-name="P39"><text:span text:style-name="T23"><text:s text:c="7"/>sut.</text:span><text:span text:style-name="T70">delivery</text:span><text:span text:style-name="T23">().</text:span><text:span text:style-name="T70">received</text:span><text:span text:style-name="T23">(</text:span></text:p>
      <text:p text:style-name="P39"><text:span text:style-name="T23"><text:s text:c="11"/>x =&gt; x.</text:span><text:span text:style-name="T70">update_on_routing</text:span><text:span text:style-name="T23">(the_route_specification, the_itinerary));</text:span></text:p>
      <text:p text:style-name="P23"/>
      <text:p text:style-name="P39"><text:span text:style-name="T23"><text:s text:c="4"/></text:span><text:span text:style-name="T12">static</text:span><text:span text:style-name="T23"> </text:span><text:span text:style-name="T70">IItinerary</text:span><text:span text:style-name="T23"> the_itinerary;</text:span></text:p>
      <text:p text:style-name="P39"><text:span text:style-name="T23"><text:s text:c="4"/></text:span><text:span text:style-name="T12">static</text:span><text:span text:style-name="T23"> </text:span><text:span text:style-name="T70">IDelivery</text:span><text:span text:style-name="T23"> the_delivery;</text:span></text:p>
      <text:p text:style-name="P23">}</text:p>
      <text:p text:style-name="P2"/>
      <text:p text:style-name="P2">Como siempre, la reaccion en cadena nos lleva a crear dos nuevas interfaces:</text:p>
      <text:p text:style-name="P2"/>
      <text:p text:style-name="P19"><text:span text:style-name="T14">public</text:span><text:span text:style-name="T26"> </text:span><text:span text:style-name="T14">interface</text:span><text:span text:style-name="T26"> </text:span><text:span text:style-name="T38">IDelivery</text:span><text:span text:style-name="T23"> {}</text:span></text:p>
      <text:p text:style-name="P39"><text:span text:style-name="T12">public</text:span><text:span text:style-name="T23"> </text:span><text:span text:style-name="T12">interface</text:span><text:span text:style-name="T23"> </text:span><text:span text:style-name="T36">IItinerary</text:span><text:span text:style-name="T23"> {}</text:span></text:p>
      <text:p text:style-name="P2"/>
      <text:p text:style-name="P2">y en IDelivery necesitamos:</text:p>
      <text:p text:style-name="P2"/>
      <text:p text:style-name="P13"><text:span text:style-name="T12">public</text:span><text:span text:style-name="T23"> </text:span><text:span text:style-name="T12">interface</text:span><text:span text:style-name="T23"> </text:span><text:span text:style-name="T36">IDelivery</text:span></text:p>
      <text:p text:style-name="P23">{</text:p>
      <text:p text:style-name="P39"><text:span text:style-name="T23"><text:s text:c="4"/></text:span><text:span text:style-name="T12">void</text:span><text:span text:style-name="T23"> update_on_routing(</text:span><text:span text:style-name="T36">IRouteSpecification</text:span><text:span text:style-name="T23"> the_route_specification, </text:span></text:p>
      <text:p text:style-name="P39"><text:span text:style-name="T23"><text:s text:c="27"/></text:span><text:span text:style-name="T36">IItinerary</text:span><text:span text:style-name="T23"> the_itinerary);</text:span></text:p>
      <text:p text:style-name="P23">}</text:p>
      <text:p text:style-name="P2"/>
      <text:p text:style-name="P2">mientras que en ICargo (y como consecuencia, en Cargo) aparecen dos nuevos metodos que nos devuelve un Iitinerary y un IDelivery respectivamente:</text:p>
      <text:p text:style-name="P2"/>
      <text:p text:style-name="P13"><text:span text:style-name="T12">public</text:span><text:span text:style-name="T23"> </text:span><text:span text:style-name="T12">interface</text:span><text:span text:style-name="T23"> </text:span><text:span text:style-name="T36">ICargo</text:span><text:span text:style-name="T23"> : </text:span><text:span text:style-name="T36">IEntity</text:span><text:span text:style-name="T23">&lt;</text:span><text:span text:style-name="T36">ICargo</text:span><text:span text:style-name="T23">&gt;</text:span></text:p>
      <text:p text:style-name="P23">{</text:p>
      <text:p text:style-name="P23"><text:s text:c="4"/>(....)</text:p>
      <text:p text:style-name="P23"/>
      <text:p text:style-name="P39"><text:span text:style-name="T23"><text:s text:c="4"/></text:span><text:span text:style-name="T36">IItinerary</text:span><text:span text:style-name="T23"> itinerary();</text:span></text:p>
      <text:p text:style-name="P39"><text:span text:style-name="T23"><text:s text:c="4"/></text:span><text:span text:style-name="T36">IDelivery</text:span><text:span text:style-name="T23"> delivery();</text:span></text:p>
      <text:p text:style-name="P23"/>
      <text:p text:style-name="P23"><text:s text:c="4"/>(....)</text:p>
      <text:p text:style-name="P23">}</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p>
      <text:p text:style-name="P23">{</text:p>
      <text:p text:style-name="P23"><text:s text:c="4"/>(....)</text:p>
      <text:p text:style-name="P23"><text:soft-page-break/></text:p>
      <text:p text:style-name="P39"><text:span text:style-name="T23"><text:s text:c="4"/></text:span><text:span text:style-name="T12">public</text:span><text:span text:style-name="T23"> </text:span><text:span text:style-name="T36">IItinerary</text:span><text:span text:style-name="T23"> itinerary()</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24"><text:span text:style-name="T10"><text:s text:c="4"/>public</text:span> <text:span text:style-name="T34">IDelivery</text:span> delivery()</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24"><text:s text:c="4"/>(....)</text:p>
      <text:p text:style-name="P24">}</text:p>
      <text:p text:style-name="P2"/>
      <text:p text:style-name="P2">Enviamos las dos nuevas interfaces a su sitio y nos hemos deshecho de todo el codigo rojo.</text:p>
      <text:p text:style-name="P2"/>
      <text:p text:style-name="P2">Vamos a ejercitar el SUT:</text:p>
      <text:p text:style-name="P2"/>
      <text:p text:style-name="P13"><text:span text:style-name="T12">public</text:span><text:span text:style-name="T23"> </text:span><text:span text:style-name="T12">class</text:span><text:span text:style-name="T23"> </text:span><text:span text:style-name="T47">when_assigning_a_route_described_by_an_itinerary</text:span><text:span text:style-name="T23"> : </text:span><text:span text:style-name="T47">concern_for_cargo</text:span></text:p>
      <text:p text:style-name="P23">{</text:p>
      <text:p text:style-name="P39"><text:span text:style-name="T23"><text:s text:c="4"/></text:span><text:span text:style-name="T36">Because</text:span><text:span text:style-name="T23"> of = () =&gt; sut.</text:span><text:span text:style-name="T70">assing_the_route_described_by</text:span><text:span text:style-name="T23">(the_itinerary);</text:span></text:p>
      <text:p text:style-name="P23"/>
      <text:p text:style-name="P39"><text:span text:style-name="T23"><text:s text:c="4"/></text:span><text:span text:style-name="T36">It</text:span><text:span text:style-name="T23"> should_validate_it_is_a_not_null_itinerary = () =&gt; </text:span></text:p>
      <text:p text:style-name="P23"><text:s text:c="7"/>the_itinerary.ShouldNotBeNull();</text:p>
      <text:p text:style-name="P23"/>
      <text:p text:style-name="P39"><text:span text:style-name="T23"><text:s text:c="4"/></text:span><text:span text:style-name="T36">It</text:span><text:span text:style-name="T23"> should_be_stored_somewhere = () =&gt; sut.itinerary().ShouldEqual(the_itinerary);</text:span></text:p>
      <text:p text:style-name="P23"/>
      <text:p text:style-name="P39"><text:span text:style-name="T23"><text:s text:c="4"/></text:span><text:span text:style-name="T36">It</text:span><text:span text:style-name="T23">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9"><text:span text:style-name="T23"><text:s text:c="4"/></text:span><text:span text:style-name="T12">static</text:span><text:span text:style-name="T23"> </text:span><text:span text:style-name="T36">IItinerary</text:span><text:span text:style-name="T23"> the_itinerary;</text:span></text:p>
      <text:p text:style-name="P39"><text:span text:style-name="T23"><text:s text:c="4"/></text:span><text:span text:style-name="T12">static</text:span><text:span text:style-name="T23"> </text:span><text:span text:style-name="T36">IDelivery</text:span><text:span text:style-name="T23"> the_delivery;</text:span></text:p>
      <text:p text:style-name="P23">}</text:p>
      <text:p text:style-name="P2"/>
      <text:p text:style-name="P2">Para deshacernos del codigo rojo, basta con añadir ese metodo a la tupla ICargo/Cargo:</text:p>
      <text:p text:style-name="P2"/>
      <text:p text:style-name="P13"><text:span text:style-name="T12">public</text:span><text:span text:style-name="T23"> </text:span><text:span text:style-name="T12">interface</text:span><text:span text:style-name="T23"> </text:span><text:span text:style-name="T36">ICargo</text:span><text:span text:style-name="T23"> : </text:span><text:span text:style-name="T36">IEntity</text:span><text:span text:style-name="T23">&lt;</text:span><text:span text:style-name="T36">ICargo</text:span><text:span text:style-name="T23">&gt;</text:span></text:p>
      <text:p text:style-name="P23">{</text:p>
      <text:p text:style-name="P23"><text:s text:c="4"/>(....)</text:p>
      <text:p text:style-name="P23"/>
      <text:p text:style-name="P39"><text:span text:style-name="T23"><text:s text:c="4"/></text:span><text:span text:style-name="T14">void</text:span><text:span text:style-name="T24"> assing_the_route_described_by(</text:span><text:span text:style-name="T39">IItinerary</text:span><text:span text:style-name="T24"> the_itinerary)</text:span><text:span text:style-name="T23">;</text:span></text:p>
      <text:p text:style-name="P23"/>
      <text:p text:style-name="P23"><text:s text:c="4"/>(....)</text:p>
      <text:p text:style-name="P23">}</text:p>
      <text:p text:style-name="P2"/>
      <text:p text:style-name="P13"><text:span text:style-name="T12">public</text:span><text:span text:style-name="T23"> </text:span><text:span text:style-name="T12">class</text:span><text:span text:style-name="T23"> </text:span><text:span text:style-name="T47">Cargo</text:span><text:span text:style-name="T23"> : </text:span><text:span text:style-name="T36">ICargo</text:span></text:p>
      <text:p text:style-name="P23">{</text:p>
      <text:p text:style-name="P23"><text:s text:c="4"/>(....)</text:p>
      <text:p text:style-name="P23"/>
      <text:p text:style-name="P39"><text:span text:style-name="T23"><text:s text:c="4"/></text:span><text:span text:style-name="T16">public</text:span><text:span text:style-name="T24"> </text:span><text:span text:style-name="T15">void</text:span><text:span text:style-name="T24"> assing_the_route_described_by(</text:span><text:span text:style-name="T39">IItinerary</text:span><text:span text:style-name="T24"> the_itinerary)</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24"><text:s text:c="4"/>(....)</text:p>
      <text:p text:style-name="P29">}</text:p>
      <text:p text:style-name="P2"/>
      <text:p text:style-name="P2">y una vez hecho esto, establecer el contexto es muy sencillo, tal y como se muestra en la BDD_Spec ya finalizada:</text:p>
      <text:p text:style-name="P2"/>
      <text:p text:style-name="P13"><text:soft-page-break/><text:span text:style-name="T12">public</text:span><text:span text:style-name="T23"> </text:span><text:span text:style-name="T12">class</text:span><text:span text:style-name="T23"> </text:span><text:span text:style-name="T47">when_assigning_a_route_described_by_an_itinerary</text:span><text:span text:style-name="T23"> : </text:span><text:span text:style-name="T47">concern_for_cargo</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he_itinerary = an&lt;</text:span><text:span text:style-name="T36">IItinerary</text:span><text:span text:style-name="T23">&gt;();</text:span></text:p>
      <text:p text:style-name="P39"><text:span text:style-name="T23"><text:s text:c="8"/>the_delivery = an&lt;</text:span><text:span text:style-name="T36">IDelivery</text:span><text:span text:style-name="T23">&gt;();</text:span></text:p>
      <text:p text:style-name="P23"/>
      <text:p text:style-name="P23"><text:s text:c="8"/>the_delivery</text:p>
      <text:p text:style-name="P23"><text:s text:c="11"/>.Stub(x =&gt; x.update_on_routing(the_route_specification, the_itinerary));</text:p>
      <text:p text:style-name="P23"><text:s text:c="4"/>};</text:p>
      <text:p text:style-name="P23"/>
      <text:p text:style-name="P39"><text:span text:style-name="T23"><text:s text:c="4"/></text:span><text:span text:style-name="T36">Because</text:span><text:span text:style-name="T23"> of = () =&gt; sut.assing_the_route_described_by(the_itinerary);</text:span></text:p>
      <text:p text:style-name="P23"/>
      <text:p text:style-name="P39"><text:span text:style-name="T23"><text:s text:c="4"/></text:span><text:span text:style-name="T36">It</text:span><text:span text:style-name="T23"> should_validate_it_is_a_not_null_itinerary = () =&gt; </text:span></text:p>
      <text:p text:style-name="P23"><text:s text:c="7"/>the_itinerary.ShouldNotBeNull();</text:p>
      <text:p text:style-name="P23"/>
      <text:p text:style-name="P39"><text:span text:style-name="T23"><text:s text:c="4"/></text:span><text:span text:style-name="T36">It</text:span><text:span text:style-name="T23"> should_be_stored_somewhere = () =&gt; sut.itinerary().ShouldEqual(the_itinerary);</text:span></text:p>
      <text:p text:style-name="P23"/>
      <text:p text:style-name="P39"><text:span text:style-name="T23"><text:s text:c="4"/></text:span><text:span text:style-name="T36">It</text:span><text:span text:style-name="T23">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9"><text:span text:style-name="T23"><text:s text:c="4"/></text:span><text:span text:style-name="T12">static</text:span><text:span text:style-name="T23"> </text:span><text:span text:style-name="T36">IItinerary</text:span><text:span text:style-name="T23"> the_itinerary;</text:span></text:p>
      <text:p text:style-name="P39"><text:span text:style-name="T23"><text:s text:c="4"/></text:span><text:span text:style-name="T12">static</text:span><text:span text:style-name="T23"> </text:span><text:span text:style-name="T36">IDelivery</text:span><text:span text:style-name="T23"> the_delivery;</text:span></text:p>
      <text:p text:style-name="P23">}</text:p>
      <text:p text:style-name="P2"/>
      <text:p text:style-name="P2">Una vez obtenido el error esperado al ejecutar la BDD_Spec:</text:p>
      <text:p text:style-name="P2"/>
      <text:p text:style-name="P46">System.Reflection.TargetInvocationException: </text:p>
      <text:p text:style-name="P46">Exception has been thrown by the target of an invocation.</text:p>
      <text:p text:style-name="P46"><text:s/>---&gt; System.NotImplementedException: The method or operation is not implemented.</text:p>
      <text:p text:style-name="P2"/>
      <text:p text:style-name="P2">Podemos ponernos a escribir el codigo que nos permitira pasar los tests.</text:p>
      <text:p text:style-name="P2"/>
      <text:p text:style-name="P2">Una vez entendido el proceso que hay que seguir en general:</text:p>
      <text:p text:style-name="P2"/>
      <text:list xml:id="list34278573" text:style-name="L22">
        <text:list-item>
          <text:p text:style-name="P83">RED</text:p>
        </text:list-item>
        <text:list-item>
          <text:p text:style-name="P83">GREEN</text:p>
        </text:list-item>
        <text:list-item>
          <text:p text:style-name="P83">REFACTOR</text:p>
        </text:list-item>
      </text:list>
      <text:p text:style-name="P2"/>
      <text:p text:style-name="P2">y en particular el estilo que debemos perseguir con las BDD_Specs, conocido como, AAA:</text:p>
      <text:p text:style-name="P2"/>
      <text:list xml:id="list34283085" text:style-name="L23">
        <text:list-item>
          <text:p text:style-name="P84">Arrange</text:p>
        </text:list-item>
        <text:list-item>
          <text:p text:style-name="P84">Assign</text:p>
        </text:list-item>
        <text:list-item>
          <text:p text:style-name="P84">Assert</text:p>
        </text:list-item>
      </text:list>
      <text:p text:style-name="P2"/>
      <text:p text:style-name="P2">escritos en el siguiente orden con su equivalente en bloque de machine.specification:</text:p>
      <text:p text:style-name="P2"/>
      <text:list xml:id="list34289325" text:style-name="L24">
        <text:list-item>
          <text:p text:style-name="P85">Assert --&gt; bloques IT</text:p>
        </text:list-item>
        <text:list-item>
          <text:p text:style-name="P85">Assign --&gt; bloque BECAUSE</text:p>
        </text:list-item>
        <text:list-item>
          <text:p text:style-name="P85">Arrange --&gt; bloque CONTEXT</text:p>
        </text:list-item>
      </text:list>
      <text:p text:style-name="P2"/>
      <text:p text:style-name="P2">rara sera la vez en la que nos encontremos escribiendo codigo en grandes cantidades y/o con un grado de complejidad alto. Es todo lo contrario. Escribiremos poco codigo y ademas facil de escribir (y por suerte tambien de leer).</text:p>
      <text:p text:style-name="P2"/>
      <text:p text:style-name="P2">Vamos a empezar por el primer bloque IT.</text:p>
      <text:p text:style-name="P2"/>
      <text:p text:style-name="P39"><text:span text:style-name="T36">It</text:span><text:span text:style-name="T23"> should_validate_it_is_a_not_null_itinerary = () =&gt; </text:span></text:p>
      <text:p text:style-name="P28"><text:s text:c="3"/>the_itinerary.ShouldNotBeNull();</text:p>
      <text:p text:style-name="P2"/>
      <text:p text:style-name="P2"><text:soft-page-break/>La intencion es clara, sin embargo la realizacion es incorrecta. Si comprobamos que:</text:p>
      <text:p text:style-name="P2"/>
      <text:p text:style-name="P28">the_itinerary.ShouldNotBeNull();</text:p>
      <text:p text:style-name="P2"/>
      <text:p text:style-name="P2">estaremos comprobando que no le pasamos un itinerario nulo, pero no estremos comprobando que en caso de que le pasemos un itinerario nulo, nuestro SUT sabra tratarlo acordemente.</text:p>
      <text:p text:style-name="P2"/>
      <text:p text:style-name="P2">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2"/>
      <text:p text:style-name="P2">Vamos a corregir el bloque IT para que refleje lo que de verdad pretendemos:</text:p>
      <text:p text:style-name="P2"/>
      <text:p text:style-name="P13"><text:span text:style-name="T36">It</text:span><text:span text:style-name="T23"> should_validate_it_is_a_not_null_itinerary = () =&gt; </text:span></text:p>
      <text:p text:style-name="P27"><text:s text:c="3"/>sut.itinerary().ShouldNotBeNull();</text:p>
      <text:p text:style-name="P2"/>
      <text:p text:style-name="P2">Esto si que se parece mas a lo que necesitamos. Suponemos que el itinerario ha pasado por todo el procesado a cargo del DDD_Aggregate_Root Cargo, y cuando lo pedimos de vuelta no puede ser nulo.</text:p>
      <text:p text:style-name="P2"/>
      <text:p text:style-name="P2">Pero esto plantea una cuestion a mayores, para comprobar que no "traga" con un null, necesitamos enviarle un null y en ningun sitio tenemos esa condicion definida.</text:p>
      <text:p text:style-name="P2"/>
      <text:p text:style-name="P2">Incluso hay otro problema mas grave, si le enviamos un null, deberia rechazarlo, pero si lo rechaza, no lo asigna internamente, con lo que:</text:p>
      <text:p text:style-name="P2"/>
      <text:p text:style-name="P27">sut.itinerary()</text:p>
      <text:p text:style-name="P2"/>
      <text:p text:style-name="P2">podria ser null, ya que no tiene porque haber sido asignado nunca.</text:p>
      <text:p text:style-name="P2"/>
      <text:p text:style-name="P2">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2"/>
      <text:p text:style-name="P2">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2"/>
      <text:p text:style-name="P46">When assigning a route described by a null itinerary</text:p>
      <text:p text:style-name="P43">» It should throw an argument null exception</text:p>
      <text:p text:style-name="P2"/>
      <text:p text:style-name="P2">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2"/>
      <text:p text:style-name="P2">Vamos con el segundo bloque IT que parece mucho mas del estilo del "Happy Day Scenario":</text:p>
      <text:p text:style-name="P2"/>
      <text:p text:style-name="P14"><text:span text:style-name="T36">It</text:span><text:span text:style-name="T23"> should_be_stored_somewhere = () =&gt; sut.itinerary().ShouldEqual(the_itinerary);</text:span></text:p>
      <text:p text:style-name="P2"/>
      <text:p text:style-name="P2">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2"/>
      <text:p text:style-name="P2">Vamos a por el codigo. En Cargo:</text:p>
      <text:p text:style-name="P2"/>
      <text:p text:style-name="P13"><text:soft-page-break/><text:span text:style-name="T36">IItinerary</text:span><text:span text:style-name="T23"> underlying_itinerary;</text:span></text:p>
      <text:p text:style-name="P23"><text:s text:c="8"/></text:p>
      <text:p text:style-name="P39"><text:span text:style-name="T12">public void</text:span><text:span text:style-name="T23"> assing_the_route_described_by(</text:span><text:span text:style-name="T36">IItinerary</text:span><text:span text:style-name="T23"> the_itinerary)</text:span></text:p>
      <text:p text:style-name="P23">{</text:p>
      <text:p text:style-name="P39"><text:span text:style-name="T23"><text:s text:c="4"/></text:span><text:span text:style-name="T12">this</text:span><text:span text:style-name="T23">.underlying_itinerary = the_itinerary;</text:span></text:p>
      <text:p text:style-name="P23">}</text:p>
      <text:p text:style-name="P2"/>
      <text:p text:style-name="P2">y para el metodo itinerary():</text:p>
      <text:p text:style-name="P2"/>
      <text:p text:style-name="P13"><text:span text:style-name="T12">public</text:span><text:span text:style-name="T23"> </text:span><text:span text:style-name="T36">IItinerary</text:span><text:span text:style-name="T23"> itinerary()</text:span></text:p>
      <text:p text:style-name="P23">{</text:p>
      <text:p text:style-name="P39"><text:span text:style-name="T23"><text:s text:c="4"/></text:span><text:span text:style-name="T12">return</text:span><text:span text:style-name="T23"> underlying_itinerary</text:span></text:p>
      <text:p text:style-name="P23">}</text:p>
      <text:p text:style-name="P2"/>
      <text:p text:style-name="P2">Esto deberia bastar:</text:p>
      <text:p text:style-name="P2"/>
      <text:p text:style-name="P46">------ Test started: Assembly: dddsample.specs.dll ------</text:p>
      <text:p text:style-name="P43"/>
      <text:p text:style-name="P43">(....)</text:p>
      <text:p text:style-name="P43"/>
      <text:p text:style-name="P43">when assigning a route described by an itinerary</text:p>
      <text:p text:style-name="P43">» should be stored somewhere</text:p>
      <text:p text:style-name="P43">» should reflect into the actual transportation of the cargo (FAIL)</text:p>
      <text:p text:style-name="P43"/>
      <text:p text:style-name="P43"/>
      <text:p text:style-name="P43">Test 'should reflect into the actual transportation of the cargo' failed:</text:p>
      <text:p text:style-name="P43"><text:tab/>System.NotImplementedException: The method or operation is not implemented.</text:p>
      <text:p text:style-name="P43"><text:tab/>domain\model\cargo.aggregate\Cargo.cs(42,0): at dddsample.domain.model.cargo.aggregate.Cargo.delivery()</text:p>
      <text:p text:style-name="P43"><text:tab/>domain\model\cargo.aggregate\CargoSpecs.cs(172,0): at dddsample.specs.domain.model.cargo.aggregate.when_assigning_a_route_described_by_an_itinerary.&lt;.ctor&gt;b__4()</text:p>
      <text:p text:style-name="P43"><text:tab/>at Machine.Specifications.Model.Specification.InvokeSpecificationField()</text:p>
      <text:p text:style-name="P43"><text:tab/>at Machine.Specifications.Model.Specification.Verify()</text:p>
      <text:p text:style-name="P43"/>
      <text:p text:style-name="P43">13 passed, 1 failed, 0 skipped, took 1,22 seconds (Machine.Specifications 0.3.0).</text:p>
      <text:p text:style-name="P2"/>
      <text:p text:style-name="P2">Por fin algo de GREEN.</text:p>
      <text:p text:style-name="P2"/>
      <text:p text:style-name="P2">Vamos con el tercer bloque IT:</text:p>
      <text:p text:style-name="P2"/>
      <text:p text:style-name="P39"><text:span text:style-name="T36">It</text:span><text:span text:style-name="T23"> should_reflect_into_the_actual_transportation_of_the_cargo = () =&gt; </text:span></text:p>
      <text:p text:style-name="P23"><text:s text:c="3"/>sut.delivery().received(</text:p>
      <text:p text:style-name="P28"><text:s text:c="6"/>x =&gt; x.update_on_routing(the_route_specification, the_itinerary));</text:p>
      <text:p text:style-name="P2"/>
      <text:p text:style-name="P2">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2"/>
      <text:p text:style-name="P2">(TODO: Ver DI y lo de lavar la ropa).</text:p>
      <text:p text:style-name="P2"/>
      <text:p text:style-name="P2">En el codigo original en java solucionan esto con un metodo static, pero en nuestro caso, "Interface Based Programming" (ahi va otro concepto mas) y metodos static son agua y aceite. No mezclan.</text:p>
      <text:p text:style-name="P2"/>
      <text:p text:style-name="P2">Barajamos dos opciones:</text:p>
      <text:p text:style-name="P2"/>
      <text:list xml:id="list34281475" text:style-name="L25">
        <text:list-item>
          <text:p text:style-name="P86">Seguir el camino marcado por el codigo original en java y declarar el metodo static con lo que ya podemos olvidarnos de mockar IDelivery y hacer aserciones sobre si se ha invocado determinado metodo en el.</text:p>
        </text:list-item>
        <text:list-item>
          <text:p text:style-name="P86">Considerar el metodo static como un factoria que devuelve objetos IDelivery. <text:soft-page-break/>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2"/>
      <text:p text:style-name="P2">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2"/>
      <text:p text:style-name="P2">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2">FIN NOTA.</text:p>
      <text:p text:style-name="P2"/>
      <text:p text:style-name="P2">Desde luego, la opcion 2 tiene mas "sex appeal". Nos permite mantener intacta nuestra fe en el BDD y ademas, nos parece la decision correcta si intentamos aplicar el SRP.</text:p>
      <text:p text:style-name="P2"/>
      <text:p text:style-name="P2">Otra cuestion añadida en caso de escoger la opcion 2 es que parece un buen momento par introducir un framework DI-IoC como Ninject.</text:p>
      <text:p text:style-name="P2"/>
      <text:p text:style-name="P2">Otra cuestion añadida a mayores. Necesidad de tener una factoria de ICargoes ya que se complica su creacion.</text:p>
      <text:p text:style-name="P2"/>
      <text:p text:style-name="P2"/>
      <text:p text:style-name="P2">REVISAR DESDE EL "Vamos con el tercer bloque IT:"</text:p>
      <text:p text:style-name="P2"/>
      <text:p text:style-name="P2">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2"/>
      <text:p text:style-name="P2"><text:span text:style-name="T8">Git al rescate</text:span>:</text:p>
      <text:p text:style-name="P2"/>
      <text:p text:style-name="P2">Muy facil, git convierte este tipo de problemas en algo trivial. Vamos, inicialmente, a repasar donde estamos, para luego ver a donde queremos ir.</text:p>
      <text:p text:style-name="P2"/>
      <text:p text:style-name="P2">Estamos en la rama (branch) dev y los siguientes ficheros han sido modificados segun nos informa "git status":</text:p>
      <text:p text:style-name="P2"/>
      <text:list xml:id="list34274840" text:style-name="L26">
        <text:list-item>
          <text:p text:style-name="P87">DDD_Sample Proceso.odt: La base de esta guia.</text:p>
        </text:list-item>
        <text:list-item>
          <text:p text:style-name="P87">CargoSpecs.cs</text:p>
        </text:list-item>
        <text:list-item>
          <text:p text:style-name="P87">dddsample.csproj.</text:p>
        </text:list-item>
        <text:list-item>
          <text:p text:style-name="P87">Cargo.cs</text:p>
        </text:list-item>
        <text:list-item>
          <text:p text:style-name="P87">ICargo.cs</text:p>
        </text:list-item>
      </text:list>
      <text:p text:style-name="P2"><text:s/></text:p>
      <text:p text:style-name="P2">Y estos han sido creados:</text:p>
      <text:p text:style-name="P2"/>
      <text:list xml:id="list34296137" text:style-name="L27">
        <text:list-item>
          <text:p text:style-name="P88">IDelivery</text:p>
        </text:list-item>
        <text:list-item>
          <text:p text:style-name="P88">IItinerary</text:p>
        </text:list-item>
      </text:list>
      <text:p text:style-name="P2"/>
      <text:p text:style-name="P2">Esta es la descripcion de "donde estamos".</text:p>
      <text:p text:style-name="P2"><text:soft-page-break/></text:p>
      <text:p text:style-name="P2">Ahora vamos con la parte de "a donde queremos ir", pero paso a paso:</text:p>
      <text:p text:style-name="P2"/>
      <text:p text:style-name="P2">Primero - Pretendemos separar DDD_Sample_Proceso.odt, de los demas ficheros que han sido creados y/o modificados.</text:p>
      <text:p text:style-name="P2"/>
      <text:p text:style-name="P2">Para ello hacemos lo siguiente:</text:p>
      <text:p text:style-name="P2"/>
      <text:list xml:id="list34282583" text:style-name="L28">
        <text:list-item>
          <text:p text:style-name="P89">git add "documentation/DDD_Sample_Proceso.odt"</text:p>
        </text:list-item>
      </text:list>
      <text:p text:style-name="P2"/>
      <text:p text:style-name="P2">de esta forma este fichero pasa a ser el unico sujeto susceptible de un commit. Si te encuentras en una situacion donde, quieres separar, digamos, tres ficheros del resto, tienes que repetir el paso:</text:p>
      <text:p text:style-name="P2"/>
      <text:list xml:id="list34287237" text:style-name="L29">
        <text:list-item>
          <text:p text:style-name="P90">git add "FICHERO"</text:p>
        </text:list-item>
      </text:list>
      <text:p text:style-name="P2"/>
      <text:p text:style-name="P2">tantas veces como ficheros quieras proceder con el commit.</text:p>
      <text:p text:style-name="P2"/>
      <text:p text:style-name="P2">Ya hemos separado el fichero que queremos someter a un commit, del resto. </text:p>
      <text:p text:style-name="P2"/>
      <text:p text:style-name="P2">Segundo – Hacemos el commit ya que solo va a afectar al fichero que queremos. Para ello ejecutamos:</text:p>
      <text:p text:style-name="P2"/>
      <text:list xml:id="list34282093" text:style-name="L30">
        <text:list-item>
          <text:p text:style-name="P91">git commit -m "MENSAJE"</text:p>
        </text:list-item>
      </text:list>
      <text:p text:style-name="P2"/>
      <text:p text:style-name="P2">o en caso de que tengas configurado git con un editor por defecto:</text:p>
      <text:p text:style-name="P2"/>
      <text:list xml:id="list34290188" text:style-name="L31">
        <text:list-item>
          <text:p text:style-name="P92">git commit</text:p>
        </text:list-item>
      </text:list>
      <text:p text:style-name="P2"/>
      <text:p text:style-name="P2">y a continuacion escribes el "MENSAJE" en el editor de texto.</text:p>
      <text:p text:style-name="P2"/>
      <text:p text:style-name="P2">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2"/>
      <text:p text:style-name="P2">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2"/>
      <text:list xml:id="list34279705" text:style-name="L32">
        <text:list-item>
          <text:p text:style-name="P93">git checkout -b assign-the-route-described-by-featurete</text:p>
        </text:list-item>
      </text:list>
      <text:p text:style-name="P2"/>
      <text:p text:style-name="P2">De esta forma hemos creado la rama (branch) "assign-the-route-described-by-featurete" que nos parece lo suficientemente descriptiva como para identificarla a posteriori.</text:p>
      <text:p text:style-name="P2"/>
      <text:p text:style-name="P2">En esta rama (branch), tenemos todos los cambio que hemos realizado. Es decir, nuestro trabajo no se ha ido al garete.</text:p>
      <text:p text:style-name="P2"/>
      <text:p text:style-name="P2">Cuarto – Volvemos a nuestra rama (branch) dev. Para ello ejecutamos desde la rama (branch) "assign-the-route-described-by-featurete" en la que nos encontramos:</text:p>
      <text:p text:style-name="P2"/>
      <text:list xml:id="list34277987" text:style-name="L33">
        <text:list-item>
          <text:p text:style-name="P94">git checkout dev</text:p>
        </text:list-item>
      </text:list>
      <text:p text:style-name="P2"/>
      <text:p text:style-name="P2">Lo que nos devuelve a la rama (branch) dev e importa todos los cambios de la rama (branch) de origen "assign-the-route-described-by-featurete" en la que nos encontrabamos.</text:p>
      <text:p text:style-name="P2"/>
      <text:p text:style-name="P2">Quinto – Limpiamos la rama (branch) dev. Para ello basta con ejecutar la siguiente secuencia de comandos git:</text:p>
      <text:p text:style-name="P2"/>
      <text:list xml:id="list34276004" text:style-name="L34">
        <text:list-item>
          <text:p text:style-name="P95">git reset --hard</text:p>
        </text:list-item>
        <text:list-item>
          <text:p text:style-name="P95"><text:soft-page-break/>git clean -d -f</text:p>
        </text:list-item>
      </text:list>
      <text:p text:style-name="P2"/>
      <text:p text:style-name="P2">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2"/>
      <text:p text:style-name="P2">Sexto – Pasamos a la rama (branch) master y hacemos merge con la rama (branch) dev. Para ello ejecutamos los dos comandos siguentes:</text:p>
      <text:p text:style-name="P2"/>
      <text:list xml:id="list34279226" text:style-name="L35">
        <text:list-item>
          <text:p text:style-name="P96">git checkout master</text:p>
        </text:list-item>
        <text:list-item>
          <text:p text:style-name="P96">git merge dev</text:p>
        </text:list-item>
      </text:list>
      <text:p text:style-name="P2"/>
      <text:p text:style-name="P2">Poco mas podemos comentar ya que esto forma parte del habitual "check-in dance". Simplemente hemos "traido" el commit del segundo paso a la rama (branch) "master".</text:p>
      <text:p text:style-name="P2"/>
      <text:p text:style-name="P2">Septimo – Enviamos los cambios al repostorio remoto (github). Para ello ejecutamos:</text:p>
      <text:p text:style-name="P2"/>
      <text:list xml:id="list34301018" text:style-name="L36">
        <text:list-item>
          <text:p text:style-name="P97">git push origin master</text:p>
        </text:list-item>
      </text:list>
      <text:p text:style-name="P2"/>
      <text:p text:style-name="P2">Otro paso mas habitual en el "check-in dance".</text:p>
      <text:p text:style-name="P2"/>
      <text:p text:style-name="P2">Octavo y ultimo – Volvemos a la rama (branch) dev para seguir trabajando en una nueva caracteristica. Para ello ejecutamos el "conocido":</text:p>
      <text:p text:style-name="P2"/>
      <text:list xml:id="list34284423" text:style-name="L37">
        <text:list-item>
          <text:p text:style-name="P98">git checkout dev</text:p>
        </text:list-item>
      </text:list>
      <text:p text:style-name="P2"/>
      <text:p text:style-name="P2">Que tambien forma parte del "check-in dance".</text:p>
      <text:p text:style-name="P2"/>
      <text:p text:style-name="P2">Con esto terminamos.</text:p>
      <text:p text:style-name="P2"/>
      <text:p text:style-name="P2">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text:p text:style-name="P2"/>
      <text:p text:style-name="P2"/>
      <text:p text:style-name="P10"><text:span text:style-name="T9">RouteSpecificationSpecs</text:span>:</text:p>
      <text:p text:style-name="P2"/>
      <text:p text:style-name="P2">Vamos a cambiar de tercio. Hemos decidido que queremos implementar la funcionalidad de IRouteSpecification.</text:p>
      <text:p text:style-name="P2"/>
      <text:p text:style-name="P2">En una brevisima descripcion que nos ayude a situarnos, decir que las responsabilidad de IRouteSpecification es:</text:p>
      <text:p text:style-name="P2"/>
      <text:p text:style-name="P2">"<text:span text:style-name="T57">Describir el Origen (origin) y el Destino (destination) de un Envio (ICargo), asi como la fecha de entrega limite (arrival deadline) del mismo.</text:span>"</text:p>
      <text:p text:style-name="P2"/>
      <text:p text:style-name="P2">Es un DDD_Value_Object que situamos en DDD_Aggregate Cargo, por lo que necesitaremos implementar IValueObject&lt;T&gt;.</text:p>
      <text:p text:style-name="P2"/>
      <text:p text:style-name="P2">Es tambien, a su vez, una DDD_Specification tal y como su nombre indica, por lo que necesitaremos implementar la interface ISpecification&lt;T&gt;.</text:p>
      <text:p text:style-name="P2"/>
      <text:p text:style-name="P2">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text:soft-page-break/>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2"/>
      <text:p text:style-name="P2"><text:span text:style-name="T8">RouteSpecificationSpecs: concern for route specification</text:span>:</text:p>
      <text:p text:style-name="P2"><text:s/></text:p>
      <text:p text:style-name="P2">Vamos a empezar por algo sencillo, la clase base abstracta que nos sirve de puerta de entrada a las BDD_Specs y que situaremos en un fichero con el nada original nombre RouteSpecificationSpecs.cs</text:p>
      <text:p text:style-name="P2"/>
      <text:p text:style-name="P2">Por un lado, necesitamos especificar el Observes&lt;Contract, ClassUnderTest&gt; y esto ya produce la primera reaccion en cadena. Vamos por partes:</text:p>
      <text:p text:style-name="P2"/>
      <text:p text:style-name="P13"><text:span text:style-name="T12">namespace</text:span><text:span text:style-name="T23"> dddsample.specs.domain.model.cargo.aggregate</text:span></text:p>
      <text:p text:style-name="P23">{</text:p>
      <text:p text:style-name="P39"><text:span text:style-name="T23"><text:s text:c="4"/></text:span><text:span text:style-name="T12">public</text:span><text:span text:style-name="T23"> </text:span><text:span text:style-name="T12">abstract</text:span><text:span text:style-name="T23"> </text:span><text:span text:style-name="T12">class</text:span><text:span text:style-name="T23"> </text:span><text:span text:style-name="T47">concern_for_route_specification</text:span><text:span text:style-name="T23"> : </text:span></text:p>
      <text:p text:style-name="P39"><text:span text:style-name="T23"><text:s text:c="26"/></text:span><text:span text:style-name="T47">Observes</text:span><text:span text:style-name="T23">&lt;</text:span><text:span text:style-name="T36">IRouteSpecification</text:span><text:span text:style-name="T23">, </text:span><text:span text:style-name="T70">RouteSpecification</text:span><text:span text:style-name="T23">&gt;{}</text:span></text:p>
      <text:p text:style-name="P39"><text:span text:style-name="T23">}</text:span><text:span text:style-name="T23"> </text:span></text:p>
      <text:p text:style-name="P2"/>
      <text:p text:style-name="P2">Si hacemos como Dorothy y seguimos el camino de baldosas rojas, tendremos que:</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23">{</text:p>
      <text:p text:style-name="P39"><text:span text:style-name="T23"><text:s text:c="4"/></text:span><text:span text:style-name="T12">public</text:span><text:span text:style-name="T23"> </text:span><text:span text:style-name="T36">ILocation</text:span><text:span text:style-name="T23"> origin()</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text:p>
      <text:p text:style-name="P2"/>
      <text:p text:style-name="P2">pero ademas sabemos por la descripcion incial que IRouteSpecification debe implementar IValueObject&lt;T&gt; por ser un DDD_Value_Object y ademas debe implementar ISpecification&lt;T&gt; por ser una DDD_Specification.</text:p>
      <text:p text:style-name="P2"/>
      <text:p text:style-name="P2">Vamos primeramente con el contrato IValueObject&lt;T&gt;, que ya deberiamos intuir que sera implementado por IRouteSpecification y no directamente por RouteSpecification (si bien, puesto que RouteSpecification implementa IRouteSpecification, implementara de rebote IValueObject&lt;T&gt;):</text:p>
      <text:p text:style-name="P2"/>
      <text:p text:style-name="P13"><text:span text:style-name="T12">public</text:span><text:span text:style-name="T23"> </text:span><text:span text:style-name="T12">interface</text:span><text:span text:style-name="T23"> </text:span><text:span text:style-name="T36">IRouteSpecification</text:span><text:span text:style-name="T23"> : </text:span><text:span text:style-name="T36">IValueObject</text:span><text:span text:style-name="T23">&lt;</text:span><text:span text:style-name="T36">IRouteSpecification</text:span><text:span text:style-name="T23">&gt;</text:span></text:p>
      <text:p text:style-name="P23">{</text:p>
      <text:p text:style-name="P39"><text:span text:style-name="T23"><text:s text:c="4"/></text:span><text:span text:style-name="T36">ILocation</text:span><text:span text:style-name="T23"> origin();</text:span></text:p>
      <text:p text:style-name="P23">}</text:p>
      <text:p text:style-name="P2"/>
      <text:p text:style-name="P4">NOTA: Recordar que el metodo origin() surgio mientras diseñabamos la tupla ICargo/Cargo.</text:p>
      <text:p text:style-name="P2"/>
      <text:p text:style-name="P2">Esto nos obliga a implementar los metodos heredados de IValueObject&lt;IRouteSpecification&gt; en RouteSpecification:</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23">{</text:p>
      <text:p text:style-name="P39"><text:span text:style-name="T23"><text:s text:c="4"/></text:span><text:span text:style-name="T12">public</text:span><text:span text:style-name="T23"> </text:span><text:span text:style-name="T36">ILocation</text:span><text:span text:style-name="T23"> origin()</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39"><text:span text:style-name="T24"><text:s text:c="4"/></text:span><text:span text:style-name="T16">public</text:span><text:span text:style-name="T24"> </text:span><text:span text:style-name="T16">bool</text:span><text:span text:style-name="T24"> has_the_same_value_as(</text:span><text:span text:style-name="T39">IRouteSpecification</text:span><text:span text:style-name="T24"> the_other_value_object)</text:span></text:p>
      <text:p text:style-name="P24"><text:soft-page-break/><text:s text:c="4"/>{</text:p>
      <text:p text:style-name="P39"><text:span text:style-name="T24"><text:s text:c="8"/></text:span><text:span text:style-name="T16">throw</text:span><text:span text:style-name="T24"> </text:span><text:span text:style-name="T16">new</text:span><text:span text:style-name="T24"> </text:span><text:span text:style-name="T55">NotImplementedException</text:span><text:span text:style-name="T24">();</text:span></text:p>
      <text:p text:style-name="P24"><text:s text:c="4"/>}</text:p>
      <text:p text:style-name="P24"/>
      <text:p text:style-name="P39"><text:span text:style-name="T24"><text:s text:c="4"/></text:span><text:span text:style-name="T16">public</text:span><text:span text:style-name="T24"> </text:span><text:span text:style-name="T39">IRouteSpecification</text:span><text:span text:style-name="T24"> copy_into_this()</text:span></text:p>
      <text:p text:style-name="P24"><text:s text:c="4"/>{</text:p>
      <text:p text:style-name="P39"><text:span text:style-name="T24"><text:s text:c="8"/></text:span><text:span text:style-name="T16">throw</text:span><text:span text:style-name="T24"> </text:span><text:span text:style-name="T16">new</text:span><text:span text:style-name="T24"> </text:span><text:span text:style-name="T55">NotImplementedException</text:span><text:span text:style-name="T24">();</text:span></text:p>
      <text:p text:style-name="P24"><text:s text:c="4"/>}</text:p>
      <text:p text:style-name="P24">}</text:p>
      <text:p text:style-name="P2"/>
      <text:p text:style-name="P2">Vamos ahora con el contrato ISpecification&lt;T&gt;. Para ello necesitamos decidir quien es esa “T”. Es decir, cuando ejecutemos el metodo is_satisfied_by() de la ISpecification&lt;T&gt;, ¿quien queremos que satisfaga esa condicion?</text:p>
      <text:p text:style-name="P2"/>
      <text:p text:style-name="P2">La respuesta es el itinerario, vamos a verificar que un posible itinerario satisfaga los requisitos asociados a la ruta. Es decir:</text:p>
      <text:p text:style-name="P2"/>
      <text:p text:style-name="P13"><text:span text:style-name="T12">public</text:span><text:span text:style-name="T23"> </text:span><text:span text:style-name="T12">interface</text:span><text:span text:style-name="T23"> </text:span><text:span text:style-name="T36">IRouteSpecification</text:span><text:span text:style-name="T23"> : <text:s/></text:span><text:span text:style-name="T36">ISpecification</text:span><text:span text:style-name="T23">&lt;</text:span><text:span text:style-name="T70">IItinerary</text:span><text:span text:style-name="T23">&gt;, </text:span></text:p>
      <text:p text:style-name="P13"><text:span text:style-name="T23"><text:s text:c="40"/></text:span><text:span text:style-name="T36">IValueObject</text:span><text:span text:style-name="T23">&lt;</text:span><text:span text:style-name="T36">IRouteSpecification</text:span><text:span text:style-name="T23">&gt;</text:span></text:p>
      <text:p text:style-name="P23">{</text:p>
      <text:p text:style-name="P39"><text:span text:style-name="T23"><text:s text:c="4"/></text:span><text:span text:style-name="T36">ILocation</text:span><text:span text:style-name="T23"> origin();</text:span></text:p>
      <text:p text:style-name="P23">}</text:p>
      <text:p text:style-name="P2"/>
      <text:p text:style-name="P2">lo que para eliminar el color rojo nos obliga a:</text:p>
      <text:p text:style-name="P2"/>
      <text:p text:style-name="P19"><text:span text:style-name="T14">public</text:span><text:span text:style-name="T26"> </text:span><text:span text:style-name="T14">interface</text:span><text:span text:style-name="T26"> </text:span><text:span text:style-name="T38">IItinerary</text:span><text:span text:style-name="T23"> {}</text:span></text:p>
      <text:p text:style-name="P2"/>
      <text:p text:style-name="P2">vieja conocida nuestra de CargoSpecs (de hecho, esta confinada en el limbo de las interfaces gracias a nuestra rama (branch) “assign-the-route-described-by-featurete”).</text:p>
      <text:p text:style-name="P2"/>
      <text:p text:style-name="P2">Pero no acaba ahi la reaccion en cadena, sino que:</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23">{</text:p>
      <text:p text:style-name="P39"><text:span text:style-name="T23"><text:s text:c="4"/></text:span><text:span text:style-name="T12">public</text:span><text:span text:style-name="T23"> </text:span><text:span text:style-name="T36">ILocation</text:span><text:span text:style-name="T23"> origin()</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39"><text:span text:style-name="T24"><text:s text:c="4"/></text:span><text:span text:style-name="T16">public</text:span><text:span text:style-name="T24"> </text:span><text:span text:style-name="T16">bool</text:span><text:span text:style-name="T24"> has_the_same_value_as(</text:span><text:span text:style-name="T39">IRouteSpecification</text:span><text:span text:style-name="T24"> the_other_value_object)</text:span></text:p>
      <text:p text:style-name="P24"><text:s text:c="4"/>{</text:p>
      <text:p text:style-name="P39"><text:span text:style-name="T24"><text:s text:c="8"/></text:span><text:span text:style-name="T16">throw</text:span><text:span text:style-name="T24"> </text:span><text:span text:style-name="T16">new</text:span><text:span text:style-name="T24"> </text:span><text:span text:style-name="T55">NotImplementedException</text:span><text:span text:style-name="T24">();</text:span></text:p>
      <text:p text:style-name="P24"><text:s text:c="4"/>}</text:p>
      <text:p text:style-name="P24"/>
      <text:p text:style-name="P39"><text:span text:style-name="T24"><text:s text:c="4"/></text:span><text:span text:style-name="T16">public</text:span><text:span text:style-name="T24"> </text:span><text:span text:style-name="T39">IRouteSpecification</text:span><text:span text:style-name="T24"> copy_into_this()</text:span></text:p>
      <text:p text:style-name="P24"><text:s text:c="4"/>{</text:p>
      <text:p text:style-name="P39"><text:span text:style-name="T24"><text:s text:c="8"/></text:span><text:span text:style-name="T16">throw</text:span><text:span text:style-name="T24"> </text:span><text:span text:style-name="T16">new</text:span><text:span text:style-name="T24"> </text:span><text:span text:style-name="T55">NotImplementedException</text:span><text:span text:style-name="T24">();</text:span></text:p>
      <text:p text:style-name="P24"><text:s text:c="4"/>}</text:p>
      <text:p text:style-name="P24"/>
      <text:p text:style-name="P39"><text:span text:style-name="T24"><text:s text:c="4"/></text:span><text:span text:style-name="T16">public</text:span><text:span text:style-name="T24"> </text:span><text:span text:style-name="T16">bool</text:span><text:span text:style-name="T24"> is_satisfied_by(</text:span><text:span text:style-name="T39">IItinerary</text:span><text:span text:style-name="T24"> </text:span><text:span text:style-name="T24">this_itinerary)</text:span></text:p>
      <text:p text:style-name="P24"><text:s text:c="4"/>{</text:p>
      <text:p text:style-name="P39"><text:span text:style-name="T24"><text:s text:c="8"/></text:span><text:span text:style-name="T16">throw</text:span><text:span text:style-name="T24"> </text:span><text:span text:style-name="T16">new</text:span><text:span text:style-name="T24"> </text:span><text:span text:style-name="T55">NotImplementedException</text:span><text:span text:style-name="T24">();</text:span></text:p>
      <text:p text:style-name="P24"><text:s text:c="4"/>}</text:p>
      <text:p text:style-name="P24">}</text:p>
      <text:p text:style-name="P2"/>
      <text:p text:style-name="P2">Y aquí si que se finaliza la reaccion en cadena. Lo mas curioso es que ni siquiera hemos escrito una sola BDD_Sepc al respecto, y ya disponemos de un armazon realmente convincente.</text:p>
      <text:p text:style-name="P2"/>
      <text:p text:style-name="P2">Enviamos tanto RouteSpecification como IItinerary al namespace correcto:</text:p>
      <text:p text:style-name="P2"/>
      <text:p text:style-name="P13"><text:span text:style-name="T12">namespace</text:span><text:span text:style-name="T23"> dddsample.domain.model.cargo.aggregate</text:span></text:p>
      <text:p text:style-name="P2"><text:soft-page-break/><text:s/></text:p>
      <text:p text:style-name="P2">y podemos empezar con nuestra primera BDD_Spec.</text:p>
      <text:p text:style-name="P2"/>
      <text:p text:style-name="P2"><text:span text:style-name="T8">RouteSpecificationSpecs: When </text:span><text:span text:style-name="T8">asked for its origin location</text:span>:</text:p>
      <text:p text:style-name="P2"/>
      <text:p text:style-name="P2">Vamos con la primera BDD_Spec de RouteSpecification, y es algo que deberia resultarnos familiar:</text:p>
      <text:p text:style-name="P2"/>
      <text:p text:style-name="P43">When asked for its origin location</text:p>
      <text:p text:style-name="P47">» It should give back the origin location</text:p>
      <text:p text:style-name="P2"/>
      <text:p text:style-name="P2">Context/Specification (para nosotros mas conocido como NombreDeLaClase/BloqueIT):</text:p>
      <text:p text:style-name="P2">NOTA: Primera vez que se nombra el Context/Specification como tal.</text:p>
      <text:p text:style-name="P2"/>
      <text:p text:style-name="P13"><text:span text:style-name="T12">public</text:span><text:span text:style-name="T23"> </text:span><text:span text:style-name="T12">class</text:span><text:span text:style-name="T23"> </text:span><text:span text:style-name="T47">when_asked_for_its_origin_location</text:span><text:span text:style-name="T23"> : </text:span><text:span text:style-name="T47">concern_for_route_specification</text:span></text:p>
      <text:p text:style-name="P39"><text:span text:style-name="T23">{</text:span><text:span text:style-name="T23"> <text:s text:c="6"/></text:span></text:p>
      <text:p text:style-name="P39"><text:span text:style-name="T23"><text:s text:c="4"/></text:span><text:span text:style-name="T36">It</text:span><text:span text:style-name="T23"> should_give_back_the_origin_location = () =&gt; </text:span></text:p>
      <text:p text:style-name="P23"><text:s text:c="8"/>result.ShouldEqual(the_origin_location);</text:p>
      <text:p text:style-name="P23"/>
      <text:p text:style-name="P39"><text:span text:style-name="T23"><text:s text:c="4"/></text:span><text:span text:style-name="T12">static</text:span><text:span text:style-name="T23"> </text:span><text:span text:style-name="T36">ILocation</text:span><text:span text:style-name="T23"> result;</text:span></text:p>
      <text:p text:style-name="P39"><text:span text:style-name="T23"><text:s text:c="4"/></text:span><text:span text:style-name="T12">static</text:span><text:span text:style-name="T23"> </text:span><text:span text:style-name="T36">ILocation</text:span><text:span text:style-name="T23"> the_origin_location; <text:s text:c="2"/></text:span></text:p>
      <text:p text:style-name="P28">}</text:p>
      <text:p text:style-name="P2"/>
      <text:p text:style-name="P2">Ejercitamos el SUT con un bloque BECAUSE:</text:p>
      <text:p text:style-name="P2"/>
      <text:p text:style-name="P13"><text:span text:style-name="T12">public</text:span><text:span text:style-name="T23"> </text:span><text:span text:style-name="T12">class</text:span><text:span text:style-name="T23"> </text:span><text:span text:style-name="T47">when_asked_for_its_origin_location</text:span><text:span text:style-name="T23"> : </text:span><text:span text:style-name="T47">concern_for_route_specification</text:span></text:p>
      <text:p text:style-name="P39"><text:span text:style-name="T23">{</text:span><text:span text:style-name="T23"> <text:s text:c="3"/></text:span></text:p>
      <text:p text:style-name="P39"><text:span text:style-name="T23"><text:s text:c="4"/></text:span><text:span text:style-name="T36">Because</text:span><text:span text:style-name="T23"> of = () =&gt; result = sut.origin();</text:span></text:p>
      <text:p text:style-name="P23"><text:s text:c="8"/></text:p>
      <text:p text:style-name="P39"><text:span text:style-name="T23"><text:s text:c="4"/></text:span><text:span text:style-name="T36">It</text:span><text:span text:style-name="T23"> should_give_back_the_origin_location = () =&gt; </text:span></text:p>
      <text:p text:style-name="P23"><text:s text:c="8"/>result.ShouldEqual(the_origin_location);</text:p>
      <text:p text:style-name="P23"/>
      <text:p text:style-name="P39"><text:span text:style-name="T23"><text:s text:c="4"/></text:span><text:span text:style-name="T12">static</text:span><text:span text:style-name="T23"> </text:span><text:span text:style-name="T36">ILocation</text:span><text:span text:style-name="T23"> result;</text:span></text:p>
      <text:p text:style-name="P39"><text:span text:style-name="T23"><text:s text:c="4"/></text:span><text:span text:style-name="T12">static</text:span><text:span text:style-name="T23"> </text:span><text:span text:style-name="T36">ILocation</text:span><text:span text:style-name="T23"> the_origin_location;</text:span></text:p>
      <text:p text:style-name="P28">}</text:p>
      <text:p text:style-name="P2"/>
      <text:p text:style-name="P2">y finalmente establecemos las condiciones en las que queremos que esto ocurra con un bloque ESTABLISH que ayuda a describir el contexto inicial:</text:p>
      <text:p text:style-name="P2"/>
      <text:p text:style-name="P13"><text:span text:style-name="T12">public</text:span><text:span text:style-name="T23"> </text:span><text:span text:style-name="T12">class</text:span><text:span text:style-name="T23"> </text:span><text:span text:style-name="T47">when_asked_for_its_origin_location</text:span><text:span text:style-name="T23"> : </text:span><text:span text:style-name="T47">concern_for_route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he_origin_location = an&lt;</text:span><text:span text:style-name="T36">ILocation</text:span><text:span text:style-name="T23">&gt;();</text:span></text:p>
      <text:p text:style-name="P39"><text:span text:style-name="T23"><text:s text:c="8"/>the_destination_location = an&lt;</text:span><text:span text:style-name="T36">ILocation</text:span><text:span text:style-name="T23">&gt;();</text:span></text:p>
      <text:p text:style-name="P39"><text:span text:style-name="T23"><text:s text:c="8"/>the_arrival_deadline = </text:span><text:span text:style-name="T12">new</text:span><text:span text:style-name="T23"> </text:span><text:span text:style-name="T36">DateTime</text:span><text:span text:style-name="T23">();</text:span></text:p>
      <text:p text:style-name="P23"/>
      <text:p text:style-name="P23"><text:s text:c="8"/>create_sut_using(() =&gt; </text:p>
      <text:p text:style-name="P39"><text:span text:style-name="T23"><text:s text:c="11"/></text:span><text:span text:style-name="T12">new</text:span><text:span text:style-name="T23"> </text:span><text:span text:style-name="T47">RouteSpecification</text:span><text:span text:style-name="T23">(the_origin_location, </text:span></text:p>
      <text:p text:style-name="P23"><text:s text:c="34"/>the_destination_location, </text:p>
      <text:p text:style-name="P23"><text:s text:c="34"/>the_arrival_deadline));</text:p>
      <text:p text:style-name="P23"><text:s text:c="4"/>};</text:p>
      <text:p text:style-name="P23"/>
      <text:p text:style-name="P39"><text:span text:style-name="T23"><text:s text:c="4"/></text:span><text:span text:style-name="T36">Because</text:span><text:span text:style-name="T23"> of = () =&gt; result = sut.origin();</text:span></text:p>
      <text:p text:style-name="P23"><text:s text:c="8"/></text:p>
      <text:p text:style-name="P39"><text:span text:style-name="T23"><text:s text:c="4"/></text:span><text:span text:style-name="T36">It</text:span><text:span text:style-name="T23"> should_give_back_the_origin_location = () =&gt; </text:span></text:p>
      <text:p text:style-name="P23"><text:s text:c="8"/>result.ShouldEqual(the_origin_location);</text:p>
      <text:p text:style-name="P23"/>
      <text:p text:style-name="P39"><text:span text:style-name="T23"><text:s text:c="4"/></text:span><text:span text:style-name="T12">static</text:span><text:span text:style-name="T23"> </text:span><text:span text:style-name="T36">ILocation</text:span><text:span text:style-name="T23"> result;</text:span></text:p>
      <text:p text:style-name="P39"><text:span text:style-name="T23"><text:s text:c="4"/></text:span><text:span text:style-name="T12">static</text:span><text:span text:style-name="T23"> </text:span><text:span text:style-name="T36">ILocation</text:span><text:span text:style-name="T23"> the_origin_location;</text:span></text:p>
      <text:p text:style-name="P39"><text:span text:style-name="T23"><text:s text:c="4"/></text:span><text:span text:style-name="T12">static</text:span><text:span text:style-name="T23"> </text:span><text:span text:style-name="T36">ILocation</text:span><text:span text:style-name="T23"> the_destination_location;</text:span></text:p>
      <text:p text:style-name="P39"><text:span text:style-name="T23"><text:s text:c="4"/></text:span><text:span text:style-name="T12">static</text:span><text:span text:style-name="T23"> </text:span><text:span text:style-name="T36">DateTime</text:span><text:span text:style-name="T23"> the_arrival_deadline;</text:span></text:p>
      <text:p text:style-name="P23"><text:soft-page-break/>}</text:p>
      <text:p text:style-name="P2"/>
      <text:p text:style-name="P2">Destacar la necesidad de crear el SUT manualmente, en oposicion a:</text:p>
      <text:p text:style-name="P2"/>
      <text:p text:style-name="P13"><text:span text:style-name="T36">Establish</text:span><text:span text:style-name="T23"> context = () =&gt;</text:span></text:p>
      <text:p text:style-name="P23">{</text:p>
      <text:p text:style-name="P39"><text:span text:style-name="T23"><text:s text:c="4"/>the_origin_location = </text:span><text:span text:style-name="T23">the_dependency&lt;</text:span><text:span text:style-name="T36">ILocation</text:span><text:span text:style-name="T23">&gt;();</text:span></text:p>
      <text:p text:style-name="P56"><text:span text:style-name="T31"><text:s text:c="4"/>the_destination_location = </text:span><text:span text:style-name="T31">the_dependency</text:span><text:span text:style-name="T31">&lt;</text:span><text:span text:style-name="T43">ILocation</text:span><text:span text:style-name="T31">&gt;();</text:span></text:p>
      <text:p text:style-name="P56"><text:span text:style-name="T31"><text:s text:c="4"/></text:span>provide_a_basic_sut_constructor_argument(<text:span text:style-name="T20">new</text:span><text:span text:style-name="T31"> </text:span><text:span text:style-name="T43">DateTime</text:span><text:span text:style-name="T31">());</text:span></text:p>
      <text:p text:style-name="P34">};</text:p>
      <text:p text:style-name="P2"/>
      <text:p text:style-name="P2">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2"/>
      <text:p text:style-name="P2">Ejecutamos nuestra suite de BDD_Specs para obtener nuestro fallo y este no llega porque se produce un error. Necesitamos definir un constructor que admita los tres argumentos:</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23">{</text:p>
      <text:p text:style-name="P39"><text:span text:style-name="T23"><text:s text:c="4"/></text:span><text:span text:style-name="T12">public</text:span><text:span text:style-name="T23"> RouteSpecification(</text:span><text:span text:style-name="T36">ILocation</text:span><text:span text:style-name="T23"> the_origin_location, </text:span></text:p>
      <text:p text:style-name="P39"><text:span text:style-name="T23"><text:s text:c="30"/></text:span><text:span text:style-name="T36">ILocation</text:span><text:span text:style-name="T23"> the_destination_location, </text:span></text:p>
      <text:p text:style-name="P39"><text:span text:style-name="T23"><text:s text:c="30"/></text:span><text:span text:style-name="T36">DateTime</text:span><text:span text:style-name="T23"> the_arrival_deadline)</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
      <text:p text:style-name="P24"><text:s text:c="4"/>(....)</text:p>
      <text:p text:style-name="P24">}</text:p>
      <text:p text:style-name="P2"/>
      <text:p text:style-name="P2">Volvemos a intentar obtener nuestro fallo:</text:p>
      <text:p text:style-name="P2"/>
      <text:p text:style-name="P46">------ Test started: Assembly: dddsample.specs.dll ------</text:p>
      <text:p text:style-name="P43"/>
      <text:p text:style-name="P43">when asked for its origin location</text:p>
      <text:p text:style-name="P43">» should give back the origin location (FAIL)</text:p>
      <text:p text:style-name="P43"/>
      <text:p text:style-name="P43">Test 'should give back the origin location'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0 passed, 1 failed, 0 skipped, took 5,99 seconds (Machine.Specifications 0.3.0).</text:p>
      <text:p text:style-name="P2"/>
      <text:p text:style-name="P2">Que ahora por fin obtenemos.</text:p>
      <text:p text:style-name="P2"/>
      <text:p text:style-name="P2">A estas alturas deberiamos saber que como solucionarlo con el minimo esfuerzo necesario (y que ademas tenga sentido):</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23">{</text:p>
      <text:p text:style-name="P39"><text:span text:style-name="T23"><text:s text:c="4"/></text:span><text:span text:style-name="T12">readonly</text:span><text:span text:style-name="T23"> </text:span><text:span text:style-name="T36">ILocation</text:span><text:span text:style-name="T23"> underlying_origin_location;</text:span></text:p>
      <text:p text:style-name="P23"/>
      <text:p text:style-name="P39"><text:span text:style-name="T23"><text:s text:c="4"/></text:span><text:span text:style-name="T12">public</text:span><text:span text:style-name="T23"> RouteSpecification(</text:span><text:span text:style-name="T36">ILocation</text:span><text:span text:style-name="T23"> the_origin_location, </text:span></text:p>
      <text:p text:style-name="P39"><text:span text:style-name="T23"><text:s text:c="30"/></text:span><text:span text:style-name="T36">ILocation</text:span><text:span text:style-name="T23"> the_destination_location, </text:span></text:p>
      <text:p text:style-name="P39"><text:span text:style-name="T23"><text:s text:c="30"/></text:span><text:span text:style-name="T36">DateTime</text:span><text:span text:style-name="T23"> the_arrival_deadline)</text:span></text:p>
      <text:p text:style-name="P23"><text:s text:c="4"/>{</text:p>
      <text:p text:style-name="P39"><text:span text:style-name="T23"><text:s text:c="8"/></text:span><text:span text:style-name="T12">this</text:span><text:span text:style-name="T23">.underlying_origin_location = the_origin_location;</text:span></text:p>
      <text:p text:style-name="P23"><text:s text:c="4"/>}</text:p>
      <text:p text:style-name="P23"/>
      <text:p text:style-name="P39"><text:soft-page-break/><text:span text:style-name="T23"><text:s text:c="4"/></text:span><text:span text:style-name="T12">public</text:span><text:span text:style-name="T23"> </text:span><text:span text:style-name="T36">ILocation</text:span><text:span text:style-name="T23"> origin()</text:span></text:p>
      <text:p text:style-name="P23"><text:s text:c="4"/>{</text:p>
      <text:p text:style-name="P39"><text:span text:style-name="T23"><text:s text:c="8"/></text:span><text:span text:style-name="T12">return</text:span><text:span text:style-name="T23"> </text:span><text:span text:style-name="T12">this</text:span><text:span text:style-name="T23">.underlying_origin_location;</text:span></text:p>
      <text:p text:style-name="P23"><text:s text:c="4"/>}</text:p>
      <text:p text:style-name="P23"/>
      <text:p text:style-name="P23"><text:s text:c="4"/>(....)</text:p>
      <text:p text:style-name="P23">}</text:p>
      <text:p text:style-name="P2"/>
      <text:p text:style-name="P2">Comprobamos:</text:p>
      <text:p text:style-name="P2"/>
      <text:p text:style-name="P46">------ Test started: Assembly: dddsample.specs.dll ------</text:p>
      <text:p text:style-name="P43"/>
      <text:p text:style-name="P43">when asked for its origin location</text:p>
      <text:p text:style-name="P43">» should give back the origin location</text:p>
      <text:p text:style-name="P43"/>
      <text:p text:style-name="P43"/>
      <text:p text:style-name="P43">1 passed, 0 failed, 0 skipped, took 0,62 seconds (Machine.Specifications 0.3.0).</text:p>
      <text:p text:style-name="P2"/>
      <text:p text:style-name="P2">Nada nuevo bajo el sol.</text:p>
      <text:p text:style-name="P2"/>
      <text:p text:style-name="P2">Vamos a aprovechar el impulso para solventar otra BDD_Spec analoga, antes de empaquetar y a github.</text:p>
      <text:p text:style-name="P2"/>
      <text:p text:style-name="P2"><text:span text:style-name="T8">RouteSpecificationSpecs: When </text:span><text:span text:style-name="T8">asked for its destination location</text:span>:</text:p>
      <text:p text:style-name="P2"/>
      <text:p text:style-name="P2">BDD_Spec:</text:p>
      <text:p text:style-name="P2"/>
      <text:p text:style-name="P43">When asked for its destination location</text:p>
      <text:p text:style-name="P47">» It should give back the destination location</text:p>
      <text:p text:style-name="P2"/>
      <text:p text:style-name="P2">En codigo:</text:p>
      <text:p text:style-name="P2"/>
      <text:p text:style-name="P13"><text:span text:style-name="T12">public</text:span><text:span text:style-name="T23"> </text:span><text:span text:style-name="T12">class</text:span><text:span text:style-name="T23"> </text:span><text:span text:style-name="T47">when_asked_for_its_destination_location</text:span><text:span text:style-name="T23"> : </text:span><text:span text:style-name="T47">concern_for_route_specification</text:span></text:p>
      <text:p text:style-name="P23">{</text:p>
      <text:p text:style-name="P39"><text:span text:style-name="T23"><text:s text:c="4"/></text:span><text:span text:style-name="T36">Establish</text:span><text:span text:style-name="T23"> context = () =&gt;</text:span></text:p>
      <text:p text:style-name="P23"><text:s text:c="4"/>{</text:p>
      <text:p text:style-name="P39"><text:span text:style-name="T23"><text:s text:c="8"/>the_origin_location = an&lt;</text:span><text:span text:style-name="T36">ILocation</text:span><text:span text:style-name="T23">&gt;();</text:span></text:p>
      <text:p text:style-name="P39"><text:span text:style-name="T23"><text:s text:c="8"/>the_destination_location = an&lt;</text:span><text:span text:style-name="T36">ILocation</text:span><text:span text:style-name="T23">&gt;();</text:span></text:p>
      <text:p text:style-name="P39"><text:span text:style-name="T23"><text:s text:c="8"/>the_arrival_deadline = </text:span><text:span text:style-name="T12">new</text:span><text:span text:style-name="T23"> </text:span><text:span text:style-name="T36">DateTime</text:span><text:span text:style-name="T23">();</text:span></text:p>
      <text:p text:style-name="P23"/>
      <text:p text:style-name="P23"><text:s text:c="8"/>create_sut_using(() =&gt; </text:p>
      <text:p text:style-name="P39"><text:span text:style-name="T23"><text:s text:c="11"/></text:span><text:span text:style-name="T12">new</text:span><text:span text:style-name="T23"> </text:span><text:span text:style-name="T47">RouteSpecification</text:span><text:span text:style-name="T23">(the_origin_location, </text:span></text:p>
      <text:p text:style-name="P23"><text:s text:c="34"/>the_destination_location, </text:p>
      <text:p text:style-name="P23"><text:s text:c="34"/>the_arrival_deadline));</text:p>
      <text:p text:style-name="P23"><text:s text:c="4"/>};</text:p>
      <text:p text:style-name="P23"/>
      <text:p text:style-name="P39"><text:span text:style-name="T23"><text:s text:c="4"/></text:span><text:span text:style-name="T36">Because</text:span><text:span text:style-name="T23"> of = () =&gt; result = sut.</text:span><text:span text:style-name="T70">destination</text:span><text:span text:style-name="T23">();</text:span></text:p>
      <text:p text:style-name="P23"/>
      <text:p text:style-name="P39"><text:span text:style-name="T23"><text:s text:c="4"/></text:span><text:span text:style-name="T36">It</text:span><text:span text:style-name="T23"> should_give_back_the_destination_location = () =&gt; </text:span></text:p>
      <text:p text:style-name="P23"><text:s text:c="7"/>result.ShouldEqual(the_destination_location);</text:p>
      <text:p text:style-name="P23"/>
      <text:p text:style-name="P39"><text:span text:style-name="T23"><text:s text:c="4"/></text:span><text:span text:style-name="T12">static</text:span><text:span text:style-name="T23"> </text:span><text:span text:style-name="T36">ILocation</text:span><text:span text:style-name="T23"> result;</text:span></text:p>
      <text:p text:style-name="P39"><text:span text:style-name="T23"><text:s text:c="4"/></text:span><text:span text:style-name="T12">static</text:span><text:span text:style-name="T23"> </text:span><text:span text:style-name="T36">ILocation</text:span><text:span text:style-name="T23"> the_origin_location;</text:span></text:p>
      <text:p text:style-name="P39"><text:span text:style-name="T23"><text:s text:c="4"/></text:span><text:span text:style-name="T12">static</text:span><text:span text:style-name="T23"> </text:span><text:span text:style-name="T36">ILocation</text:span><text:span text:style-name="T23"> the_destination_location;</text:span></text:p>
      <text:p text:style-name="P39"><text:span text:style-name="T23"><text:s text:c="4"/></text:span><text:span text:style-name="T12">static</text:span><text:span text:style-name="T23"> </text:span><text:span text:style-name="T36">DateTime</text:span><text:span text:style-name="T23"> the_arrival_deadline;</text:span></text:p>
      <text:p text:style-name="P23">}</text:p>
      <text:p text:style-name="P2"/>
      <text:p text:style-name="P2">Reaccion en cadena:</text:p>
      <text:p text:style-name="P2"/>
      <text:p text:style-name="P13"><text:span text:style-name="T12">public</text:span><text:span text:style-name="T23"> </text:span><text:span text:style-name="T12">interface</text:span><text:span text:style-name="T23"> </text:span><text:span text:style-name="T36">IRouteSpecification</text:span><text:span text:style-name="T23"> : <text:s/></text:span><text:span text:style-name="T36">ISpecification</text:span><text:span text:style-name="T23">&lt;</text:span><text:span text:style-name="T36">IItinerary</text:span><text:span text:style-name="T23">&gt;, </text:span></text:p>
      <text:p text:style-name="P13"><text:span text:style-name="T23"><text:s text:c="40"/></text:span><text:span text:style-name="T36">IValueObject</text:span><text:span text:style-name="T23">&lt;</text:span><text:span text:style-name="T36">IRouteSpecification</text:span><text:span text:style-name="T23">&gt;</text:span></text:p>
      <text:p text:style-name="P23">{</text:p>
      <text:p text:style-name="P39"><text:soft-page-break/><text:span text:style-name="T23"><text:s text:c="4"/></text:span><text:span text:style-name="T36">ILocation</text:span><text:span text:style-name="T23"> origin();</text:span></text:p>
      <text:p text:style-name="P39"><text:span text:style-name="T23"><text:s text:c="4"/></text:span><text:span text:style-name="T36">ILocation</text:span><text:span text:style-name="T23"> destination();</text:span></text:p>
      <text:p text:style-name="P23">}</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23">{</text:p>
      <text:p text:style-name="P39"><text:span text:style-name="T23"><text:s text:c="4"/></text:span><text:span text:style-name="T12">readonly</text:span><text:span text:style-name="T23"> </text:span><text:span text:style-name="T36">ILocation</text:span><text:span text:style-name="T23"> underlying_origin_location;</text:span></text:p>
      <text:p text:style-name="P23"/>
      <text:p text:style-name="P39"><text:span text:style-name="T23"><text:s text:c="4"/></text:span><text:span text:style-name="T12">public</text:span><text:span text:style-name="T23"> RouteSpecification(</text:span><text:span text:style-name="T36">ILocation</text:span><text:span text:style-name="T23"> the_origin_location, </text:span></text:p>
      <text:p text:style-name="P39"><text:span text:style-name="T23"><text:s text:c="30"/></text:span><text:span text:style-name="T36">ILocation</text:span><text:span text:style-name="T23"> the_destination_location, </text:span></text:p>
      <text:p text:style-name="P39"><text:span text:style-name="T23"><text:s text:c="30"/></text:span><text:span text:style-name="T36">DateTime</text:span><text:span text:style-name="T23"> the_arrival_deadline)</text:span></text:p>
      <text:p text:style-name="P23"><text:s text:c="4"/>{</text:p>
      <text:p text:style-name="P39"><text:span text:style-name="T23"><text:s text:c="8"/></text:span><text:span text:style-name="T12">this</text:span><text:span text:style-name="T23">.underlying_origin_location = the_origin_location;</text:span></text:p>
      <text:p text:style-name="P23"><text:s text:c="4"/>}</text:p>
      <text:p text:style-name="P23"/>
      <text:p text:style-name="P39"><text:span text:style-name="T23"><text:s text:c="4"/></text:span><text:span text:style-name="T12">public</text:span><text:span text:style-name="T23"> </text:span><text:span text:style-name="T36">ILocation</text:span><text:span text:style-name="T23"> origin()</text:span></text:p>
      <text:p text:style-name="P23"><text:s text:c="4"/>{</text:p>
      <text:p text:style-name="P39"><text:span text:style-name="T23"><text:s text:c="8"/></text:span><text:span text:style-name="T12">return</text:span><text:span text:style-name="T23"> </text:span><text:span text:style-name="T12">this</text:span><text:span text:style-name="T23">.underlying_origin_location;</text:span></text:p>
      <text:p text:style-name="P23"><text:s text:c="4"/>}</text:p>
      <text:p text:style-name="P23"/>
      <text:p text:style-name="P39"><text:span text:style-name="T23"><text:s text:c="4"/></text:span><text:span text:style-name="T12">public</text:span><text:span text:style-name="T23"> </text:span><text:span text:style-name="T36">ILocation</text:span><text:span text:style-name="T23"> destination()</text:span></text:p>
      <text:p text:style-name="P23"><text:s text:c="4"/>{</text:p>
      <text:p text:style-name="P39"><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24"><text:s text:c="4"/>}</text:p>
      <text:p text:style-name="P24">}</text:p>
      <text:p text:style-name="P2"/>
      <text:p text:style-name="P2">Nuestro fallo:</text:p>
      <text:p text:style-name="P2"/>
      <text:p text:style-name="P46">------ Test started: Assembly: dddsample.specs.dll ------</text:p>
      <text:p text:style-name="P43"/>
      <text:p text:style-name="P43">when asked for its destination location</text:p>
      <text:p text:style-name="P43">» should give back the destination location (FAIL)</text:p>
      <text:p text:style-name="P43"/>
      <text:p text:style-name="P43">Test 'should give back the destination location'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
      <text:p text:style-name="P43">0 passed, 1 failed, 0 skipped, took 2,59 seconds (Machine.Specifications 0.3.0).</text:p>
      <text:p text:style-name="P2"/>
      <text:p text:style-name="P2">Arreglamos el fallo:</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23">{</text:p>
      <text:p text:style-name="P39"><text:span text:style-name="T23"><text:s text:c="4"/></text:span><text:span text:style-name="T12">readonly</text:span><text:span text:style-name="T23"> </text:span><text:span text:style-name="T36">ILocation</text:span><text:span text:style-name="T23"> underlying_origin_location;</text:span></text:p>
      <text:p text:style-name="P39"><text:span text:style-name="T23"><text:s text:c="4"/></text:span><text:span text:style-name="T12">readonly</text:span><text:span text:style-name="T23"> </text:span><text:span text:style-name="T36">ILocation</text:span><text:span text:style-name="T23"> underlying_destination_location;</text:span></text:p>
      <text:p text:style-name="P23"/>
      <text:p text:style-name="P39"><text:span text:style-name="T23"><text:s text:c="4"/></text:span><text:span text:style-name="T12">public</text:span><text:span text:style-name="T23"> RouteSpecification(</text:span><text:span text:style-name="T36">ILocation</text:span><text:span text:style-name="T23"> the_origin_location, </text:span></text:p>
      <text:p text:style-name="P39"><text:span text:style-name="T23"><text:s text:c="30"/></text:span><text:span text:style-name="T36">ILocation</text:span><text:span text:style-name="T23"> the_destination_location, </text:span></text:p>
      <text:p text:style-name="P39"><text:span text:style-name="T23"><text:s text:c="30"/></text:span><text:span text:style-name="T36">DateTime</text:span><text:span text:style-name="T23"> the_arrival_deadline)</text:span></text:p>
      <text:p text:style-name="P23"><text:s text:c="4"/>{</text:p>
      <text:p text:style-name="P39"><text:span text:style-name="T23"><text:s text:c="8"/></text:span><text:span text:style-name="T12">this</text:span><text:span text:style-name="T23">.underlying_origin_location = the_origin_location;</text:span></text:p>
      <text:p text:style-name="P39"><text:span text:style-name="T23"><text:s text:c="8"/></text:span><text:span text:style-name="T12">this</text:span><text:span text:style-name="T23">.underlying_destination_location = the_destination_location;</text:span></text:p>
      <text:p text:style-name="P23"><text:s text:c="4"/>}</text:p>
      <text:p text:style-name="P23"/>
      <text:p text:style-name="P39"><text:span text:style-name="T23"><text:s text:c="4"/></text:span><text:span text:style-name="T12">public</text:span><text:span text:style-name="T23"> </text:span><text:span text:style-name="T36">ILocation</text:span><text:span text:style-name="T23"> destination()</text:span></text:p>
      <text:p text:style-name="P23"><text:s text:c="4"/>{</text:p>
      <text:p text:style-name="P39"><text:span text:style-name="T23"><text:s text:c="8"/></text:span><text:span text:style-name="T12">return</text:span><text:span text:style-name="T23"> </text:span><text:span text:style-name="T12">this</text:span><text:span text:style-name="T23">.underlying_destination_location;</text:span></text:p>
      <text:p text:style-name="P23"><text:s text:c="4"/>}</text:p>
      <text:p text:style-name="P23"><text:soft-page-break/></text:p>
      <text:p text:style-name="P23"><text:s text:c="4"/>(....)</text:p>
      <text:p text:style-name="P23">}</text:p>
      <text:p text:style-name="P2"/>
      <text:p text:style-name="P2">Nos felicitamos por pasar el test:</text:p>
      <text:p text:style-name="P2"/>
      <text:p text:style-name="P46">------ Test started: Assembly: dddsample.specs.dll ------</text:p>
      <text:p text:style-name="P43"/>
      <text:p text:style-name="P43">when asked for its destination location</text:p>
      <text:p text:style-name="P43">» should give back the destination location</text:p>
      <text:p text:style-name="P43"/>
      <text:p text:style-name="P43"/>
      <text:p text:style-name="P43">1 passed, 0 failed, 0 skipped, took 0,58 seconds (Machine.Specifications 0.3.0).</text:p>
      <text:p text:style-name="P3"/>
      <text:p text:style-name="P2">Ahora si, empaquetamos y a github.</text:p>
      <text:p text:style-name="P2"/>
      <text:p text:style-name="P2"><text:span text:style-name="T8">RouteSpecificationSpecs: When asked for its arrival deadline</text:span>:</text:p>
      <text:p text:style-name="P2"/>
      <text:p text:style-name="P2">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2"/>
      <text:p text:style-name="P2">Para ello vamos primero con la BDD_Spec:</text:p>
      <text:p text:style-name="P2"/>
      <text:p text:style-name="P49">When asked for its arrival deadline</text:p>
      <text:p text:style-name="P47">» It should give back the arrival deadline</text:p>
      <text:p text:style-name="P2"/>
      <text:p text:style-name="P2">Que en codigo seria algo asi como:</text:p>
      <text:p text:style-name="P2"/>
      <text:p text:style-name="P13"><text:span text:style-name="T12">public</text:span><text:span text:style-name="T23"> </text:span><text:span text:style-name="T12">class</text:span><text:span text:style-name="T23"> </text:span><text:span text:style-name="T47">when_asked_for_its_arrival_deadline</text:span><text:span text:style-name="T23"> : </text:span><text:span text:style-name="T47">concern_for_route_specification</text:span></text:p>
      <text:p text:style-name="P31">{</text:p>
      <text:p text:style-name="P39"><text:span text:style-name="T23"><text:s text:c="4"/></text:span><text:span text:style-name="T36">Establish</text:span><text:span text:style-name="T23"> context = () =&gt;</text:span></text:p>
      <text:p text:style-name="P23"><text:s text:c="4"/>{</text:p>
      <text:p text:style-name="P39"><text:span text:style-name="T23"><text:s text:c="8"/>the_origin_location = an&lt;</text:span><text:span text:style-name="T36">ILocation</text:span><text:span text:style-name="T23">&gt;();</text:span></text:p>
      <text:p text:style-name="P39"><text:span text:style-name="T23"><text:s text:c="8"/>the_destination_location = an&lt;</text:span><text:span text:style-name="T36">ILocation</text:span><text:span text:style-name="T23">&gt;();</text:span></text:p>
      <text:p text:style-name="P39"><text:span text:style-name="T23"><text:s text:c="8"/>the_arrival_deadline = </text:span><text:span text:style-name="T12">new</text:span><text:span text:style-name="T23"> </text:span><text:span text:style-name="T36">DateTime</text:span><text:span text:style-name="T23">();</text:span></text:p>
      <text:p text:style-name="P23"/>
      <text:p text:style-name="P23"><text:s text:c="8"/>create_sut_using(() =&gt; </text:p>
      <text:p text:style-name="P39"><text:span text:style-name="T23"><text:s text:c="11"/></text:span><text:span text:style-name="T12">new</text:span><text:span text:style-name="T23"> </text:span><text:span text:style-name="T47">RouteSpecification</text:span><text:span text:style-name="T23">(the_origin_location, </text:span></text:p>
      <text:p text:style-name="P23"><text:s text:c="34"/>the_destination_location, </text:p>
      <text:p text:style-name="P23"><text:s text:c="34"/>the_arrival_deadline));</text:p>
      <text:p text:style-name="P23"><text:s text:c="4"/>};</text:p>
      <text:p text:style-name="P31"/>
      <text:p text:style-name="P41"><text:span text:style-name="T23"><text:s text:c="4"/></text:span><text:span text:style-name="T36">Because</text:span><text:span text:style-name="T23"> of = () =&gt; result = sut.</text:span><text:span text:style-name="T70">arrival_deadline</text:span><text:span text:style-name="T23">();</text:span></text:p>
      <text:p text:style-name="P31"/>
      <text:p text:style-name="P41"><text:span text:style-name="T23"><text:s text:c="4"/></text:span><text:span text:style-name="T36">It</text:span><text:span text:style-name="T23"> should_give_back_the_arrival_deadline = () =&gt; </text:span></text:p>
      <text:p text:style-name="P31"><text:s text:c="7"/>result.ShouldEqual(the_arrival_deadline);</text:p>
      <text:p text:style-name="P31"/>
      <text:p text:style-name="P31"/>
      <text:p text:style-name="P41"><text:span text:style-name="T23"><text:s text:c="4"/></text:span><text:span text:style-name="T12">static</text:span><text:span text:style-name="T23"> </text:span><text:span text:style-name="T36">DateTime</text:span><text:span text:style-name="T23"> result;</text:span></text:p>
      <text:p text:style-name="P41"><text:span text:style-name="T23"><text:s text:c="4"/></text:span><text:span text:style-name="T12">static</text:span><text:span text:style-name="T23"> </text:span><text:span text:style-name="T36">ILocation</text:span><text:span text:style-name="T23"> the_origin_location;</text:span></text:p>
      <text:p text:style-name="P41"><text:span text:style-name="T23"><text:s text:c="4"/></text:span><text:span text:style-name="T12">static</text:span><text:span text:style-name="T23"> </text:span><text:span text:style-name="T36">ILocation</text:span><text:span text:style-name="T23"> the_destination_location;</text:span></text:p>
      <text:p text:style-name="P41"><text:span text:style-name="T23"><text:s text:c="4"/></text:span><text:span text:style-name="T12">static</text:span><text:span text:style-name="T23"> </text:span><text:span text:style-name="T36">DateTime</text:span><text:span text:style-name="T23"> the_arrival_deadline;</text:span></text:p>
      <text:p text:style-name="P31">}</text:p>
      <text:p text:style-name="P2"/>
      <text:p text:style-name="P2">Y ahora viene la pregunta, ¿si esta BDD_Spec es completamente analoga a las dos anteriores, por que toda la ceremonia? ¿No hubiese sido mas logico haberla incluido en el epigrafe anterior o al menos pasar por ella rapidamente?</text:p>
      <text:p text:style-name="P2"/>
      <text:p text:style-name="P2">La respuesta es afirmativa.</text:p>
      <text:p text:style-name="P2"/>
      <text:p text:style-name="P2"><text:soft-page-break/>Pero hay un pequeño matiz que queriamos tratar, un matiz de diseño.</text:p>
      <text:p text:style-name="P2"/>
      <text:p text:style-name="P2">La dependencia (puesto que es inyectada en el constructor de RouteSpecification):</text:p>
      <text:p text:style-name="P2"/>
      <text:p text:style-name="P14"><text:span text:style-name="T12">static</text:span><text:span text:style-name="T23"> </text:span><text:span text:style-name="T36">DateTime</text:span><text:span text:style-name="T23"> the_arrival_deadline = </text:span><text:span text:style-name="T12">new</text:span><text:span text:style-name="T23"> </text:span><text:span text:style-name="T36">DateTime</text:span><text:span text:style-name="T23">();</text:span></text:p>
      <text:p text:style-name="P2"/>
      <text:p text:style-name="P2">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2"/>
      <text:p text:style-name="P13"><text:span text:style-name="T12">public</text:span><text:span text:style-name="T23"> </text:span><text:span text:style-name="T12">class</text:span><text:span text:style-name="T23"> </text:span><text:span text:style-name="T47">when_asked_for_its_arrival_deadline</text:span><text:span text:style-name="T23"> : </text:span><text:span text:style-name="T47">concern_for_route_specification</text:span></text:p>
      <text:p text:style-name="P31">{</text:p>
      <text:p text:style-name="P41"><text:span text:style-name="T23"><text:s text:c="4"/></text:span><text:span text:style-name="T36">It</text:span><text:span text:style-name="T23"> should_give_back_the_arrival_deadline = () =&gt; </text:span></text:p>
      <text:p text:style-name="P31"><text:s text:c="7"/>result.ShouldEqual(the_arrival_deadline);</text:p>
      <text:p text:style-name="P31"/>
      <text:p text:style-name="P41"><text:span text:style-name="T23"><text:s text:c="4"/></text:span><text:span text:style-name="T36">It</text:span><text:span text:style-name="T23"> should_leverage_the_arrival_deadline_property = () =&gt; </text:span></text:p>
      <text:p text:style-name="P31"><text:s text:c="7"/>the_arrival_deadline</text:p>
      <text:p text:style-name="P41"><text:span text:style-name="T23"><text:s text:c="10"/>.received(x =&gt; x.</text:span><text:span text:style-name="T70">MyMethod</text:span><text:span text:style-name="T23">());</text:span></text:p>
      <text:p text:style-name="P31">}</text:p>
      <text:p text:style-name="P2"/>
      <text:p text:style-name="P2">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2">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2"/>
      <text:p text:style-name="P2">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2"/>
      <text:p text:style-name="P2">Este es el pero. La razon por la que queriamos hacer incapie en esta BDD_Spec, aparentemente basica.</text:p>
      <text:p text:style-name="P2"/>
      <text:p text:style-name="P2">Una vez hechos estos comentarios, y habiendo tomado inicialmente el camino mas directo (usar DateTime), el resto del proceso para terminar la BDD_Spec es trivial.</text:p>
      <text:p text:style-name="P2"/>
      <text:p text:style-name="P2">Eliminamos el codigo de color rojo y obtenemos nuestro fallo:</text:p>
      <text:p text:style-name="P2"/>
      <text:p text:style-name="P13"><text:span text:style-name="T12">public</text:span><text:span text:style-name="T23"> </text:span><text:span text:style-name="T12">interface</text:span><text:span text:style-name="T23"> </text:span><text:span text:style-name="T36">IRouteSpecification</text:span><text:span text:style-name="T23"> : <text:s/></text:span><text:span text:style-name="T36">ISpecification</text:span><text:span text:style-name="T23">&lt;</text:span><text:span text:style-name="T36">IItinerary</text:span><text:span text:style-name="T23">&gt;, </text:span></text:p>
      <text:p text:style-name="P13"><text:span text:style-name="T23"><text:s text:c="40"/></text:span><text:span text:style-name="T36">IValueObject</text:span><text:span text:style-name="T23">&lt;</text:span><text:span text:style-name="T36">IRouteSpecification</text:span><text:span text:style-name="T23">&gt;</text:span></text:p>
      <text:p text:style-name="P31">{</text:p>
      <text:p text:style-name="P41"><text:span text:style-name="T23"><text:s text:c="4"/></text:span><text:span text:style-name="T36">ILocation</text:span><text:span text:style-name="T23"> origin();</text:span></text:p>
      <text:p text:style-name="P41"><text:span text:style-name="T23"><text:s text:c="4"/></text:span><text:span text:style-name="T36">ILocation</text:span><text:span text:style-name="T23"> destination();</text:span></text:p>
      <text:p text:style-name="P41"><text:span text:style-name="T23"><text:s text:c="4"/></text:span><text:span text:style-name="T36">DateTime</text:span><text:span text:style-name="T23"> arrival_dealine();</text:span></text:p>
      <text:p text:style-name="P31">}</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31">{</text:p>
      <text:p text:style-name="P31"><text:s text:c="4"/>(....)</text:p>
      <text:p text:style-name="P31"><text:s text:c="8"/></text:p>
      <text:p text:style-name="P41"><text:span text:style-name="T23"><text:s text:c="4"/></text:span><text:span text:style-name="T12">public</text:span><text:span text:style-name="T23"> </text:span><text:span text:style-name="T36">DateTime</text:span><text:span text:style-name="T23"> arrival_dealine()</text:span></text:p>
      <text:p text:style-name="P31"><text:s text:c="4"/>{</text:p>
      <text:p text:style-name="P41"><text:span text:style-name="T23"><text:s text:c="8"/></text:span><text:span text:style-name="T12">throw</text:span><text:span text:style-name="T23"> </text:span><text:span text:style-name="T12">new</text:span><text:span text:style-name="T23"> </text:span><text:span text:style-name="T55">NotImplementedException</text:span><text:span text:style-name="T24">();</text:span></text:p>
      <text:p text:style-name="P32"><text:s text:c="4"/>}</text:p>
      <text:p text:style-name="P32"/>
      <text:p text:style-name="P32"><text:soft-page-break/><text:s text:c="4"/>(....)</text:p>
      <text:p text:style-name="P32">}</text:p>
      <text:p text:style-name="P2"/>
      <text:p text:style-name="P46">------ Test started: Assembly: dddsample.specs.dll ------</text:p>
      <text:p text:style-name="P49"/>
      <text:p text:style-name="P49">when asked for its arrival deadline</text:p>
      <text:p text:style-name="P49">» should give back the arrival deadline (FAIL)</text:p>
      <text:p text:style-name="P49"/>
      <text:p text:style-name="P49">Test 'should give back the arrival deadline'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0 passed, 1 failed, 0 skipped, took 0,63 seconds (Machine.Specifications 0.3.0).</text:p>
      <text:p text:style-name="P2"/>
      <text:p text:style-name="P2">Implementamos la funcionalidad y comprobamos que el test pasa:</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31">{</text:p>
      <text:p text:style-name="P41"><text:span text:style-name="T23"><text:s text:c="4"/></text:span><text:span text:style-name="T12">readonly</text:span><text:span text:style-name="T23"> </text:span><text:span text:style-name="T36">ILocation</text:span><text:span text:style-name="T23"> underlying_origin_location;</text:span></text:p>
      <text:p text:style-name="P41"><text:span text:style-name="T23"><text:s text:c="4"/></text:span><text:span text:style-name="T12">readonly</text:span><text:span text:style-name="T23"> </text:span><text:span text:style-name="T36">ILocation</text:span><text:span text:style-name="T23"> underlying_destination_location;</text:span></text:p>
      <text:p text:style-name="P41"><text:span text:style-name="T23"><text:s text:c="4"/></text:span><text:span text:style-name="T12">readonly</text:span><text:span text:style-name="T23"> </text:span><text:span text:style-name="T36">DateTime</text:span><text:span text:style-name="T23"> underlying_arrival_deadline;</text:span></text:p>
      <text:p text:style-name="P31"/>
      <text:p text:style-name="P41"><text:span text:style-name="T23"><text:s text:c="4"/></text:span><text:span text:style-name="T12">public</text:span><text:span text:style-name="T23"> RouteSpecification(</text:span><text:span text:style-name="T36">ILocation</text:span><text:span text:style-name="T23"> the_origin_location, </text:span></text:p>
      <text:p text:style-name="P41"><text:span text:style-name="T23"><text:s text:c="30"/></text:span><text:span text:style-name="T36">ILocation</text:span><text:span text:style-name="T23"> the_destination_location, </text:span></text:p>
      <text:p text:style-name="P41"><text:span text:style-name="T23"><text:s text:c="30"/></text:span><text:span text:style-name="T36">DateTime</text:span><text:span text:style-name="T23"> the_arrival_deadline)</text:span></text:p>
      <text:p text:style-name="P31"><text:s text:c="4"/>{</text:p>
      <text:p text:style-name="P41"><text:span text:style-name="T23"><text:s text:c="8"/></text:span><text:span text:style-name="T12">this</text:span><text:span text:style-name="T23">.underlying_origin_location = the_origin_location;</text:span></text:p>
      <text:p text:style-name="P41"><text:span text:style-name="T23"><text:s text:c="8"/></text:span><text:span text:style-name="T12">this</text:span><text:span text:style-name="T23">.underlying_destination_location = the_destination_location;</text:span></text:p>
      <text:p text:style-name="P41"><text:span text:style-name="T23"><text:s text:c="8"/></text:span><text:span text:style-name="T12">this</text:span><text:span text:style-name="T23">.underlying_arrival_deadline = the_arrival_deadline;</text:span></text:p>
      <text:p text:style-name="P31"><text:s text:c="4"/>}</text:p>
      <text:p text:style-name="P31"/>
      <text:p text:style-name="P41"><text:span text:style-name="T23"><text:s text:c="4"/></text:span><text:span text:style-name="T12">public</text:span><text:span text:style-name="T23"> </text:span><text:span text:style-name="T36">ILocation</text:span><text:span text:style-name="T23"> origin()</text:span></text:p>
      <text:p text:style-name="P31"><text:s text:c="4"/>{</text:p>
      <text:p text:style-name="P41"><text:span text:style-name="T23"><text:s text:c="8"/></text:span><text:span text:style-name="T12">return</text:span><text:span text:style-name="T23"> </text:span><text:span text:style-name="T12">this</text:span><text:span text:style-name="T23">.underlying_origin_location;</text:span></text:p>
      <text:p text:style-name="P31"><text:s text:c="4"/>}</text:p>
      <text:p text:style-name="P31"/>
      <text:p text:style-name="P41"><text:span text:style-name="T23"><text:s text:c="4"/></text:span><text:span text:style-name="T12">public</text:span><text:span text:style-name="T23"> </text:span><text:span text:style-name="T36">ILocation</text:span><text:span text:style-name="T23"> destination()</text:span></text:p>
      <text:p text:style-name="P31"><text:s text:c="4"/>{</text:p>
      <text:p text:style-name="P41"><text:span text:style-name="T23"><text:s text:c="8"/></text:span><text:span text:style-name="T12">return</text:span><text:span text:style-name="T23"> </text:span><text:span text:style-name="T12">this</text:span><text:span text:style-name="T23">.underlying_destination_location;</text:span></text:p>
      <text:p text:style-name="P31"><text:s text:c="4"/>}</text:p>
      <text:p text:style-name="P31"/>
      <text:p text:style-name="P41"><text:span text:style-name="T23"><text:s text:c="4"/></text:span><text:span text:style-name="T12">public</text:span><text:span text:style-name="T23"> </text:span><text:span text:style-name="T36">DateTime</text:span><text:span text:style-name="T23"> arrival_dealine()</text:span></text:p>
      <text:p text:style-name="P31"><text:s text:c="4"/>{</text:p>
      <text:p text:style-name="P41"><text:span text:style-name="T23"><text:s text:c="8"/></text:span><text:span text:style-name="T12">return</text:span><text:span text:style-name="T23"> </text:span><text:span text:style-name="T12">this</text:span><text:span text:style-name="T23">.underlying_arrival_deadline;</text:span></text:p>
      <text:p text:style-name="P31"><text:s text:c="4"/>}</text:p>
      <text:p text:style-name="P31"/>
      <text:p text:style-name="P31"><text:s text:c="4"/>(....)</text:p>
      <text:p text:style-name="P31">}</text:p>
      <text:p text:style-name="P2"/>
      <text:p text:style-name="P46">------ Test started: Assembly: dddsample.specs.dll ------</text:p>
      <text:p text:style-name="P49"/>
      <text:p text:style-name="P49">when asked for its arrival deadline</text:p>
      <text:p text:style-name="P49">» should give back the arrival deadline</text:p>
      <text:p text:style-name="P49"/>
      <text:p text:style-name="P49"/>
      <text:p text:style-name="P49">1 passed, 0 failed, 0 skipped, took 0,66 seconds (Machine.Specifications 0.3.0).</text:p>
      <text:p text:style-name="P2"/>
      <text:p text:style-name="P2">Empaquetamos y a github.</text:p>
      <text:p text:style-name="P2"/>
      <text:p text:style-name="P2"/>
      <text:p text:style-name="P2"><text:soft-page-break/><text:span text:style-name="T8">RouteSpecificationSpecs: When asked if the specifcation is satisfied by an itinerary that satisfies the route specification</text:span>:</text:p>
      <text:p text:style-name="P2"/>
      <text:p text:style-name="P2">Vamos ahora con la BDD_Spec mas interesante del DDD_Value_Object IRouteSpecification, la que nos va a permitir implementar el contrato fijado por ISpecification&lt;T&gt; y que asumimos al establecer que:</text:p>
      <text:p text:style-name="P2"/>
      <text:p text:style-name="P13"><text:span text:style-name="T12">interface</text:span><text:span text:style-name="T23"> </text:span><text:span text:style-name="T36">IRouteSpecification</text:span><text:span text:style-name="T23"> : <text:s/></text:span><text:span text:style-name="T36">ISpecification</text:span><text:span text:style-name="T23">&lt;</text:span><text:span text:style-name="T36">IItinerary</text:span><text:span text:style-name="T23">&gt;</text:span></text:p>
      <text:p text:style-name="P2"/>
      <text:p text:style-name="P2">La BDD_Spec, por tanto, seria esta:</text:p>
      <text:p text:style-name="P2"/>
      <text:p text:style-name="P46">When asked if the specification is satisfied by an itinerary that satisfies the route specification</text:p>
      <text:p text:style-name="P49">» It should confirm that the itinerary satisfies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check that the arrival deadline is met</text:p>
      <text:p text:style-name="P2"/>
      <text:p text:style-name="P2">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2"/>
      <text:p text:style-name="P2">Lo segundo sea, probablemente, confirmar que, tal y como expusimos en el epigrafe anterior, vamos a necesitar un contrato propio para nuestra "fecha de entrega limite", y es que:</text:p>
      <text:p text:style-name="P2"/>
      <text:p text:style-name="P47">» It should check that the arrival deadline is met</text:p>
      <text:p text:style-name="P2"/>
      <text:p text:style-name="P2">nos deja muy poco margen.</text:p>
      <text:p text:style-name="P2"/>
      <text:p text:style-name="P2">Pero vamos a dejar este segundo punto para el final, y empecemos (esta vez si, paso a paso) con el resto de las aserciones (o specifications si usamos la nomenclatura propia del Context/Specification).</text:p>
      <text:p text:style-name="P2"/>
      <text:p text:style-name="P2"><text:span text:style-name="T8">Como implementar en codigo (y #1)</text:span>:</text:p>
      <text:p text:style-name="P2"/>
      <text:p text:style-name="P47">» It should confirm that the itinerary satisfies the route specification</text:p>
      <text:p text:style-name="P2"/>
      <text:p text:style-name="P2">No deberia ser un problema, ya que hemos hecho cosas parecidas con anterioridad:</text:p>
      <text:p text:style-name="P2"/>
      <text:p text:style-name="P13"><text:span text:style-name="T36">It</text:span><text:span text:style-name="T23"> should_confirm_that_the_itinerary_satisfies_the_route_specification = () =&gt; </text:span></text:p>
      <text:p text:style-name="P13"><text:span text:style-name="T23"><text:s text:c="3"/></text:span><text:span text:style-name="T70">result</text:span><text:span text:style-name="T23">.ShouldBeTrue();</text:span></text:p>
      <text:p text:style-name="P2"/>
      <text:p text:style-name="P2">si seguimos el camino de las baldosas rojas, nos obliga a definir result como:</text:p>
      <text:p text:style-name="P2"/>
      <text:p text:style-name="P13"><text:span text:style-name="T12">static</text:span><text:span text:style-name="T23"> </text:span><text:span text:style-name="T12">bool</text:span><text:span text:style-name="T23"> result;</text:span></text:p>
      <text:p text:style-name="P2"/>
      <text:p text:style-name="P2">Mientras que la ejecucion del SUT a traves de un bloque BEACAUSE seria:</text:p>
      <text:p text:style-name="P2"/>
      <text:p text:style-name="P13"><text:span text:style-name="T36">Because</text:span><text:span text:style-name="T23"> of = () =&gt; </text:span></text:p>
      <text:p text:style-name="P13"><text:span text:style-name="T23"><text:s text:c="3"/>result = sut.is_satisfied_by(</text:span><text:span text:style-name="T70">the_itinerary_that_satisfies_the_route_specification</text:span><text:span text:style-name="T23">);</text:span></text:p>
      <text:p text:style-name="P2"/>
      <text:p text:style-name="P2">donde, para eliminar el codigo de color rojo, necesitamos que:</text:p>
      <text:p text:style-name="P2"/>
      <text:p text:style-name="P13"><text:span text:style-name="T12">static</text:span><text:span text:style-name="T23"> </text:span><text:span text:style-name="T36">IItinerary</text:span><text:span text:style-name="T23"> the_itinerary_that_satisfies_the_route_specification;</text:span></text:p>
      <text:p text:style-name="P2"/>
      <text:p text:style-name="P2">Es importante comentar que:</text:p>
      <text:p text:style-name="P2"/>
      <text:list xml:id="list34299100" text:style-name="L38">
        <text:list-item>
          <text:p text:style-name="P99">Empezamos por al implementacion de la BDD_Spec correspondiente al "Happy Day <text:soft-page-break/>Scenario".</text:p>
        </text:list-item>
        <text:list-item>
          <text:p text:style-name="P99">Dentro de esta BDD_Spec, empezamos a su vez por la que se encarga del resultado de ejercitar el SUT, lo que nos permite definir el bloque BECAUSE, que sabemos sera comun a todos los demas bloques IT de la BDD_Spec.</text:p>
        </text:list-item>
        <text:list-item>
          <text:p text:style-name="P99">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2"/>
      <text:p text:style-name="P2">Vamos ahora a ver todo este codigo junto:</text:p>
      <text:p text:style-name="P2"/>
      <text:p text:style-name="P40"><text:span text:style-name="T19">public</text:span><text:span text:style-name="T29"> </text:span><text:span text:style-name="T19">class</text:span><text:span text:style-name="T29"> </text:span><text:span text:style-name="T52">when_asked_if_the_specification_is_satisfied_by_an_itinerary_that_satisfies_the_route_specification</text:span><text:span text:style-name="T29"> : </text:span></text:p>
      <text:p text:style-name="P52">concern_for_route_specification</text:p>
      <text:p text:style-name="P31">{</text:p>
      <text:p text:style-name="P41"><text:span text:style-name="T23"><text:s text:c="4"/></text:span><text:span text:style-name="T36">Because</text:span><text:span text:style-name="T23"> of = () =&gt; result = </text:span></text:p>
      <text:p text:style-name="P31"><text:s text:c="7"/>sut.is_satisfied_by(the_itinerary_that_satisfies_the_route_specification);</text:p>
      <text:p text:style-name="P31"/>
      <text:p text:style-name="P41"><text:span text:style-name="T23"><text:s text:c="4"/></text:span><text:span text:style-name="T36">It</text:span><text:span text:style-name="T23"> should_confirm_that_the_itinerary_satisfies_the_route_specification = () =&gt; </text:span></text:p>
      <text:p text:style-name="P31"><text:s text:c="7"/>result.ShouldBeTrue();</text:p>
      <text:p text:style-name="P31"><text:s/></text:p>
      <text:p text:style-name="P41"><text:span text:style-name="T23"><text:s text:c="4"/></text:span><text:span text:style-name="T12">static</text:span><text:span text:style-name="T23"> </text:span><text:span text:style-name="T12">bool</text:span><text:span text:style-name="T23"> result;</text:span></text:p>
      <text:p text:style-name="P41"><text:span text:style-name="T23"><text:s text:c="4"/></text:span><text:span text:style-name="T12">static</text:span><text:span text:style-name="T23"> </text:span><text:span text:style-name="T36">IItinerary</text:span><text:span text:style-name="T23"> the_itinerary_that_satisfies_the_route_specification;</text:span></text:p>
      <text:p text:style-name="P31">}</text:p>
      <text:p text:style-name="P2"/>
      <text:p text:style-name="P2">Vamos ahora establecer el contexto en el que se ejerce el SUT, a traves de un bloque ESTABLISH:</text:p>
      <text:p text:style-name="P2"/>
      <text:p text:style-name="P40"><text:span text:style-name="T41">Establish</text:span><text:span text:style-name="T29"> context = () =&gt;</text:span></text:p>
      <text:p text:style-name="P31">{</text:p>
      <text:p text:style-name="P41"><text:span text:style-name="T23"><text:s text:c="4"/>the_origin_location = an&lt;</text:span><text:span text:style-name="T36">ILocation</text:span><text:span text:style-name="T23">&gt;();</text:span></text:p>
      <text:p text:style-name="P41"><text:span text:style-name="T23"><text:s text:c="4"/>the_destination_location = an&lt;</text:span><text:span text:style-name="T36">ILocation</text:span><text:span text:style-name="T23">&gt;();</text:span></text:p>
      <text:p text:style-name="P41"><text:span text:style-name="T23"><text:s text:c="4"/>the_arrival_deadline = </text:span><text:span text:style-name="T12">new</text:span><text:span text:style-name="T23"> </text:span><text:span text:style-name="T36">DateTime</text:span><text:span text:style-name="T23">();</text:span></text:p>
      <text:p text:style-name="P31"/>
      <text:p text:style-name="P23"><text:s text:c="4"/>create_sut_using(() =&gt; </text:p>
      <text:p text:style-name="P39"><text:span text:style-name="T23"><text:s text:c="7"/></text:span><text:span text:style-name="T12">new</text:span><text:span text:style-name="T23"> </text:span><text:span text:style-name="T47">RouteSpecification</text:span><text:span text:style-name="T23">(the_origin_location, </text:span></text:p>
      <text:p text:style-name="P23"><text:s text:c="30"/>the_destination_location, </text:p>
      <text:p text:style-name="P23"><text:s text:c="30"/>the_arrival_deadline));</text:p>
      <text:p text:style-name="P31">};</text:p>
      <text:p text:style-name="P31"/>
      <text:p text:style-name="P41"><text:span text:style-name="T12">static</text:span><text:span text:style-name="T23"> </text:span><text:span text:style-name="T36">ILocation</text:span><text:span text:style-name="T23"> the_origin_location;</text:span></text:p>
      <text:p text:style-name="P41"><text:span text:style-name="T12">static</text:span><text:span text:style-name="T23"> </text:span><text:span text:style-name="T36">ILocation</text:span><text:span text:style-name="T23"> the_destination_location;</text:span></text:p>
      <text:p text:style-name="P41"><text:span text:style-name="T12">static</text:span><text:span text:style-name="T23"> </text:span><text:span text:style-name="T36">DateTime</text:span><text:span text:style-name="T23"> the_arrival_deadline;</text:span></text:p>
      <text:p text:style-name="P2"/>
      <text:p text:style-name="P2">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2"/>
      <text:p text:style-name="P13"><text:span text:style-name="T12">public</text:span><text:span text:style-name="T23"> </text:span><text:span text:style-name="T12">abstract</text:span><text:span text:style-name="T23"> </text:span><text:span text:style-name="T12">class</text:span><text:span text:style-name="T23"> </text:span><text:span text:style-name="T47">concern_for_route_specification</text:span><text:span text:style-name="T23"> : </text:span></text:p>
      <text:p text:style-name="P13"><text:span text:style-name="T23"><text:s text:c="22"/></text:span><text:span text:style-name="T47">Observes</text:span><text:span text:style-name="T23">&lt;</text:span><text:span text:style-name="T36">IRouteSpecification</text:span><text:span text:style-name="T23">, </text:span><text:span text:style-name="T47">RouteSpecification</text:span><text:span text:style-name="T23">&gt;</text:span></text:p>
      <text:p text:style-name="P31">{</text:p>
      <text:p text:style-name="P41"><text:span text:style-name="T23"><text:s text:c="4"/></text:span><text:span text:style-name="T36">Establish</text:span><text:span text:style-name="T23"> context = () =&gt;</text:span></text:p>
      <text:p text:style-name="P31"><text:s text:c="4"/>{</text:p>
      <text:p text:style-name="P41"><text:span text:style-name="T23"><text:s text:c="8"/>the_origin_location = an&lt;</text:span><text:span text:style-name="T36">ILocation</text:span><text:span text:style-name="T23">&gt;();</text:span></text:p>
      <text:p text:style-name="P41"><text:span text:style-name="T23"><text:s text:c="8"/>the_destination_location = an&lt;</text:span><text:span text:style-name="T36">ILocation</text:span><text:span text:style-name="T23">&gt;();</text:span></text:p>
      <text:p text:style-name="P41"><text:span text:style-name="T23"><text:s text:c="8"/>the_arrival_deadline = </text:span><text:span text:style-name="T12">new</text:span><text:span text:style-name="T23"> </text:span><text:span text:style-name="T36">DateTime</text:span><text:span text:style-name="T23">();</text:span></text:p>
      <text:p text:style-name="P31"/>
      <text:p text:style-name="P23"><text:soft-page-break/><text:s text:c="8"/>create_sut_using(() =&gt; </text:p>
      <text:p text:style-name="P39"><text:span text:style-name="T23"><text:s text:c="11"/></text:span><text:span text:style-name="T12">new</text:span><text:span text:style-name="T23"> </text:span><text:span text:style-name="T47">RouteSpecification</text:span><text:span text:style-name="T23">(the_origin_location, </text:span></text:p>
      <text:p text:style-name="P23"><text:s text:c="34"/>the_destination_location, </text:p>
      <text:p text:style-name="P23"><text:s text:c="34"/>the_arrival_deadline));</text:p>
      <text:p text:style-name="P31"><text:s text:c="4"/>};</text:p>
      <text:p text:style-name="P31"/>
      <text:p text:style-name="P41"><text:span text:style-name="T23"><text:s text:c="4"/></text:span><text:span text:style-name="T12">protected static</text:span><text:span text:style-name="T23"> </text:span><text:span text:style-name="T36">ILocation</text:span><text:span text:style-name="T23"> the_origin_location;</text:span></text:p>
      <text:p text:style-name="P41"><text:span text:style-name="T23"><text:s text:c="4"/></text:span><text:span text:style-name="T12">protected static</text:span><text:span text:style-name="T23"> </text:span><text:span text:style-name="T36">ILocation</text:span><text:span text:style-name="T23"> the_destination_location;</text:span></text:p>
      <text:p text:style-name="P41"><text:span text:style-name="T23"><text:s text:c="4"/></text:span><text:span text:style-name="T12">protected static</text:span><text:span text:style-name="T23"> </text:span><text:span text:style-name="T36">DateTime</text:span><text:span text:style-name="T23"> the_arrival_deadline;</text:span></text:p>
      <text:p text:style-name="P31">}</text:p>
      <text:p text:style-name="P2"/>
      <text:p text:style-name="P2">Un cambio asi hace que tengamos que refactorizar las BDD_Specs ya existentes, eliminando el codigo repetido.</text:p>
      <text:p text:style-name="P2"/>
      <text:p text:style-name="P2">Asi, las tres BDD_Specs creadas en los epigrafes anteriores quedarian:</text:p>
      <text:p text:style-name="P2"/>
      <text:p text:style-name="P13"><text:span text:style-name="T12">public</text:span><text:span text:style-name="T23"> </text:span><text:span text:style-name="T12">class</text:span><text:span text:style-name="T23"> </text:span><text:span text:style-name="T47">when_asked_for_its_origin_location</text:span><text:span text:style-name="T23"> : </text:span><text:span text:style-name="T47">concern_for_route_specification</text:span></text:p>
      <text:p text:style-name="P31">{</text:p>
      <text:p text:style-name="P41"><text:span text:style-name="T23"><text:s text:c="4"/></text:span><text:span text:style-name="T36">Because</text:span><text:span text:style-name="T23"> of = () =&gt; result = sut.origin();</text:span></text:p>
      <text:p text:style-name="P31"><text:s text:c="8"/></text:p>
      <text:p text:style-name="P41"><text:span text:style-name="T23"><text:s text:c="4"/></text:span><text:span text:style-name="T36">It</text:span><text:span text:style-name="T23"> should_give_back_the_origin_location = () =&gt; </text:span></text:p>
      <text:p text:style-name="P31"><text:s text:c="7"/>result.ShouldEqual(the_origin_location);</text:p>
      <text:p text:style-name="P31"/>
      <text:p text:style-name="P41"><text:span text:style-name="T23"><text:s text:c="4"/></text:span><text:span text:style-name="T12">static</text:span><text:span text:style-name="T23"> </text:span><text:span text:style-name="T36">ILocation</text:span><text:span text:style-name="T23"> result;</text:span></text:p>
      <text:p text:style-name="P31">}</text:p>
      <text:p text:style-name="P31"/>
      <text:p text:style-name="P41"><text:span text:style-name="T12">public</text:span><text:span text:style-name="T23"> </text:span><text:span text:style-name="T12">class</text:span><text:span text:style-name="T23"> </text:span><text:span text:style-name="T47">when_asked_for_its_destination_location</text:span><text:span text:style-name="T23"> : </text:span><text:span text:style-name="T47">concern_for_route_specification</text:span></text:p>
      <text:p text:style-name="P31">{</text:p>
      <text:p text:style-name="P41"><text:span text:style-name="T23"><text:s text:c="4"/></text:span><text:span text:style-name="T36">Because</text:span><text:span text:style-name="T23"> of = () =&gt; result = sut.destination();</text:span></text:p>
      <text:p text:style-name="P31"/>
      <text:p text:style-name="P41"><text:span text:style-name="T23"><text:s text:c="4"/></text:span><text:span text:style-name="T36">It</text:span><text:span text:style-name="T23"> should_give_back_the_destination_location = () =&gt; </text:span></text:p>
      <text:p text:style-name="P31"><text:s text:c="7"/>result.ShouldEqual(the_destination_location);</text:p>
      <text:p text:style-name="P31"/>
      <text:p text:style-name="P41"><text:span text:style-name="T23"><text:s text:c="4"/></text:span><text:span text:style-name="T12">static</text:span><text:span text:style-name="T23"> </text:span><text:span text:style-name="T36">ILocation</text:span><text:span text:style-name="T23"> result;</text:span></text:p>
      <text:p text:style-name="P31">}</text:p>
      <text:p text:style-name="P31"/>
      <text:p text:style-name="P41"><text:span text:style-name="T12">public</text:span><text:span text:style-name="T23"> </text:span><text:span text:style-name="T12">class</text:span><text:span text:style-name="T23"> </text:span><text:span text:style-name="T47">when_asked_for_its_arrival_deadline</text:span><text:span text:style-name="T23"> : </text:span><text:span text:style-name="T47">concern_for_route_specification</text:span></text:p>
      <text:p text:style-name="P31">{</text:p>
      <text:p text:style-name="P41"><text:span text:style-name="T23"><text:s text:c="4"/></text:span><text:span text:style-name="T36">Because</text:span><text:span text:style-name="T23"> of = () =&gt; result = sut.arrival_dealine();</text:span></text:p>
      <text:p text:style-name="P31"/>
      <text:p text:style-name="P41"><text:span text:style-name="T23"><text:s text:c="4"/></text:span><text:span text:style-name="T36">It</text:span><text:span text:style-name="T23"> should_give_back_the_arrival_deadline = () =&gt; </text:span></text:p>
      <text:p text:style-name="P31"><text:s text:c="8"/>result.ShouldEqual(the_arrival_deadline);</text:p>
      <text:p text:style-name="P31"/>
      <text:p text:style-name="P41"><text:span text:style-name="T23"><text:s text:c="4"/></text:span><text:span text:style-name="T12">static</text:span><text:span text:style-name="T23"> </text:span><text:span text:style-name="T36">DateTime</text:span><text:span text:style-name="T23"> result;</text:span></text:p>
      <text:p text:style-name="P31">}</text:p>
      <text:p text:style-name="P2"/>
      <text:p text:style-name="P2">Antes de proseguir con nuestra BDD_Spec, necesitamos confirmar que con esta refactorizacion no hemos roto nada. Para ello ejecutamos nuestra suite de BDD_Specs:</text:p>
      <text:p text:style-name="P2"/>
      <text:p text:style-name="P46">------ Test started: Assembly: dddsample.specs.dll ------</text:p>
      <text:p text:style-name="P49"/>
      <text:p text:style-name="P49">(....)</text:p>
      <text:p text:style-name="P49"/>
      <text:p text:style-name="P49">when asked for its origin location</text:p>
      <text:p text:style-name="P49">» should give back the origin location</text:p>
      <text:p text:style-name="P49"/>
      <text:p text:style-name="P49">when asked for its destination location</text:p>
      <text:p text:style-name="P49">» should give back the destination location</text:p>
      <text:p text:style-name="P49"/>
      <text:p text:style-name="P49">when asked for its arrival deadline</text:p>
      <text:p text:style-name="P49">» should give back the arrival deadline</text:p>
      <text:p text:style-name="P49"/>
      <text:p text:style-name="P49"/>
      <text:p text:style-name="P49"><text:soft-page-break/>15 passed, 0 failed, 0 skipped, took 1,18 seconds (Machine.Specifications 0.3.0).</text:p>
      <text:p text:style-name="P2"/>
      <text:p text:style-name="P2">Y podemos estar satisfechos ya que todo va bien.</text:p>
      <text:p text:style-name="P2"/>
      <text:p text:style-name="P2">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2"/>
      <text:p text:style-name="P2">Tras esta pequeña deriva, vamos a continuar con nuestra BDD_Spec, de la que, recordemos:</text:p>
      <text:p text:style-name="P2"/>
      <text:list xml:id="list34305331" text:style-name="L39">
        <text:list-item>
          <text:p text:style-name="P100">Tenemos definida la asercion a traves del bloque IT.</text:p>
        </text:list-item>
        <text:list-item>
          <text:p text:style-name="P100">Tenemos definida la ejecucion del SUT a traves del bloque BECAUSE.</text:p>
        </text:list-item>
        <text:list-item>
          <text:p text:style-name="P100">Tenemos definido el contexto a traves de la clase base abstracta concern_for_route_specification y su bloque ESTABLISH.</text:p>
        </text:list-item>
      </text:list>
      <text:p text:style-name="P2"/>
      <text:p text:style-name="P2">Por lo tanto, siguiendo con el proceso, deberiamos poder obtener 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 (FAIL)</text:p>
      <text:p text:style-name="P49"/>
      <text:p text:style-name="P49">Test 'should confirm that the itinerary satisfies the route specification'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0 passed, 1 failed, 0 skipped, took 0,75 seconds (Machine.Specifications 0.3.0).</text:p>
      <text:p text:style-name="P2"/>
      <text:p text:style-name="P2">Y de hecho, lo obtenemos.</text:p>
      <text:p text:style-name="P2"/>
      <text:p text:style-name="P2">El siguiente paso debe ser, escribir el codigo que nos permita pasar el test. A saber:</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31">{</text:p>
      <text:p text:style-name="P41"><text:span text:style-name="T24"><text:s text:c="4"/></text:span><text:span text:style-name="T16">public</text:span><text:span text:style-name="T24"> </text:span><text:span text:style-name="T16">bool</text:span><text:span text:style-name="T24"> is_satisfied_by(</text:span><text:span text:style-name="T39">IItinerary</text:span><text:span text:style-name="T24"> the_itinerary)</text:span></text:p>
      <text:p text:style-name="P32"><text:s text:c="4"/>{</text:p>
      <text:p text:style-name="P41"><text:span text:style-name="T24"><text:s text:c="8"/></text:span><text:span text:style-name="T16">return</text:span><text:span text:style-name="T24"> </text:span><text:span text:style-name="T16">true</text:span><text:span text:style-name="T24">;</text:span></text:p>
      <text:p text:style-name="P32"><text:s text:c="4"/>}</text:p>
      <text:p text:style-name="P32">}</text:p>
      <text:p text:style-name="P2"><text:s text:c="2"/></text:p>
      <text:p text:style-name="P2">que efectivamente nos asegura pasar el test, como prueba el siguiente log:</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text:p text:style-name="P49"/>
      <text:p text:style-name="P49">1 passed, 0 failed, 0 skipped, took 0,66 seconds (Machine.Specifications 0.3.0).</text:p>
      <text:p text:style-name="P2"/>
      <text:p text:style-name="P2">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text:soft-page-break/>pero cuando nos encontremos con escenarios mas complejos, la vuelta a los origenes nos va a ayudar a no perdernos por los vericuetos de la implementacion, a ir andando un paso tras otro.</text:p>
      <text:p text:style-name="P2"/>
      <text:p text:style-name="P2">Lo bueno de este planteamiento es que podemos ir con el siguiente bloque IT.</text:p>
      <text:p text:style-name="P2"/>
      <text:p text:style-name="P2"><text:span text:style-name="T8">Como implementar en codigo (y #2)</text:span>:</text:p>
      <text:p text:style-name="P2"/>
      <text:p text:style-name="P47">» It should leverage the itinerary initial departure location</text:p>
      <text:p text:style-name="P2"/>
      <text:p text:style-name="P2">Este estilo de aserciones son el paradigma del BDD y de su primo hermano el "TDD Mockista" o "Interaction based Testing". No vamos a repetir lo que ya hemos tratado con anterioridad.</text:p>
      <text:p text:style-name="P2"/>
      <text:p text:style-name="P2">Vamos por tanto con el su version en codigo:</text:p>
      <text:p text:style-name="P2"/>
      <text:p text:style-name="P13"><text:span text:style-name="T36">It</text:span><text:span text:style-name="T23"> should_leverage_the_itinerary_initial_departure_location = () =&gt; </text:span></text:p>
      <text:p text:style-name="P31"><text:s text:c="3"/>the_itinerary_that_satisfies_the_route_specification</text:p>
      <text:p text:style-name="P41"><text:span text:style-name="T23"><text:s text:c="6"/>.received(x =&gt; x.</text:span><text:span text:style-name="T70">initial_departure_location</text:span><text:span text:style-name="T23">());</text:span></text:p>
      <text:p text:style-name="P2"/>
      <text:p text:style-name="P2">Esto provoca una mini reaccion en cadena, obligandonos a definir el metodo en la interface Iitinerary para eliminar el codigo rojo:</text:p>
      <text:p text:style-name="P2"/>
      <text:p text:style-name="P40"><text:span text:style-name="T19">public</text:span><text:span text:style-name="T29"> </text:span><text:span text:style-name="T19">interface</text:span><text:span text:style-name="T29"> </text:span><text:span text:style-name="T41">IItinerary</text:span></text:p>
      <text:p text:style-name="P31">{</text:p>
      <text:p text:style-name="P41"><text:span text:style-name="T23"><text:s text:c="4"/></text:span><text:span text:style-name="T36">ILocation</text:span><text:span text:style-name="T23"> initial_departure_location();</text:span></text:p>
      <text:p text:style-name="P31">}</text:p>
      <text:p text:style-name="P2"/>
      <text:p text:style-name="P2">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2"/>
      <text:p text:style-name="P2">Antes de obtener nuestro fallo, necesitamos definir the_itinerary_satisfies_the_route_specification como un mock y asignarle el comportamiento deseado. Para ello nos valemos de un bloque ESTABLISH:</text:p>
      <text:p text:style-name="P2"/>
      <text:p text:style-name="P40"><text:span text:style-name="T41">Establish</text:span><text:span text:style-name="T29"> context = () =&gt;</text:span></text:p>
      <text:p text:style-name="P31">{</text:p>
      <text:p text:style-name="P41"><text:span text:style-name="T23"><text:s text:c="4"/>the_itinerary_that_satisfies_the_route_specification = an&lt;</text:span><text:span text:style-name="T36">IItinerary</text:span><text:span text:style-name="T23">&gt;();</text:span></text:p>
      <text:p text:style-name="P31"><text:s text:c="4"/>the_itinerary_that_satisfies_the_route_specification</text:p>
      <text:p text:style-name="P31"><text:s text:c="7"/>.Stub(x =&gt; x.initial_departure_location())</text:p>
      <text:p text:style-name="P41"><text:span text:style-name="T23"><text:s text:c="7"/>.Return(an&lt;</text:span><text:span text:style-name="T36">ILocation</text:span><text:span text:style-name="T23">&gt;());</text:span></text:p>
      <text:p text:style-name="P31">};</text:p>
      <text:p text:style-name="P2"/>
      <text:p text:style-name="P2">Con lo que ya estamos listos para obtener 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 (FAIL)</text:p>
      <text:p text:style-name="P49"/>
      <text:p text:style-name="P49"/>
      <text:p text:style-name="P49">Test 'should leverage the itinerary initial departure location' failed:</text:p>
      <text:p text:style-name="P49"><text:tab/>Rhino.Mocks.Exceptions.ExpectationViolationException: IItinerary.initial_departure_location(); Expected #1..2147483647, Actual #0.</text:p>
      <text:p text:style-name="P49"><text:tab/>at Rhino.Mocks.RhinoMocksExtensions.AssertWasCalled[T](T mock, Action`1 action, Action`1 setupConstraints)</text:p>
      <text:p text:style-name="P49"><text:tab/>at Machine.Specifications.DevelopWithPassion.Rhino.VoidMethodCallOccurance`1..ctor(T mock, Action`1 action)</text:p>
      <text:p text:style-name="P49"><text:tab/>at Machine.Specifications.DevelopWithPassion.Rhino.RhinoMocksExtensions.received[T](T <text:soft-page-break/>mock, Action`1 item)</text:p>
      <text:p text:style-name="P49"><text:tab/>domain\model\cargo.aggregate\RouteSpecificationSpecs.cs(68,0): at dddsample.specs.domain.model.cargo.aggregate.when_asked_if_the_specification_is_satisfied_by_an_itinerary_that_satisfies_the_route_specification.&lt;.ctor&gt;b__4()</text:p>
      <text:p text:style-name="P49"><text:tab/>at Machine.Specifications.Model.Specification.InvokeSpecificationField()</text:p>
      <text:p text:style-name="P49"><text:tab/>at Machine.Specifications.Model.Specification.Verify()</text:p>
      <text:p text:style-name="P49"/>
      <text:p text:style-name="P49">1 passed, 1 failed, 0 skipped, took 1,05 seconds (Machine.Specifications 0.3.0).</text:p>
      <text:p text:style-name="P2"/>
      <text:p text:style-name="P2">y efecdtivamente, nuestro test anterior sigue pasando:</text:p>
      <text:p text:style-name="P2"/>
      <text:p text:style-name="P47">» should confirm that the itinerary satisfies the route specification</text:p>
      <text:p text:style-name="P2"/>
      <text:p text:style-name="P2">mientras que nuestro test actual no pasa:</text:p>
      <text:p text:style-name="P2"/>
      <text:p text:style-name="P49">» should leverage the itinerary initial departure location (FAIL)</text:p>
      <text:p text:style-name="P2"/>
      <text:p text:style-name="P2">y ademas nos da el fallo adecuado:</text:p>
      <text:p text:style-name="P2"/>
      <text:p text:style-name="P47">Rhino.Mocks.Exceptions.ExpectationViolationException: IItinerary.initial_departure_location(); Expected #1..2147483647, Actual #0.</text:p>
      <text:p text:style-name="P2"/>
      <text:p text:style-name="Standard"><text:span text:style-name="T6">Es decir, Rhino.Mocks esperaba que se produjese 1 llamada (el "Expected #1") a Iitinerary.initial_departure_location() pero en realidad no se ha producido ninguna (el </text:span><text:span text:style-name="T6">"Actual #0").</text:span></text:p>
      <text:p text:style-name="P2"/>
      <text:p text:style-name="P2">El siguiente paso es escribir el codigo que nos permita pasar el test y que de nuevo no tienen mayor complicacion:</text:p>
      <text:p text:style-name="P2"/>
      <text:p text:style-name="P40"><text:span text:style-name="T19">public</text:span><text:span text:style-name="T29"> </text:span><text:span text:style-name="T19">class</text:span><text:span text:style-name="T29"> </text:span><text:span text:style-name="T52">RouteSpecification</text:span><text:span text:style-name="T29"> : </text:span><text:span text:style-name="T41">IRouteSpecification</text:span></text:p>
      <text:p text:style-name="P31">{</text:p>
      <text:p text:style-name="P31"><text:s text:c="4"/></text:p>
      <text:p text:style-name="P32"><text:s text:c="4"/>(....)</text:p>
      <text:p text:style-name="P32"/>
      <text:p text:style-name="P41"><text:span text:style-name="T24"><text:s text:c="4"/></text:span><text:span text:style-name="T16">public</text:span><text:span text:style-name="T24"> </text:span><text:span text:style-name="T16">bool</text:span><text:span text:style-name="T24"> is_satisfied_by(</text:span><text:span text:style-name="T39">IItinerary</text:span><text:span text:style-name="T24"> the_itinerary)</text:span></text:p>
      <text:p text:style-name="P32"><text:s text:c="4"/>{</text:p>
      <text:p text:style-name="P32"><text:s text:c="7"/>the_itinerary.initial_departure_location();</text:p>
      <text:p text:style-name="P41"><text:span text:style-name="T24"><text:s text:c="7"/></text:span><text:span text:style-name="T16">return</text:span><text:span text:style-name="T24"> </text:span><text:span text:style-name="T16">true</text:span><text:span text:style-name="T24">;</text:span></text:p>
      <text:p text:style-name="P32"><text:s text:c="4"/>}</text:p>
      <text:p text:style-name="P32"/>
      <text:p text:style-name="P32"><text:s text:c="4"/>(....)</text:p>
      <text:p text:style-name="P32">}</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text:p text:style-name="P49"/>
      <text:p text:style-name="P49">2 passed, 0 failed, 0 skipped, took 0,80 seconds (Machine.Specifications 0.3.0).</text:p>
      <text:p text:style-name="P2"/>
      <text:p text:style-name="P2">Siguiente bloque IT.</text:p>
      <text:p text:style-name="P2"/>
      <text:p text:style-name="P2"><text:span text:style-name="T8">Como implementar en codigo (y #3)</text:span>:</text:p>
      <text:p text:style-name="P2"/>
      <text:p text:style-name="P47">» It should leverage the origin location identity comparer</text:p>
      <text:p text:style-name="P2"/>
      <text:p text:style-name="P2">Otra asercion de "diseño". Volvemos a delegar.</text:p>
      <text:p text:style-name="P2"/>
      <text:p text:style-name="P2">Su version en codigo es muy interesante, pues pone en funcionamiento lo escrito en la asercion anterior:</text:p>
      <text:p text:style-name="P2"><text:soft-page-break/></text:p>
      <text:p text:style-name="P13"><text:span text:style-name="T36">It</text:span><text:span text:style-name="T23"> should_leverage_the_origin_location_identity_comparer = () =&gt;</text:span></text:p>
      <text:p text:style-name="P31"><text:s text:c="3"/>the_origin_location</text:p>
      <text:p text:style-name="P41"><text:span text:style-name="T23"><text:s text:c="6"/>.received(x =&gt; x.</text:span><text:span text:style-name="T70">has_the_same_value_as</text:span><text:span text:style-name="T23">(</text:span></text:p>
      <text:p text:style-name="P31"><text:s text:c="9"/>the_itinerary_that_satisfies_the_route_specification</text:p>
      <text:p text:style-name="P31"><text:s text:c="12"/>.initial_departure_location()));</text:p>
      <text:p text:style-name="P2"/>
      <text:p text:style-name="P2">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2"/>
      <text:p text:style-name="P2">Para que el codigo de color rojo deje de tener ese color, necesitamos definir la naturaleza de ILocation. Y esta no es otra que la de DDD_Value_Object, con lo que solo necesitamos implementar la interface IValueObject:</text:p>
      <text:p text:style-name="P2"/>
      <text:p text:style-name="P40"><text:span text:style-name="T19">public</text:span><text:span text:style-name="T29"> </text:span><text:span text:style-name="T19">interface</text:span><text:span text:style-name="T29"> </text:span><text:span text:style-name="T41">ILocation</text:span><text:span text:style-name="T29"> : </text:span><text:span text:style-name="T41">IValueObject</text:span><text:span text:style-name="T29">&lt;</text:span><text:span text:style-name="T41">ILocation</text:span><text:span text:style-name="T29">&gt;</text:span><text:span text:style-name="T23"> {}</text:span></text:p>
      <text:p text:style-name="P2"/>
      <text:p text:style-name="P2">Nueva constatacion de algo que hemos repetido hasta la saciedad, con el BDD no escribes codigo, con el BDD diseñas el codigo.</text:p>
      <text:p text:style-name="P2"/>
      <text:p text:style-name="Standard"><text:span text:style-name="T6">Exactamente igual que con el bloque IT anterior, antes de obtener nuestro fallo, necesitamos definir the_origin_location como un mock y asignarle el comportamiento </text:span><text:span text:style-name="T6">deseado. En este caso ya hemos definido the_origin_location como un mock a traves de la clase base abstracta concern_for_route_specification:</text:span></text:p>
      <text:p text:style-name="P2"/>
      <text:p text:style-name="P40"><text:span text:style-name="T29">the_origin_location = an&lt;</text:span><text:span text:style-name="T41">ILocation</text:span><text:span text:style-name="T29">&gt;();</text:span></text:p>
      <text:p text:style-name="P2"/>
      <text:p text:style-name="P2">y no olvidemos que ademas es una dependencia de nuestro SUT:</text:p>
      <text:p text:style-name="P2"/>
      <text:p text:style-name="P23">create_sut_using(() =&gt; </text:p>
      <text:p text:style-name="P39"><text:span text:style-name="T23"><text:s text:c="3"/></text:span><text:span text:style-name="T12">new</text:span><text:span text:style-name="T23"> </text:span><text:span text:style-name="T47">RouteSpecification</text:span><text:span text:style-name="T23">(the_origin_location, </text:span></text:p>
      <text:p text:style-name="P23"><text:s text:c="26"/>the_destination_location, </text:p>
      <text:p text:style-name="P23"><text:s text:c="26"/>the_arrival_deadline));</text:p>
      <text:p text:style-name="P2"/>
      <text:p text:style-name="P2">Pero no nos perdamos en recordatorios y vamos con la parte de "asignarle el comportamiento deseado".</text:p>
      <text:p text:style-name="P2"/>
      <text:p text:style-name="P2">Dentro del bloque ESTABLISH:</text:p>
      <text:p text:style-name="P2"/>
      <text:p text:style-name="P40"><text:span text:style-name="T41">Establish</text:span><text:span text:style-name="T29"> context = () =&gt;</text:span></text:p>
      <text:p text:style-name="P31">{</text:p>
      <text:p text:style-name="P41"><text:span text:style-name="T23"><text:s text:c="4"/>the_itinerary_that_satisfies_the_route_specification = an&lt;</text:span><text:span text:style-name="T36">IItinerary</text:span><text:span text:style-name="T23">&gt;();</text:span></text:p>
      <text:p text:style-name="P31"><text:s text:c="4"/>the_itinerary_that_satisfies_the_route_specification</text:p>
      <text:p text:style-name="P31"><text:s text:c="7"/>.Stub(x =&gt; x.initial_departure_location())</text:p>
      <text:p text:style-name="P41"><text:span text:style-name="T23"><text:s text:c="7"/>.Return(an&lt;</text:span><text:span text:style-name="T36">ILocation</text:span><text:span text:style-name="T23">&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3"><text:s text:c="7"/>.Return(</text:span><text:span text:style-name="T12">true</text:span><text:span text:style-name="T23">);</text:span></text:p>
      <text:p text:style-name="P31">};</text:p>
      <text:p text:style-name="P2"/>
      <text:p text:style-name="P2">que nos permite obtener nuestro fallo sin afectar al resto de las aserciones ya codificadas:</text:p>
      <text:p text:style-name="P2"/>
      <text:p text:style-name="P46">------ Test started: Assembly: dddsample.specs.dll ------</text:p>
      <text:p text:style-name="P49"/>
      <text:p text:style-name="P49">when asked if the specification is satisfied by an itinerary that satisfies the route specification</text:p>
      <text:p text:style-name="P49"><text:soft-page-break/>» should confirm that the itinerary satisfies the route specification</text:p>
      <text:p text:style-name="P49">» should leverage the itinerary initial departure location</text:p>
      <text:p text:style-name="P49">» should leverage the origin location identity comparer (FAIL)</text:p>
      <text:p text:style-name="P49"/>
      <text:p text:style-name="P49"/>
      <text:p text:style-name="P49">Test 'should leverage the origin location identity comparer' failed:</text:p>
      <text:p text:style-name="P49"><text:tab/>Rhino.Mocks.Exceptions.ExpectationViolationException: IValueObject`1.has_the_same_value_as(ILocationProxy075bbe2c85fe451390e963c1ae35e4d4); Expected #1..2147483647, Actual #0.</text:p>
      <text:p text:style-name="P49"/>
      <text:p text:style-name="P49">(....)</text:p>
      <text:p text:style-name="P49"/>
      <text:p text:style-name="P49">2 passed, 1 failed, 0 skipped, took 0,86 seconds (Machine.Specifications 0.3.0).</text:p>
      <text:p text:style-name="P2"/>
      <text:p text:style-name="P2">Es decir, esperabamos 1 llamada a has_the_same_value_as(...) ("Expected #1") pero esta no se produce ("Actual #0").</text:p>
      <text:p text:style-name="P2"/>
      <text:p text:style-name="P2">Para remediarlo necestimos implementar el comportamiento descrito en nuestro DDD_Value_Object RouteSpecification, tal que asi:</text:p>
      <text:p text:style-name="P2"/>
      <text:p text:style-name="P13"><text:span text:style-name="T12">public</text:span><text:span text:style-name="T23"> </text:span><text:span text:style-name="T12">class</text:span><text:span text:style-name="T23"> </text:span><text:span text:style-name="T47">RouteSpecification</text:span><text:span text:style-name="T23"> : </text:span><text:span text:style-name="T36">IRouteSpecification</text:span></text:p>
      <text:p text:style-name="P31">{</text:p>
      <text:p text:style-name="P41"><text:span text:style-name="T23"><text:s text:c="4"/></text:span><text:span text:style-name="T12">readonly</text:span><text:span text:style-name="T23"> </text:span><text:span text:style-name="T36">ILocation</text:span><text:span text:style-name="T23"> underlying_origin_location;</text:span></text:p>
      <text:p text:style-name="P41"><text:span text:style-name="T23"><text:s text:c="4"/></text:span><text:span text:style-name="T12">readonly</text:span><text:span text:style-name="T23"> </text:span><text:span text:style-name="T36">ILocation</text:span><text:span text:style-name="T23"> underlying_destination_location;</text:span></text:p>
      <text:p text:style-name="P41"><text:span text:style-name="T23"><text:s text:c="4"/></text:span><text:span text:style-name="T12">readonly</text:span><text:span text:style-name="T23"> </text:span><text:span text:style-name="T36">DateTime</text:span><text:span text:style-name="T23"> underlying_arrival_deadline;</text:span></text:p>
      <text:p text:style-name="P31"/>
      <text:p text:style-name="P41"><text:span text:style-name="T23"><text:s text:c="4"/></text:span><text:span text:style-name="T12">public</text:span><text:span text:style-name="T23"> RouteSpecification(</text:span><text:span text:style-name="T36">ILocation</text:span><text:span text:style-name="T23"> the_origin_location, </text:span></text:p>
      <text:p text:style-name="P41"><text:span text:style-name="T23"><text:s text:c="30"/></text:span><text:span text:style-name="T36">ILocation</text:span><text:span text:style-name="T23"> the_destination_location, </text:span></text:p>
      <text:p text:style-name="P41"><text:span text:style-name="T23"><text:s text:c="30"/></text:span><text:span text:style-name="T36">DateTime</text:span><text:span text:style-name="T23"> the_arrival_deadline)</text:span></text:p>
      <text:p text:style-name="P31"><text:s text:c="4"/>{</text:p>
      <text:p text:style-name="P41"><text:span text:style-name="T23"><text:s text:c="8"/></text:span><text:span text:style-name="T12">this</text:span><text:span text:style-name="T23">.underlying_origin_location = the_origin_location;</text:span></text:p>
      <text:p text:style-name="P41"><text:span text:style-name="T23"><text:s text:c="8"/></text:span><text:span text:style-name="T12">this</text:span><text:span text:style-name="T23">.underlying_destination_location = the_destination_location;</text:span></text:p>
      <text:p text:style-name="P41"><text:span text:style-name="T23"><text:s text:c="8"/></text:span><text:span text:style-name="T12">this</text:span><text:span text:style-name="T23">.underlying_arrival_deadline = the_arrival_deadline;</text:span></text:p>
      <text:p text:style-name="P31"><text:s text:c="4"/>}</text:p>
      <text:p text:style-name="P31"/>
      <text:p text:style-name="P31"><text:s text:c="4"/>(....)</text:p>
      <text:p text:style-name="P31"/>
      <text:p text:style-name="P41"><text:span text:style-name="T23"><text:s text:c="4"/></text:span><text:span text:style-name="T16">public</text:span><text:span text:style-name="T24"> </text:span><text:span text:style-name="T16">bool</text:span><text:span text:style-name="T24"> is_satisfied_by(</text:span><text:span text:style-name="T39">IItinerary</text:span><text:span text:style-name="T24"> the_itinerary)</text:span></text:p>
      <text:p text:style-name="P32"><text:s text:c="4"/>{</text:p>
      <text:p text:style-name="P32"><text:s text:c="8"/>underlying_origin_location.has_the_same_value_as(</text:p>
      <text:p text:style-name="P32"><text:s text:c="11"/>the_itinerary.initial_departure_location());</text:p>
      <text:p text:style-name="P32"/>
      <text:p text:style-name="P41"><text:span text:style-name="T24"><text:s text:c="8"/></text:span><text:span text:style-name="T16">return</text:span><text:span text:style-name="T24"> </text:span><text:span text:style-name="T16">true</text:span><text:span text:style-name="T24">;</text:span></text:p>
      <text:p text:style-name="P32"><text:s text:c="4"/>} <text:s text:c="4"/></text:p>
      <text:p text:style-name="P32">}</text:p>
      <text:p text:style-name="P2"/>
      <text:p text:style-name="P2">Que provoca que el test pase:</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text:p text:style-name="P49"/>
      <text:p text:style-name="P49">3 passed, 0 failed, 0 skipped, took 0,78 seconds (Machine.Specifications 0.3.0).</text:p>
      <text:p text:style-name="P2"/>
      <text:p text:style-name="P2">Esto ya va tomando forma.</text:p>
      <text:p text:style-name="P2"/>
      <text:p text:style-name="P2"><text:span text:style-name="T8">Como implementar en codigo (y #4)</text:span>:</text:p>
      <text:p text:style-name="P2"/>
      <text:p text:style-name="P49"><text:soft-page-break/>» It should leverage the itinerary final arrival location</text:p>
      <text:p text:style-name="P2"/>
      <text:p text:style-name="P2">Mas "diseño". Esta vez en una situacion analoga a "<text:span text:style-name="T57">Como implementar en codigo (y #2)</text:span>". Por lo tanto, todo lo que era aplicable en ese caso, lo es tambien en este.</text:p>
      <text:p text:style-name="P2"/>
      <text:p text:style-name="P2">El codigo de la asercion es:</text:p>
      <text:p text:style-name="P2"/>
      <text:p text:style-name="P13"><text:span text:style-name="T36">It</text:span><text:span text:style-name="T23"> should_leverage_the_itinerary_final_arrival_location = () =&gt;</text:span></text:p>
      <text:p text:style-name="P31"><text:s text:c="3"/>the_itinerary_that_satisfies_the_route_specification</text:p>
      <text:p text:style-name="P41"><text:span text:style-name="T23"><text:s text:c="6"/>.received(x =&gt; x.</text:span><text:span text:style-name="T70">final_arrival_location</text:span><text:span text:style-name="T23">());</text:span></text:p>
      <text:p text:style-name="P2"/>
      <text:p text:style-name="P2">Que provoca la reaccion en cadena:</text:p>
      <text:p text:style-name="P2"/>
      <text:p text:style-name="P13"><text:span text:style-name="T12">public</text:span><text:span text:style-name="T23"> </text:span><text:span text:style-name="T12">interface</text:span><text:span text:style-name="T23"> </text:span><text:span text:style-name="T36">IItinerary</text:span></text:p>
      <text:p text:style-name="P31">{</text:p>
      <text:p text:style-name="P41"><text:span text:style-name="T23"><text:s text:c="4"/></text:span><text:span text:style-name="T36">ILocation</text:span><text:span text:style-name="T23"> initial_departure_location();</text:span></text:p>
      <text:p text:style-name="P41"><text:span text:style-name="T23"><text:s text:c="4"/></text:span><text:span text:style-name="T36">ILocation</text:span><text:span text:style-name="T23"> final_arrival_location();</text:span></text:p>
      <text:p text:style-name="P31">}</text:p>
      <text:p text:style-name="P2"/>
      <text:p text:style-name="P2">que soluciona el codigo en rojo.</text:p>
      <text:p text:style-name="P2"/>
      <text:p text:style-name="P2">En el bloque ESTABLISH definimos el comportamiento esperado para el mock (las ultimas tres lineas de codigo):</text:p>
      <text:p text:style-name="P2"/>
      <text:p text:style-name="P13"><text:span text:style-name="T36">Establish</text:span><text:span text:style-name="T23"> context = () =&gt;</text:span></text:p>
      <text:p text:style-name="P31">{</text:p>
      <text:p text:style-name="P41"><text:span text:style-name="T23"><text:s text:c="4"/>the_itinerary_that_satisfies_the_route_specification = an&lt;</text:span><text:span text:style-name="T36">IItinerary</text:span><text:span text:style-name="T23">&gt;();</text:span></text:p>
      <text:p text:style-name="P31"><text:s text:c="4"/>the_itinerary_that_satisfies_the_route_specification</text:p>
      <text:p text:style-name="P31"><text:s text:c="7"/>.Stub(x =&gt; x.initial_departure_location())</text:p>
      <text:p text:style-name="P41"><text:span text:style-name="T23"><text:s text:c="7"/>.Return(an&lt;</text:span><text:span text:style-name="T36">ILocation</text:span><text:span text:style-name="T23">&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location())</text:p>
      <text:p text:style-name="P41"><text:span text:style-name="T23"><text:s text:c="7"/>.Return(an&lt;</text:span><text:span text:style-name="T36">ILocation</text:span><text:span text:style-name="T23">&gt;());</text:span></text:p>
      <text:p text:style-name="P31">};</text:p>
      <text:p text:style-name="P2"/>
      <text:p text:style-name="P2">Fijemonos en, tal y como comentabamos unas lineas atras, la similitud con el "<text:span text:style-name="T57">Como implementar en codigo (y #2)</text:span>":</text:p>
      <text:p text:style-name="P2"/>
      <text:p text:style-name="P31">#2</text:p>
      <text:p text:style-name="P31"><text:s text:c="4"/>the_itinerary_that_satisfies_the_route_specification</text:p>
      <text:p text:style-name="P31"><text:s text:c="7"/>.Stub(x =&gt; x.initial_departure_location())</text:p>
      <text:p text:style-name="P41"><text:span text:style-name="T23"><text:s text:c="7"/>.Return(an&lt;</text:span><text:span text:style-name="T36">ILocation</text:span><text:span text:style-name="T23">&gt;());</text:span></text:p>
      <text:p text:style-name="P31"/>
      <text:p text:style-name="P31">#4</text:p>
      <text:p text:style-name="P31"><text:s text:c="4"/>the_itinerary_that_satisfies_the_route_specification</text:p>
      <text:p text:style-name="P31"><text:s text:c="7"/>.Stub(x =&gt; x.final_arrival_location())</text:p>
      <text:p text:style-name="P14"><text:span text:style-name="T23"><text:s text:c="7"/>.Return(an&lt;</text:span><text:span text:style-name="T36">ILocation</text:span><text:span text:style-name="T23">&gt;());</text:span></text:p>
      <text:p text:style-name="P2"/>
      <text:p text:style-name="P2">Vamos con nuestro fallo del tipo "Expected #1, Actual #0":</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text:soft-page-break/>» should leverage the itinerary initial departure location</text:p>
      <text:p text:style-name="P49">» should leverage the origin location identity comparer</text:p>
      <text:p text:style-name="P49">» should leverage the itinerary final arrival location (FAIL)</text:p>
      <text:p text:style-name="P49"/>
      <text:p text:style-name="P49"/>
      <text:p text:style-name="P49">Test 'should leverage the itinerary final arrival location' failed:</text:p>
      <text:p text:style-name="P49"><text:tab/>Rhino.Mocks.Exceptions.ExpectationViolationException: IItinerary.final_arrival_location(); Expected #1..2147483647, Actual #0.</text:p>
      <text:p text:style-name="P49"/>
      <text:p text:style-name="P49">(....)</text:p>
      <text:p text:style-name="P49"/>
      <text:p text:style-name="P49">3 passed, 1 failed, 0 skipped, took 0,93 seconds (Machine.Specifications 0.3.0).</text:p>
      <text:p text:style-name="P2"/>
      <text:p text:style-name="P2">Escribimos el codigo necesario para que el test pase:</text:p>
      <text:p text:style-name="P2"/>
      <text:p text:style-name="P13"><text:span text:style-name="T12">public</text:span><text:span text:style-name="T23"> </text:span><text:span text:style-name="T12">bool</text:span><text:span text:style-name="T23"> is_satisfied_by(</text:span><text:span text:style-name="T36">IItinerary</text:span><text:span text:style-name="T23"> the_itinerary)</text:span></text:p>
      <text:p text:style-name="P31">{</text:p>
      <text:p text:style-name="P31"><text:s text:c="4"/>underlying_origin_location.has_the_same_value_as(</text:p>
      <text:p text:style-name="P31"><text:s text:c="7"/>the_itinerary.initial_departure_location());</text:p>
      <text:p text:style-name="P31"/>
      <text:p text:style-name="P31"><text:s text:c="4"/>the_itinerary.final_arrival_location();</text:p>
      <text:p text:style-name="P31"><text:s text:c="12"/></text:p>
      <text:p text:style-name="P41"><text:span text:style-name="T23"><text:s text:c="4"/></text:span><text:span text:style-name="T12">return</text:span><text:span text:style-name="T23"> </text:span><text:span text:style-name="T12">true</text:span><text:span text:style-name="T23">;</text:span></text:p>
      <text:p text:style-name="P31">}</text:p>
      <text:p text:style-name="P2"/>
      <text:p text:style-name="P2">Y comprobamos:</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text:p text:style-name="P49"/>
      <text:p text:style-name="P49">4 passed, 0 failed, 0 skipped, took 0,86 seconds (Machine.Specifications 0.3.0).</text:p>
      <text:p text:style-name="P2"/>
      <text:p text:style-name="P2">Listo.</text:p>
      <text:p text:style-name="P2"/>
      <text:p text:style-name="P2"><text:span text:style-name="T8">Como implementar en codigo (y #5)</text:span>:</text:p>
      <text:p text:style-name="P2"/>
      <text:p text:style-name="P49">» It should leverage the destination location identity comparer</text:p>
      <text:p text:style-name="P2"/>
      <text:p text:style-name="P2">Analoga a "<text:span text:style-name="T57">Como implementar en codigo (y #3)</text:span>".</text:p>
      <text:p text:style-name="P2"/>
      <text:p text:style-name="P2">Empezamos por el bloque IT:</text:p>
      <text:p text:style-name="P2"/>
      <text:p text:style-name="P13"><text:span text:style-name="T36">It</text:span><text:span text:style-name="T23"> should_leverage_the_destination_location_identity_comparer = () =&gt;</text:span></text:p>
      <text:p text:style-name="P31"><text:s text:c="3"/>the_destination_location</text:p>
      <text:p text:style-name="P31"><text:s text:c="6"/>.received(x =&gt; x.has_the_same_value_as(</text:p>
      <text:p text:style-name="P31"><text:s text:c="9"/>the_itinerary_that_satisfies_the_route_specification</text:p>
      <text:p text:style-name="P31"><text:s text:c="12"/>.final_arrival_location()));</text:p>
      <text:p text:style-name="P2"/>
      <text:p text:style-name="P2">Que en realidad simplemente establece que the_destination_location va a recibir una llamada a su metodo has_the_same_value_as() con el argumento the_itinerary_that_satisfies_the_route_specification.fnal_arrival_location().</text:p>
      <text:p text:style-name="P2"/>
      <text:p text:style-name="P2">El comportamiento del mock, lo marcamos en el bloque ESTABLISH (las ultimas cuatro lineas de codigo):</text:p>
      <text:p text:style-name="P2"/>
      <text:p text:style-name="P13"><text:span text:style-name="T36">Establish</text:span><text:span text:style-name="T23"> context = () =&gt;</text:span></text:p>
      <text:p text:style-name="P31"><text:soft-page-break/>{</text:p>
      <text:p text:style-name="P41"><text:span text:style-name="T23"><text:s text:c="4"/>the_itinerary_that_satisfies_the_route_specification = an&lt;</text:span><text:span text:style-name="T36">IItinerary</text:span><text:span text:style-name="T23">&gt;();</text:span></text:p>
      <text:p text:style-name="P31"><text:s text:c="4"/>the_itinerary_that_satisfies_the_route_specification</text:p>
      <text:p text:style-name="P31"><text:s text:c="7"/>.Stub(x =&gt; x.initial_departure_location())</text:p>
      <text:p text:style-name="P41"><text:span text:style-name="T23"><text:s text:c="7"/>.Return(an&lt;</text:span><text:span text:style-name="T36">ILocation</text:span><text:span text:style-name="T23">&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location())</text:p>
      <text:p text:style-name="P31"><text:s text:c="7"/>.Return(an&lt;<text:span text:style-name="T34">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3"><text:s text:c="7"/>.Return(</text:span><text:span text:style-name="T12">true</text:span><text:span text:style-name="T23">);</text:span></text:p>
      <text:p text:style-name="P31">};</text:p>
      <text:p text:style-name="P2"/>
      <text:p text:style-name="P2">Nuevamente, resulta interesante señalar la similitud con el "<text:span text:style-name="T57">Como implementar en codigo (y #3)</text:span>":</text:p>
      <text:p text:style-name="P2"/>
      <text:p text:style-name="P31">#3</text:p>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3"><text:s text:c="7"/>.Return(</text:span><text:span text:style-name="T12">true</text:span><text:span text:style-name="T23">);</text:span></text:p>
      <text:p text:style-name="P31"/>
      <text:p text:style-name="P31">#5</text:p>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14"><text:span text:style-name="T23"><text:s text:c="7"/>.Return(</text:span><text:span text:style-name="T12">true</text:span><text:span text:style-name="T23">);</text:span></text:p>
      <text:p text:style-name="P2"/>
      <text:p text:style-name="P2">Nuestro fallo "Expected #1, Actual #0":</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 (FAIL)</text:p>
      <text:p text:style-name="P49"/>
      <text:p text:style-name="P49"/>
      <text:p text:style-name="P49">Test 'should leverage the destination location identity comparer' failed:</text:p>
      <text:p text:style-name="P49"><text:tab/>Rhino.Mocks.Exceptions.ExpectationViolationException: IValueObject`1.has_the_same_value_as(ILocationProxy24c923ecb3a441929f6b06270468b877); Expected #1..2147483647, Actual #0.</text:p>
      <text:p text:style-name="P49"/>
      <text:p text:style-name="P49">(....)</text:p>
      <text:p text:style-name="P49"/>
      <text:p text:style-name="P49"/>
      <text:p text:style-name="P49">4 passed, 1 failed, 0 skipped, took 1,32 seconds (Machine.Specifications 0.3.0).</text:p>
      <text:p text:style-name="P2"/>
      <text:p text:style-name="P2"><text:soft-page-break/>Y la solucion al mismo:</text:p>
      <text:p text:style-name="P2"/>
      <text:p text:style-name="P13"><text:span text:style-name="T12">public</text:span><text:span text:style-name="T23"> </text:span><text:span text:style-name="T12">bool</text:span><text:span text:style-name="T23"> is_satisfied_by(</text:span><text:span text:style-name="T36">IItinerary</text:span><text:span text:style-name="T23">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41"><text:span text:style-name="T23"><text:s text:c="4"/></text:span><text:span text:style-name="T12">return</text:span><text:span text:style-name="T23"> </text:span><text:span text:style-name="T12">true</text:span><text:span text:style-name="T23">;</text:span></text:p>
      <text:p text:style-name="P28">}</text:p>
      <text:p text:style-name="P2"/>
      <text:p text:style-name="P2">Ahora nuestro test pasa:</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text:p text:style-name="P49"/>
      <text:p text:style-name="P49">5 passed, 0 failed, 0 skipped, took 0,82 seconds (Machine.Specifications 0.3.0).</text:p>
      <text:p text:style-name="P2"/>
      <text:p text:style-name="P2">A por otra.</text:p>
      <text:p text:style-name="P2"/>
      <text:p text:style-name="P2"><text:span text:style-name="T8">Como implementar en codigo (y #6)</text:span>:</text:p>
      <text:p text:style-name="P2"/>
      <text:p text:style-name="P47">» It should leverage the itinerary final arrival date</text:p>
      <text:p text:style-name="P2"/>
      <text:p text:style-name="P2">Analoga a Analoga a "<text:span text:style-name="T57">Como implementar en codigo (y #2)</text:span>" y a "<text:span text:style-name="T57">Como implementar en codigo (y #4)</text:span>".</text:p>
      <text:p text:style-name="P2"/>
      <text:p text:style-name="P2">Sin mas distraccion, el bloque IT:</text:p>
      <text:p text:style-name="P2"/>
      <text:p text:style-name="P13"><text:span text:style-name="T36">It</text:span><text:span text:style-name="T23"> should_leverage_the_itinerary_final_arrival_date = () =&gt; </text:span></text:p>
      <text:p text:style-name="P31"><text:s text:c="3"/>the_itinerary_that_satisfies_the_route_specification</text:p>
      <text:p text:style-name="P41"><text:span text:style-name="T23"><text:s text:c="6"/>.received(x =&gt; x.</text:span><text:span text:style-name="T70">final_arrival_date</text:span><text:span text:style-name="T23">());</text:span></text:p>
      <text:p text:style-name="P2"/>
      <text:p text:style-name="P2">Que nos obliga, para eliminar el codigo rojo, a:</text:p>
      <text:p text:style-name="P2"/>
      <text:p text:style-name="P13"><text:span text:style-name="T12">public</text:span><text:span text:style-name="T23"> </text:span><text:span text:style-name="T12">interface</text:span><text:span text:style-name="T23"> </text:span><text:span text:style-name="T36">IItinerary</text:span></text:p>
      <text:p text:style-name="P31">{</text:p>
      <text:p text:style-name="P41"><text:span text:style-name="T23"><text:s text:c="4"/></text:span><text:span text:style-name="T36">ILocation</text:span><text:span text:style-name="T23"> initial_departure_location();</text:span></text:p>
      <text:p text:style-name="P41"><text:span text:style-name="T23"><text:s text:c="4"/></text:span><text:span text:style-name="T36">ILocation</text:span><text:span text:style-name="T23"> final_arrival_location();</text:span></text:p>
      <text:p text:style-name="P41"><text:span text:style-name="T23"><text:s text:c="4"/></text:span><text:span text:style-name="T36">DateTime</text:span><text:span text:style-name="T23"> final_arrival_date();</text:span></text:p>
      <text:p text:style-name="P31">}</text:p>
      <text:p text:style-name="P2"/>
      <text:p text:style-name="P2">Definimos el comportamiento del mock (las tres ultima lineas):</text:p>
      <text:p text:style-name="P2"/>
      <text:p text:style-name="P13"><text:span text:style-name="T36">Establish</text:span><text:span text:style-name="T23"> context = () =&gt;</text:span></text:p>
      <text:p text:style-name="P31">{</text:p>
      <text:p text:style-name="P41"><text:span text:style-name="T23"><text:s text:c="4"/>the_itinerary_that_satisfies_the_route_specification = an&lt;</text:span><text:span text:style-name="T36">IItinerary</text:span><text:span text:style-name="T23">&gt;();</text:span></text:p>
      <text:p text:style-name="P31"><text:s text:c="4"/>the_itinerary_that_satisfies_the_route_specification</text:p>
      <text:p text:style-name="P31"><text:s text:c="7"/>.Stub(x =&gt; x.initial_departure_location())</text:p>
      <text:p text:style-name="P41"><text:span text:style-name="T23"><text:s text:c="7"/>.Return(an&lt;</text:span><text:span text:style-name="T36">ILocation</text:span><text:span text:style-name="T23">&gt;());</text:span></text:p>
      <text:p text:style-name="P31"/>
      <text:p text:style-name="P31"><text:s text:c="4"/>the_origin_location</text:p>
      <text:p text:style-name="P31"><text:s text:c="7"/>.Stub(x =&gt; x.has_the_same_value_as(</text:p>
      <text:p text:style-name="P31"><text:soft-page-break/><text:s text:c="10"/>the_itinerary_that_satisfies_the_route_specification</text:p>
      <text:p text:style-name="P31"><text:s text:c="13"/>.initial_departure_location()))</text:p>
      <text:p text:style-name="P41"><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location())</text:p>
      <text:p text:style-name="P31"><text:s text:c="7"/>.Return(an&lt;<text:span text:style-name="T34">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date())</text:p>
      <text:p text:style-name="P41"><text:span text:style-name="T23"><text:s text:c="7"/>.Return(</text:span><text:span text:style-name="T12">new</text:span><text:span text:style-name="T23"> </text:span><text:span text:style-name="T36">DateTime</text:span><text:span text:style-name="T23">());</text:span></text:p>
      <text:p text:style-name="P31">};</text:p>
      <text:p text:style-name="P2"/>
      <text:p text:style-name="P2">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 (FAIL)</text:p>
      <text:p text:style-name="P49"/>
      <text:p text:style-name="P49"/>
      <text:p text:style-name="P49">Test 'should leverage the itinerary final arrival date' failed:</text:p>
      <text:p text:style-name="P49"><text:tab/>Rhino.Mocks.Exceptions.ExpectationViolationException: IItinerary.final_arrival_date(); Expected #1..2147483647, Actual #0.</text:p>
      <text:p text:style-name="P49"/>
      <text:p text:style-name="P49">(....)</text:p>
      <text:p text:style-name="P49"/>
      <text:p text:style-name="P49">5 passed, 1 failed, 0 skipped, took 1,01 seconds (Machine.Specifications 0.3.0).</text:p>
      <text:p text:style-name="P2"/>
      <text:p text:style-name="P2">La implementacion de la funcionalidad:</text:p>
      <text:p text:style-name="P2"/>
      <text:p text:style-name="P13"><text:span text:style-name="T12">public</text:span><text:span text:style-name="T23"> </text:span><text:span text:style-name="T12">bool</text:span><text:span text:style-name="T23"> is_satisfied_by(</text:span><text:span text:style-name="T36">IItinerary</text:span><text:span text:style-name="T23">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31"><text:s text:c="4"/>the_itinerary.final_arrival_date();</text:p>
      <text:p text:style-name="P31"/>
      <text:p text:style-name="P41"><text:span text:style-name="T23"><text:s text:c="4"/></text:span><text:span text:style-name="T12">return</text:span><text:span text:style-name="T23"> </text:span><text:span text:style-name="T12">true</text:span><text:span text:style-name="T23">;</text:span></text:p>
      <text:p text:style-name="P31">}</text:p>
      <text:p text:style-name="P2"/>
      <text:p text:style-name="P2">Y la prueba de que todo ha ido tal y como esperabamos:</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text:soft-page-break/>»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text:p text:style-name="P49"/>
      <text:p text:style-name="P49">6 passed, 0 failed, 0 skipped, took 0,80 seconds (Machine.Specifications 0.3.0).</text:p>
      <text:p text:style-name="P2"/>
      <text:p text:style-name="P2">Vamos con el ultimo bloque IT.</text:p>
      <text:p text:style-name="P2"/>
      <text:p text:style-name="P2"><text:span text:style-name="T8">Como implementar en codigo (y #7)</text:span>:</text:p>
      <text:p text:style-name="P2"/>
      <text:p text:style-name="P47">» It should check that the arrival deadline is met</text:p>
      <text:p text:style-name="P2"/>
      <text:p text:style-name="P2">Considerando como hemos definido </text:p>
      <text:p text:style-name="P2"/>
      <text:p text:style-name="P13"><text:span text:style-name="T36">DateTime</text:span><text:span text:style-name="T23"> the_arrival_deadline</text:span></text:p>
      <text:p text:style-name="P2"/>
      <text:p text:style-name="P2">no podemos comprobarlo, lo que deberia hacer que nos planteasemos, al menos, las dos siguientes preguntas:</text:p>
      <text:p text:style-name="P2"/>
      <text:list xml:id="list34284928" text:style-name="L40">
        <text:list-item>
          <text:p text:style-name="P101">¿Por que no podemos comprobarlo?</text:p>
        </text:list-item>
        <text:list-item>
          <text:p text:style-name="P104"><text:span text:style-name="T6">Si no podemos comprobarlo, ¿como es que teniamos ese requisito, ese "It should </text:span><text:span text:style-name="T6">check that the arrival deadline is met"?</text:span></text:p>
        </text:list-item>
      </text:list>
      <text:p text:style-name="P2"/>
      <text:p text:style-name="P2">Vamos con las respuestas:</text:p>
      <text:p text:style-name="P2"/>
      <text:p text:style-name="P2">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2"/>
      <text:p text:style-name="P2">Para responder a la segunda pregunta, tenemos que referirnos a la raiz misma del BDD, lo que pretende es establecer la necesidad de que, de alguna forma, comprobemos que para que </text:p>
      <text:p text:style-name="P2">se cumpla la condicion (lease "is_satisfied_by() devuelva true"), necesitamos establecer una condicion que se aplica al "arrival deadline".</text:p>
      <text:p text:style-name="P2"/>
      <text:p text:style-name="P2">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57">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2"/>
      <text:p text:style-name="P2">Esa decision (que es la decision que tomaron en el ejemplo original en java), desde un punto exclusivamente orientado por el BDD, ya no nos parecio del todo correcta (de nuevo, consultar la discusion inicial de "<text:span text:style-name="T57">RouteSpecificationSpecs: When asked for its arrival deadline</text:span>" donde mostramos nuestras reticencias). Y ahora se confirma que no es una buena decision de diseño, si quiere que el BDD guie dicho diseño.</text:p>
      <text:p text:style-name="P2"/>
      <text:p text:style-name="P2">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2"><text:soft-page-break/></text:p>
      <text:p text:style-name="P2">Al final, es nuestro "diseño" el que se pone de color rojo.</text:p>
      <text:p text:style-name="P2"/>
      <text:p text:style-name="P2">Procedamos con el cambio.</text:p>
      <text:p text:style-name="P2"/>
      <text:p text:style-name="P2"><text:span text:style-name="T8">Modificando un diseño incorrecto previo, para poder implementar la Specification "</text:span><text:span text:style-name="T59">Como implementar en codigo (y #7)</text:span><text:span text:style-name="T8">"</text:span>:</text:p>
      <text:p text:style-name="P2"/>
      <text:p text:style-name="P2">Vamos a intentar ir paso a paso para que limitar los daños colaterales.</text:p>
      <text:p text:style-name="P2"/>
      <text:p text:style-name="P2">Primero. Crear la interface IarrivalDeadline.</text:p>
      <text:p text:style-name="P2"/>
      <text:p text:style-name="P21"><text:span text:style-name="T19">public</text:span><text:span text:style-name="T29"> </text:span><text:span text:style-name="T19">interface</text:span><text:span text:style-name="T29"> </text:span><text:span text:style-name="T41">IArrivalDeadline</text:span><text:span text:style-name="T23"> {}</text:span></text:p>
      <text:p text:style-name="P2"/>
      <text:p text:style-name="P2">Segundo. Darle sentido dentro de un entorno DDD. En este caso seria un DDD_Value_Object:</text:p>
      <text:p text:style-name="P2"/>
      <text:p text:style-name="P21"><text:span text:style-name="T19">public</text:span><text:span text:style-name="T29"> </text:span><text:span text:style-name="T19">interface</text:span><text:span text:style-name="T29"> </text:span><text:span text:style-name="T41">IArrivalDeadline</text:span><text:span text:style-name="T29"> : </text:span><text:span text:style-name="T41">IValueObject</text:span><text:span text:style-name="T29">&lt;</text:span><text:span text:style-name="T41">IArrivalDeadline</text:span><text:span text:style-name="T29">&gt;</text:span><text:span text:style-name="T23"> {}</text:span></text:p>
      <text:p text:style-name="P2"/>
      <text:p text:style-name="P2">Con estos dos simples pasos, ya habriamos creado el tipo del objeto.</text:p>
      <text:p text:style-name="P2"/>
      <text:p text:style-name="P2">Tercero. Cambiar el constructor de RouteSpecification, para que admita un IArrivalDeadline en lugar de un Datetime como argumento:</text:p>
      <text:p text:style-name="P2"/>
      <text:p text:style-name="P2">En este tercer paso, vamos a echar mano de la magnifica capacidad que tiene ReSharper para refactorizar codigo.</text:p>
      <text:p text:style-name="P2"/>
      <text:p text:style-name="P2">Ctrl + F6: Sobre el constructor, te permite cambiar la signatura del mismo.</text:p>
      <text:p text:style-name="P2"/>
      <text:p text:style-name="P13"><text:span text:style-name="T12">public</text:span><text:span text:style-name="T23"> RouteSpecification(</text:span><text:span text:style-name="T36">ILocation</text:span><text:span text:style-name="T23"> the_origin_location, </text:span></text:p>
      <text:p text:style-name="P13"><text:span text:style-name="T23"><text:s text:c="26"/></text:span><text:span text:style-name="T36">ILocation</text:span><text:span text:style-name="T23"> the_destination_location, </text:span></text:p>
      <text:p text:style-name="P13"><text:span text:style-name="T23"><text:s text:c="26"/></text:span><text:span text:style-name="T36">IArrivalDeadline</text:span><text:span text:style-name="T23"> the_arrival_deadline)</text:span></text:p>
      <text:p text:style-name="P2"/>
      <text:p text:style-name="P2">Cuarto. Dentro de RouteSpecification, cambiar el tipo del campo (field) underlying_arrival_deadline de Datetime a IarrivalDealine:</text:p>
      <text:p text:style-name="P2"/>
      <text:p text:style-name="P13"><text:span text:style-name="T12">readonly</text:span><text:span text:style-name="T23"> </text:span><text:span text:style-name="T36">IArrivalDeadline</text:span><text:span text:style-name="T23"> underlying_arrival_deadline;</text:span></text:p>
      <text:p text:style-name="P2"/>
      <text:p text:style-name="P2">Quinto. Dentro de IRouteSpecification, cambiar la signatura del metodo arrival_deadline()</text:p>
      <text:p text:style-name="P2"/>
      <text:p text:style-name="P2">Otra vez haciendo uso de ReSharper: Ctrl + F6.</text:p>
      <text:p text:style-name="P2"/>
      <text:p text:style-name="P13"><text:span text:style-name="T36">IArrivalDeadline</text:span><text:span text:style-name="T23"> arrival_dealine();</text:span></text:p>
      <text:p text:style-name="P2"/>
      <text:p text:style-name="P2">y gracias al ReSharper, obtenemos de rebote en RouteSpecification:</text:p>
      <text:p text:style-name="P2"/>
      <text:p text:style-name="P13"><text:span text:style-name="T12">public</text:span><text:span text:style-name="T23"> </text:span><text:span text:style-name="T36">IArrivalDeadline</text:span><text:span text:style-name="T23"> arrival_dealine()</text:span></text:p>
      <text:p text:style-name="P31">{</text:p>
      <text:p text:style-name="P41"><text:span text:style-name="T23"><text:s text:c="4"/></text:span><text:span text:style-name="T12">return</text:span><text:span text:style-name="T23"> </text:span><text:span text:style-name="T12">this</text:span><text:span text:style-name="T23">.underlying_arrival_deadline;</text:span></text:p>
      <text:p text:style-name="P31">}</text:p>
      <text:p text:style-name="P2"/>
      <text:p text:style-name="P2">En este momento, IRouteSpecification y RouteSpecification, no tienen ya ninguna dependecia de DateTime, sino que dependen de IrouteSpecification.</text:p>
      <text:p text:style-name="P2"/>
      <text:p text:style-name="P2">Sexto. En RouteSpecificationSpecs buscamos cuales son las puntos que ya no compilan.</text:p>
      <text:p text:style-name="P2"/>
      <text:p text:style-name="P2">ReSharper al rescate: Alt + F12, nos permite detectar y saltar entre esto puntos.</text:p>
      <text:p text:style-name="P2"/>
      <text:p text:style-name="P2">Encontramos 2 puntos, que solucionamos cambiando el tipo DateTime por IArrivalDeadline:</text:p>
      <text:p text:style-name="P2"/>
      <text:p text:style-name="P40"><text:span text:style-name="T19">public</text:span><text:span text:style-name="T29"> </text:span><text:span text:style-name="T19">abstract</text:span><text:span text:style-name="T29"> </text:span><text:span text:style-name="T19">class</text:span><text:span text:style-name="T29"> </text:span><text:span text:style-name="T52">concern_for_route_specification</text:span><text:span text:style-name="T29"> : </text:span><text:span text:style-name="T52">Observes</text:span><text:span text:style-name="T29">&lt;</text:span><text:span text:style-name="T41">IRouteSpecification</text:span><text:span text:style-name="T29">, </text:span><text:span text:style-name="T52">RouteSpecification</text:span><text:span text:style-name="T29">&gt;</text:span></text:p>
      <text:p text:style-name="P31">{</text:p>
      <text:p text:style-name="P41"><text:soft-page-break/><text:span text:style-name="T23"><text:s text:c="4"/></text:span><text:span text:style-name="T36">Establish</text:span><text:span text:style-name="T23"> context = () =&gt;</text:span></text:p>
      <text:p text:style-name="P31"><text:s text:c="4"/>{</text:p>
      <text:p text:style-name="P41"><text:span text:style-name="T23"><text:s text:c="8"/>the_origin_location = an&lt;</text:span><text:span text:style-name="T36">ILocation</text:span><text:span text:style-name="T23">&gt;();</text:span></text:p>
      <text:p text:style-name="P41"><text:span text:style-name="T23"><text:s text:c="8"/>the_destination_location = an&lt;</text:span><text:span text:style-name="T36">ILocation</text:span><text:span text:style-name="T23">&gt;();</text:span></text:p>
      <text:p text:style-name="P41"><text:span text:style-name="T23"><text:s text:c="8"/>the_arrival_deadline = an&lt;</text:span><text:span text:style-name="T36">IArrivalDeadline</text:span><text:span text:style-name="T23">&gt;();</text:span></text:p>
      <text:p text:style-name="P31"/>
      <text:p text:style-name="P23"><text:s text:c="8"/>create_sut_using(() =&gt; </text:p>
      <text:p text:style-name="P39"><text:span text:style-name="T23"><text:s text:c="11"/></text:span><text:span text:style-name="T12">new</text:span><text:span text:style-name="T23"> </text:span><text:span text:style-name="T47">RouteSpecification</text:span><text:span text:style-name="T23">(the_origin_location, </text:span></text:p>
      <text:p text:style-name="P23"><text:s text:c="34"/>the_destination_location, </text:p>
      <text:p text:style-name="P23"><text:s text:c="34"/>the_arrival_deadline));</text:p>
      <text:p text:style-name="P23"><text:s text:c="4"/>};</text:p>
      <text:p text:style-name="P31"/>
      <text:p text:style-name="P41"><text:span text:style-name="T23"><text:s text:c="4"/></text:span><text:span text:style-name="T12">protected</text:span><text:span text:style-name="T23"> </text:span><text:span text:style-name="T12">static</text:span><text:span text:style-name="T23"> </text:span><text:span text:style-name="T36">ILocation</text:span><text:span text:style-name="T23"> the_origin_location;</text:span></text:p>
      <text:p text:style-name="P41"><text:span text:style-name="T23"><text:s text:c="4"/></text:span><text:span text:style-name="T12">protected</text:span><text:span text:style-name="T23"> </text:span><text:span text:style-name="T12">static</text:span><text:span text:style-name="T23"> </text:span><text:span text:style-name="T36">ILocation</text:span><text:span text:style-name="T23"> the_destination_location;</text:span></text:p>
      <text:p text:style-name="P41"><text:span text:style-name="T23"><text:s text:c="4"/></text:span><text:span text:style-name="T12">protected</text:span><text:span text:style-name="T23"> </text:span><text:span text:style-name="T12">static</text:span><text:span text:style-name="T23"> </text:span><text:span text:style-name="T36">IArrivalDeadline</text:span><text:span text:style-name="T23"> the_arrival_deadline;</text:span></text:p>
      <text:p text:style-name="P31">}</text:p>
      <text:p text:style-name="P2"/>
      <text:p text:style-name="P40"><text:span text:style-name="T19">public</text:span><text:span text:style-name="T29"> </text:span><text:span text:style-name="T19">class</text:span><text:span text:style-name="T29"> </text:span><text:span text:style-name="T52">when_asked_for_its_arrival_deadline</text:span><text:span text:style-name="T29"> : </text:span><text:span text:style-name="T52">concern_for_route_specification</text:span></text:p>
      <text:p text:style-name="P31">{</text:p>
      <text:p text:style-name="P41"><text:span text:style-name="T23"><text:s text:c="4"/></text:span><text:span text:style-name="T36">Because</text:span><text:span text:style-name="T23"> of = () =&gt; result = sut.arrival_dealine();</text:span></text:p>
      <text:p text:style-name="P31"/>
      <text:p text:style-name="P41"><text:span text:style-name="T23"><text:s text:c="4"/></text:span><text:span text:style-name="T36">It</text:span><text:span text:style-name="T23"> should_give_back_the_arrival_deadline = () =&gt; </text:span></text:p>
      <text:p text:style-name="P31"><text:s text:c="7"/>result.ShouldEqual(the_arrival_deadline);</text:p>
      <text:p text:style-name="P31"/>
      <text:p text:style-name="P41"><text:span text:style-name="T23"><text:s text:c="4"/></text:span><text:span text:style-name="T12">static</text:span><text:span text:style-name="T23"> </text:span><text:span text:style-name="T36">IArrivalDeadline</text:span><text:span text:style-name="T23"> result;</text:span></text:p>
      <text:p text:style-name="P31">}</text:p>
      <text:p text:style-name="P2"/>
      <text:p text:style-name="P2">Septimo</text:p>
      <text:p text:style-name="P2"/>
      <text:p text:style-name="P2">Septimo. Ejecutamos la suite de BDD_Specs, para comprobar si hemos roto algo:</text:p>
      <text:p text:style-name="P2"/>
      <text:p text:style-name="P46">21 passed, 0 failed, 0 skipped, took 1,93 seconds (Machine.Specifications 0.3.0).</text:p>
      <text:p text:style-name="P2"/>
      <text:p text:style-name="P2">Octavo. Hacemos una ultima comprobacion para ver que no nos dejamos ningun DateTime atras. Vamos a por las interfaces que representan a l s colaboradores de RouteSpecification. Es decir: </text:p>
      <text:p text:style-name="P2"/>
      <text:list xml:id="list34281230" text:style-name="L41">
        <text:list-item>
          <text:p text:style-name="P102">ILocation</text:p>
        </text:list-item>
        <text:list-item>
          <text:p text:style-name="P102">IITinerary</text:p>
        </text:list-item>
      </text:list>
      <text:p text:style-name="P2"/>
      <text:p text:style-name="P2">Descubrimos una referencia perdida en IItinerary que corregimos:</text:p>
      <text:p text:style-name="P2"/>
      <text:p text:style-name="P40"><text:span text:style-name="T41">IArrivalDeadline</text:span><text:span text:style-name="T29"> final_arrival_date();</text:span></text:p>
      <text:p text:style-name="P2"/>
      <text:p text:style-name="P2">Noveno. Comprobamos los problemas derivados del paso anterior. Encontramos uno en RouteSpecificationSpecs, que corregimos.</text:p>
      <text:p text:style-name="P2"/>
      <text:p text:style-name="P27">the_itinerary_that_satisfies_the_route_specification</text:p>
      <text:p text:style-name="P31"><text:s text:c="3"/>.Stub(x =&gt; x.final_arrival_date())</text:p>
      <text:p text:style-name="P41"><text:span text:style-name="T23"><text:s text:c="3"/>.Return(an&lt;</text:span><text:span text:style-name="T36">IArrivalDeadline</text:span><text:span text:style-name="T23">&gt;());</text:span></text:p>
      <text:p text:style-name="P2"/>
      <text:p text:style-name="P2">Decimo. Volvemos a ejecutar la suite de BDD_Specs:</text:p>
      <text:p text:style-name="P2"/>
      <text:p text:style-name="P46">21 passed, 0 failed, 0 skipped, took 1,11 seconds (Machine.Specifications 0.3.0).</text:p>
      <text:p text:style-name="P2"/>
      <text:p text:style-name="P2">Asombroso, utilizar Interfaces en combinacion con BDD, merece la pena. Todo funciona correctamente.</text:p>
      <text:p text:style-name="P2"/>
      <text:p text:style-name="Standard"><text:span text:style-name="T6">Podemos seguir con nuestro "</text:span><text:span text:style-name="T7">Como implementar en codigo (y #7)</text:span><text:span text:style-name="T6">".</text:span></text:p>
      <text:p text:style-name="P2"/>
      <text:p text:style-name="P2"><text:span text:style-name="T8">Como implementar en codigo (y #7 CONTINUACION)</text:span>:</text:p>
      <text:p text:style-name="P2"/>
      <text:p text:style-name="P2"><text:soft-page-break/>Podriamos reescribir la Specification como:</text:p>
      <text:p text:style-name="P2"/>
      <text:p text:style-name="P47">» It should leverage the arrival deadline time check</text:p>
      <text:p text:style-name="P2"/>
      <text:p text:style-name="P2">Que a su vez traduciriamos en codigo:</text:p>
      <text:p text:style-name="P2"/>
      <text:p text:style-name="P13"><text:span text:style-name="T36">It</text:span><text:span text:style-name="T23"> should_leverage_the_arrival_deadline_time_check = () =&gt; </text:span></text:p>
      <text:p text:style-name="P31"><text:s text:c="3"/>the_arrival_deadline</text:p>
      <text:p text:style-name="P41"><text:span text:style-name="T23"><text:s text:c="6"/>.received(x =&gt; x.</text:span><text:span text:style-name="T70">is_afterwards_than</text:span><text:span text:style-name="T23">(</text:span></text:p>
      <text:p text:style-name="P31"><text:s text:c="9"/>the_itinerary_that_satisfies_the_route_specification.final_arrival_date()));</text:p>
      <text:p text:style-name="P2"/>
      <text:p text:style-name="P2">Que en realidad simplemente establece que the_arrival_deadline va a recibir una llamada a su metodo is_afterwards_than() con el argumento the_itinerary_that_satisfies_the_route_specification.final_arrival_date().</text:p>
      <text:p text:style-name="P2"/>
      <text:p text:style-name="P2">Eliminamos el rojo con:</text:p>
      <text:p text:style-name="P2"/>
      <text:p text:style-name="P13"><text:span text:style-name="T12">public</text:span><text:span text:style-name="T23"> </text:span><text:span text:style-name="T12">interface</text:span><text:span text:style-name="T23"> </text:span><text:span text:style-name="T36">IArrivalDeadline</text:span><text:span text:style-name="T23"> : </text:span><text:span text:style-name="T36">IValueObject</text:span><text:span text:style-name="T23">&lt;</text:span><text:span text:style-name="T36">IArrivalDeadline</text:span><text:span text:style-name="T23">&gt;</text:span></text:p>
      <text:p text:style-name="P31">{</text:p>
      <text:p text:style-name="P41"><text:span text:style-name="T23"><text:s text:c="4"/></text:span><text:span text:style-name="T12">bool</text:span><text:span text:style-name="T23"> is_afterwards_than(</text:span><text:span text:style-name="T36">IArrivalDeadline</text:span><text:span text:style-name="T23"> final_arrival_date);</text:span></text:p>
      <text:p text:style-name="P31">}</text:p>
      <text:p text:style-name="P2"/>
      <text:p text:style-name="P2">Y definimos el mock como (las ultimas cuatro lineas de codigo):</text:p>
      <text:p text:style-name="P2"/>
      <text:p text:style-name="P13"><text:span text:style-name="T36">Establish</text:span><text:span text:style-name="T23"> context = () =&gt;</text:span></text:p>
      <text:p text:style-name="P31">{</text:p>
      <text:p text:style-name="P41"><text:span text:style-name="T23"><text:s text:c="4"/>the_itinerary_that_satisfies_the_route_specification = an&lt;</text:span><text:span text:style-name="T36">IItinerary</text:span><text:span text:style-name="T23">&gt;();</text:span></text:p>
      <text:p text:style-name="P31"><text:s text:c="4"/>the_itinerary_that_satisfies_the_route_specification</text:p>
      <text:p text:style-name="P31"><text:s text:c="7"/>.Stub(x =&gt; x.initial_departure_location())</text:p>
      <text:p text:style-name="P41"><text:span text:style-name="T23"><text:s text:c="7"/>.Return(an&lt;</text:span><text:span text:style-name="T36">ILocation</text:span><text:span text:style-name="T23">&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location())</text:p>
      <text:p text:style-name="P31"><text:s text:c="7"/>.Return(an&lt;<text:span text:style-name="T34">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date())</text:p>
      <text:p text:style-name="P41"><text:span text:style-name="T23"><text:s text:c="7"/>.Return(an&lt;</text:span><text:span text:style-name="T36">IArrivalDeadline</text:span><text:span text:style-name="T23">&gt;());</text:span></text:p>
      <text:p text:style-name="P31"/>
      <text:p text:style-name="P31"><text:s text:c="4"/>the_arrival_deadline</text:p>
      <text:p text:style-name="P31"><text:s text:c="7"/>.Stub(x =&gt; x.is_afterwards_than(</text:p>
      <text:p text:style-name="P31"><text:s text:c="10"/>the_itinerary_that_satisfies_the_route_specification.final_arrival_date()))</text:p>
      <text:p text:style-name="P41"><text:span text:style-name="T23"><text:s text:c="7"/>.Return(</text:span><text:span text:style-name="T12">true</text:span><text:span text:style-name="T23">);</text:span></text:p>
      <text:p text:style-name="P31">};</text:p>
      <text:p text:style-name="P2"/>
      <text:p text:style-name="P2">Confirmamos nuestro fallo, que debe ser del tipo "Expected #1, Actual #0":</text:p>
      <text:p text:style-name="P2"/>
      <text:p text:style-name="P46">------ Test started: Assembly: dddsample.specs.dll ------</text:p>
      <text:p text:style-name="P49"/>
      <text:p text:style-name="P49">when asked if the specification is satisfied by an itinerary that satisfies the route <text:soft-page-break/>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 (FAIL)</text:p>
      <text:p text:style-name="P49"/>
      <text:p text:style-name="P49"/>
      <text:p text:style-name="P49">Test 'should leverage the arrival deadline time check' failed:</text:p>
      <text:p text:style-name="P49"><text:tab/>Rhino.Mocks.Exceptions.ExpectationViolationException: IArrivalDeadline.is_afterwards_than(IArrivalDeadlineProxya5d44cac2d54404ca256d3e582c1b926); Expected #1..2147483647, Actual #0.</text:p>
      <text:p text:style-name="P49"/>
      <text:p text:style-name="P49">(....)</text:p>
      <text:p text:style-name="P49"/>
      <text:p text:style-name="P49">6 passed, 1 failed, 0 skipped, took 0,95 seconds (Machine.Specifications 0.3.0).</text:p>
      <text:p text:style-name="P2"/>
      <text:p text:style-name="P2">Escribimos el codigo que hace que pase el test:</text:p>
      <text:p text:style-name="P2"/>
      <text:p text:style-name="P13"><text:span text:style-name="T12">public</text:span><text:span text:style-name="T23"> </text:span><text:span text:style-name="T12">bool</text:span><text:span text:style-name="T23"> is_satisfied_by(</text:span><text:span text:style-name="T36">IItinerary</text:span><text:span text:style-name="T23">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1"><text:span text:style-name="T23"><text:s text:c="4"/></text:span><text:span text:style-name="T12">return</text:span><text:span text:style-name="T23"> </text:span><text:span text:style-name="T12">true</text:span><text:span text:style-name="T23">;</text:span></text:p>
      <text:p text:style-name="P31">}</text:p>
      <text:p text:style-name="P2"/>
      <text:p text:style-name="P2">Comprobamos que el test pasa:</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
      <text:p text:style-name="P49">7 passed, 0 failed, 0 skipped, took 0,84 seconds (Machine.Specifications 0.3.0).</text:p>
      <text:p text:style-name="P2"/>
      <text:p text:style-name="P2">Ya lo tenemos, nuestras 7 aserciones pasan.</text:p>
      <text:p text:style-name="P2"/>
      <text:p text:style-name="P2"><text:span text:style-name="T8">RouteSpecificationSpecs: When asked if the specifcation is satisfied by an itinerary that satisfies the route specification (RECAPITULACION)</text:span>:</text:p>
      <text:p text:style-name="P2"/>
      <text:p text:style-name="P2">Ya hemos conseguido implementar la BDD_Spec completa, pero sin embargo no hemos obtenido la funcionalidad buscada. Consideremos, para ello el codigo que la implementa:</text:p>
      <text:p text:style-name="P2"/>
      <text:p text:style-name="P13"><text:span text:style-name="T12">public</text:span><text:span text:style-name="T23"> </text:span><text:span text:style-name="T12">bool</text:span><text:span text:style-name="T23"> is_satisfied_by(</text:span><text:span text:style-name="T36">IItinerary</text:span><text:span text:style-name="T23"> the_itinerary)</text:span></text:p>
      <text:p text:style-name="P31">{</text:p>
      <text:p text:style-name="P31"><text:s text:c="4"/>underlying_origin_location.has_the_same_value_as(</text:p>
      <text:p text:style-name="P31"><text:soft-page-break/><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1"><text:span text:style-name="T23"><text:s text:c="4"/></text:span><text:span text:style-name="T12">return</text:span><text:span text:style-name="T23"> </text:span><text:span text:style-name="T12">true</text:span><text:span text:style-name="T23">;</text:span></text:p>
      <text:p text:style-name="P31">}</text:p>
      <text:p text:style-name="P2"/>
      <text:p text:style-name="P2">Las interacciones con los objetos colaboradores se producen (de hecho los tests pasan), pero no se tienen en cuenta a la hora de obtener el resultado final (devolvemos siempre true).</text:p>
      <text:p text:style-name="P2"/>
      <text:p text:style-name="P2">La razon por la que ocurre esto es muy sencilla y debemos recordar que ya nos encontramos con un escenario parecido implementando las BDD_Specs de Cargo. Necesitamos mas BDD_Specs que nos obliguen a llegar al codigo que buscamos.</text:p>
      <text:p text:style-name="P2"/>
      <text:p text:style-name="P2">Probablemente si hubiesemos seguido la maxima de "Escribir el minimo codigo necesario, Y QUE TENGA SENTIDO, para pasar el test" en vez de la que usamos "Escribir el minimo codigo necesario para pasar el test", podriamos haber llegado ya a la solucion buscada, pero (y este es un pero enorme), probablemente no hubiesemos conseguido resolver cada una de las aserciones (bloque IT), con la facilidad con la que lo hemos hecho.</text:p>
      <text:p text:style-name="P2"/>
      <text:p text:style-name="P2">Sea como fuere, vamos a obligar al codigo a que haga lo que queremos. Para ello implementaremos la siguiente BDD_Spec.</text:p>
      <text:p text:style-name="P2"/>
      <text:p text:style-name="P2"><text:span text:style-name="T8">RouteSpecificationSpecs: When asked if the specification is satisfied by an itinerary with an invalid initial departure location</text:span>: </text:p>
      <text:p text:style-name="P2"/>
      <text:p text:style-name="P2">Estariamos hablando, por tanto, de la cuestion opuesta a la descrita en la BDD_Sepc anterior.</text:p>
      <text:p text:style-name="P2"/>
      <text:p text:style-name="P2">Sin entrar en el debate Mockista vs Tradicional del que ya dimos cuenta mientras implementabamos un escenario parecido en CargoSpecs (revisalo si no sabes de que estamos hablando), la BDD_Spec seria la siguiente:</text:p>
      <text:p text:style-name="P2"/>
      <text:p text:style-name="P48">When asked if the specification is satisfied by an itinerary with an invalid initial departure location</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not leverage the itinerary final arrival location</text:p>
      <text:p text:style-name="P49">» It should not leverage the destination location identity comparer</text:p>
      <text:p text:style-name="P49">» It should not leverage the itinerary final arrival date</text:p>
      <text:p text:style-name="P49">» It should not leverage the arrival deadline time check</text:p>
      <text:p text:style-name="P48"/>
      <text:p text:style-name="P2"/>
      <text:p text:style-name="P2">Cuyo codigo corresponderia a:</text:p>
      <text:p text:style-name="P2"/>
      <text:p text:style-name="P30"><text:span text:style-name="T10">public</text:span> <text:span text:style-name="T10">class</text:span> <text:span text:style-name="T45">when_asked_if_the_specification_is_satisfied_by_an_itinerary_with_an_invalid_initial_departure_location</text:span> : </text:p>
      <text:p text:style-name="P53">concern_for_route_specification</text:p>
      <text:p text:style-name="P31">{</text:p>
      <text:p text:style-name="P41"><text:span text:style-name="T23"><text:s text:c="4"/></text:span><text:span text:style-name="T36">Establish</text:span><text:span text:style-name="T23"> context = () =&gt;</text:span></text:p>
      <text:p text:style-name="P31"><text:s text:c="4"/>{</text:p>
      <text:p text:style-name="P41"><text:span text:style-name="T23"><text:s text:c="8"/>the_itinerary_with_an_invalid_initial_departure_location = an&lt;</text:span><text:span text:style-name="T36">IItinerary</text:span><text:span text:style-name="T23">&gt;();</text:span></text:p>
      <text:p text:style-name="P31"><text:s text:c="12"/></text:p>
      <text:p text:style-name="P31"><text:s text:c="8"/>the_itinerary_with_an_invalid_initial_departure_location</text:p>
      <text:p text:style-name="P31"><text:s text:c="11"/>.Stub(x =&gt; x.initial_departure_location())</text:p>
      <text:p text:style-name="P41"><text:soft-page-break/><text:span text:style-name="T23"><text:s text:c="11"/>.Return(an&lt;</text:span><text:span text:style-name="T36">ILocation</text:span><text:span text:style-name="T23">&gt;());</text:span></text:p>
      <text:p text:style-name="P31"><text:s text:c="12"/></text:p>
      <text:p text:style-name="P31"><text:s text:c="8"/>the_origin_location</text:p>
      <text:p text:style-name="P31"><text:s text:c="11"/>.Stub(x =&gt; x.has_the_same_value_as(</text:p>
      <text:p text:style-name="P31"><text:s text:c="14"/>the_itinerary_with_an_invalid_initial_departure_location</text:p>
      <text:p text:style-name="P31"><text:s text:c="17"/>.initial_departure_location()))</text:p>
      <text:p text:style-name="P41"><text:span text:style-name="T23"><text:s text:c="11"/>.Return(</text:span><text:span text:style-name="T12">false</text:span><text:span text:style-name="T23">);</text:span></text:p>
      <text:p text:style-name="P31"><text:s text:c="4"/>};</text:p>
      <text:p text:style-name="P31"/>
      <text:p text:style-name="P41"><text:span text:style-name="T23"><text:s text:c="4"/></text:span><text:span text:style-name="T36">Because</text:span><text:span text:style-name="T23"> of = () =&gt; result = </text:span></text:p>
      <text:p text:style-name="P31"><text:s text:c="7"/>sut.is_satisfied_by(the_itinerary_with_an_invalid_initial_departure_location);</text:p>
      <text:p text:style-name="P31"/>
      <text:p text:style-name="P41"><text:span text:style-name="T23"><text:s text:c="4"/></text:span><text:span text:style-name="T36">It</text:span><text:span text:style-name="T23"> should_confirm_that_the_itinerary_does_not_satisfy_the_route_specification = </text:span></text:p>
      <text:p text:style-name="P31"><text:s text:c="7"/>() =&gt; result.ShouldBeFalse();</text:p>
      <text:p text:style-name="P31"/>
      <text:p text:style-name="P41"><text:span text:style-name="T23"><text:s text:c="4"/></text:span><text:span text:style-name="T36">It</text:span><text:span text:style-name="T23"> should_leverage_the_itinerary_initial_departure_location = () =&gt;</text:span></text:p>
      <text:p text:style-name="P31"><text:s text:c="7"/>the_itinerary_with_an_invalid_initial_departure_location</text:p>
      <text:p text:style-name="P31"><text:s text:c="10"/>.received(x =&gt; x.initial_departure_location());</text:p>
      <text:p text:style-name="P31"/>
      <text:p text:style-name="P41"><text:span text:style-name="T23"><text:s text:c="4"/></text:span><text:span text:style-name="T36">It</text:span><text:span text:style-name="T23"> should_leverage_the_origin_location_identity_comparer = () =&gt;</text:span></text:p>
      <text:p text:style-name="P31"><text:s text:c="7"/>the_origin_location</text:p>
      <text:p text:style-name="P31"><text:s text:c="10"/>.received(x =&gt; x.has_the_same_value_as(</text:p>
      <text:p text:style-name="P31"><text:s text:c="13"/>the_itinerary_with_an_invalid_initial_departure_location</text:p>
      <text:p text:style-name="P31"><text:s text:c="16"/>.initial_departure_location()));</text:p>
      <text:p text:style-name="P31"/>
      <text:p text:style-name="P41"><text:span text:style-name="T23"><text:s text:c="4"/></text:span><text:span text:style-name="T36">It</text:span><text:span text:style-name="T23"> should_not_leverage_the_itinerary_final_arrival_location = () =&gt;</text:span></text:p>
      <text:p text:style-name="P31"><text:s text:c="7"/>the_itinerary_with_an_invalid_initial_departure_location</text:p>
      <text:p text:style-name="P31"><text:s text:c="10"/>.never_received(x =&gt; x.final_arrival_location());</text:p>
      <text:p text:style-name="P31"/>
      <text:p text:style-name="P41"><text:span text:style-name="T23"><text:s text:c="4"/></text:span><text:span text:style-name="T36">It</text:span><text:span text:style-name="T23"> should_not_leverage_the_destination_location_identity_comparer = () =&gt;</text:span></text:p>
      <text:p text:style-name="P31"><text:s text:c="7"/>the_destination_location</text:p>
      <text:p text:style-name="P31"><text:s text:c="10"/>.never_received(x =&gt; x.has_the_same_value_as(</text:p>
      <text:p text:style-name="P31"><text:s text:c="13"/>the_itinerary_with_an_invalid_initial_departure_location</text:p>
      <text:p text:style-name="P31"><text:s text:c="16"/>.final_arrival_location()));</text:p>
      <text:p text:style-name="P31"/>
      <text:p text:style-name="P41"><text:span text:style-name="T23"><text:s text:c="4"/></text:span><text:span text:style-name="T36">It</text:span><text:span text:style-name="T23"> should_not_leverage_the_itinerary_final_arrival_date = () =&gt;</text:span></text:p>
      <text:p text:style-name="P31"><text:s text:c="7"/>the_itinerary_with_an_invalid_initial_departure_location</text:p>
      <text:p text:style-name="P31"><text:s text:c="10"/>.never_received(x =&gt; x.final_arrival_date());</text:p>
      <text:p text:style-name="P31"/>
      <text:p text:style-name="P41"><text:span text:style-name="T23"><text:s text:c="4"/></text:span><text:span text:style-name="T36">It</text:span><text:span text:style-name="T23"> should_not_leverage_the_arrival_deadline_time_check = () =&gt;</text:span></text:p>
      <text:p text:style-name="P31"><text:s text:c="7"/>the_arrival_deadline</text:p>
      <text:p text:style-name="P31"><text:s text:c="10"/>.never_received(x =&gt; x.is_afterwards_than(</text:p>
      <text:p text:style-name="P31"><text:s text:c="13"/>the_itinerary_with_an_invalid_initial_departure_location</text:p>
      <text:p text:style-name="P31"><text:s text:c="16"/>.final_arrival_date()));</text:p>
      <text:p text:style-name="P31"/>
      <text:p text:style-name="P41"><text:span text:style-name="T23"><text:s text:c="4"/></text:span><text:span text:style-name="T12">static</text:span><text:span text:style-name="T23"> </text:span><text:span text:style-name="T12">bool</text:span><text:span text:style-name="T23"> result;</text:span></text:p>
      <text:p text:style-name="P41"><text:span text:style-name="T23"><text:s text:c="4"/></text:span><text:span text:style-name="T12">static</text:span><text:span text:style-name="T23"> </text:span><text:span text:style-name="T36">IItinerary</text:span><text:span text:style-name="T23"> the_itinerary_with_an_invalid_initial_departure_location;</text:span></text:p>
      <text:p text:style-name="P31">}</text:p>
      <text:p text:style-name="P2"/>
      <text:p text:style-name="P2">Si has seguido con atencion la implementacion de la BDD_Spec anterior, no deberias tener demasiado problema para poder seguir el codigo que acabamos de escribir.</text:p>
      <text:p text:style-name="P2"/>
      <text:p text:style-name="P2">Lo unico que estamos estableciendo es un entorno simulado donde tenemos un:</text:p>
      <text:p text:style-name="P2"/>
      <text:p text:style-name="P28">itinerary_with_an_invalid_initial_departure_location</text:p>
      <text:p text:style-name="P2"/>
      <text:p text:style-name="P2">Por lo que cuando se produzca la comprobacion en RouteSpecification:</text:p>
      <text:p text:style-name="P2"/>
      <text:p text:style-name="P27">underlying_origin_location</text:p>
      <text:p text:style-name="P30"><text:s text:c="3"/>.has_the_same_value_as(the_itinerary.initial_departure_location())</text:p>
      <text:p text:style-name="P2"/>
      <text:p text:style-name="P2">queremos que el resultado sea:</text:p>
      <text:p text:style-name="P2"><text:soft-page-break/></text:p>
      <text:p text:style-name="P14"><text:span text:style-name="T23">.Return(</text:span><text:span text:style-name="T12">false</text:span><text:span text:style-name="T23">);</text:span></text:p>
      <text:p text:style-name="P2"/>
      <text:p text:style-name="P2">Y es precisamente ese contexto el que establecemos en el bloque ESTABLISH.</text:p>
      <text:p text:style-name="P2"/>
      <text:p text:style-name="P2">Con respecto a las aserciones (bloques IT):</text:p>
      <text:p text:style-name="P2"/>
      <text:p text:style-name="P2">Primero: </text:p>
      <text:p text:style-name="P2"/>
      <text:p text:style-name="P57"><text:span text:style-name="T43">It</text:span><text:span text:style-name="T31"> should_confirm_that_the_itinerary_does_not_satisfy_the_route_specification = </text:span><text:span text:style-name="T33">() =&gt; </text:span></text:p>
      <text:p text:style-name="P37"><text:s text:c="3"/>result.ShouldBeFalse();</text:p>
      <text:p text:style-name="P2"/>
      <text:p text:style-name="P2">No puede satisfacer la ISpecification&lt;IItinerary&gt;.</text:p>
      <text:p text:style-name="P2"/>
      <text:p text:style-name="P2">Segundo:</text:p>
      <text:p text:style-name="P2"/>
      <text:p text:style-name="P41"><text:span text:style-name="T36">It</text:span><text:span text:style-name="T23"> should_leverage_the_itinerary_initial_departure_location = () =&gt;</text:span></text:p>
      <text:p text:style-name="P31"><text:s text:c="3"/>the_itinerary_with_an_invalid_initial_departure_location</text:p>
      <text:p text:style-name="P31"><text:s text:c="6"/>.received(x =&gt; x.initial_departure_location());</text:p>
      <text:p text:style-name="P31"/>
      <text:p text:style-name="P41"><text:span text:style-name="T36">It</text:span><text:span text:style-name="T23"> should_leverage_the_origin_location_identity_comparer = () =&gt;</text:span></text:p>
      <text:p text:style-name="P31"><text:s text:c="3"/>the_origin_location</text:p>
      <text:p text:style-name="P31"><text:s text:c="6"/>.received(x =&gt; x.has_the_same_value_as(</text:p>
      <text:p text:style-name="P31"><text:s text:c="9"/>the_itinerary_with_an_invalid_initial_departure_location</text:p>
      <text:p text:style-name="P28"><text:s text:c="12"/>.initial_departure_location()));</text:p>
      <text:p text:style-name="P2"/>
      <text:p text:style-name="P2">Esperamos que dentro de RouteSpecification, se compruebe que efectivamente la condicion que queremos que falle, falle de verdad. Por lo tanto, los:</text:p>
      <text:p text:style-name="P2"/>
      <text:p text:style-name="P28">.received</text:p>
      <text:p text:style-name="P2"/>
      <text:p text:style-name="P2">Tercero:</text:p>
      <text:p text:style-name="P2"/>
      <text:p text:style-name="P41"><text:span text:style-name="T36">It</text:span><text:span text:style-name="T23"> should_not_leverage_the_itinerary_final_arrival_location = () =&gt;</text:span></text:p>
      <text:p text:style-name="P31"><text:s text:c="3"/>the_itinerary_with_an_invalid_initial_departure_location</text:p>
      <text:p text:style-name="P31"><text:s text:c="6"/>.never_received(x =&gt; x.final_arrival_location());</text:p>
      <text:p text:style-name="P31"/>
      <text:p text:style-name="P41"><text:span text:style-name="T36">It</text:span><text:span text:style-name="T23"> should_not_leverage_the_destination_location_identity_comparer = () =&gt;</text:span></text:p>
      <text:p text:style-name="P31"><text:s text:c="3"/>the_destination_location</text:p>
      <text:p text:style-name="P31"><text:s text:c="6"/>.never_received(x =&gt; x.has_the_same_value_as(</text:p>
      <text:p text:style-name="P31"><text:s text:c="9"/>the_itinerary_with_an_invalid_initial_departure_location</text:p>
      <text:p text:style-name="P31"><text:s text:c="12"/>.final_arrival_location()));</text:p>
      <text:p text:style-name="P31"/>
      <text:p text:style-name="P41"><text:span text:style-name="T36">It</text:span><text:span text:style-name="T23"> should_not_leverage_the_itinerary_final_arrival_date = () =&gt;</text:span></text:p>
      <text:p text:style-name="P31"><text:s text:c="3"/>the_itinerary_with_an_invalid_initial_departure_location</text:p>
      <text:p text:style-name="P31"><text:s text:c="6"/>.never_received(x =&gt; x.final_arrival_date());</text:p>
      <text:p text:style-name="P31"/>
      <text:p text:style-name="P41"><text:span text:style-name="T36">It</text:span><text:span text:style-name="T23"> should_not_leverage_the_arrival_deadline_time_check = () =&gt;</text:span></text:p>
      <text:p text:style-name="P31"><text:s text:c="3"/>the_arrival_deadline</text:p>
      <text:p text:style-name="P31"><text:s text:c="6"/>.never_received(x =&gt; x.is_afterwards_than(</text:p>
      <text:p text:style-name="P31"><text:s text:c="9"/>the_itinerary_with_an_invalid_initial_departure_location</text:p>
      <text:p text:style-name="P28"><text:s text:c="12"/>.final_arrival_date()));</text:p>
      <text:p text:style-name="P2"/>
      <text:p text:style-name="P2">El resto de las condiciones, no deben verificarse, ya que ya ha fallado la primera con lo cual, da igual lo que ocurra con estas, la ISpecification&lt;IItinerary&gt; no se va a cumplir. Por ello los:</text:p>
      <text:p text:style-name="P2"/>
      <text:p text:style-name="P28">.never_received</text:p>
      <text:p text:style-name="P2"/>
      <text:p text:style-name="P2">Y eso es todo, no hay mas.</text:p>
      <text:p text:style-name="P2"/>
      <text:p text:style-name="P2">Vamos a por los fallos:</text:p>
      <text:p text:style-name="P2"><text:soft-page-break/></text:p>
      <text:p text:style-name="P48">------ Test started: Assembly: dddsample.specs.dll ------</text:p>
      <text:p text:style-name="P49"/>
      <text:p text:style-name="P49">when asked if the specification is satisfied by an itinerary with an invalid initial departure location</text:p>
      <text:p text:style-name="P49">» should confirm that the itinerary does not satisfy the route specification (FAIL)</text:p>
      <text:p text:style-name="P49">» should leverage the itinerary initial departure location</text:p>
      <text:p text:style-name="P49">» should leverage the origin location identity comparer</text:p>
      <text:p text:style-name="P49">» should not leverage the itinerary final arrival location (FAIL)</text:p>
      <text:p text:style-name="P49">» should not leverage the destination location identity comparer (FAIL)</text:p>
      <text:p text:style-name="P49">» should not leverage the itinerary final arrival date (FAIL)</text:p>
      <text:p text:style-name="P49">» should not leverage the arrival deadline time check (FAIL)</text:p>
      <text:p text:style-name="P49"/>
      <text:p text:style-name="P49">(....)</text:p>
      <text:p text:style-name="P49"/>
      <text:p text:style-name="P49">2 passed, 5 failed, 0 skipped, took 1,10 seconds (Machine.Specifications 0.3.0).</text:p>
      <text:p text:style-name="P2"/>
      <text:p text:style-name="P2">Que son exactamente los fallos que esperabamos.</text:p>
      <text:p text:style-name="P2"/>
      <text:p text:style-name="P2">Vamos a describirlos brevemente:</text:p>
      <text:p text:style-name="P2"/>
      <text:p text:style-name="P49">Test 'should confirm that the itinerary does not satisfy the route specification' failed:</text:p>
      <text:p text:style-name="P49"><text:tab/>Machine.Specifications.SpecificationException: Should be [false] but is [true]</text:p>
      <text:p text:style-name="P2"/>
      <text:p text:style-name="P2">Fallo logico, ya que esperamos un "false" y nuestro metodo devuelve siempre "true"</text:p>
      <text:p text:style-name="P2"/>
      <text:p text:style-name="P49">Test 'should not leverage the itinerary final arrival location' failed:</text:p>
      <text:p text:style-name="P49"><text:tab/>Rhino.Mocks.Exceptions.ExpectationViolationException: Expected that IItinerary.final_arrival_location(); would not be called, but it was found on the actual calls made on the mocked object.</text:p>
      <text:p text:style-name="P49"/>
      <text:p text:style-name="P49">(....)</text:p>
      <text:p text:style-name="P49"/>
      <text:p text:style-name="P49">Test 'should not leverage the destination location identity comparer' failed:</text:p>
      <text:p text:style-name="P49"><text:tab/>Rhino.Mocks.Exceptions.ExpectationViolationException: Expected that IValueObject`1.has_the_same_value_as(null); would not be called, but it was found on the actual calls made on the mocked object.</text:p>
      <text:p text:style-name="P49"/>
      <text:p text:style-name="P49">(....)</text:p>
      <text:p text:style-name="P49"/>
      <text:p text:style-name="P49">Test 'should not leverage the itinerary final arrival date' failed:</text:p>
      <text:p text:style-name="P49"><text:tab/>Rhino.Mocks.Exceptions.ExpectationViolationException: Expected that IItinerary.final_arrival_date(); would not be called, but it was found on the actual calls made on the mocked object.</text:p>
      <text:p text:style-name="P49"/>
      <text:p text:style-name="P49">(....)</text:p>
      <text:p text:style-name="P49"/>
      <text:p text:style-name="P49">Test 'should not leverage the arrival deadline time check' failed:</text:p>
      <text:p text:style-name="P47"><text:tab/>Rhino.Mocks.Exceptions.ExpectationViolationException: Expected that IArrivalDeadline.is_afterwards_than(null); would not be called, but it was found on the actual calls made on the mocked object.</text:p>
      <text:p text:style-name="P2"/>
      <text:p text:style-name="P2">Es decir, esperabamos que no se llamasen a estas dependencias y sin embargo se llaman. De nuevo era lo que esperabamos.</text:p>
      <text:p text:style-name="P2"/>
      <text:p text:style-name="P2">La forma mas facil de resolverlo es hacer, precisamente lo que queriamos provocar que esta BDD_Spec hiciese. Escribir el codigo que de verdad evalue (y tenga en cuenta la evaluacion) las condiciones. Es decir:</text:p>
      <text:p text:style-name="P2"/>
      <text:p text:style-name="P13"><text:span text:style-name="T12">public</text:span><text:span text:style-name="T23"> </text:span><text:span text:style-name="T12">bool</text:span><text:span text:style-name="T23"> is_satisfied_by(</text:span><text:span text:style-name="T36">IItinerary</text:span><text:span text:style-name="T23"> the_itinerary)</text:span></text:p>
      <text:p text:style-name="P31">{</text:p>
      <text:p text:style-name="P41"><text:span text:style-name="T23"><text:s text:c="4"/></text:span><text:span text:style-name="T12">return</text:span><text:span text:style-name="T23"> the_itinerary != </text:span><text:span text:style-name="T12">null</text:span><text:span text:style-name="T23"> &amp;&amp;</text:span></text:p>
      <text:p text:style-name="P31"><text:s text:c="11"/>underlying_origin_location.has_the_same_value_as(</text:p>
      <text:p text:style-name="P31"><text:s text:c="14"/>the_itinerary.initial_departure_location()) &amp;&amp;</text:p>
      <text:p text:style-name="P31"><text:soft-page-break/><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Ejecutamos los test y nos encontramos con que:</text:p>
      <text:p text:style-name="P2"/>
      <text:p text:style-name="P46">------ Test started: Assembly: dddsample.specs.dll ------</text:p>
      <text:p text:style-name="P49"/>
      <text:p text:style-name="P49">when asked if the specification is satisfied by an itinerary with an invalid initial departure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not leverage the itinerary final arrival location</text:p>
      <text:p text:style-name="P49">» should not leverage the destination location identity comparer</text:p>
      <text:p text:style-name="P49">» should not leverage the itinerary final arrival date</text:p>
      <text:p text:style-name="P49">» should not leverage the arrival deadline time check</text:p>
      <text:p text:style-name="P49"/>
      <text:p text:style-name="P49"/>
      <text:p text:style-name="P49">7 passed, 0 failed, 0 skipped, took 0,87 seconds (Machine.Specifications 0.3.0).</text:p>
      <text:p text:style-name="P2"/>
      <text:p text:style-name="P2">Ahora si que lo tenemos. De hecho si corremos toda los tests (incluidos los de la BDD_Spec anterior), ahora pasan todos.</text:p>
      <text:p text:style-name="P2"/>
      <text:p text:style-name="P2">Vamos a completar el comportamiento suponiendo que la condicion que falla es alguna otra.</text:p>
      <text:p text:style-name="P2"/>
      <text:p text:style-name="P2"><text:span text:style-name="T8">RouteSpecificationSpecs: When asked if the specification is satisfied by an itinerary with an invalid final arrival location</text:span>:</text:p>
      <text:p text:style-name="P2"/>
      <text:p text:style-name="P2">La BDD_Spec seria:</text:p>
      <text:p text:style-name="P2"/>
      <text:p text:style-name="P46">When asked if the specification is satisfied by an itinerary with an invalid final arrival location</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not leverage the itinerary final arrival date</text:p>
      <text:p text:style-name="P49">» It should not leverage the arrival deadline time check</text:p>
      <text:p text:style-name="P2"/>
      <text:p text:style-name="P2">que en codigo seria:</text:p>
      <text:p text:style-name="P2"/>
      <text:p text:style-name="P13"><text:span text:style-name="T12">public</text:span><text:span text:style-name="T23"> </text:span><text:span text:style-name="T12">class</text:span><text:span text:style-name="T23"> </text:span><text:span text:style-name="T47">when_asked_if_the_specification_is_satisfied_by_an_itinerary_with_an_invalid_final_arrival_location</text:span><text:span text:style-name="T23"> : </text:span></text:p>
      <text:p text:style-name="P52">concern_for_route_specification</text:p>
      <text:p text:style-name="P31">{</text:p>
      <text:p text:style-name="P41"><text:span text:style-name="T23"><text:s text:c="4"/></text:span><text:span text:style-name="T36">Establish</text:span><text:span text:style-name="T23"> context = () =&gt;</text:span></text:p>
      <text:p text:style-name="P31"><text:s text:c="4"/>{</text:p>
      <text:p text:style-name="P41"><text:span text:style-name="T23"><text:s text:c="8"/>the_itinerary_with_an_invalid_final_arrival_location = an&lt;</text:span><text:span text:style-name="T36">IItinerary</text:span><text:span text:style-name="T23">&gt;();</text:span></text:p>
      <text:p text:style-name="P31"/>
      <text:p text:style-name="P31"><text:s text:c="8"/>the_itinerary_with_an_invalid_final_arrival_location</text:p>
      <text:p text:style-name="P31"><text:s text:c="11"/>.Stub(x =&gt; x.initial_departure_location())</text:p>
      <text:p text:style-name="P41"><text:span text:style-name="T23"><text:s text:c="11"/>.Return(an&lt;</text:span><text:span text:style-name="T36">ILocation</text:span><text:span text:style-name="T23">&gt;());</text:span></text:p>
      <text:p text:style-name="P31"><text:s text:c="8"/>the_itinerary_with_an_invalid_final_arrival_location</text:p>
      <text:p text:style-name="P31"><text:s text:c="11"/>.Stub(x =&gt; x.final_arrival_location())</text:p>
      <text:p text:style-name="P41"><text:span text:style-name="T23"><text:s text:c="11"/>.Return(an&lt;</text:span><text:span text:style-name="T36">ILocation</text:span><text:span text:style-name="T23">&gt;());</text:span></text:p>
      <text:p text:style-name="P31"><text:s text:c="12"/></text:p>
      <text:p text:style-name="P31"><text:s text:c="8"/>the_origin_location</text:p>
      <text:p text:style-name="P31"><text:s text:c="11"/>.Stub(x =&gt; x.has_the_same_value_as(</text:p>
      <text:p text:style-name="P31"><text:soft-page-break/><text:s text:c="14"/>the_itinerary_with_an_invalid_final_arrival_location</text:p>
      <text:p text:style-name="P31"><text:s text:c="17"/>.initial_departure_location()))</text:p>
      <text:p text:style-name="P41"><text:span text:style-name="T23"><text:s text:c="11"/>.Return(</text:span><text:span text:style-name="T12">true</text:span><text:span text:style-name="T23">);</text:span></text:p>
      <text:p text:style-name="P31"><text:s text:c="8"/>the_destination_location</text:p>
      <text:p text:style-name="P31"><text:s text:c="11"/>.Stub(x =&gt; x.has_the_same_value_as(</text:p>
      <text:p text:style-name="P31"><text:s text:c="14"/>the_itinerary_with_an_invalid_final_arrival_location</text:p>
      <text:p text:style-name="P31"><text:s text:c="17"/>.final_arrival_location()))</text:p>
      <text:p text:style-name="P41"><text:span text:style-name="T23"><text:s text:c="11"/>.Return(</text:span><text:span text:style-name="T12">false</text:span><text:span text:style-name="T23">);</text:span></text:p>
      <text:p text:style-name="P31"><text:s text:c="4"/>};</text:p>
      <text:p text:style-name="P31"/>
      <text:p text:style-name="P41"><text:span text:style-name="T23"><text:s text:c="4"/></text:span><text:span text:style-name="T36">Because</text:span><text:span text:style-name="T23"> of = () =&gt; result = </text:span></text:p>
      <text:p text:style-name="P31"><text:s text:c="7"/>sut.is_satisfied_by(the_itinerary_with_an_invalid_final_arrival_location);</text:p>
      <text:p text:style-name="P31"/>
      <text:p text:style-name="P41"><text:span text:style-name="T23"><text:s text:c="4"/></text:span><text:span text:style-name="T36">It</text:span><text:span text:style-name="T23"> should_confirm_that_the_itinerary_does_not_satisfy_the_route_specification = </text:span></text:p>
      <text:p text:style-name="P31"><text:s text:c="7"/>() =&gt; result.ShouldBeFalse();</text:p>
      <text:p text:style-name="P31"/>
      <text:p text:style-name="P41"><text:span text:style-name="T23"><text:s text:c="4"/></text:span><text:span text:style-name="T36">It</text:span><text:span text:style-name="T23"> should_leverage_the_itinerary_initial_departure_location = () =&gt;</text:span></text:p>
      <text:p text:style-name="P31"><text:s text:c="7"/>the_itinerary_with_an_invalid_final_arrival_location</text:p>
      <text:p text:style-name="P31"><text:s text:c="10"/>.received(x =&gt; x.initial_departure_location());</text:p>
      <text:p text:style-name="P31"/>
      <text:p text:style-name="P41"><text:span text:style-name="T23"><text:s text:c="4"/></text:span><text:span text:style-name="T36">It</text:span><text:span text:style-name="T23">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location</text:p>
      <text:p text:style-name="P31"><text:s text:c="16"/>.initial_departure_location()));</text:p>
      <text:p text:style-name="P31"/>
      <text:p text:style-name="P41"><text:span text:style-name="T23"><text:s text:c="4"/></text:span><text:span text:style-name="T36">It</text:span><text:span text:style-name="T23"> should_leverage_the_itinerary_final_arrival_location = () =&gt;</text:span></text:p>
      <text:p text:style-name="P31"><text:s text:c="7"/>the_itinerary_with_an_invalid_final_arrival_location</text:p>
      <text:p text:style-name="P31"><text:s text:c="10"/>.received(x =&gt; x.final_arrival_location());</text:p>
      <text:p text:style-name="P31"/>
      <text:p text:style-name="P41"><text:span text:style-name="T23"><text:s text:c="4"/></text:span><text:span text:style-name="T36">It</text:span><text:span text:style-name="T23">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location</text:p>
      <text:p text:style-name="P31"><text:s text:c="16"/>.final_arrival_location()));</text:p>
      <text:p text:style-name="P31"/>
      <text:p text:style-name="P41"><text:span text:style-name="T23"><text:s text:c="4"/></text:span><text:span text:style-name="T36">It</text:span><text:span text:style-name="T23"> should_not_leverage_the_itinerary_final_arrival_date = () =&gt;</text:span></text:p>
      <text:p text:style-name="P31"><text:s text:c="7"/>the_itinerary_with_an_invalid_final_arrival_location</text:p>
      <text:p text:style-name="P31"><text:s text:c="10"/>.never_received(x =&gt; x.final_arrival_date());</text:p>
      <text:p text:style-name="P31"/>
      <text:p text:style-name="P41"><text:span text:style-name="T23"><text:s text:c="4"/></text:span><text:span text:style-name="T36">It</text:span><text:span text:style-name="T23"> should_not_leverage_the_arrival_deadline_time_check = () =&gt;</text:span></text:p>
      <text:p text:style-name="P31"><text:s text:c="7"/>the_arrival_deadline</text:p>
      <text:p text:style-name="P31"><text:s text:c="10"/>.never_received(x =&gt; x.is_afterwards_than(</text:p>
      <text:p text:style-name="P31"><text:s text:c="13"/>the_itinerary_with_an_invalid_final_arrival_location</text:p>
      <text:p text:style-name="P31"><text:s text:c="16"/>.final_arrival_date()));</text:p>
      <text:p text:style-name="P31"/>
      <text:p text:style-name="P41"><text:span text:style-name="T23"><text:s text:c="4"/></text:span><text:span text:style-name="T12">static</text:span><text:span text:style-name="T23"> </text:span><text:span text:style-name="T12">bool</text:span><text:span text:style-name="T23"> result;</text:span></text:p>
      <text:p text:style-name="P41"><text:span text:style-name="T23"><text:s text:c="4"/></text:span><text:span text:style-name="T12">static</text:span><text:span text:style-name="T23"> </text:span><text:span text:style-name="T36">IItinerary</text:span><text:span text:style-name="T23"> the_itinerary_with_an_invalid_final_arrival_location;</text:span></text:p>
      <text:p text:style-name="P31">}</text:p>
      <text:p text:style-name="P2"/>
      <text:p text:style-name="P2">Similar a la anterior BDD_Sepc, solo que ahora estamos simulando que habiendose cumplido la primera condicion, la segunda falla (y por tanto la tercera no debe siquiera comprobarse).</text:p>
      <text:p text:style-name="P2"/>
      <text:p text:style-name="P2">Para ello establecemos el contexto adecuando en el bloque ESTABLISH y ajustamos nuestras aserciones en los bloques IT (interesante fijarse en cuales reciben el tratamiento ".received()" y cuales ".never_received()").</text:p>
      <text:p text:style-name="P2"/>
      <text:p text:style-name="P2">Ejecutamos los tests y:</text:p>
      <text:p text:style-name="P2"/>
      <text:p text:style-name="P46">------ Test started: Assembly: dddsample.specs.dll ------</text:p>
      <text:p text:style-name="P49"/>
      <text:p text:style-name="P49"><text:soft-page-break/>when asked if the specification is satisfied by an itinerary with an invalid final arrival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not leverage the itinerary final arrival date</text:p>
      <text:p text:style-name="P49">» should not leverage the arrival deadline time check</text:p>
      <text:p text:style-name="P49"/>
      <text:p text:style-name="P49"/>
      <text:p text:style-name="P49">7 passed, 0 failed, 0 skipped, took 0,69 seconds (Machine.Specifications 0.3.0).</text:p>
      <text:p text:style-name="P2"/>
      <text:p text:style-name="P2">Funcionan sin tocar nada. Parece que ahora vamos por el camino correcto.</text:p>
      <text:p text:style-name="P2"/>
      <text:p text:style-name="P2"><text:span text:style-name="T8">RouteSpecificationSpecs: When asked if the specification is satisfied by an itinerary with an invalid final arrival date</text:span>:</text:p>
      <text:p text:style-name="P2"/>
      <text:p text:style-name="P2">Igual que siempre, primero la BDD_Spec:</text:p>
      <text:p text:style-name="P2"/>
      <text:p text:style-name="P46">When asked if the specification is satisfied by an itinerary with an invalid final arrival date</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leverage the arrival deadline time check</text:p>
      <text:p text:style-name="P2"/>
      <text:p text:style-name="P2">que en codigo seria:</text:p>
      <text:p text:style-name="P2"/>
      <text:p text:style-name="P13"><text:span text:style-name="T12">public</text:span><text:span text:style-name="T23"> </text:span><text:span text:style-name="T12">class</text:span><text:span text:style-name="T23"> </text:span><text:span text:style-name="T47">when_asked_if_the_specification_is_satisfied_by_an_itinerary_with_an_invalid_final_arrival_date</text:span><text:span text:style-name="T23"> : </text:span></text:p>
      <text:p text:style-name="P52">concern_for_route_specification</text:p>
      <text:p text:style-name="P31">{</text:p>
      <text:p text:style-name="P41"><text:span text:style-name="T23"><text:s text:c="4"/></text:span><text:span text:style-name="T36">Establish</text:span><text:span text:style-name="T23"> context = () =&gt;</text:span></text:p>
      <text:p text:style-name="P31"><text:s text:c="4"/>{</text:p>
      <text:p text:style-name="P41"><text:span text:style-name="T23"><text:s text:c="8"/>the_itinerary_with_an_invalid_final_arrival_date = an&lt;</text:span><text:span text:style-name="T36">IItinerary</text:span><text:span text:style-name="T23">&gt;();</text:span></text:p>
      <text:p text:style-name="P31"/>
      <text:p text:style-name="P31"><text:s text:c="8"/>the_itinerary_with_an_invalid_final_arrival_date</text:p>
      <text:p text:style-name="P31"><text:s text:c="11"/>.Stub(x =&gt; x.initial_departure_location())</text:p>
      <text:p text:style-name="P41"><text:span text:style-name="T23"><text:s text:c="11"/>.Return(an&lt;</text:span><text:span text:style-name="T36">ILocation</text:span><text:span text:style-name="T23">&gt;());</text:span></text:p>
      <text:p text:style-name="P31"><text:s text:c="8"/>the_itinerary_with_an_invalid_final_arrival_date</text:p>
      <text:p text:style-name="P31"><text:s text:c="11"/>.Stub(x =&gt; x.final_arrival_location())</text:p>
      <text:p text:style-name="P41"><text:span text:style-name="T23"><text:s text:c="11"/>.Return(an&lt;</text:span><text:span text:style-name="T36">ILocation</text:span><text:span text:style-name="T23">&gt;());</text:span></text:p>
      <text:p text:style-name="P31"><text:s text:c="8"/>the_itinerary_with_an_invalid_final_arrival_date</text:p>
      <text:p text:style-name="P31"><text:s text:c="11"/>.Stub(x =&gt; x.final_arrival_date())</text:p>
      <text:p text:style-name="P41"><text:span text:style-name="T23"><text:s text:c="11"/>.Return(an&lt;</text:span><text:span text:style-name="T36">IArrivalDeadline</text:span><text:span text:style-name="T23">&gt;());</text:span></text:p>
      <text:p text:style-name="P31"/>
      <text:p text:style-name="P31"><text:s text:c="8"/>the_origin_location</text:p>
      <text:p text:style-name="P31"><text:s text:c="11"/>.Stub(x =&gt; x.has_the_same_value_as(</text:p>
      <text:p text:style-name="P31"><text:s text:c="14"/>the_itinerary_with_an_invalid_final_arrival_date</text:p>
      <text:p text:style-name="P31"><text:s text:c="17"/>.initial_departure_location()))</text:p>
      <text:p text:style-name="P41"><text:span text:style-name="T23"><text:s text:c="11"/>.Return(</text:span><text:span text:style-name="T12">true</text:span><text:span text:style-name="T23">);</text:span></text:p>
      <text:p text:style-name="P31"><text:s text:c="8"/>the_destination_location</text:p>
      <text:p text:style-name="P31"><text:s text:c="11"/>.Stub(x =&gt; x.has_the_same_value_as(</text:p>
      <text:p text:style-name="P31"><text:s text:c="14"/>the_itinerary_with_an_invalid_final_arrival_date</text:p>
      <text:p text:style-name="P31"><text:s text:c="17"/>.final_arrival_location()))</text:p>
      <text:p text:style-name="P41"><text:span text:style-name="T23"><text:s text:c="11"/>.Return(</text:span><text:span text:style-name="T12">true</text:span><text:span text:style-name="T23">);</text:span></text:p>
      <text:p text:style-name="P31"><text:s text:c="8"/>the_arrival_deadline</text:p>
      <text:p text:style-name="P31"><text:s text:c="11"/>.Stub(x =&gt; x.is_afterwards_than(</text:p>
      <text:p text:style-name="P31"><text:soft-page-break/><text:s text:c="14"/>the_itinerary_with_an_invalid_final_arrival_date.final_arrival_date()))</text:p>
      <text:p text:style-name="P41"><text:span text:style-name="T23"><text:s text:c="11"/>.Return(</text:span><text:span text:style-name="T12">false</text:span><text:span text:style-name="T23">);</text:span></text:p>
      <text:p text:style-name="P31"><text:s text:c="4"/>};</text:p>
      <text:p text:style-name="P31"/>
      <text:p text:style-name="P41"><text:span text:style-name="T23"><text:s text:c="4"/></text:span><text:span text:style-name="T36">Because</text:span><text:span text:style-name="T23"> of = () =&gt; result = </text:span></text:p>
      <text:p text:style-name="P31"><text:s text:c="7"/>sut.is_satisfied_by(the_itinerary_with_an_invalid_final_arrival_date);</text:p>
      <text:p text:style-name="P31"/>
      <text:p text:style-name="P41"><text:span text:style-name="T23"><text:s text:c="4"/></text:span><text:span text:style-name="T36">It</text:span><text:span text:style-name="T23"> should_confirm_that_the_itinerary_does_not_satisfy_the_route_specification = </text:span></text:p>
      <text:p text:style-name="P31"><text:s text:c="7"/>() =&gt; result.ShouldBeFalse();</text:p>
      <text:p text:style-name="P31"/>
      <text:p text:style-name="P41"><text:span text:style-name="T23"><text:s text:c="4"/></text:span><text:span text:style-name="T36">It</text:span><text:span text:style-name="T23"> should_leverage_the_itinerary_initial_departure_location = () =&gt;</text:span></text:p>
      <text:p text:style-name="P31"><text:s text:c="7"/>the_itinerary_with_an_invalid_final_arrival_date</text:p>
      <text:p text:style-name="P31"><text:s text:c="10"/>.received(x =&gt; x.initial_departure_location());</text:p>
      <text:p text:style-name="P31"/>
      <text:p text:style-name="P41"><text:span text:style-name="T23"><text:s text:c="4"/></text:span><text:span text:style-name="T36">It</text:span><text:span text:style-name="T23">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date</text:p>
      <text:p text:style-name="P31"><text:s text:c="16"/>.initial_departure_location()));</text:p>
      <text:p text:style-name="P31"/>
      <text:p text:style-name="P41"><text:span text:style-name="T23"><text:s text:c="4"/></text:span><text:span text:style-name="T36">It</text:span><text:span text:style-name="T23"> should_leverage_the_itinerary_final_arrival_location = () =&gt;</text:span></text:p>
      <text:p text:style-name="P31"><text:s text:c="7"/>the_itinerary_with_an_invalid_final_arrival_date</text:p>
      <text:p text:style-name="P31"><text:s text:c="10"/>.received(x =&gt; x.final_arrival_location());</text:p>
      <text:p text:style-name="P31"/>
      <text:p text:style-name="P41"><text:span text:style-name="T23"><text:s text:c="4"/></text:span><text:span text:style-name="T36">It</text:span><text:span text:style-name="T23">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date</text:p>
      <text:p text:style-name="P31"><text:s text:c="16"/>.final_arrival_location()));</text:p>
      <text:p text:style-name="P31"/>
      <text:p text:style-name="P41"><text:span text:style-name="T23"><text:s text:c="4"/></text:span><text:span text:style-name="T36">It</text:span><text:span text:style-name="T23"> should_leverage_the_itinerary_final_arrival_date = () =&gt;</text:span></text:p>
      <text:p text:style-name="P31"><text:s text:c="7"/>the_itinerary_with_an_invalid_final_arrival_date</text:p>
      <text:p text:style-name="P31"><text:s text:c="10"/>.received(x =&gt; x.final_arrival_date());</text:p>
      <text:p text:style-name="P31"/>
      <text:p text:style-name="P41"><text:span text:style-name="T23"><text:s text:c="4"/></text:span><text:span text:style-name="T36">It</text:span><text:span text:style-name="T23"> should_leverage_the_arrival_deadline_time_check = () =&gt;</text:span></text:p>
      <text:p text:style-name="P31"><text:s text:c="7"/>the_arrival_deadline</text:p>
      <text:p text:style-name="P31"><text:s text:c="10"/>.received(x =&gt; x.is_afterwards_than(</text:p>
      <text:p text:style-name="P31"><text:s text:c="13"/>the_itinerary_with_an_invalid_final_arrival_date.final_arrival_date()));</text:p>
      <text:p text:style-name="P31"/>
      <text:p text:style-name="P41"><text:span text:style-name="T23"><text:s text:c="4"/></text:span><text:span text:style-name="T12">static</text:span><text:span text:style-name="T23"> </text:span><text:span text:style-name="T12">bool</text:span><text:span text:style-name="T23"> result;</text:span></text:p>
      <text:p text:style-name="P41"><text:span text:style-name="T23"><text:s text:c="4"/></text:span><text:span text:style-name="T12">static</text:span><text:span text:style-name="T23"> </text:span><text:span text:style-name="T36">IItinerary</text:span><text:span text:style-name="T23"> the_itinerary_with_an_invalid_final_arrival_date;</text:span></text:p>
      <text:p text:style-name="P31">}</text:p>
      <text:p text:style-name="P2"/>
      <text:p text:style-name="P2">Ahora estamos simulando que habiendose cumplido la primera y la segunda condicion, la tercera falla.</text:p>
      <text:p text:style-name="P2"/>
      <text:p text:style-name="P2">Para ello establecemos el contexto adecuando en el bloque ESTABLISH y ajustamos nuestras aserciones en los bloques IT (todos reciben el tratamiento ".received()").</text:p>
      <text:p text:style-name="P2"/>
      <text:p text:style-name="P2">Ejecutamos los tests y:</text:p>
      <text:p text:style-name="P2"/>
      <text:p text:style-name="P46">------ Test started: Assembly: dddsample.specs.dll ------</text:p>
      <text:p text:style-name="P49"/>
      <text:p text:style-name="P49">when asked if the specification is satisfied by an itinerary with an invalid final arrival date</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text:soft-page-break/></text:p>
      <text:p text:style-name="P49"/>
      <text:p text:style-name="P49">7 passed, 0 failed, 0 skipped, took 0,68 seconds (Machine.Specifications 0.3.0).</text:p>
      <text:p text:style-name="P2"/>
      <text:p text:style-name="P2">Nuevamente funcionan sin tener que tocar nada.</text:p>
      <text:p text:style-name="P2"/>
      <text:p text:style-name="P2"><text:span text:style-name="T8">RouteSpecificationSpecs: When asked if the specification is satisfied by a null itinerary</text:span>:</text:p>
      <text:p text:style-name="P2"/>
      <text:p text:style-name="P2">La BDD_Spec seria la siguiente:</text:p>
      <text:p text:style-name="P2"/>
      <text:p text:style-name="P48">When asked if the specification is satisfied by a null itinerary</text:p>
      <text:p text:style-name="P109">» It should confirm that the itinerary does not satisfy the route specification</text:p>
      <text:p text:style-name="P109">» It should not leverage the origin location identity comparer</text:p>
      <text:p text:style-name="P109">» It should not leverage the destination location identity comparer</text:p>
      <text:p text:style-name="P109">» It should not leverage the arrival deadline time check</text:p>
      <text:p text:style-name="P2"/>
      <text:p text:style-name="P2">y en codigo:</text:p>
      <text:p text:style-name="P2"/>
      <text:p text:style-name="P13"><text:span text:style-name="T12">public</text:span><text:span text:style-name="T23"> </text:span><text:span text:style-name="T12">class</text:span><text:span text:style-name="T23"> </text:span><text:span text:style-name="T47">when_asked_if_the_specification_is_satisfied_by_a_null_itinerary</text:span><text:span text:style-name="T23"> : </text:span><text:span text:style-name="T47">concern_for_route_specification</text:span></text:p>
      <text:p text:style-name="P31">{</text:p>
      <text:p text:style-name="P41"><text:span text:style-name="T23"><text:s text:c="4"/></text:span><text:span text:style-name="T36">Establish</text:span><text:span text:style-name="T23"> context = () =&gt;</text:span></text:p>
      <text:p text:style-name="P31"><text:s text:c="4"/>{</text:p>
      <text:p text:style-name="P41"><text:span text:style-name="T23"><text:s text:c="8"/>the_null_itinerary = </text:span><text:span text:style-name="T12">null</text:span><text:span text:style-name="T23">;</text:span></text:p>
      <text:p text:style-name="P31"><text:s text:c="4"/>};</text:p>
      <text:p text:style-name="P31"/>
      <text:p text:style-name="P41"><text:span text:style-name="T23"><text:s text:c="4"/></text:span><text:span text:style-name="T36">Because</text:span><text:span text:style-name="T23"> of = () =&gt; result = sut.is_satisfied_by(the_null_itinerary);</text:span></text:p>
      <text:p text:style-name="P31"/>
      <text:p text:style-name="P41"><text:span text:style-name="T23"><text:s text:c="4"/></text:span><text:span text:style-name="T36">It</text:span><text:span text:style-name="T23"> should_confirm_that_the_itinerary_does_not_satisfy_the_route_specification = </text:span></text:p>
      <text:p text:style-name="P31"><text:s text:c="7"/>() =&gt; result.ShouldBeFalse();</text:p>
      <text:p text:style-name="P31"/>
      <text:p text:style-name="P31"><text:span text:style-name="T34"><text:s text:c="4"/>It</text:span> should_not_leverage_the_origin_location_identity_comparer = () =&gt;</text:p>
      <text:p text:style-name="P112"><text:s text:c="7"/>the_origin_location</text:p>
      <text:p text:style-name="P107"><text:span text:style-name="T23"><text:s text:c="10"/>.never_received(x =&gt; x.has_the_same_value_as(an&lt;</text:span><text:span text:style-name="T36">ILocation</text:span><text:span text:style-name="T23">&gt;()));</text:span></text:p>
      <text:p text:style-name="P112"/>
      <text:p text:style-name="P107"><text:span text:style-name="T23"><text:s text:c="4"/></text:span><text:span text:style-name="T36">It</text:span><text:span text:style-name="T23"> should_not_leverage_the_destination_location_identity_comparer = () =&gt;</text:span></text:p>
      <text:p text:style-name="P112"><text:s text:c="7"/>the_destination_location</text:p>
      <text:p text:style-name="P107"><text:span text:style-name="T23"><text:s text:c="10"/>.never_received(x =&gt; x.has_the_same_value_as(an&lt;</text:span><text:span text:style-name="T36">ILocation</text:span><text:span text:style-name="T23">&gt;()));</text:span></text:p>
      <text:p text:style-name="P112"/>
      <text:p text:style-name="P107"><text:span text:style-name="T23"><text:s text:c="4"/></text:span><text:span text:style-name="T36">It</text:span><text:span text:style-name="T23"> should_not_leverage_the_arrival_deadline_time_check = () =&gt;</text:span></text:p>
      <text:p text:style-name="P112"><text:s text:c="7"/>the_arrival_deadline</text:p>
      <text:p text:style-name="P107"><text:span text:style-name="T23"><text:s text:c="10"/>.never_received(x =&gt; x.is_afterwards_than(an&lt;</text:span><text:span text:style-name="T36">IArrivalDeadline</text:span><text:span text:style-name="T23">&gt;()));</text:span></text:p>
      <text:p text:style-name="P31"/>
      <text:p text:style-name="P41"><text:span text:style-name="T23"><text:s text:c="4"/></text:span><text:span text:style-name="T12">static</text:span><text:span text:style-name="T23"> </text:span><text:span text:style-name="T12">bool</text:span><text:span text:style-name="T23"> result;</text:span></text:p>
      <text:p text:style-name="P41"><text:span text:style-name="T23"><text:s text:c="4"/></text:span><text:span text:style-name="T12">static</text:span><text:span text:style-name="T23"> </text:span><text:span text:style-name="T36">IItinerary</text:span><text:span text:style-name="T23"> the_null_itinerary;</text:span></text:p>
      <text:p text:style-name="P31">}</text:p>
      <text:p text:style-name="P2"/>
      <text:p text:style-name="P2">donde lo mas interesante es constatar como vamos a forzar que la condicion "¿es null?" sea la primera en ser comprobada, ya que, sino es asi, obtendremos una bonita "NullReferenceException".</text:p>
      <text:p text:style-name="P2"/>
      <text:p text:style-name="P2">Para ello usamos dos</text:p>
      <text:p text:style-name="P2"/>
      <text:p text:style-name="P14"><text:span text:style-name="T23">.never_received(x =&gt; x.has_the_same_value_as(an&lt;</text:span><text:span text:style-name="T36">ILocation</text:span><text:span text:style-name="T23">&gt;()));</text:span></text:p>
      <text:p text:style-name="P2"/>
      <text:p text:style-name="P2">y un</text:p>
      <text:p text:style-name="P2"/>
      <text:p text:style-name="P14"><text:span text:style-name="T23">.never_received(x =&gt; x.is_afterwards_than(an&lt;</text:span><text:span text:style-name="T36">IArrivalDeadline</text:span><text:span text:style-name="T23">&gt;()));</text:span></text:p>
      <text:p text:style-name="P2"/>
      <text:p text:style-name="P2">donde queremos comprobar que no recibimos la llamada a ese metodo, sea cual sea el argumento que le pasemos.</text:p>
      <text:p text:style-name="P2"><text:soft-page-break/>Comprobamos que los fallos son los que buscamos:</text:p>
      <text:p text:style-name="P2"/>
      <text:p text:style-name="P48">------ Test started: Assembly: dddsample.specs.dll ------</text:p>
      <text:p text:style-name="P109"/>
      <text:p text:style-name="P109">when asked if the specification is satisfied by a null itinerary</text:p>
      <text:p text:style-name="P109">» should confirm that the itinerary does not satisfy the route specification (FAIL)</text:p>
      <text:p text:style-name="P109">» should not leverage the origin location identity comparer (FAIL)</text:p>
      <text:p text:style-name="P109">» should not leverage the destination location identity comparer (FAIL)</text:p>
      <text:p text:style-name="P109">» should not leverage the arrival deadline time check (FAIL)</text:p>
      <text:p text:style-name="P109"/>
      <text:p text:style-name="P109">Test 'should confirm that the itinerary does not satisfy the route specification' failed:</text:p>
      <text:p text:style-name="P109"><text:tab/>System.Reflection.TargetInvocationException: Exception has been thrown by the target of an invocation. ---&gt; System.NullReferenceException: Object reference not set to an instance of an object.</text:p>
      <text:p text:style-name="P109"/>
      <text:p text:style-name="P109">(....)</text:p>
      <text:p text:style-name="P109"/>
      <text:p text:style-name="P109">Test 'should not leverage the origin location identity comparer' failed:</text:p>
      <text:p text:style-name="P109"><text:tab/>System.Reflection.TargetInvocationException: Exception has been thrown by the target of an invocation. ---&gt; System.NullReferenceException: Object reference not set to an instance of an object.</text:p>
      <text:p text:style-name="P109"/>
      <text:p text:style-name="P109">(....)</text:p>
      <text:p text:style-name="P109"/>
      <text:p text:style-name="P109">Test 'should not leverage the destination location identity comparer' failed:</text:p>
      <text:p text:style-name="P109"><text:tab/>System.Reflection.TargetInvocationException: Exception has been thrown by the target of an invocation. ---&gt; System.NullReferenceException: Object reference not set to an instance of an object.</text:p>
      <text:p text:style-name="P109"/>
      <text:p text:style-name="P109">(....)</text:p>
      <text:p text:style-name="P109"/>
      <text:p text:style-name="P109">Test 'should not leverage the arrival deadline time check' failed:</text:p>
      <text:p text:style-name="P109"><text:tab/>System.Reflection.TargetInvocationException: Exception has been thrown by the target of an invocation. ---&gt; System.NullReferenceException: Object reference not set to an instance of an object.</text:p>
      <text:p text:style-name="P109"/>
      <text:p text:style-name="P109">(....)</text:p>
      <text:p text:style-name="P109"/>
      <text:p text:style-name="P109"/>
      <text:p text:style-name="P109">0 passed, 4 failed, 0 skipped, took 1,98 seconds (Machine.Specifications 0.3.0).</text:p>
      <text:p text:style-name="P48"/>
      <text:p text:style-name="P2"/>
      <text:p text:style-name="P2">Es decir obtenemos cuatro:</text:p>
      <text:p text:style-name="P2"/>
      <text:p text:style-name="P47">System.NullReferenceException: Object reference not set to an instance of an object.</text:p>
      <text:p text:style-name="P2"/>
      <text:p text:style-name="P2">Necesitamos que haya una condicion que compruebe si es null, y que ademas sea la primera:</text:p>
      <text:p text:style-name="P2"/>
      <text:p text:style-name="P13"><text:span text:style-name="T12">public</text:span><text:span text:style-name="T23"> </text:span><text:span text:style-name="T12">bool</text:span><text:span text:style-name="T23"> is_satisfied_by(</text:span><text:span text:style-name="T36">IItinerary</text:span><text:span text:style-name="T23"> the_itinerary)</text:span></text:p>
      <text:p text:style-name="P31">{</text:p>
      <text:p text:style-name="P41"><text:span text:style-name="T23"><text:s text:c="4"/></text:span><text:span text:style-name="T12">return</text:span><text:span text:style-name="T23"> the_itinerary != </text:span><text:span text:style-name="T12">null</text:span><text:span text:style-name="T23"> &amp;&amp;</text:span></text:p>
      <text:p text:style-name="P31"><text:s text:c="11"/>underlying_origin_location.has_the_same_value_as(</text:p>
      <text:p text:style-name="P31"><text:s text:c="14"/>the_itinerary.initial_departure_location()) &amp;&amp;</text:p>
      <text:p text:style-name="P31"><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Que hace lo que esperamos:</text:p>
      <text:p text:style-name="P2"/>
      <text:p text:style-name="P48">------ Test started: Assembly: dddsample.specs.dll ------</text:p>
      <text:p text:style-name="P109"/>
      <text:p text:style-name="P109">when asked if the specification is satisfied by a null itinerary</text:p>
      <text:p text:style-name="P109"><text:soft-page-break/>» should confirm that the itinerary does not satisfy the route specification</text:p>
      <text:p text:style-name="P109">» should not leverage the origin location identity comparer</text:p>
      <text:p text:style-name="P109">» should not leverage the destination location identity comparer</text:p>
      <text:p text:style-name="P109">» should not leverage the arrival deadline time check</text:p>
      <text:p text:style-name="P109"/>
      <text:p text:style-name="P109"/>
      <text:p text:style-name="P109">4 passed, 0 failed, 0 skipped, took 0,79 seconds (Machine.Specifications 0.3.0).</text:p>
      <text:p text:style-name="P2"/>
      <text:p text:style-name="P2"><text:span text:style-name="T8">RouteSpecificationSpecs: When asked if the specifcation is satisfied by an itinerary that satisfies the route specification (REFACTORIZACION)</text:span>:</text:p>
      <text:p text:style-name="P2"/>
      <text:p text:style-name="P2">En este epigrafe vamos a ver como podriamos refactorizar esta BDD_Spec, buscando una mayor coherencia semantica y las ventajas y desventajas de una aproximacion de ese estilo.</text:p>
      <text:p text:style-name="P2"/>
      <text:p text:style-name="P2">Nuestra BDD_Spec actual es la siguiente:</text:p>
      <text:p text:style-name="P2"/>
      <text:p text:style-name="P46">v1</text:p>
      <text:p text:style-name="P46"/>
      <text:p text:style-name="P46">When asked if the specification is satisfied by an itinerary that satisfies the route specification</text:p>
      <text:p text:style-name="P49">» It should confirm that the itinerary satisfies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leverage the arrival deadline time check</text:p>
      <text:p text:style-name="P2"/>
      <text:p text:style-name="P2">pero podriamos haber optado por esta otra, donde el apartado semantico esta mas desarrollado</text:p>
      <text:p text:style-name="P2"/>
      <text:p text:style-name="P46">v2</text:p>
      <text:p text:style-name="P46"/>
      <text:p text:style-name="P46">When asked if the specification is satisfied by an itinerary that satisfies the route specification</text:p>
      <text:p text:style-name="P49">» It should confirm that the itinerary satisfies the route specification</text:p>
      <text:p text:style-name="P49">» It should check that the itinerary initial departure location is right</text:p>
      <text:p text:style-name="P49">» It should check that the itinerary final arrival location is right</text:p>
      <text:p text:style-name="P49">» It should check that the itinerary final arrival date is within boundaries</text:p>
      <text:p text:style-name="P2"><text:s/></text:p>
      <text:p text:style-name="P2">Lo unico que hemos hecho ha sido convertir:</text:p>
      <text:p text:style-name="P2"/>
      <text:p text:style-name="P49">» It should leverage the itinerary initial departure location</text:p>
      <text:p text:style-name="P47">» It should leverage the origin location identity comparer</text:p>
      <text:p text:style-name="P2"/>
      <text:p text:style-name="P2">en</text:p>
      <text:p text:style-name="P2"/>
      <text:p text:style-name="P47">» It should check that the itinerary initial departure location is right</text:p>
      <text:p text:style-name="P2"/>
      <text:p text:style-name="P2">Estas dos:</text:p>
      <text:p text:style-name="P2"/>
      <text:p text:style-name="P49">» It should leverage the itinerary final arrival location</text:p>
      <text:p text:style-name="P49">» It should leverage the destination location identity comparer</text:p>
      <text:p text:style-name="P2"/>
      <text:p text:style-name="P2">en</text:p>
      <text:p text:style-name="P2"/>
      <text:p text:style-name="P47">» It should check that the itinerary final arrival location is right</text:p>
      <text:p text:style-name="P2"/>
      <text:p text:style-name="P2">y finalmente esta otras dos:</text:p>
      <text:p text:style-name="P2"/>
      <text:p text:style-name="P49">» It should leverage the itinerary final arrival date</text:p>
      <text:p text:style-name="P47">» It should leverage the arrival deadline time check</text:p>
      <text:p text:style-name="P2"/>
      <text:p text:style-name="P2"><text:soft-page-break/>en</text:p>
      <text:p text:style-name="P2"/>
      <text:p text:style-name="P47">» It should check that the itinerary final arrival date is within boundaries</text:p>
      <text:p text:style-name="P2"/>
      <text:p text:style-name="P2">No se puede decir que una este bien y otra mal, o que una este mejor que otra. Ambas responden a diferentes maneras de enfocar el desarrollo de la aplicacion.</text:p>
      <text:p text:style-name="P2"/>
      <text:p text:style-name="P2">La v1 da prioridad a la descripcion exacta de las interacciones entre los distintos objetos y eso es algo muy valioso, ya que con tan solo leer la BDD_Spec, te das cuenta de que es lo que hace al nivel interaccion entre objetos.</text:p>
      <text:p text:style-name="P2"/>
      <text:p text:style-name="P2">La v2 da prioridad a la semantica, de forma que, si por la razon que fuere, el cliente (que no tiene ni idea de informatica), tuviese que ver esta BDD_Spec, al menos entenderia algo mas que con la v1.</text:p>
      <text:p text:style-name="P2"/>
      <text:p text:style-name="P2">Por norma, vamos a preferir la v1. Pero es importante entender, que esta decision entra dentro de la preferencia personal.</text:p>
      <text:p text:style-name="P2"/>
      <text:p text:style-name="P2">Desde un punto de vista tecnico, comparemos el bloque IT de por ejemplo:</text:p>
      <text:p text:style-name="P2"/>
      <text:p text:style-name="P49">v1</text:p>
      <text:p text:style-name="P49"/>
      <text:p text:style-name="P49">» It should leverage the itinerary initial departure location</text:p>
      <text:p text:style-name="P47">» It should leverage the origin location identity comparer</text:p>
      <text:p text:style-name="P2"/>
      <text:p text:style-name="P2">frente a </text:p>
      <text:p text:style-name="P2"/>
      <text:p text:style-name="P47">v2</text:p>
      <text:p text:style-name="P47"/>
      <text:p text:style-name="P47">» It should check that the itinerary initial departure location is right</text:p>
      <text:p text:style-name="P2"/>
      <text:p text:style-name="P2">en codigo:</text:p>
      <text:p text:style-name="P2"/>
      <text:p text:style-name="P60">v1</text:p>
      <text:p text:style-name="P60"/>
      <text:p text:style-name="P13"><text:span text:style-name="T36">It</text:span><text:span text:style-name="T23"> should_leverage_the_itinerary_initial_departure_location = () =&gt; </text:span></text:p>
      <text:p text:style-name="P31"><text:s text:c="3"/>the_itinerary_that_satisfies_the_route_specification</text:p>
      <text:p text:style-name="P31"><text:s text:c="6"/>.received(x =&gt; x.initial_departure_location());</text:p>
      <text:p text:style-name="P31"/>
      <text:p text:style-name="P41"><text:span text:style-name="T36">It</text:span><text:span text:style-name="T23"> should_leverage_the_origin_location_identity_comparer = () =&gt;</text:span></text:p>
      <text:p text:style-name="P31"><text:s text:c="3"/>the_origin_location</text:p>
      <text:p text:style-name="P31"><text:s text:c="6"/>.received(x =&gt; x.has_the_same_value_as(</text:p>
      <text:p text:style-name="P31"><text:s text:c="9"/>the_itinerary_that_satisfies_the_route_specification</text:p>
      <text:p text:style-name="P31"><text:s text:c="12"/>.initial_departure_location()));</text:p>
      <text:p text:style-name="P2"/>
      <text:p text:style-name="P2">frente a </text:p>
      <text:p text:style-name="P2"/>
      <text:p text:style-name="P60">v2</text:p>
      <text:p text:style-name="P60"/>
      <text:p text:style-name="P13"><text:span text:style-name="T36">It</text:span><text:span text:style-name="T23"> should_check_that_the_itinerary_initial_departure_location_is_right = () =&gt;</text:span></text:p>
      <text:p text:style-name="P27">{ </text:p>
      <text:p text:style-name="P31"><text:s text:c="4"/>the_itinerary_that_satisfies_the_route_specification</text:p>
      <text:p text:style-name="P31"><text:s text:c="7"/>.received(x =&gt; x.initial_departure_location());</text:p>
      <text:p text:style-name="P31"/>
      <text:p text:style-name="P31"><text:s text:c="4"/>the_origin_location</text:p>
      <text:p text:style-name="P31"><text:s text:c="7"/>.received(x =&gt; x.has_the_same_value_as(</text:p>
      <text:p text:style-name="P31"><text:s text:c="10"/>the_itinerary_that_satisfies_the_route_specification</text:p>
      <text:p text:style-name="P28"><text:s text:c="13"/>.initial_departure_location()));</text:p>
      <text:p text:style-name="P28">};</text:p>
      <text:p text:style-name="P2"/>
      <text:p text:style-name="P2">un punto clarisimo en favor de v1 es que cumple con la norma no escrita de:</text:p>
      <text:p text:style-name="P2"/>
      <text:list xml:id="list34287817" text:style-name="L42">
        <text:list-item>
          <text:p text:style-name="P103"><text:soft-page-break/>1 bloque IT -&gt; 1 linea de codigo</text:p>
        </text:list-item>
      </text:list>
      <text:p text:style-name="P2"/>
      <text:p text:style-name="P2">mientras que v2 violaria esa norma (2 lineas de codigo).</text:p>
      <text:p text:style-name="P2"/>
      <text:p text:style-name="P2">La razon para esa norma hay que buscarla en que se pretende que con cada bloque IT comprobemos una sola cosa (de ahi lo de una linea de codigo). Si comprobamos dos o mas cosas, probablememte estemos haciendo demasiado en una sola vez.</text:p>
      <text:p text:style-name="P2"/>
      <text:p text:style-name="P2">De nuevo la linea que separa una opcion de la otra es muy fina ya que se podria argumentar que a veces, para comprobar un solo concepto logico hacen falta mas de una linea de codigo.</text:p>
      <text:p text:style-name="P2"/>
      <text:p text:style-name="P2">Te hemos expuesto las razones. Ahora debes ser tu quien escoja.</text:p>
      <text:p text:style-name="P2"/>
      <text:p text:style-name="P2"/>
      <text:p text:style-name="P2">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1H57M50S</meta:editing-duration>
    <meta:editing-cycles>20</meta:editing-cycles>
    <meta:generator>OpenOffice.org/3.2$Win32 OpenOffice.org_project/320m12$Build-9483</meta:generator>
    <dc:date>2010-06-15T14:29:32.72</dc:date>
    <meta:document-statistic meta:table-count="0" meta:image-count="0" meta:object-count="0" meta:page-count="121" meta:paragraph-count="4422" meta:word-count="32327" meta:character-count="268600"/>
    <meta:user-defined meta:name="Info 1"/>
    <meta:user-defined meta:name="Info 2"/>
    <meta:user-defined meta:name="Info 3"/>
    <meta:user-defined meta:name="Info 4"/>
  </office:meta>
</office:document-meta>
</file>